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9cm"/>
    </style:style>
    <style:style style:name="co2" style:family="table-column">
      <style:table-column-properties fo:break-before="auto" style:column-width="1.674cm"/>
    </style:style>
    <style:style style:name="co3" style:family="table-column">
      <style:table-column-properties fo:break-before="auto" style:column-width="0.42cm"/>
    </style:style>
    <style:style style:name="co4" style:family="table-column">
      <style:table-column-properties fo:break-before="auto" style:column-width="0.628cm"/>
    </style:style>
    <style:style style:name="co5" style:family="table-column">
      <style:table-column-properties fo:break-before="auto" style:column-width="0.674cm"/>
    </style:style>
    <style:style style:name="co6" style:family="table-column">
      <style:table-column-properties fo:break-before="auto" style:column-width="0.58cm"/>
    </style:style>
    <style:style style:name="co7" style:family="table-column">
      <style:table-column-properties fo:break-before="auto" style:column-width="0.4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ffdbb6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36">
      <style:table-cell-properties fo:background-color="#ffdbb6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order="0.99pt solid #000000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 style:data-style-name="N41">
      <style:table-cell-properties fo:background-color="#afd095" style:direction="ltr" style:rotation-angle="90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00">
      <style:table-cell-properties fo:background-color="#ffa6a6"/>
      <style:text-properties fo:color="#ffd7d7" fo:font-size="6pt" style:font-size-asian="6pt" style:font-size-complex="6pt"/>
    </style:style>
    <style:style style:name="ce10" style:family="table-cell" style:parent-style-name="Default" style:data-style-name="N100">
      <style:table-cell-properties fo:background-color="#afd095"/>
      <style:text-properties fo:color="#ffd7d7" fo:font-size="6pt" style:font-size-asian="6pt" style:font-size-complex="6pt"/>
    </style:style>
    <style:style style:name="ce13" style:family="table-cell" style:parent-style-name="Default">
      <style:table-cell-properties fo:background-color="#afd095"/>
      <style:text-properties fo:color="#ffd7d7" fo:font-size="6pt" style:font-size-asian="6pt" style:font-size-complex="6pt"/>
    </style:style>
    <style:style style:name="ce21" style:family="table-cell" style:parent-style-name="Default">
      <style:text-properties fo:color="#ffd7d7" fo:font-size="6pt" style:font-size-asian="6pt" style:font-size-complex="6pt"/>
    </style:style>
    <style:style style:name="ce28" style:family="table-cell" style:parent-style-name="Default">
      <style:table-cell-properties fo:background-color="#afd095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99pt solid #000000" fo:border-left="none" fo:border-right="none" fo:border-top="0.99pt solid #000000"/>
      <style:text-properties fo:font-size="8pt" style:font-size-asian="8pt" style:font-size-complex="8pt"/>
    </style:style>
    <style:style style:name="ce11" style:family="table-cell" style:parent-style-name="Default" style:data-style-name="N41">
      <style:table-cell-properties fo:background-color="#dde8cb" style:rotation-angle="90"/>
      <style:text-properties fo:color="#000000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#afd095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99pt solid #000000" fo:border-left="none" fo:border-right="0.99pt solid #000000" fo:border-top="0.99pt solid #000000"/>
      <style:text-properties fo:font-size="8pt" style:font-size-asian="8pt" style:font-size-complex="8pt"/>
    </style:style>
    <style:style style:name="ce42" style:family="table-cell" style:parent-style-name="Default">
      <style:table-cell-properties fo:background-color="#dde8cb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12">
      <style:table-cell-properties fo:background-color="#dde8cb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b4c7dc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ackground-color="#b4c7dc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b4c7dc"/>
    </style:style>
    <style:style style:name="ce43" style:family="table-cell" style:parent-style-name="Default" style:data-style-name="N112">
      <style:table-cell-properties fo:border-bottom="0.99pt solid #000000" fo:background-color="#dde8cb" fo:border-left="0.99pt solid #000000" fo:border-right="none" fo:border-top="0.99pt solid #000000"/>
      <style:text-properties fo:font-size="8pt" style:font-size-asian="8pt" style:font-size-complex="8pt"/>
    </style:style>
    <style:style style:name="ce45" style:family="table-cell" style:parent-style-name="Default" style:data-style-name="N112">
      <style:table-cell-properties fo:border-bottom="0.99pt solid #000000" fo:background-color="#dee6ef" fo:border-left="0.99pt solid #000000" fo:border-right="none" fo:border-top="0.99pt solid #000000"/>
      <style:text-properties fo:font-size="8pt" style:font-size-asian="8pt" style:font-size-complex="8pt"/>
    </style:style>
    <style:style style:name="ce47" style:family="table-cell" style:parent-style-name="Default" style:data-style-name="N112">
      <style:table-cell-properties fo:border-bottom="0.99pt solid #000000" fo:background-color="#ffd7d7" fo:border-left="0.99pt solid #000000" fo:border-right="none" fo:border-top="0.99pt solid #000000"/>
      <style:text-properties fo:font-size="8pt" style:font-size-asian="8pt" style:font-size-complex="8pt"/>
    </style:style>
    <style:style style:name="ce27" style:family="table-cell" style:parent-style-name="Default" style:data-style-name="N41">
      <style:table-cell-properties fo:background-color="#b4c7dc" style:direction="ltr" style:rotation-angle="90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 style:data-style-name="N100">
      <style:table-cell-properties fo:background-color="#b4c7dc"/>
      <style:text-properties fo:color="#ffd7d7" fo:font-size="6pt" style:font-size-asian="6pt" style:font-size-complex="6pt"/>
    </style:style>
    <style:style style:name="ce57" style:family="table-cell" style:parent-style-name="Default">
      <style:table-cell-properties fo:background-color="#dee6ef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Default" style:data-style-name="N112">
      <style:table-cell-properties fo:background-color="#dee6ef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99pt solid #000000" fo:background-color="#dde8cb" fo:border-left="none" fo:border-right="none" fo:border-top="0.99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99pt solid #000000" fo:background-color="#dee6ef" fo:border-left="none" fo:border-right="none" fo:border-top="0.99pt solid #000000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0.99pt solid #000000" fo:background-color="#ffd7d7" fo:border-left="none" fo:border-right="none" fo:border-top="0.99pt solid #000000"/>
      <style:text-properties fo:font-size="8pt" style:font-size-asian="8pt" style:font-size-complex="8pt"/>
    </style:style>
    <style:style style:name="ce15" style:family="table-cell" style:parent-style-name="Default" style:data-style-name="N41">
      <style:table-cell-properties fo:background-color="#dee6ef" style:rotation-angle="90"/>
      <style:text-properties fo:color="#000000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 style:data-style-name="N0">
      <style:table-cell-properties fo:background-color="#b4c7dc"/>
      <style:text-properties fo:color="#ffd7d7" fo:font-size="6pt" style:font-size-asian="6pt" style:font-size-complex="6pt"/>
    </style:style>
    <style:style style:name="ce34" style:family="table-cell" style:parent-style-name="Default">
      <style:table-cell-properties fo:background-color="#dee6ef"/>
    </style:style>
    <style:style style:name="ce81" style:family="table-cell" style:parent-style-name="Default">
      <style:table-cell-properties fo:border-bottom="0.99pt solid #000000" fo:background-color="#dde8cb" fo:border-left="none" fo:border-right="0.99pt solid #000000" fo:border-top="0.99pt solid #000000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0.99pt solid #000000" fo:background-color="#dee6ef" fo:border-left="none" fo:border-right="0.99pt solid #000000" fo:border-top="0.99pt solid #000000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99pt solid #000000" fo:background-color="#ffd7d7" fo:border-left="none" fo:border-right="0.99pt solid #000000" fo:border-top="0.99pt solid #000000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99pt solid #000000" fo:background-color="#dde8cb" fo:border-left="none" fo:border-right="0.99pt solid #000000" fo:border-top="0.99pt solid #000000"/>
    </style:style>
    <style:style style:name="ce86" style:family="table-cell" style:parent-style-name="Default">
      <style:table-cell-properties fo:border-bottom="0.99pt solid #000000" fo:background-color="#dee6ef" fo:border-left="none" fo:border-right="0.99pt solid #000000" fo:border-top="0.99pt solid #000000"/>
    </style:style>
    <style:style style:name="ce87" style:family="table-cell" style:parent-style-name="Default">
      <style:table-cell-properties fo:border-bottom="0.99pt solid #000000" fo:background-color="#ffd7d7" fo:border-left="none" fo:border-right="0.99pt solid #000000" fo:border-top="0.99pt solid #000000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a6a6" fo:border="none"/>
      <style:text-properties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ackground-color="#ffa6a6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#ffa6a6" fo:border="none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#ffa6a6"/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#ffd7d7"/>
      <style:text-properties fo:font-size="8pt" style:font-size-asian="8pt" style:font-size-complex="8pt"/>
    </style:style>
    <style:style style:name="ce105" style:family="table-cell" style:parent-style-name="Default" style:data-style-name="N112">
      <style:table-cell-properties fo:background-color="#ffd7d7"/>
      <style:text-properties fo:font-size="8pt" style:font-size-asian="8pt" style:font-size-complex="8pt"/>
    </style:style>
    <style:style style:name="ce30" style:family="table-cell" style:parent-style-name="Default" style:data-style-name="N41">
      <style:table-cell-properties fo:background-color="#ffa6a6" style:direction="ltr" style:rotation-angle="90"/>
      <style:text-properties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 style:data-style-name="N0">
      <style:table-cell-properties fo:background-color="#ffa6a6"/>
      <style:text-properties fo:color="#ffd7d7" fo:font-size="6pt" style:font-size-asian="6pt" style:font-size-complex="6pt"/>
    </style:style>
    <style:style style:name="ce75" style:family="table-cell" style:parent-style-name="Default">
      <style:table-cell-properties fo:background-color="#ffd7d7"/>
    </style:style>
    <style:style style:name="ce25" style:family="table-cell" style:parent-style-name="Default" style:data-style-name="N41">
      <style:table-cell-properties fo:background-color="#ffd7d7" style:rotation-angle="90"/>
      <style:text-properties fo:color="#000000"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>
      <style:table-cell-properties fo:background-color="#ff0000"/>
      <style:text-properties fo:color="#ffffff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>
      <style:table-cell-properties fo:background-color="#ff0000"/>
      <style:text-properties fo:color="#ffffff"/>
    </style:style>
    <style:style style:name="ce85" style:family="table-cell" style:parent-style-name="Default" style:data-style-name="N112">
      <style:table-cell-properties fo:background-color="#ff0000"/>
      <style:text-properties fo:color="#ffffff"/>
    </style:style>
    <style:style style:name="ce46" style:family="table-cell" style:parent-style-name="Default">
      <style:table-cell-properties fo:background-color="#ffdbb6" style:text-align-source="fix" style:repeat-content="false" style:rotation-angle="9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7" style:family="table-cell" style:parent-style-name="Default">
      <style:table-cell-properties fo:background-color="#dde8cb" style:rotation-angle="90"/>
      <style:text-properties fo:font-size="8pt" fo:font-weight="bold" style:font-size-asian="8pt" style:font-weight-asian="bold" style:font-size-complex="8pt" style:font-weight-complex="600"/>
    </style:style>
    <style:style style:name="ce14" style:family="table-cell" style:parent-style-name="Default">
      <style:table-cell-properties fo:background-color="#dde8cb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dee6ef" style:rotation-angle="90"/>
      <style:text-properties fo:font-size="8pt" fo:font-weight="bold" style:font-size-asian="8pt" style:font-weight-asian="bold" style:font-size-complex="8pt" style:font-weight-complex="600"/>
    </style:style>
    <style:style style:name="ce33" style:family="table-cell" style:parent-style-name="Default">
      <style:table-cell-properties fo:background-color="#dee6ef"/>
      <style:text-properties fo:font-size="8pt" style:font-size-asian="8pt" style:font-size-complex="8pt"/>
    </style:style>
    <style:style style:name="ce79" style:family="table-cell" style:parent-style-name="Default">
      <style:table-cell-properties fo:background-color="#ffd7d7" style:rotation-angle="90"/>
      <style:text-properties fo:font-size="8pt" fo:font-weight="bold" style:font-size-asian="8pt" style:font-weight-asian="bold" style:font-size-complex="8pt" style:font-weight-complex="600"/>
    </style:style>
    <style:style style:name="ce44" style:family="table-cell" style:parent-style-name="Default">
      <style:table-cell-properties fo:background-color="#ffd7d7"/>
      <style:text-properties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unnamed0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1" form:id="control1" form:visual-effect="flat" form:value="0.5" form:input-required="false" form:linked-cell="Sheet1.C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67" form:control-implementation="ooo:com.sun.star.form.component.CheckBox" xml:id="control2" form:id="control2" form:visual-effect="flat" form:value="0.5" form:input-required="false" form:linked-cell="Sheet1.V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0" form:control-implementation="ooo:com.sun.star.form.component.CheckBox" xml:id="control3" form:id="control3" form:visual-effect="flat" form:value="0.5" form:input-required="false" form:linked-cell="Sheet1.AI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" form:id="control4" form:visual-effect="flat" form:value="0.5" form:input-required="false" form:linked-cell="Sheet1.C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15" form:control-implementation="ooo:com.sun.star.form.component.CheckBox" xml:id="control5" form:id="control5" form:visual-effect="flat" form:value="0.5" form:input-required="false" form:linked-cell="Sheet1.V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8" form:control-implementation="ooo:com.sun.star.form.component.CheckBox" xml:id="control6" form:id="control6" form:visual-effect="flat" form:value="0.5" form:input-required="false" form:linked-cell="Sheet1.AI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7" form:id="control7" form:visual-effect="flat" form:value="0.5" form:input-required="false" form:linked-cell="Sheet1.C11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63" form:control-implementation="ooo:com.sun.star.form.component.CheckBox" xml:id="control8" form:id="control8" form:visual-effect="flat" form:value="0.5" form:input-required="false" form:linked-cell="Sheet1.V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6" form:control-implementation="ooo:com.sun.star.form.component.CheckBox" xml:id="control9" form:id="control9" form:visual-effect="flat" form:value="0.5" form:input-required="false" form:linked-cell="Sheet1.AI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10" form:id="control10" form:visual-effect="flat" form:value="0.5" form:input-required="false" form:linked-cell="Sheet1.C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11" form:control-implementation="ooo:com.sun.star.form.component.CheckBox" xml:id="control11" form:id="control11" form:visual-effect="flat" form:value="0.5" form:input-required="false" form:linked-cell="Sheet1.V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4" form:control-implementation="ooo:com.sun.star.form.component.CheckBox" xml:id="control12" form:id="control12" form:visual-effect="flat" form:value="0.5" form:input-required="false" form:linked-cell="Sheet1.AI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13" form:id="control13" form:visual-effect="flat" form:value="0.5" form:input-required="false" form:linked-cell="Sheet1.C13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59" form:control-implementation="ooo:com.sun.star.form.component.CheckBox" xml:id="control14" form:id="control14" form:visual-effect="flat" form:value="0.5" form:input-required="false" form:linked-cell="Sheet1.V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2" form:control-implementation="ooo:com.sun.star.form.component.CheckBox" xml:id="control15" form:id="control15" form:visual-effect="flat" form:value="0.5" form:input-required="false" form:linked-cell="Sheet1.AI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07" form:control-implementation="ooo:com.sun.star.form.component.CheckBox" xml:id="control16" form:id="control16" form:visual-effect="flat" form:value="0.5" form:input-required="false" form:linked-cell="Sheet1.V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0" form:control-implementation="ooo:com.sun.star.form.component.CheckBox" xml:id="control17" form:id="control17" form:visual-effect="flat" form:value="0.5" form:input-required="false" form:linked-cell="Sheet1.AI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0" form:control-implementation="ooo:com.sun.star.form.component.CheckBox" xml:id="control18" form:id="control18" form:visual-effect="flat" form:value="0.5" form:input-required="false" form:linked-cell="Sheet1.C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19" form:id="control19" form:visual-effect="flat" form:value="0.5" form:input-required="false" form:linked-cell="Sheet1.D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20" form:id="control20" form:visual-effect="flat" form:value="0.5" form:input-required="false" form:linked-cell="Sheet1.D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21" form:id="control21" form:visual-effect="flat" form:value="0.5" form:input-required="false" form:linked-cell="Sheet1.D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22" form:id="control22" form:visual-effect="flat" form:value="0.5" form:input-required="false" form:linked-cell="Sheet1.D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23" form:id="control23" form:visual-effect="flat" form:value="0.5" form:input-required="false" form:linked-cell="Sheet1.D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24" form:id="control24" form:visual-effect="flat" form:value="0.5" form:input-required="false" form:linked-cell="Sheet1.D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25" form:id="control25" form:visual-effect="flat" form:value="0.5" form:input-required="false" form:linked-cell="Sheet1.E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26" form:id="control26" form:visual-effect="flat" form:value="0.5" form:input-required="false" form:linked-cell="Sheet1.E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27" form:id="control27" form:visual-effect="flat" form:value="0.5" form:input-required="false" form:linked-cell="Sheet1.E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28" form:id="control28" form:visual-effect="flat" form:value="0.5" form:input-required="false" form:linked-cell="Sheet1.E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29" form:id="control29" form:visual-effect="flat" form:value="0.5" form:input-required="false" form:linked-cell="Sheet1.E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30" form:id="control30" form:visual-effect="flat" form:value="0.5" form:input-required="false" form:linked-cell="Sheet1.E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31" form:id="control31" form:visual-effect="flat" form:value="0.5" form:input-required="false" form:linked-cell="Sheet1.F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32" form:id="control32" form:visual-effect="flat" form:value="0.5" form:input-required="false" form:linked-cell="Sheet1.F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33" form:id="control33" form:visual-effect="flat" form:value="0.5" form:input-required="false" form:linked-cell="Sheet1.F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34" form:id="control34" form:visual-effect="flat" form:value="0.5" form:input-required="false" form:linked-cell="Sheet1.F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35" form:id="control35" form:visual-effect="flat" form:value="0.5" form:input-required="false" form:linked-cell="Sheet1.F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36" form:id="control36" form:visual-effect="flat" form:value="0.5" form:input-required="false" form:linked-cell="Sheet1.F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37" form:id="control37" form:visual-effect="flat" form:value="0.5" form:input-required="false" form:linked-cell="Sheet1.G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38" form:id="control38" form:visual-effect="flat" form:value="0.5" form:input-required="false" form:linked-cell="Sheet1.G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39" form:id="control39" form:visual-effect="flat" form:value="0.5" form:input-required="false" form:linked-cell="Sheet1.G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0" form:id="control40" form:visual-effect="flat" form:value="0.5" form:input-required="false" form:linked-cell="Sheet1.G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1" form:id="control41" form:visual-effect="flat" form:value="0.5" form:input-required="false" form:linked-cell="Sheet1.G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2" form:id="control42" form:visual-effect="flat" form:value="0.5" form:input-required="false" form:linked-cell="Sheet1.G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43" form:id="control43" form:visual-effect="flat" form:value="0.5" form:input-required="false" form:linked-cell="Sheet1.I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4" form:id="control44" form:visual-effect="flat" form:value="0.5" form:input-required="false" form:linked-cell="Sheet1.I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5" form:id="control45" form:visual-effect="flat" form:value="0.5" form:input-required="false" form:linked-cell="Sheet1.I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6" form:id="control46" form:visual-effect="flat" form:value="0.5" form:input-required="false" form:linked-cell="Sheet1.I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7" form:id="control47" form:visual-effect="flat" form:value="0.5" form:input-required="false" form:linked-cell="Sheet1.I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8" form:id="control48" form:visual-effect="flat" form:value="0.5" form:input-required="false" form:linked-cell="Sheet1.I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49" form:id="control49" form:visual-effect="flat" form:value="0.5" form:input-required="false" form:linked-cell="Sheet1.J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50" form:id="control50" form:visual-effect="flat" form:value="0.5" form:input-required="false" form:linked-cell="Sheet1.J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51" form:id="control51" form:visual-effect="flat" form:value="0.5" form:input-required="false" form:linked-cell="Sheet1.J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52" form:id="control52" form:visual-effect="flat" form:value="0.5" form:input-required="false" form:linked-cell="Sheet1.J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53" form:id="control53" form:visual-effect="flat" form:value="0.5" form:input-required="false" form:linked-cell="Sheet1.J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54" form:id="control54" form:visual-effect="flat" form:value="0.5" form:input-required="false" form:linked-cell="Sheet1.J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55" form:id="control55" form:visual-effect="flat" form:value="0.5" form:input-required="false" form:linked-cell="Sheet1.K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56" form:id="control56" form:visual-effect="flat" form:value="0.5" form:input-required="false" form:linked-cell="Sheet1.K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57" form:id="control57" form:visual-effect="flat" form:value="0.5" form:input-required="false" form:linked-cell="Sheet1.K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58" form:id="control58" form:visual-effect="flat" form:value="0.5" form:input-required="false" form:linked-cell="Sheet1.K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59" form:id="control59" form:visual-effect="flat" form:value="0.5" form:input-required="false" form:linked-cell="Sheet1.K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60" form:id="control60" form:visual-effect="flat" form:value="0.5" form:input-required="false" form:linked-cell="Sheet1.K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61" form:id="control61" form:visual-effect="flat" form:value="0.5" form:input-required="false" form:linked-cell="Sheet1.L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62" form:id="control62" form:visual-effect="flat" form:value="0.5" form:input-required="false" form:linked-cell="Sheet1.L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63" form:id="control63" form:visual-effect="flat" form:value="0.5" form:input-required="false" form:linked-cell="Sheet1.L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64" form:id="control64" form:visual-effect="flat" form:value="0.5" form:input-required="false" form:linked-cell="Sheet1.L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65" form:id="control65" form:visual-effect="flat" form:value="0.5" form:input-required="false" form:linked-cell="Sheet1.L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66" form:id="control66" form:visual-effect="flat" form:value="0.5" form:input-required="false" form:linked-cell="Sheet1.L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67" form:id="control67" form:visual-effect="flat" form:value="0.5" form:input-required="false" form:linked-cell="Sheet1.M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68" form:id="control68" form:visual-effect="flat" form:value="0.5" form:input-required="false" form:linked-cell="Sheet1.M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69" form:id="control69" form:visual-effect="flat" form:value="0.5" form:input-required="false" form:linked-cell="Sheet1.M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70" form:id="control70" form:visual-effect="flat" form:value="0.5" form:input-required="false" form:linked-cell="Sheet1.M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71" form:id="control71" form:visual-effect="flat" form:value="0.5" form:input-required="false" form:linked-cell="Sheet1.M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72" form:id="control72" form:visual-effect="flat" form:value="0.5" form:input-required="false" form:linked-cell="Sheet1.M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73" form:id="control73" form:visual-effect="flat" form:value="0.5" form:input-required="false" form:linked-cell="Sheet1.O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74" form:id="control74" form:visual-effect="flat" form:value="0.5" form:input-required="false" form:linked-cell="Sheet1.O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75" form:id="control75" form:visual-effect="flat" form:value="0.5" form:input-required="false" form:linked-cell="Sheet1.O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76" form:id="control76" form:visual-effect="flat" form:value="0.5" form:input-required="false" form:linked-cell="Sheet1.O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77" form:id="control77" form:visual-effect="flat" form:value="0.5" form:input-required="false" form:linked-cell="Sheet1.O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78" form:id="control78" form:visual-effect="flat" form:value="0.5" form:input-required="false" form:linked-cell="Sheet1.O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79" form:id="control79" form:visual-effect="flat" form:value="0.5" form:input-required="false" form:linked-cell="Sheet1.P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80" form:id="control80" form:visual-effect="flat" form:value="0.5" form:input-required="false" form:linked-cell="Sheet1.P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81" form:id="control81" form:visual-effect="flat" form:value="0.5" form:input-required="false" form:linked-cell="Sheet1.P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82" form:id="control82" form:visual-effect="flat" form:value="0.5" form:input-required="false" form:linked-cell="Sheet1.P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83" form:id="control83" form:visual-effect="flat" form:value="0.5" form:input-required="false" form:linked-cell="Sheet1.P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84" form:id="control84" form:visual-effect="flat" form:value="0.5" form:input-required="false" form:linked-cell="Sheet1.P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85" form:id="control85" form:visual-effect="flat" form:value="0.5" form:input-required="false" form:linked-cell="Sheet1.Q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86" form:id="control86" form:visual-effect="flat" form:value="0.5" form:input-required="false" form:linked-cell="Sheet1.Q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87" form:id="control87" form:visual-effect="flat" form:value="0.5" form:input-required="false" form:linked-cell="Sheet1.Q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88" form:id="control88" form:visual-effect="flat" form:value="0.5" form:input-required="false" form:linked-cell="Sheet1.Q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89" form:id="control89" form:visual-effect="flat" form:value="0.5" form:input-required="false" form:linked-cell="Sheet1.Q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90" form:id="control90" form:visual-effect="flat" form:value="0.5" form:input-required="false" form:linked-cell="Sheet1.Q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91" form:id="control91" form:visual-effect="flat" form:value="0.5" form:input-required="false" form:linked-cell="Sheet1.R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92" form:id="control92" form:visual-effect="flat" form:value="0.5" form:input-required="false" form:linked-cell="Sheet1.R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93" form:id="control93" form:visual-effect="flat" form:value="0.5" form:input-required="false" form:linked-cell="Sheet1.R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94" form:id="control94" form:visual-effect="flat" form:value="0.5" form:input-required="false" form:linked-cell="Sheet1.R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95" form:id="control95" form:visual-effect="flat" form:value="0.5" form:input-required="false" form:linked-cell="Sheet1.R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96" form:id="control96" form:visual-effect="flat" form:value="0.5" form:input-required="false" form:linked-cell="Sheet1.R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97" form:id="control97" form:visual-effect="flat" form:value="0.5" form:input-required="false" form:linked-cell="Sheet1.S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98" form:id="control98" form:visual-effect="flat" form:value="0.5" form:input-required="false" form:linked-cell="Sheet1.S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99" form:id="control99" form:visual-effect="flat" form:value="0.5" form:input-required="false" form:linked-cell="Sheet1.S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100" form:id="control100" form:visual-effect="flat" form:value="0.5" form:input-required="false" form:linked-cell="Sheet1.S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101" form:id="control101" form:visual-effect="flat" form:value="0.5" form:input-required="false" form:linked-cell="Sheet1.S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102" form:id="control102" form:visual-effect="flat" form:value="0.5" form:input-required="false" form:linked-cell="Sheet1.S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103" form:id="control103" form:visual-effect="flat" form:value="0.5" form:input-required="false" form:linked-cell="Sheet1.H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104" form:id="control104" form:visual-effect="flat" form:value="0.5" form:input-required="false" form:linked-cell="Sheet1.H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105" form:id="control105" form:visual-effect="flat" form:value="0.5" form:input-required="false" form:linked-cell="Sheet1.H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106" form:id="control106" form:visual-effect="flat" form:value="0.5" form:input-required="false" form:linked-cell="Sheet1.H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107" form:id="control107" form:visual-effect="flat" form:value="0.5" form:input-required="false" form:linked-cell="Sheet1.H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108" form:id="control108" form:visual-effect="flat" form:value="0.5" form:input-required="false" form:linked-cell="Sheet1.H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109" form:id="control109" form:visual-effect="flat" form:value="0.5" form:input-required="false" form:linked-cell="Sheet1.N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110" form:id="control110" form:visual-effect="flat" form:value="0.5" form:input-required="false" form:linked-cell="Sheet1.N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111" form:id="control111" form:visual-effect="flat" form:value="0.5" form:input-required="false" form:linked-cell="Sheet1.N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112" form:id="control112" form:visual-effect="flat" form:value="0.5" form:input-required="false" form:linked-cell="Sheet1.N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113" form:id="control113" form:visual-effect="flat" form:value="0.5" form:input-required="false" form:linked-cell="Sheet1.N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114" form:id="control114" form:visual-effect="flat" form:value="0.5" form:input-required="false" form:linked-cell="Sheet1.N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115" form:id="control115" form:visual-effect="flat" form:value="0.5" form:input-required="false" form:linked-cell="Sheet1.T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116" form:id="control116" form:visual-effect="flat" form:value="0.5" form:input-required="false" form:linked-cell="Sheet1.T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117" form:id="control117" form:visual-effect="flat" form:value="0.5" form:input-required="false" form:linked-cell="Sheet1.T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118" form:id="control118" form:visual-effect="flat" form:value="0.5" form:input-required="false" form:linked-cell="Sheet1.T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119" form:id="control119" form:visual-effect="flat" form:value="0.5" form:input-required="false" form:linked-cell="Sheet1.T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120" form:id="control120" form:visual-effect="flat" form:value="0.5" form:input-required="false" form:linked-cell="Sheet1.T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121" form:id="control121" form:visual-effect="flat" form:value="0.5" form:input-required="false" form:linked-cell="Sheet1.U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122" form:id="control122" form:visual-effect="flat" form:value="0.5" form:input-required="false" form:linked-cell="Sheet1.U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123" form:id="control123" form:visual-effect="flat" form:value="0.5" form:input-required="false" form:linked-cell="Sheet1.U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124" form:id="control124" form:visual-effect="flat" form:value="0.5" form:input-required="false" form:linked-cell="Sheet1.U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125" form:id="control125" form:visual-effect="flat" form:value="0.5" form:input-required="false" form:linked-cell="Sheet1.U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126" form:id="control126" form:visual-effect="flat" form:value="0.5" form:input-required="false" form:linked-cell="Sheet1.U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67" form:control-implementation="ooo:com.sun.star.form.component.CheckBox" xml:id="control127" form:id="control127" form:visual-effect="flat" form:value="0.5" form:input-required="false" form:linked-cell="Sheet1.X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15" form:control-implementation="ooo:com.sun.star.form.component.CheckBox" xml:id="control128" form:id="control128" form:visual-effect="flat" form:value="0.5" form:input-required="false" form:linked-cell="Sheet1.X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63" form:control-implementation="ooo:com.sun.star.form.component.CheckBox" xml:id="control129" form:id="control129" form:visual-effect="flat" form:value="0.5" form:input-required="false" form:linked-cell="Sheet1.X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11" form:control-implementation="ooo:com.sun.star.form.component.CheckBox" xml:id="control130" form:id="control130" form:visual-effect="flat" form:value="0.5" form:input-required="false" form:linked-cell="Sheet1.X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59" form:control-implementation="ooo:com.sun.star.form.component.CheckBox" xml:id="control131" form:id="control131" form:visual-effect="flat" form:value="0.5" form:input-required="false" form:linked-cell="Sheet1.X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07" form:control-implementation="ooo:com.sun.star.form.component.CheckBox" xml:id="control132" form:id="control132" form:visual-effect="flat" form:value="0.5" form:input-required="false" form:linked-cell="Sheet1.X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133" form:id="control133" form:visual-effect="flat" form:value="0.5" form:input-required="false" form:linked-cell="Sheet1.W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134" form:id="control134" form:visual-effect="flat" form:value="0.5" form:input-required="false" form:linked-cell="Sheet1.W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135" form:id="control135" form:visual-effect="flat" form:value="0.5" form:input-required="false" form:linked-cell="Sheet1.W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136" form:id="control136" form:visual-effect="flat" form:value="0.5" form:input-required="false" form:linked-cell="Sheet1.W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137" form:id="control137" form:visual-effect="flat" form:value="0.5" form:input-required="false" form:linked-cell="Sheet1.W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138" form:id="control138" form:visual-effect="flat" form:value="0.5" form:input-required="false" form:linked-cell="Sheet1.W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67" form:control-implementation="ooo:com.sun.star.form.component.CheckBox" xml:id="control139" form:id="control139" form:visual-effect="flat" form:value="0.5" form:input-required="false" form:linked-cell="Sheet1.Z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15" form:control-implementation="ooo:com.sun.star.form.component.CheckBox" xml:id="control140" form:id="control140" form:visual-effect="flat" form:value="0.5" form:input-required="false" form:linked-cell="Sheet1.Z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63" form:control-implementation="ooo:com.sun.star.form.component.CheckBox" xml:id="control141" form:id="control141" form:visual-effect="flat" form:value="0.5" form:input-required="false" form:linked-cell="Sheet1.Z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11" form:control-implementation="ooo:com.sun.star.form.component.CheckBox" xml:id="control142" form:id="control142" form:visual-effect="flat" form:value="0.5" form:input-required="false" form:linked-cell="Sheet1.Z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59" form:control-implementation="ooo:com.sun.star.form.component.CheckBox" xml:id="control143" form:id="control143" form:visual-effect="flat" form:value="0.5" form:input-required="false" form:linked-cell="Sheet1.Z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07" form:control-implementation="ooo:com.sun.star.form.component.CheckBox" xml:id="control144" form:id="control144" form:visual-effect="flat" form:value="0.5" form:input-required="false" form:linked-cell="Sheet1.Z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145" form:id="control145" form:visual-effect="flat" form:value="0.5" form:input-required="false" form:linked-cell="Sheet1.Y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146" form:id="control146" form:visual-effect="flat" form:value="0.5" form:input-required="false" form:linked-cell="Sheet1.Y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147" form:id="control147" form:visual-effect="flat" form:value="0.5" form:input-required="false" form:linked-cell="Sheet1.Y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148" form:id="control148" form:visual-effect="flat" form:value="0.5" form:input-required="false" form:linked-cell="Sheet1.Y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149" form:id="control149" form:visual-effect="flat" form:value="0.5" form:input-required="false" form:linked-cell="Sheet1.Y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150" form:id="control150" form:visual-effect="flat" form:value="0.5" form:input-required="false" form:linked-cell="Sheet1.Y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67" form:control-implementation="ooo:com.sun.star.form.component.CheckBox" xml:id="control151" form:id="control151" form:visual-effect="flat" form:value="0.5" form:input-required="false" form:linked-cell="Sheet1.AB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15" form:control-implementation="ooo:com.sun.star.form.component.CheckBox" xml:id="control152" form:id="control152" form:visual-effect="flat" form:value="0.5" form:input-required="false" form:linked-cell="Sheet1.AB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63" form:control-implementation="ooo:com.sun.star.form.component.CheckBox" xml:id="control153" form:id="control153" form:visual-effect="flat" form:value="0.5" form:input-required="false" form:linked-cell="Sheet1.AB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11" form:control-implementation="ooo:com.sun.star.form.component.CheckBox" xml:id="control154" form:id="control154" form:visual-effect="flat" form:value="0.5" form:input-required="false" form:linked-cell="Sheet1.AB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59" form:control-implementation="ooo:com.sun.star.form.component.CheckBox" xml:id="control155" form:id="control155" form:visual-effect="flat" form:value="0.5" form:input-required="false" form:linked-cell="Sheet1.AB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07" form:control-implementation="ooo:com.sun.star.form.component.CheckBox" xml:id="control156" form:id="control156" form:visual-effect="flat" form:value="0.5" form:input-required="false" form:linked-cell="Sheet1.AB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157" form:id="control157" form:visual-effect="flat" form:value="0.5" form:input-required="false" form:linked-cell="Sheet1.AA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158" form:id="control158" form:visual-effect="flat" form:value="0.5" form:input-required="false" form:linked-cell="Sheet1.AA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159" form:id="control159" form:visual-effect="flat" form:value="0.5" form:input-required="false" form:linked-cell="Sheet1.AA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160" form:id="control160" form:visual-effect="flat" form:value="0.5" form:input-required="false" form:linked-cell="Sheet1.AA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161" form:id="control161" form:visual-effect="flat" form:value="0.5" form:input-required="false" form:linked-cell="Sheet1.AA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162" form:id="control162" form:visual-effect="flat" form:value="0.5" form:input-required="false" form:linked-cell="Sheet1.AA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67" form:control-implementation="ooo:com.sun.star.form.component.CheckBox" xml:id="control163" form:id="control163" form:visual-effect="flat" form:value="0.5" form:input-required="false" form:linked-cell="Sheet1.AD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15" form:control-implementation="ooo:com.sun.star.form.component.CheckBox" xml:id="control164" form:id="control164" form:visual-effect="flat" form:value="0.5" form:input-required="false" form:linked-cell="Sheet1.AD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63" form:control-implementation="ooo:com.sun.star.form.component.CheckBox" xml:id="control165" form:id="control165" form:visual-effect="flat" form:value="0.5" form:input-required="false" form:linked-cell="Sheet1.AD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11" form:control-implementation="ooo:com.sun.star.form.component.CheckBox" xml:id="control166" form:id="control166" form:visual-effect="flat" form:value="0.5" form:input-required="false" form:linked-cell="Sheet1.AD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59" form:control-implementation="ooo:com.sun.star.form.component.CheckBox" xml:id="control167" form:id="control167" form:visual-effect="flat" form:value="0.5" form:input-required="false" form:linked-cell="Sheet1.AD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07" form:control-implementation="ooo:com.sun.star.form.component.CheckBox" xml:id="control168" form:id="control168" form:visual-effect="flat" form:value="0.5" form:input-required="false" form:linked-cell="Sheet1.AD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169" form:id="control169" form:visual-effect="flat" form:value="0.5" form:input-required="false" form:linked-cell="Sheet1.AC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170" form:id="control170" form:visual-effect="flat" form:value="0.5" form:input-required="false" form:linked-cell="Sheet1.AC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171" form:id="control171" form:visual-effect="flat" form:value="0.5" form:input-required="false" form:linked-cell="Sheet1.AC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172" form:id="control172" form:visual-effect="flat" form:value="0.5" form:input-required="false" form:linked-cell="Sheet1.AC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173" form:id="control173" form:visual-effect="flat" form:value="0.5" form:input-required="false" form:linked-cell="Sheet1.AC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174" form:id="control174" form:visual-effect="flat" form:value="0.5" form:input-required="false" form:linked-cell="Sheet1.AC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67" form:control-implementation="ooo:com.sun.star.form.component.CheckBox" xml:id="control175" form:id="control175" form:visual-effect="flat" form:value="0.5" form:input-required="false" form:linked-cell="Sheet1.AF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15" form:control-implementation="ooo:com.sun.star.form.component.CheckBox" xml:id="control176" form:id="control176" form:visual-effect="flat" form:value="0.5" form:input-required="false" form:linked-cell="Sheet1.AF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63" form:control-implementation="ooo:com.sun.star.form.component.CheckBox" xml:id="control177" form:id="control177" form:visual-effect="flat" form:value="0.5" form:input-required="false" form:linked-cell="Sheet1.AF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11" form:control-implementation="ooo:com.sun.star.form.component.CheckBox" xml:id="control178" form:id="control178" form:visual-effect="flat" form:value="0.5" form:input-required="false" form:linked-cell="Sheet1.AF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59" form:control-implementation="ooo:com.sun.star.form.component.CheckBox" xml:id="control179" form:id="control179" form:visual-effect="flat" form:value="0.5" form:input-required="false" form:linked-cell="Sheet1.AF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07" form:control-implementation="ooo:com.sun.star.form.component.CheckBox" xml:id="control180" form:id="control180" form:visual-effect="flat" form:value="0.5" form:input-required="false" form:linked-cell="Sheet1.AF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181" form:id="control181" form:visual-effect="flat" form:value="0.5" form:input-required="false" form:linked-cell="Sheet1.AE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182" form:id="control182" form:visual-effect="flat" form:value="0.5" form:input-required="false" form:linked-cell="Sheet1.AE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183" form:id="control183" form:visual-effect="flat" form:value="0.5" form:input-required="false" form:linked-cell="Sheet1.AE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184" form:id="control184" form:visual-effect="flat" form:value="0.5" form:input-required="false" form:linked-cell="Sheet1.AE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185" form:id="control185" form:visual-effect="flat" form:value="0.5" form:input-required="false" form:linked-cell="Sheet1.AE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186" form:id="control186" form:visual-effect="flat" form:value="0.5" form:input-required="false" form:linked-cell="Sheet1.AE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67" form:control-implementation="ooo:com.sun.star.form.component.CheckBox" xml:id="control187" form:id="control187" form:visual-effect="flat" form:value="0.5" form:input-required="false" form:linked-cell="Sheet1.AH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15" form:control-implementation="ooo:com.sun.star.form.component.CheckBox" xml:id="control188" form:id="control188" form:visual-effect="flat" form:value="0.5" form:input-required="false" form:linked-cell="Sheet1.AH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63" form:control-implementation="ooo:com.sun.star.form.component.CheckBox" xml:id="control189" form:id="control189" form:visual-effect="flat" form:value="0.5" form:input-required="false" form:linked-cell="Sheet1.AH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11" form:control-implementation="ooo:com.sun.star.form.component.CheckBox" xml:id="control190" form:id="control190" form:visual-effect="flat" form:value="0.5" form:input-required="false" form:linked-cell="Sheet1.AH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59" form:control-implementation="ooo:com.sun.star.form.component.CheckBox" xml:id="control191" form:id="control191" form:visual-effect="flat" form:value="0.5" form:input-required="false" form:linked-cell="Sheet1.AH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07" form:control-implementation="ooo:com.sun.star.form.component.CheckBox" xml:id="control192" form:id="control192" form:visual-effect="flat" form:value="0.5" form:input-required="false" form:linked-cell="Sheet1.AH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1" form:control-implementation="ooo:com.sun.star.form.component.CheckBox" xml:id="control193" form:id="control193" form:visual-effect="flat" form:value="0.5" form:input-required="false" form:linked-cell="Sheet1.AG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194" form:id="control194" form:visual-effect="flat" form:value="0.5" form:input-required="false" form:linked-cell="Sheet1.AG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195" form:id="control195" form:visual-effect="flat" form:value="0.5" form:input-required="false" form:linked-cell="Sheet1.AG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196" form:id="control196" form:visual-effect="flat" form:value="0.5" form:input-required="false" form:linked-cell="Sheet1.AG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197" form:id="control197" form:visual-effect="flat" form:value="0.5" form:input-required="false" form:linked-cell="Sheet1.AG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198" form:id="control198" form:visual-effect="flat" form:value="0.5" form:input-required="false" form:linked-cell="Sheet1.AG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0" form:control-implementation="ooo:com.sun.star.form.component.CheckBox" xml:id="control199" form:id="control199" form:visual-effect="flat" form:value="0.5" form:input-required="false" form:linked-cell="Sheet1.AJ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8" form:control-implementation="ooo:com.sun.star.form.component.CheckBox" xml:id="control200" form:id="control200" form:visual-effect="flat" form:value="0.5" form:input-required="false" form:linked-cell="Sheet1.AJ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6" form:control-implementation="ooo:com.sun.star.form.component.CheckBox" xml:id="control201" form:id="control201" form:visual-effect="flat" form:value="0.5" form:input-required="false" form:linked-cell="Sheet1.AJ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4" form:control-implementation="ooo:com.sun.star.form.component.CheckBox" xml:id="control202" form:id="control202" form:visual-effect="flat" form:value="0.5" form:input-required="false" form:linked-cell="Sheet1.AJ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2" form:control-implementation="ooo:com.sun.star.form.component.CheckBox" xml:id="control203" form:id="control203" form:visual-effect="flat" form:value="0.5" form:input-required="false" form:linked-cell="Sheet1.AJ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0" form:control-implementation="ooo:com.sun.star.form.component.CheckBox" xml:id="control204" form:id="control204" form:visual-effect="flat" form:value="0.5" form:input-required="false" form:linked-cell="Sheet1.AJ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0" form:control-implementation="ooo:com.sun.star.form.component.CheckBox" xml:id="control205" form:id="control205" form:visual-effect="flat" form:value="0.5" form:input-required="false" form:linked-cell="Sheet1.AK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8" form:control-implementation="ooo:com.sun.star.form.component.CheckBox" xml:id="control206" form:id="control206" form:visual-effect="flat" form:value="0.5" form:input-required="false" form:linked-cell="Sheet1.AK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6" form:control-implementation="ooo:com.sun.star.form.component.CheckBox" xml:id="control207" form:id="control207" form:visual-effect="flat" form:value="0.5" form:input-required="false" form:linked-cell="Sheet1.AK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4" form:control-implementation="ooo:com.sun.star.form.component.CheckBox" xml:id="control208" form:id="control208" form:visual-effect="flat" form:value="0.5" form:input-required="false" form:linked-cell="Sheet1.AK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2" form:control-implementation="ooo:com.sun.star.form.component.CheckBox" xml:id="control209" form:id="control209" form:visual-effect="flat" form:value="0.5" form:input-required="false" form:linked-cell="Sheet1.AK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0" form:control-implementation="ooo:com.sun.star.form.component.CheckBox" xml:id="control210" form:id="control210" form:visual-effect="flat" form:value="0.5" form:input-required="false" form:linked-cell="Sheet1.AK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0" form:control-implementation="ooo:com.sun.star.form.component.CheckBox" xml:id="control211" form:id="control211" form:visual-effect="flat" form:value="0.5" form:input-required="false" form:linked-cell="Sheet1.AL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8" form:control-implementation="ooo:com.sun.star.form.component.CheckBox" xml:id="control212" form:id="control212" form:visual-effect="flat" form:value="0.5" form:input-required="false" form:linked-cell="Sheet1.AL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6" form:control-implementation="ooo:com.sun.star.form.component.CheckBox" xml:id="control213" form:id="control213" form:visual-effect="flat" form:value="0.5" form:input-required="false" form:linked-cell="Sheet1.AL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4" form:control-implementation="ooo:com.sun.star.form.component.CheckBox" xml:id="control214" form:id="control214" form:visual-effect="flat" form:value="0.5" form:input-required="false" form:linked-cell="Sheet1.AL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2" form:control-implementation="ooo:com.sun.star.form.component.CheckBox" xml:id="control215" form:id="control215" form:visual-effect="flat" form:value="0.5" form:input-required="false" form:linked-cell="Sheet1.AL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0" form:control-implementation="ooo:com.sun.star.form.component.CheckBox" xml:id="control216" form:id="control216" form:visual-effect="flat" form:value="0.5" form:input-required="false" form:linked-cell="Sheet1.AL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0" form:control-implementation="ooo:com.sun.star.form.component.CheckBox" xml:id="control217" form:id="control217" form:visual-effect="flat" form:value="0.5" form:input-required="false" form:linked-cell="Sheet1.AM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8" form:control-implementation="ooo:com.sun.star.form.component.CheckBox" xml:id="control218" form:id="control218" form:visual-effect="flat" form:value="0.5" form:input-required="false" form:linked-cell="Sheet1.AM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6" form:control-implementation="ooo:com.sun.star.form.component.CheckBox" xml:id="control219" form:id="control219" form:visual-effect="flat" form:value="0.5" form:input-required="false" form:linked-cell="Sheet1.AM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4" form:control-implementation="ooo:com.sun.star.form.component.CheckBox" xml:id="control220" form:id="control220" form:visual-effect="flat" form:value="0.5" form:input-required="false" form:linked-cell="Sheet1.AM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2" form:control-implementation="ooo:com.sun.star.form.component.CheckBox" xml:id="control221" form:id="control221" form:visual-effect="flat" form:value="0.5" form:input-required="false" form:linked-cell="Sheet1.AM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0" form:control-implementation="ooo:com.sun.star.form.component.CheckBox" xml:id="control222" form:id="control222" form:visual-effect="flat" form:value="0.5" form:input-required="false" form:linked-cell="Sheet1.AM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0" form:control-implementation="ooo:com.sun.star.form.component.CheckBox" xml:id="control223" form:id="control223" form:visual-effect="flat" form:value="0.5" form:input-required="false" form:linked-cell="Sheet1.AN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8" form:control-implementation="ooo:com.sun.star.form.component.CheckBox" xml:id="control224" form:id="control224" form:visual-effect="flat" form:value="0.5" form:input-required="false" form:linked-cell="Sheet1.AN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6" form:control-implementation="ooo:com.sun.star.form.component.CheckBox" xml:id="control225" form:id="control225" form:visual-effect="flat" form:value="0.5" form:input-required="false" form:linked-cell="Sheet1.AN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4" form:control-implementation="ooo:com.sun.star.form.component.CheckBox" xml:id="control226" form:id="control226" form:visual-effect="flat" form:value="0.5" form:input-required="false" form:linked-cell="Sheet1.AN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2" form:control-implementation="ooo:com.sun.star.form.component.CheckBox" xml:id="control227" form:id="control227" form:visual-effect="flat" form:value="0.5" form:input-required="false" form:linked-cell="Sheet1.AN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0" form:control-implementation="ooo:com.sun.star.form.component.CheckBox" xml:id="control228" form:id="control228" form:visual-effect="flat" form:value="0.5" form:input-required="false" form:linked-cell="Sheet1.AN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0" form:control-implementation="ooo:com.sun.star.form.component.CheckBox" xml:id="control229" form:id="control229" form:visual-effect="flat" form:value="0.5" form:input-required="false" form:linked-cell="Sheet1.AO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8" form:control-implementation="ooo:com.sun.star.form.component.CheckBox" xml:id="control230" form:id="control230" form:visual-effect="flat" form:value="0.5" form:input-required="false" form:linked-cell="Sheet1.AO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6" form:control-implementation="ooo:com.sun.star.form.component.CheckBox" xml:id="control231" form:id="control231" form:visual-effect="flat" form:value="0.5" form:input-required="false" form:linked-cell="Sheet1.AO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4" form:control-implementation="ooo:com.sun.star.form.component.CheckBox" xml:id="control232" form:id="control232" form:visual-effect="flat" form:value="0.5" form:input-required="false" form:linked-cell="Sheet1.AO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2" form:control-implementation="ooo:com.sun.star.form.component.CheckBox" xml:id="control233" form:id="control233" form:visual-effect="flat" form:value="0.5" form:input-required="false" form:linked-cell="Sheet1.AO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0" form:control-implementation="ooo:com.sun.star.form.component.CheckBox" xml:id="control234" form:id="control234" form:visual-effect="flat" form:value="0.5" form:input-required="false" form:linked-cell="Sheet1.AO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0" form:control-implementation="ooo:com.sun.star.form.component.CheckBox" xml:id="control235" form:id="control235" form:visual-effect="flat" form:value="0.5" form:input-required="false" form:linked-cell="Sheet1.AP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8" form:control-implementation="ooo:com.sun.star.form.component.CheckBox" xml:id="control236" form:id="control236" form:visual-effect="flat" form:value="0.5" form:input-required="false" form:linked-cell="Sheet1.AP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6" form:control-implementation="ooo:com.sun.star.form.component.CheckBox" xml:id="control237" form:id="control237" form:visual-effect="flat" form:value="0.5" form:input-required="false" form:linked-cell="Sheet1.AP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4" form:control-implementation="ooo:com.sun.star.form.component.CheckBox" xml:id="control238" form:id="control238" form:visual-effect="flat" form:value="0.5" form:input-required="false" form:linked-cell="Sheet1.AP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2" form:control-implementation="ooo:com.sun.star.form.component.CheckBox" xml:id="control239" form:id="control239" form:visual-effect="flat" form:value="0.5" form:input-required="false" form:linked-cell="Sheet1.AP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0" form:control-implementation="ooo:com.sun.star.form.component.CheckBox" xml:id="control240" form:id="control240" form:visual-effect="flat" form:value="0.5" form:input-required="false" form:linked-cell="Sheet1.AP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0" form:control-implementation="ooo:com.sun.star.form.component.CheckBox" xml:id="control241" form:id="control241" form:visual-effect="flat" form:value="0.5" form:input-required="false" form:linked-cell="Sheet1.AQ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8" form:control-implementation="ooo:com.sun.star.form.component.CheckBox" xml:id="control242" form:id="control242" form:visual-effect="flat" form:value="0.5" form:input-required="false" form:linked-cell="Sheet1.AQ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6" form:control-implementation="ooo:com.sun.star.form.component.CheckBox" xml:id="control243" form:id="control243" form:visual-effect="flat" form:value="0.5" form:input-required="false" form:linked-cell="Sheet1.AQ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4" form:control-implementation="ooo:com.sun.star.form.component.CheckBox" xml:id="control244" form:id="control244" form:visual-effect="flat" form:value="0.5" form:input-required="false" form:linked-cell="Sheet1.AQ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2" form:control-implementation="ooo:com.sun.star.form.component.CheckBox" xml:id="control245" form:id="control245" form:visual-effect="flat" form:value="0.5" form:input-required="false" form:linked-cell="Sheet1.AQ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0" form:control-implementation="ooo:com.sun.star.form.component.CheckBox" xml:id="control246" form:id="control246" form:visual-effect="flat" form:value="0.5" form:input-required="false" form:linked-cell="Sheet1.AQ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0" form:control-implementation="ooo:com.sun.star.form.component.CheckBox" xml:id="control247" form:id="control247" form:visual-effect="flat" form:value="0.5" form:input-required="false" form:linked-cell="Sheet1.AR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8" form:control-implementation="ooo:com.sun.star.form.component.CheckBox" xml:id="control248" form:id="control248" form:visual-effect="flat" form:value="0.5" form:input-required="false" form:linked-cell="Sheet1.AR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6" form:control-implementation="ooo:com.sun.star.form.component.CheckBox" xml:id="control249" form:id="control249" form:visual-effect="flat" form:value="0.5" form:input-required="false" form:linked-cell="Sheet1.AR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4" form:control-implementation="ooo:com.sun.star.form.component.CheckBox" xml:id="control250" form:id="control250" form:visual-effect="flat" form:value="0.5" form:input-required="false" form:linked-cell="Sheet1.AR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2" form:control-implementation="ooo:com.sun.star.form.component.CheckBox" xml:id="control251" form:id="control251" form:visual-effect="flat" form:value="0.5" form:input-required="false" form:linked-cell="Sheet1.AR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0" form:control-implementation="ooo:com.sun.star.form.component.CheckBox" xml:id="control252" form:id="control252" form:visual-effect="flat" form:value="0.5" form:input-required="false" form:linked-cell="Sheet1.AR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0" form:control-implementation="ooo:com.sun.star.form.component.CheckBox" xml:id="control253" form:id="control253" form:visual-effect="flat" form:value="0.5" form:input-required="false" form:linked-cell="Sheet1.AS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8" form:control-implementation="ooo:com.sun.star.form.component.CheckBox" xml:id="control254" form:id="control254" form:visual-effect="flat" form:value="0.5" form:input-required="false" form:linked-cell="Sheet1.AS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6" form:control-implementation="ooo:com.sun.star.form.component.CheckBox" xml:id="control255" form:id="control255" form:visual-effect="flat" form:value="0.5" form:input-required="false" form:linked-cell="Sheet1.AS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4" form:control-implementation="ooo:com.sun.star.form.component.CheckBox" xml:id="control256" form:id="control256" form:visual-effect="flat" form:value="0.5" form:input-required="false" form:linked-cell="Sheet1.AS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2" form:control-implementation="ooo:com.sun.star.form.component.CheckBox" xml:id="control257" form:id="control257" form:visual-effect="flat" form:value="0.5" form:input-required="false" form:linked-cell="Sheet1.AS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0" form:control-implementation="ooo:com.sun.star.form.component.CheckBox" xml:id="control258" form:id="control258" form:visual-effect="flat" form:value="0.5" form:input-required="false" form:linked-cell="Sheet1.AS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0" form:control-implementation="ooo:com.sun.star.form.component.CheckBox" xml:id="control259" form:id="control259" form:visual-effect="flat" form:value="0.5" form:input-required="false" form:linked-cell="Sheet1.AT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8" form:control-implementation="ooo:com.sun.star.form.component.CheckBox" xml:id="control260" form:id="control260" form:visual-effect="flat" form:value="0.5" form:input-required="false" form:linked-cell="Sheet1.AT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6" form:control-implementation="ooo:com.sun.star.form.component.CheckBox" xml:id="control261" form:id="control261" form:visual-effect="flat" form:value="0.5" form:input-required="false" form:linked-cell="Sheet1.AT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4" form:control-implementation="ooo:com.sun.star.form.component.CheckBox" xml:id="control262" form:id="control262" form:visual-effect="flat" form:value="0.5" form:input-required="false" form:linked-cell="Sheet1.AT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2" form:control-implementation="ooo:com.sun.star.form.component.CheckBox" xml:id="control263" form:id="control263" form:visual-effect="flat" form:value="0.5" form:input-required="false" form:linked-cell="Sheet1.AT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0" form:control-implementation="ooo:com.sun.star.form.component.CheckBox" xml:id="control264" form:id="control264" form:visual-effect="flat" form:value="0.5" form:input-required="false" form:linked-cell="Sheet1.AT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0" form:control-implementation="ooo:com.sun.star.form.component.CheckBox" xml:id="control265" form:id="control265" form:visual-effect="flat" form:value="0.5" form:input-required="false" form:linked-cell="Sheet1.AU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8" form:control-implementation="ooo:com.sun.star.form.component.CheckBox" xml:id="control266" form:id="control266" form:visual-effect="flat" form:value="0.5" form:input-required="false" form:linked-cell="Sheet1.AU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6" form:control-implementation="ooo:com.sun.star.form.component.CheckBox" xml:id="control267" form:id="control267" form:visual-effect="flat" form:value="0.5" form:input-required="false" form:linked-cell="Sheet1.AU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4" form:control-implementation="ooo:com.sun.star.form.component.CheckBox" xml:id="control268" form:id="control268" form:visual-effect="flat" form:value="0.5" form:input-required="false" form:linked-cell="Sheet1.AU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2" form:control-implementation="ooo:com.sun.star.form.component.CheckBox" xml:id="control269" form:id="control269" form:visual-effect="flat" form:value="0.5" form:input-required="false" form:linked-cell="Sheet1.AU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0" form:control-implementation="ooo:com.sun.star.form.component.CheckBox" xml:id="control270" form:id="control270" form:visual-effect="flat" form:value="0.5" form:input-required="false" form:linked-cell="Sheet1.AU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0" form:control-implementation="ooo:com.sun.star.form.component.CheckBox" xml:id="control271" form:id="control271" form:visual-effect="flat" form:value="0.5" form:input-required="false" form:linked-cell="Sheet1.AV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8" form:control-implementation="ooo:com.sun.star.form.component.CheckBox" xml:id="control272" form:id="control272" form:visual-effect="flat" form:value="0.5" form:input-required="false" form:linked-cell="Sheet1.AV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6" form:control-implementation="ooo:com.sun.star.form.component.CheckBox" xml:id="control273" form:id="control273" form:visual-effect="flat" form:value="0.5" form:input-required="false" form:linked-cell="Sheet1.AV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4" form:control-implementation="ooo:com.sun.star.form.component.CheckBox" xml:id="control274" form:id="control274" form:visual-effect="flat" form:value="0.5" form:input-required="false" form:linked-cell="Sheet1.AV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2" form:control-implementation="ooo:com.sun.star.form.component.CheckBox" xml:id="control275" form:id="control275" form:visual-effect="flat" form:value="0.5" form:input-required="false" form:linked-cell="Sheet1.AV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0" form:control-implementation="ooo:com.sun.star.form.component.CheckBox" xml:id="control276" form:id="control276" form:visual-effect="flat" form:value="0.5" form:input-required="false" form:linked-cell="Sheet1.AV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0" form:control-implementation="ooo:com.sun.star.form.component.CheckBox" xml:id="control277" form:id="control277" form:visual-effect="flat" form:value="0.5" form:input-required="false" form:linked-cell="Sheet1.AW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8" form:control-implementation="ooo:com.sun.star.form.component.CheckBox" xml:id="control278" form:id="control278" form:visual-effect="flat" form:value="0.5" form:input-required="false" form:linked-cell="Sheet1.AW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6" form:control-implementation="ooo:com.sun.star.form.component.CheckBox" xml:id="control279" form:id="control279" form:visual-effect="flat" form:value="0.5" form:input-required="false" form:linked-cell="Sheet1.AW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4" form:control-implementation="ooo:com.sun.star.form.component.CheckBox" xml:id="control280" form:id="control280" form:visual-effect="flat" form:value="0.5" form:input-required="false" form:linked-cell="Sheet1.AW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2" form:control-implementation="ooo:com.sun.star.form.component.CheckBox" xml:id="control281" form:id="control281" form:visual-effect="flat" form:value="0.5" form:input-required="false" form:linked-cell="Sheet1.AW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0" form:control-implementation="ooo:com.sun.star.form.component.CheckBox" xml:id="control282" form:id="control282" form:visual-effect="flat" form:value="0.5" form:input-required="false" form:linked-cell="Sheet1.AW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0" form:control-implementation="ooo:com.sun.star.form.component.CheckBox" xml:id="control283" form:id="control283" form:visual-effect="flat" form:value="0.5" form:input-required="false" form:linked-cell="Sheet1.AX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8" form:control-implementation="ooo:com.sun.star.form.component.CheckBox" xml:id="control284" form:id="control284" form:visual-effect="flat" form:value="0.5" form:input-required="false" form:linked-cell="Sheet1.AX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6" form:control-implementation="ooo:com.sun.star.form.component.CheckBox" xml:id="control285" form:id="control285" form:visual-effect="flat" form:value="0.5" form:input-required="false" form:linked-cell="Sheet1.AX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4" form:control-implementation="ooo:com.sun.star.form.component.CheckBox" xml:id="control286" form:id="control286" form:visual-effect="flat" form:value="0.5" form:input-required="false" form:linked-cell="Sheet1.AX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2" form:control-implementation="ooo:com.sun.star.form.component.CheckBox" xml:id="control287" form:id="control287" form:visual-effect="flat" form:value="0.5" form:input-required="false" form:linked-cell="Sheet1.AX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0" form:control-implementation="ooo:com.sun.star.form.component.CheckBox" xml:id="control288" form:id="control288" form:visual-effect="flat" form:value="0.5" form:input-required="false" form:linked-cell="Sheet1.AX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9" form:control-implementation="ooo:com.sun.star.form.component.CheckBox" xml:id="control289" form:id="control289" form:visual-effect="flat" form:value="0.5" form:input-required="false" form:linked-cell="Sheet1.V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" form:control-implementation="ooo:com.sun.star.form.component.CheckBox" xml:id="control290" form:id="control290" form:visual-effect="flat" form:value="0.5" form:input-required="false" form:linked-cell="Sheet1.AI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0" form:control-implementation="ooo:com.sun.star.form.component.CheckBox" xml:id="control291" form:id="control291" form:visual-effect="flat" form:value="0.5" form:input-required="false" form:linked-cell="Sheet1.D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" form:control-implementation="ooo:com.sun.star.form.component.CheckBox" xml:id="control292" form:id="control292" form:visual-effect="flat" form:value="0.5" form:input-required="false" form:linked-cell="Sheet1.E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" form:control-implementation="ooo:com.sun.star.form.component.CheckBox" xml:id="control293" form:id="control293" form:visual-effect="flat" form:value="0.5" form:input-required="false" form:linked-cell="Sheet1.F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" form:control-implementation="ooo:com.sun.star.form.component.CheckBox" xml:id="control294" form:id="control294" form:visual-effect="flat" form:value="0.5" form:input-required="false" form:linked-cell="Sheet1.G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" form:control-implementation="ooo:com.sun.star.form.component.CheckBox" xml:id="control295" form:id="control295" form:visual-effect="flat" form:value="0.5" form:input-required="false" form:linked-cell="Sheet1.I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" form:control-implementation="ooo:com.sun.star.form.component.CheckBox" xml:id="control296" form:id="control296" form:visual-effect="flat" form:value="0.5" form:input-required="false" form:linked-cell="Sheet1.J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6" form:control-implementation="ooo:com.sun.star.form.component.CheckBox" xml:id="control297" form:id="control297" form:visual-effect="flat" form:value="0.5" form:input-required="false" form:linked-cell="Sheet1.K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7" form:control-implementation="ooo:com.sun.star.form.component.CheckBox" xml:id="control298" form:id="control298" form:visual-effect="flat" form:value="0.5" form:input-required="false" form:linked-cell="Sheet1.L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" form:control-implementation="ooo:com.sun.star.form.component.CheckBox" xml:id="control299" form:id="control299" form:visual-effect="flat" form:value="0.5" form:input-required="false" form:linked-cell="Sheet1.M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9" form:control-implementation="ooo:com.sun.star.form.component.CheckBox" xml:id="control300" form:id="control300" form:visual-effect="flat" form:value="0.5" form:input-required="false" form:linked-cell="Sheet1.O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0" form:control-implementation="ooo:com.sun.star.form.component.CheckBox" xml:id="control301" form:id="control301" form:visual-effect="flat" form:value="0.5" form:input-required="false" form:linked-cell="Sheet1.P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1" form:control-implementation="ooo:com.sun.star.form.component.CheckBox" xml:id="control302" form:id="control302" form:visual-effect="flat" form:value="0.5" form:input-required="false" form:linked-cell="Sheet1.Q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" form:control-implementation="ooo:com.sun.star.form.component.CheckBox" xml:id="control303" form:id="control303" form:visual-effect="flat" form:value="0.5" form:input-required="false" form:linked-cell="Sheet1.R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3" form:control-implementation="ooo:com.sun.star.form.component.CheckBox" xml:id="control304" form:id="control304" form:visual-effect="flat" form:value="0.5" form:input-required="false" form:linked-cell="Sheet1.S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4" form:control-implementation="ooo:com.sun.star.form.component.CheckBox" xml:id="control305" form:id="control305" form:visual-effect="flat" form:value="0.5" form:input-required="false" form:linked-cell="Sheet1.H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5" form:control-implementation="ooo:com.sun.star.form.component.CheckBox" xml:id="control306" form:id="control306" form:visual-effect="flat" form:value="0.5" form:input-required="false" form:linked-cell="Sheet1.N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6" form:control-implementation="ooo:com.sun.star.form.component.CheckBox" xml:id="control307" form:id="control307" form:visual-effect="flat" form:value="0.5" form:input-required="false" form:linked-cell="Sheet1.T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" form:control-implementation="ooo:com.sun.star.form.component.CheckBox" xml:id="control308" form:id="control308" form:visual-effect="flat" form:value="0.5" form:input-required="false" form:linked-cell="Sheet1.U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8" form:control-implementation="ooo:com.sun.star.form.component.CheckBox" xml:id="control309" form:id="control309" form:visual-effect="flat" form:value="0.5" form:input-required="false" form:linked-cell="Sheet1.X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0" form:control-implementation="ooo:com.sun.star.form.component.CheckBox" xml:id="control310" form:id="control310" form:visual-effect="flat" form:value="0.5" form:input-required="false" form:linked-cell="Sheet1.W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1" form:control-implementation="ooo:com.sun.star.form.component.CheckBox" xml:id="control311" form:id="control311" form:visual-effect="flat" form:value="0.5" form:input-required="false" form:linked-cell="Sheet1.Z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" form:control-implementation="ooo:com.sun.star.form.component.CheckBox" xml:id="control312" form:id="control312" form:visual-effect="flat" form:value="0.5" form:input-required="false" form:linked-cell="Sheet1.Y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3" form:control-implementation="ooo:com.sun.star.form.component.CheckBox" xml:id="control313" form:id="control313" form:visual-effect="flat" form:value="0.5" form:input-required="false" form:linked-cell="Sheet1.A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4" form:control-implementation="ooo:com.sun.star.form.component.CheckBox" xml:id="control314" form:id="control314" form:visual-effect="flat" form:value="0.5" form:input-required="false" form:linked-cell="Sheet1.AA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5" form:control-implementation="ooo:com.sun.star.form.component.CheckBox" xml:id="control315" form:id="control315" form:visual-effect="flat" form:value="0.5" form:input-required="false" form:linked-cell="Sheet1.AD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6" form:control-implementation="ooo:com.sun.star.form.component.CheckBox" xml:id="control316" form:id="control316" form:visual-effect="flat" form:value="0.5" form:input-required="false" form:linked-cell="Sheet1.AC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" form:control-implementation="ooo:com.sun.star.form.component.CheckBox" xml:id="control317" form:id="control317" form:visual-effect="flat" form:value="0.5" form:input-required="false" form:linked-cell="Sheet1.AF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8" form:control-implementation="ooo:com.sun.star.form.component.CheckBox" xml:id="control318" form:id="control318" form:visual-effect="flat" form:value="0.5" form:input-required="false" form:linked-cell="Sheet1.AE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9" form:control-implementation="ooo:com.sun.star.form.component.CheckBox" xml:id="control319" form:id="control319" form:visual-effect="flat" form:value="0.5" form:input-required="false" form:linked-cell="Sheet1.AH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0" form:control-implementation="ooo:com.sun.star.form.component.CheckBox" xml:id="control320" form:id="control320" form:visual-effect="flat" form:value="0.5" form:input-required="false" form:linked-cell="Sheet1.AG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1" form:control-implementation="ooo:com.sun.star.form.component.CheckBox" xml:id="control321" form:id="control321" form:visual-effect="flat" form:value="0.5" form:input-required="false" form:linked-cell="Sheet1.AJ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3" form:control-implementation="ooo:com.sun.star.form.component.CheckBox" xml:id="control322" form:id="control322" form:visual-effect="flat" form:value="0.5" form:input-required="false" form:linked-cell="Sheet1.AK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4" form:control-implementation="ooo:com.sun.star.form.component.CheckBox" xml:id="control323" form:id="control323" form:visual-effect="flat" form:value="0.5" form:input-required="false" form:linked-cell="Sheet1.AL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5" form:control-implementation="ooo:com.sun.star.form.component.CheckBox" xml:id="control324" form:id="control324" form:visual-effect="flat" form:value="0.5" form:input-required="false" form:linked-cell="Sheet1.AM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6" form:control-implementation="ooo:com.sun.star.form.component.CheckBox" xml:id="control325" form:id="control325" form:visual-effect="flat" form:value="0.5" form:input-required="false" form:linked-cell="Sheet1.AN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7" form:control-implementation="ooo:com.sun.star.form.component.CheckBox" xml:id="control326" form:id="control326" form:visual-effect="flat" form:value="0.5" form:input-required="false" form:linked-cell="Sheet1.AO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8" form:control-implementation="ooo:com.sun.star.form.component.CheckBox" xml:id="control327" form:id="control327" form:visual-effect="flat" form:value="0.5" form:input-required="false" form:linked-cell="Sheet1.AP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9" form:control-implementation="ooo:com.sun.star.form.component.CheckBox" xml:id="control328" form:id="control328" form:visual-effect="flat" form:value="0.5" form:input-required="false" form:linked-cell="Sheet1.AQ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0" form:control-implementation="ooo:com.sun.star.form.component.CheckBox" xml:id="control329" form:id="control329" form:visual-effect="flat" form:value="0.5" form:input-required="false" form:linked-cell="Sheet1.AR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1" form:control-implementation="ooo:com.sun.star.form.component.CheckBox" xml:id="control330" form:id="control330" form:visual-effect="flat" form:value="0.5" form:input-required="false" form:linked-cell="Sheet1.AS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2" form:control-implementation="ooo:com.sun.star.form.component.CheckBox" xml:id="control331" form:id="control331" form:visual-effect="flat" form:value="0.5" form:input-required="false" form:linked-cell="Sheet1.AT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3" form:control-implementation="ooo:com.sun.star.form.component.CheckBox" xml:id="control332" form:id="control332" form:visual-effect="flat" form:value="0.5" form:input-required="false" form:linked-cell="Sheet1.AU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4" form:control-implementation="ooo:com.sun.star.form.component.CheckBox" xml:id="control333" form:id="control333" form:visual-effect="flat" form:value="0.5" form:input-required="false" form:linked-cell="Sheet1.AV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5" form:control-implementation="ooo:com.sun.star.form.component.CheckBox" xml:id="control334" form:id="control334" form:visual-effect="flat" form:value="0.5" form:input-required="false" form:linked-cell="Sheet1.AW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6" form:control-implementation="ooo:com.sun.star.form.component.CheckBox" xml:id="control335" form:id="control335" form:visual-effect="flat" form:value="0.5" form:input-required="false" form:linked-cell="Sheet1.AX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336" form:id="control336" form:visual-effect="flat" form:value="0.5" form:input-required="false" form:linked-cell="Sheet1.C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337" form:id="control337" form:visual-effect="flat" form:value="0.5" form:input-required="false" form:linked-cell="Sheet1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338" form:id="control338" form:visual-effect="flat" form:value="0.5" form:input-required="false" form:linked-cell="Sheet1.C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339" form:id="control339" form:visual-effect="flat" form:value="0.5" form:input-required="false" form:linked-cell="Sheet1.C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340" form:id="control340" form:visual-effect="flat" form:value="0.5" form:input-required="false" form:linked-cell="Sheet1.C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341" form:id="control341" form:visual-effect="flat" form:value="0.5" form:input-required="false" form:linked-cell="Sheet1.C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342" form:id="control342" form:visual-effect="flat" form:value="0.5" form:input-required="false" form:linked-cell="Sheet1.D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343" form:id="control343" form:visual-effect="flat" form:value="0.5" form:input-required="false" form:linked-cell="Sheet1.D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344" form:id="control344" form:visual-effect="flat" form:value="0.5" form:input-required="false" form:linked-cell="Sheet1.D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345" form:id="control345" form:visual-effect="flat" form:value="0.5" form:input-required="false" form:linked-cell="Sheet1.D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346" form:id="control346" form:visual-effect="flat" form:value="0.5" form:input-required="false" form:linked-cell="Sheet1.D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347" form:id="control347" form:visual-effect="flat" form:value="0.5" form:input-required="false" form:linked-cell="Sheet1.E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348" form:id="control348" form:visual-effect="flat" form:value="0.5" form:input-required="false" form:linked-cell="Sheet1.E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349" form:id="control349" form:visual-effect="flat" form:value="0.5" form:input-required="false" form:linked-cell="Sheet1.E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350" form:id="control350" form:visual-effect="flat" form:value="0.5" form:input-required="false" form:linked-cell="Sheet1.E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351" form:id="control351" form:visual-effect="flat" form:value="0.5" form:input-required="false" form:linked-cell="Sheet1.E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352" form:id="control352" form:visual-effect="flat" form:value="0.5" form:input-required="false" form:linked-cell="Sheet1.F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353" form:id="control353" form:visual-effect="flat" form:value="0.5" form:input-required="false" form:linked-cell="Sheet1.F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354" form:id="control354" form:visual-effect="flat" form:value="0.5" form:input-required="false" form:linked-cell="Sheet1.F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355" form:id="control355" form:visual-effect="flat" form:value="0.5" form:input-required="false" form:linked-cell="Sheet1.F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356" form:id="control356" form:visual-effect="flat" form:value="0.5" form:input-required="false" form:linked-cell="Sheet1.F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357" form:id="control357" form:visual-effect="flat" form:value="0.5" form:input-required="false" form:linked-cell="Sheet1.G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358" form:id="control358" form:visual-effect="flat" form:value="0.5" form:input-required="false" form:linked-cell="Sheet1.G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359" form:id="control359" form:visual-effect="flat" form:value="0.5" form:input-required="false" form:linked-cell="Sheet1.G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360" form:id="control360" form:visual-effect="flat" form:value="0.5" form:input-required="false" form:linked-cell="Sheet1.G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361" form:id="control361" form:visual-effect="flat" form:value="0.5" form:input-required="false" form:linked-cell="Sheet1.G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362" form:id="control362" form:visual-effect="flat" form:value="0.5" form:input-required="false" form:linked-cell="Sheet1.H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363" form:id="control363" form:visual-effect="flat" form:value="0.5" form:input-required="false" form:linked-cell="Sheet1.H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364" form:id="control364" form:visual-effect="flat" form:value="0.5" form:input-required="false" form:linked-cell="Sheet1.H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365" form:id="control365" form:visual-effect="flat" form:value="0.5" form:input-required="false" form:linked-cell="Sheet1.H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366" form:id="control366" form:visual-effect="flat" form:value="0.5" form:input-required="false" form:linked-cell="Sheet1.H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367" form:id="control367" form:visual-effect="flat" form:value="0.5" form:input-required="false" form:linked-cell="Sheet1.I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368" form:id="control368" form:visual-effect="flat" form:value="0.5" form:input-required="false" form:linked-cell="Sheet1.I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369" form:id="control369" form:visual-effect="flat" form:value="0.5" form:input-required="false" form:linked-cell="Sheet1.I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370" form:id="control370" form:visual-effect="flat" form:value="0.5" form:input-required="false" form:linked-cell="Sheet1.I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371" form:id="control371" form:visual-effect="flat" form:value="0.5" form:input-required="false" form:linked-cell="Sheet1.I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372" form:id="control372" form:visual-effect="flat" form:value="0.5" form:input-required="false" form:linked-cell="Sheet1.J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373" form:id="control373" form:visual-effect="flat" form:value="0.5" form:input-required="false" form:linked-cell="Sheet1.J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374" form:id="control374" form:visual-effect="flat" form:value="0.5" form:input-required="false" form:linked-cell="Sheet1.J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375" form:id="control375" form:visual-effect="flat" form:value="0.5" form:input-required="false" form:linked-cell="Sheet1.J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376" form:id="control376" form:visual-effect="flat" form:value="0.5" form:input-required="false" form:linked-cell="Sheet1.J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377" form:id="control377" form:visual-effect="flat" form:value="0.5" form:input-required="false" form:linked-cell="Sheet1.K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378" form:id="control378" form:visual-effect="flat" form:value="0.5" form:input-required="false" form:linked-cell="Sheet1.K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379" form:id="control379" form:visual-effect="flat" form:value="0.5" form:input-required="false" form:linked-cell="Sheet1.K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380" form:id="control380" form:visual-effect="flat" form:value="0.5" form:input-required="false" form:linked-cell="Sheet1.K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381" form:id="control381" form:visual-effect="flat" form:value="0.5" form:input-required="false" form:linked-cell="Sheet1.K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382" form:id="control382" form:visual-effect="flat" form:value="0.5" form:input-required="false" form:linked-cell="Sheet1.L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383" form:id="control383" form:visual-effect="flat" form:value="0.5" form:input-required="false" form:linked-cell="Sheet1.L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384" form:id="control384" form:visual-effect="flat" form:value="0.5" form:input-required="false" form:linked-cell="Sheet1.L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385" form:id="control385" form:visual-effect="flat" form:value="0.5" form:input-required="false" form:linked-cell="Sheet1.L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386" form:id="control386" form:visual-effect="flat" form:value="0.5" form:input-required="false" form:linked-cell="Sheet1.L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387" form:id="control387" form:visual-effect="flat" form:value="0.5" form:input-required="false" form:linked-cell="Sheet1.M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388" form:id="control388" form:visual-effect="flat" form:value="0.5" form:input-required="false" form:linked-cell="Sheet1.M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389" form:id="control389" form:visual-effect="flat" form:value="0.5" form:input-required="false" form:linked-cell="Sheet1.M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390" form:id="control390" form:visual-effect="flat" form:value="0.5" form:input-required="false" form:linked-cell="Sheet1.M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391" form:id="control391" form:visual-effect="flat" form:value="0.5" form:input-required="false" form:linked-cell="Sheet1.M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392" form:id="control392" form:visual-effect="flat" form:value="0.5" form:input-required="false" form:linked-cell="Sheet1.N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393" form:id="control393" form:visual-effect="flat" form:value="0.5" form:input-required="false" form:linked-cell="Sheet1.N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394" form:id="control394" form:visual-effect="flat" form:value="0.5" form:input-required="false" form:linked-cell="Sheet1.N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395" form:id="control395" form:visual-effect="flat" form:value="0.5" form:input-required="false" form:linked-cell="Sheet1.N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396" form:id="control396" form:visual-effect="flat" form:value="0.5" form:input-required="false" form:linked-cell="Sheet1.N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397" form:id="control397" form:visual-effect="flat" form:value="0.5" form:input-required="false" form:linked-cell="Sheet1.O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398" form:id="control398" form:visual-effect="flat" form:value="0.5" form:input-required="false" form:linked-cell="Sheet1.O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399" form:id="control399" form:visual-effect="flat" form:value="0.5" form:input-required="false" form:linked-cell="Sheet1.O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00" form:id="control400" form:visual-effect="flat" form:value="0.5" form:input-required="false" form:linked-cell="Sheet1.O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01" form:id="control401" form:visual-effect="flat" form:value="0.5" form:input-required="false" form:linked-cell="Sheet1.O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02" form:id="control402" form:visual-effect="flat" form:value="0.5" form:input-required="false" form:linked-cell="Sheet1.P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03" form:id="control403" form:visual-effect="flat" form:value="0.5" form:input-required="false" form:linked-cell="Sheet1.P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04" form:id="control404" form:visual-effect="flat" form:value="0.5" form:input-required="false" form:linked-cell="Sheet1.P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05" form:id="control405" form:visual-effect="flat" form:value="0.5" form:input-required="false" form:linked-cell="Sheet1.P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06" form:id="control406" form:visual-effect="flat" form:value="0.5" form:input-required="false" form:linked-cell="Sheet1.P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07" form:id="control407" form:visual-effect="flat" form:value="0.5" form:input-required="false" form:linked-cell="Sheet1.Q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08" form:id="control408" form:visual-effect="flat" form:value="0.5" form:input-required="false" form:linked-cell="Sheet1.P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09" form:id="control409" form:visual-effect="flat" form:value="0.5" form:input-required="false" form:linked-cell="Sheet1.Q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10" form:id="control410" form:visual-effect="flat" form:value="0.5" form:input-required="false" form:linked-cell="Sheet1.Q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11" form:id="control411" form:visual-effect="flat" form:value="0.5" form:input-required="false" form:linked-cell="Sheet1.Q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12" form:id="control412" form:visual-effect="flat" form:value="0.5" form:input-required="false" form:linked-cell="Sheet1.P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13" form:id="control413" form:visual-effect="flat" form:value="0.5" form:input-required="false" form:linked-cell="Sheet1.R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14" form:id="control414" form:visual-effect="flat" form:value="0.5" form:input-required="false" form:linked-cell="Sheet1.R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15" form:id="control415" form:visual-effect="flat" form:value="0.5" form:input-required="false" form:linked-cell="Sheet1.R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16" form:id="control416" form:visual-effect="flat" form:value="0.5" form:input-required="false" form:linked-cell="Sheet1.R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17" form:id="control417" form:visual-effect="flat" form:value="0.5" form:input-required="false" form:linked-cell="Sheet1.S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18" form:id="control418" form:visual-effect="flat" form:value="0.5" form:input-required="false" form:linked-cell="Sheet1.S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19" form:id="control419" form:visual-effect="flat" form:value="0.5" form:input-required="false" form:linked-cell="Sheet1.S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20" form:id="control420" form:visual-effect="flat" form:value="0.5" form:input-required="false" form:linked-cell="Sheet1.S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21" form:id="control421" form:visual-effect="flat" form:value="0.5" form:input-required="false" form:linked-cell="Sheet1.S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22" form:id="control422" form:visual-effect="flat" form:value="0.5" form:input-required="false" form:linked-cell="Sheet1.T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23" form:id="control423" form:visual-effect="flat" form:value="0.5" form:input-required="false" form:linked-cell="Sheet1.T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24" form:id="control424" form:visual-effect="flat" form:value="0.5" form:input-required="false" form:linked-cell="Sheet1.T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25" form:id="control425" form:visual-effect="flat" form:value="0.5" form:input-required="false" form:linked-cell="Sheet1.T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26" form:id="control426" form:visual-effect="flat" form:value="0.5" form:input-required="false" form:linked-cell="Sheet1.T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27" form:id="control427" form:visual-effect="flat" form:value="0.5" form:input-required="false" form:linked-cell="Sheet1.U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28" form:id="control428" form:visual-effect="flat" form:value="0.5" form:input-required="false" form:linked-cell="Sheet1.U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29" form:id="control429" form:visual-effect="flat" form:value="0.5" form:input-required="false" form:linked-cell="Sheet1.U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30" form:id="control430" form:visual-effect="flat" form:value="0.5" form:input-required="false" form:linked-cell="Sheet1.U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31" form:id="control431" form:visual-effect="flat" form:value="0.5" form:input-required="false" form:linked-cell="Sheet1.U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32" form:id="control432" form:visual-effect="flat" form:value="0.5" form:input-required="false" form:linked-cell="Sheet1.V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33" form:id="control433" form:visual-effect="flat" form:value="0.5" form:input-required="false" form:linked-cell="Sheet1.V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34" form:id="control434" form:visual-effect="flat" form:value="0.5" form:input-required="false" form:linked-cell="Sheet1.V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35" form:id="control435" form:visual-effect="flat" form:value="0.5" form:input-required="false" form:linked-cell="Sheet1.V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36" form:id="control436" form:visual-effect="flat" form:value="0.5" form:input-required="false" form:linked-cell="Sheet1.V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37" form:id="control437" form:visual-effect="flat" form:value="0.5" form:input-required="false" form:linked-cell="Sheet1.W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38" form:id="control438" form:visual-effect="flat" form:value="0.5" form:input-required="false" form:linked-cell="Sheet1.W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39" form:id="control439" form:visual-effect="flat" form:value="0.5" form:input-required="false" form:linked-cell="Sheet1.W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40" form:id="control440" form:visual-effect="flat" form:value="0.5" form:input-required="false" form:linked-cell="Sheet1.W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41" form:id="control441" form:visual-effect="flat" form:value="0.5" form:input-required="false" form:linked-cell="Sheet1.W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42" form:id="control442" form:visual-effect="flat" form:value="0.5" form:input-required="false" form:linked-cell="Sheet1.X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43" form:id="control443" form:visual-effect="flat" form:value="0.5" form:input-required="false" form:linked-cell="Sheet1.X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44" form:id="control444" form:visual-effect="flat" form:value="0.5" form:input-required="false" form:linked-cell="Sheet1.X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45" form:id="control445" form:visual-effect="flat" form:value="0.5" form:input-required="false" form:linked-cell="Sheet1.X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46" form:id="control446" form:visual-effect="flat" form:value="0.5" form:input-required="false" form:linked-cell="Sheet1.X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47" form:id="control447" form:visual-effect="flat" form:value="0.5" form:input-required="false" form:linked-cell="Sheet1.Y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48" form:id="control448" form:visual-effect="flat" form:value="0.5" form:input-required="false" form:linked-cell="Sheet1.Y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49" form:id="control449" form:visual-effect="flat" form:value="0.5" form:input-required="false" form:linked-cell="Sheet1.Y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50" form:id="control450" form:visual-effect="flat" form:value="0.5" form:input-required="false" form:linked-cell="Sheet1.Y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51" form:id="control451" form:visual-effect="flat" form:value="0.5" form:input-required="false" form:linked-cell="Sheet1.Y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52" form:id="control452" form:visual-effect="flat" form:value="0.5" form:input-required="false" form:linked-cell="Sheet1.Z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53" form:id="control453" form:visual-effect="flat" form:value="0.5" form:input-required="false" form:linked-cell="Sheet1.Z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54" form:id="control454" form:visual-effect="flat" form:value="0.5" form:input-required="false" form:linked-cell="Sheet1.Z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55" form:id="control455" form:visual-effect="flat" form:value="0.5" form:input-required="false" form:linked-cell="Sheet1.Z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56" form:id="control456" form:visual-effect="flat" form:value="0.5" form:input-required="false" form:linked-cell="Sheet1.Z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57" form:id="control457" form:visual-effect="flat" form:value="0.5" form:input-required="false" form:linked-cell="Sheet1.AA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58" form:id="control458" form:visual-effect="flat" form:value="0.5" form:input-required="false" form:linked-cell="Sheet1.AA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59" form:id="control459" form:visual-effect="flat" form:value="0.5" form:input-required="false" form:linked-cell="Sheet1.AA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60" form:id="control460" form:visual-effect="flat" form:value="0.5" form:input-required="false" form:linked-cell="Sheet1.AA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61" form:id="control461" form:visual-effect="flat" form:value="0.5" form:input-required="false" form:linked-cell="Sheet1.AA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62" form:id="control462" form:visual-effect="flat" form:value="0.5" form:input-required="false" form:linked-cell="Sheet1.AB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63" form:id="control463" form:visual-effect="flat" form:value="0.5" form:input-required="false" form:linked-cell="Sheet1.AB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64" form:id="control464" form:visual-effect="flat" form:value="0.5" form:input-required="false" form:linked-cell="Sheet1.AB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65" form:id="control465" form:visual-effect="flat" form:value="0.5" form:input-required="false" form:linked-cell="Sheet1.AB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66" form:id="control466" form:visual-effect="flat" form:value="0.5" form:input-required="false" form:linked-cell="Sheet1.AB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67" form:id="control467" form:visual-effect="flat" form:value="0.5" form:input-required="false" form:linked-cell="Sheet1.A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68" form:id="control468" form:visual-effect="flat" form:value="0.5" form:input-required="false" form:linked-cell="Sheet1.AC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69" form:id="control469" form:visual-effect="flat" form:value="0.5" form:input-required="false" form:linked-cell="Sheet1.AC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70" form:id="control470" form:visual-effect="flat" form:value="0.5" form:input-required="false" form:linked-cell="Sheet1.AC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71" form:id="control471" form:visual-effect="flat" form:value="0.5" form:input-required="false" form:linked-cell="Sheet1.AC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72" form:id="control472" form:visual-effect="flat" form:value="0.5" form:input-required="false" form:linked-cell="Sheet1.AD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73" form:id="control473" form:visual-effect="flat" form:value="0.5" form:input-required="false" form:linked-cell="Sheet1.AD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74" form:id="control474" form:visual-effect="flat" form:value="0.5" form:input-required="false" form:linked-cell="Sheet1.AD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75" form:id="control475" form:visual-effect="flat" form:value="0.5" form:input-required="false" form:linked-cell="Sheet1.AA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76" form:id="control476" form:visual-effect="flat" form:value="0.5" form:input-required="false" form:linked-cell="Sheet1.AD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77" form:id="control477" form:visual-effect="flat" form:value="0.5" form:input-required="false" form:linked-cell="Sheet1.AE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78" form:id="control478" form:visual-effect="flat" form:value="0.5" form:input-required="false" form:linked-cell="Sheet1.AE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79" form:id="control479" form:visual-effect="flat" form:value="0.5" form:input-required="false" form:linked-cell="Sheet1.AE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80" form:id="control480" form:visual-effect="flat" form:value="0.5" form:input-required="false" form:linked-cell="Sheet1.AE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81" form:id="control481" form:visual-effect="flat" form:value="0.5" form:input-required="false" form:linked-cell="Sheet1.AE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82" form:id="control482" form:visual-effect="flat" form:value="0.5" form:input-required="false" form:linked-cell="Sheet1.AF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83" form:id="control483" form:visual-effect="flat" form:value="0.5" form:input-required="false" form:linked-cell="Sheet1.AF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84" form:id="control484" form:visual-effect="flat" form:value="0.5" form:input-required="false" form:linked-cell="Sheet1.AF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85" form:id="control485" form:visual-effect="flat" form:value="0.5" form:input-required="false" form:linked-cell="Sheet1.AF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86" form:id="control486" form:visual-effect="flat" form:value="0.5" form:input-required="false" form:linked-cell="Sheet1.AF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87" form:id="control487" form:visual-effect="flat" form:value="0.5" form:input-required="false" form:linked-cell="Sheet1.AG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88" form:id="control488" form:visual-effect="flat" form:value="0.5" form:input-required="false" form:linked-cell="Sheet1.AG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89" form:id="control489" form:visual-effect="flat" form:value="0.5" form:input-required="false" form:linked-cell="Sheet1.AG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90" form:id="control490" form:visual-effect="flat" form:value="0.5" form:input-required="false" form:linked-cell="Sheet1.AG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91" form:id="control491" form:visual-effect="flat" form:value="0.5" form:input-required="false" form:linked-cell="Sheet1.AG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92" form:id="control492" form:visual-effect="flat" form:value="0.5" form:input-required="false" form:linked-cell="Sheet1.AH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93" form:id="control493" form:visual-effect="flat" form:value="0.5" form:input-required="false" form:linked-cell="Sheet1.AH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94" form:id="control494" form:visual-effect="flat" form:value="0.5" form:input-required="false" form:linked-cell="Sheet1.AH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495" form:id="control495" form:visual-effect="flat" form:value="0.5" form:input-required="false" form:linked-cell="Sheet1.AH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496" form:id="control496" form:visual-effect="flat" form:value="0.5" form:input-required="false" form:linked-cell="Sheet1.AH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497" form:id="control497" form:visual-effect="flat" form:value="0.5" form:input-required="false" form:linked-cell="Sheet1.AI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498" form:id="control498" form:visual-effect="flat" form:value="0.5" form:input-required="false" form:linked-cell="Sheet1.AI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499" form:id="control499" form:visual-effect="flat" form:value="0.5" form:input-required="false" form:linked-cell="Sheet1.AI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500" form:id="control500" form:visual-effect="flat" form:value="0.5" form:input-required="false" form:linked-cell="Sheet1.AI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501" form:id="control501" form:visual-effect="flat" form:value="0.5" form:input-required="false" form:linked-cell="Sheet1.AI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502" form:id="control502" form:visual-effect="flat" form:value="0.5" form:input-required="false" form:linked-cell="Sheet1.AJ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503" form:id="control503" form:visual-effect="flat" form:value="0.5" form:input-required="false" form:linked-cell="Sheet1.AJ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504" form:id="control504" form:visual-effect="flat" form:value="0.5" form:input-required="false" form:linked-cell="Sheet1.AJ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505" form:id="control505" form:visual-effect="flat" form:value="0.5" form:input-required="false" form:linked-cell="Sheet1.AJ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506" form:id="control506" form:visual-effect="flat" form:value="0.5" form:input-required="false" form:linked-cell="Sheet1.AJ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507" form:id="control507" form:visual-effect="flat" form:value="0.5" form:input-required="false" form:linked-cell="Sheet1.AK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508" form:id="control508" form:visual-effect="flat" form:value="0.5" form:input-required="false" form:linked-cell="Sheet1.AK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509" form:id="control509" form:visual-effect="flat" form:value="0.5" form:input-required="false" form:linked-cell="Sheet1.AK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510" form:id="control510" form:visual-effect="flat" form:value="0.5" form:input-required="false" form:linked-cell="Sheet1.AK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511" form:id="control511" form:visual-effect="flat" form:value="0.5" form:input-required="false" form:linked-cell="Sheet1.AK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512" form:id="control512" form:visual-effect="flat" form:value="0.5" form:input-required="false" form:linked-cell="Sheet1.AL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513" form:id="control513" form:visual-effect="flat" form:value="0.5" form:input-required="false" form:linked-cell="Sheet1.AL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514" form:id="control514" form:visual-effect="flat" form:value="0.5" form:input-required="false" form:linked-cell="Sheet1.AL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515" form:id="control515" form:visual-effect="flat" form:value="0.5" form:input-required="false" form:linked-cell="Sheet1.AL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516" form:id="control516" form:visual-effect="flat" form:value="0.5" form:input-required="false" form:linked-cell="Sheet1.AL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517" form:id="control517" form:visual-effect="flat" form:value="0.5" form:input-required="false" form:linked-cell="Sheet1.AM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518" form:id="control518" form:visual-effect="flat" form:value="0.5" form:input-required="false" form:linked-cell="Sheet1.AM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519" form:id="control519" form:visual-effect="flat" form:value="0.5" form:input-required="false" form:linked-cell="Sheet1.AM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520" form:id="control520" form:visual-effect="flat" form:value="0.5" form:input-required="false" form:linked-cell="Sheet1.AM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521" form:id="control521" form:visual-effect="flat" form:value="0.5" form:input-required="false" form:linked-cell="Sheet1.AM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522" form:id="control522" form:visual-effect="flat" form:value="0.5" form:input-required="false" form:linked-cell="Sheet1.AN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523" form:id="control523" form:visual-effect="flat" form:value="0.5" form:input-required="false" form:linked-cell="Sheet1.AN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524" form:id="control524" form:visual-effect="flat" form:value="0.5" form:input-required="false" form:linked-cell="Sheet1.AN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525" form:id="control525" form:visual-effect="flat" form:value="0.5" form:input-required="false" form:linked-cell="Sheet1.AN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526" form:id="control526" form:visual-effect="flat" form:value="0.5" form:input-required="false" form:linked-cell="Sheet1.AN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527" form:id="control527" form:visual-effect="flat" form:value="0.5" form:input-required="false" form:linked-cell="Sheet1.AO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528" form:id="control528" form:visual-effect="flat" form:value="0.5" form:input-required="false" form:linked-cell="Sheet1.AO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529" form:id="control529" form:visual-effect="flat" form:value="0.5" form:input-required="false" form:linked-cell="Sheet1.AO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530" form:id="control530" form:visual-effect="flat" form:value="0.5" form:input-required="false" form:linked-cell="Sheet1.AO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531" form:id="control531" form:visual-effect="flat" form:value="0.5" form:input-required="false" form:linked-cell="Sheet1.AO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532" form:id="control532" form:visual-effect="flat" form:value="0.5" form:input-required="false" form:linked-cell="Sheet1.AP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533" form:id="control533" form:visual-effect="flat" form:value="0.5" form:input-required="false" form:linked-cell="Sheet1.AP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534" form:id="control534" form:visual-effect="flat" form:value="0.5" form:input-required="false" form:linked-cell="Sheet1.AP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535" form:id="control535" form:visual-effect="flat" form:value="0.5" form:input-required="false" form:linked-cell="Sheet1.AP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536" form:id="control536" form:visual-effect="flat" form:value="0.5" form:input-required="false" form:linked-cell="Sheet1.AP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537" form:id="control537" form:visual-effect="flat" form:value="0.5" form:input-required="false" form:linked-cell="Sheet1.AQ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538" form:id="control538" form:visual-effect="flat" form:value="0.5" form:input-required="false" form:linked-cell="Sheet1.AQ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539" form:id="control539" form:visual-effect="flat" form:value="0.5" form:input-required="false" form:linked-cell="Sheet1.AQ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540" form:id="control540" form:visual-effect="flat" form:value="0.5" form:input-required="false" form:linked-cell="Sheet1.AQ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541" form:id="control541" form:visual-effect="flat" form:value="0.5" form:input-required="false" form:linked-cell="Sheet1.AQ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542" form:id="control542" form:visual-effect="flat" form:value="0.5" form:input-required="false" form:linked-cell="Sheet1.AR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543" form:id="control543" form:visual-effect="flat" form:value="0.5" form:input-required="false" form:linked-cell="Sheet1.AR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544" form:id="control544" form:visual-effect="flat" form:value="0.5" form:input-required="false" form:linked-cell="Sheet1.AR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545" form:id="control545" form:visual-effect="flat" form:value="0.5" form:input-required="false" form:linked-cell="Sheet1.AR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546" form:id="control546" form:visual-effect="flat" form:value="0.5" form:input-required="false" form:linked-cell="Sheet1.AR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547" form:id="control547" form:visual-effect="flat" form:value="0.5" form:input-required="false" form:linked-cell="Sheet1.AS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548" form:id="control548" form:visual-effect="flat" form:value="0.5" form:input-required="false" form:linked-cell="Sheet1.AS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549" form:id="control549" form:visual-effect="flat" form:value="0.5" form:input-required="false" form:linked-cell="Sheet1.AS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550" form:id="control550" form:visual-effect="flat" form:value="0.5" form:input-required="false" form:linked-cell="Sheet1.AS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551" form:id="control551" form:visual-effect="flat" form:value="0.5" form:input-required="false" form:linked-cell="Sheet1.AS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552" form:id="control552" form:visual-effect="flat" form:value="0.5" form:input-required="false" form:linked-cell="Sheet1.AT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553" form:id="control553" form:visual-effect="flat" form:value="0.5" form:input-required="false" form:linked-cell="Sheet1.AT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554" form:id="control554" form:visual-effect="flat" form:value="0.5" form:input-required="false" form:linked-cell="Sheet1.AT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555" form:id="control555" form:visual-effect="flat" form:value="0.5" form:input-required="false" form:linked-cell="Sheet1.AA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556" form:id="control556" form:visual-effect="flat" form:value="0.5" form:input-required="false" form:linked-cell="Sheet1.AT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557" form:id="control557" form:visual-effect="flat" form:value="0.5" form:input-required="false" form:linked-cell="Sheet1.AU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558" form:id="control558" form:visual-effect="flat" form:value="0.5" form:input-required="false" form:linked-cell="Sheet1.AU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559" form:id="control559" form:visual-effect="flat" form:value="0.5" form:input-required="false" form:linked-cell="Sheet1.AU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560" form:id="control560" form:visual-effect="flat" form:value="0.5" form:input-required="false" form:linked-cell="Sheet1.AU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561" form:id="control561" form:visual-effect="flat" form:value="0.5" form:input-required="false" form:linked-cell="Sheet1.AU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562" form:id="control562" form:visual-effect="flat" form:value="0.5" form:input-required="false" form:linked-cell="Sheet1.AV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563" form:id="control563" form:visual-effect="flat" form:value="0.5" form:input-required="false" form:linked-cell="Sheet1.AV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564" form:id="control564" form:visual-effect="flat" form:value="0.5" form:input-required="false" form:linked-cell="Sheet1.AV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565" form:id="control565" form:visual-effect="flat" form:value="0.5" form:input-required="false" form:linked-cell="Sheet1.AV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566" form:id="control566" form:visual-effect="flat" form:value="0.5" form:input-required="false" form:linked-cell="Sheet1.AV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567" form:id="control567" form:visual-effect="flat" form:value="0.5" form:input-required="false" form:linked-cell="Sheet1.AW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568" form:id="control568" form:visual-effect="flat" form:value="0.5" form:input-required="false" form:linked-cell="Sheet1.AW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569" form:id="control569" form:visual-effect="flat" form:value="0.5" form:input-required="false" form:linked-cell="Sheet1.AW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570" form:id="control570" form:visual-effect="flat" form:value="0.5" form:input-required="false" form:linked-cell="Sheet1.AW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571" form:id="control571" form:visual-effect="flat" form:value="0.5" form:input-required="false" form:linked-cell="Sheet1.AW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2" form:control-implementation="ooo:com.sun.star.form.component.CheckBox" xml:id="control572" form:id="control572" form:visual-effect="flat" form:value="0.5" form:input-required="false" form:linked-cell="Sheet1.AX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3" form:control-implementation="ooo:com.sun.star.form.component.CheckBox" xml:id="control573" form:id="control573" form:visual-effect="flat" form:value="0.5" form:input-required="false" form:linked-cell="Sheet1.AA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4" form:control-implementation="ooo:com.sun.star.form.component.CheckBox" xml:id="control574" form:id="control574" form:visual-effect="flat" form:value="0.5" form:input-required="false" form:linked-cell="Sheet1.AX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5" form:control-implementation="ooo:com.sun.star.form.component.CheckBox" xml:id="control575" form:id="control575" form:visual-effect="flat" form:value="0.5" form:input-required="false" form:linked-cell="Sheet1.AX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unnamed6" form:control-implementation="ooo:com.sun.star.form.component.CheckBox" xml:id="control576" form:id="control576" form:visual-effect="flat" form:value="0.5" form:input-required="false" form:linked-cell="Sheet1.AX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number-columns-repeated="48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9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COMPANY</text:p>
          </table:table-cell>
          <table:table-cell table:style-name="ce7" table:number-columns-spanned="14" table:number-rows-spanned="1"/>
          <table:covered-table-cell table:number-columns-repeated="12" table:style-name="ce23"/>
          <table:covered-table-cell table:style-name="ce35"/>
          <table:table-cell table:number-columns-repeated="2"/>
          <table:table-cell table:style-name="ce2" office:value-type="string" calcext:value-type="string" table:number-columns-spanned="2" table:number-rows-spanned="1">
            <text:p>R/T</text:p>
          </table:table-cell>
          <table:covered-table-cell/>
          <table:table-cell table:style-name="ce43" office:value-type="currency" office:currency="MYR" office:value="25" calcext:value-type="currency" table:number-columns-spanned="5" table:number-rows-spanned="1">
            <text:p>25.00 MYR</text:p>
          </table:table-cell>
          <table:covered-table-cell table:number-columns-repeated="3" table:style-name="ce61"/>
          <table:covered-table-cell table:style-name="ce81"/>
          <table:table-cell table:style-name="ce84"/>
          <table:table-cell table:style-name="Default"/>
          <table:table-cell table:style-name="ce97" office:value-type="string" calcext:value-type="string" table:number-columns-spanned="6" table:number-rows-spanned="1">
            <text:p>(Regular Time)</text:p>
          </table:table-cell>
          <table:covered-table-cell table:style-name="ce97"/>
          <table:covered-table-cell table:number-columns-repeated="4" table:style-name="ce2"/>
          <table:table-cell table:number-columns-repeated="3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7" table:number-columns-spanned="14" table:number-rows-spanned="1"/>
          <table:covered-table-cell table:number-columns-repeated="12" table:style-name="ce23"/>
          <table:covered-table-cell table:style-name="ce35"/>
          <table:table-cell table:number-columns-repeated="2"/>
          <table:table-cell table:style-name="ce2" office:value-type="string" calcext:value-type="string" table:number-columns-spanned="2" table:number-rows-spanned="1">
            <text:p>O/T</text:p>
          </table:table-cell>
          <table:covered-table-cell/>
          <table:table-cell table:style-name="ce45" table:formula="of:=[.U2]*1.5" office:value-type="currency" office:currency="MYR" office:value="37.5" calcext:value-type="currency" table:number-columns-spanned="5" table:number-rows-spanned="1">
            <text:p>37.50 MYR</text:p>
          </table:table-cell>
          <table:covered-table-cell table:number-columns-repeated="3" table:style-name="ce62"/>
          <table:covered-table-cell table:style-name="ce82"/>
          <table:table-cell table:style-name="ce86"/>
          <table:table-cell table:style-name="Default"/>
          <table:table-cell table:style-name="ce97" office:value-type="string" calcext:value-type="string" table:number-columns-spanned="6" table:number-rows-spanned="1">
            <text:p>(Overtime)</text:p>
          </table:table-cell>
          <table:covered-table-cell table:style-name="ce97"/>
          <table:covered-table-cell table:number-columns-repeated="4" table:style-name="ce2"/>
          <table:table-cell table:number-columns-repeated="31"/>
        </table:table-row>
        <table:table-row table:style-name="ro1">
          <table:table-cell/>
          <table:table-cell table:style-name="ce2" office:value-type="string" calcext:value-type="string">
            <text:p>IC</text:p>
          </table:table-cell>
          <table:table-cell table:style-name="ce12" table:number-columns-spanned="14" table:number-rows-spanned="1"/>
          <table:covered-table-cell table:number-columns-repeated="12" table:style-name="ce23"/>
          <table:covered-table-cell table:style-name="ce35"/>
          <table:table-cell table:number-columns-repeated="2"/>
          <table:table-cell table:style-name="ce2" office:value-type="string" calcext:value-type="string" table:number-columns-spanned="2" table:number-rows-spanned="1">
            <text:p>D/T</text:p>
          </table:table-cell>
          <table:covered-table-cell/>
          <table:table-cell table:style-name="ce47" table:formula="of:=[.U2]*2" office:value-type="currency" office:currency="MYR" office:value="50" calcext:value-type="currency" table:number-columns-spanned="5" table:number-rows-spanned="1">
            <text:p>50.00 MYR</text:p>
          </table:table-cell>
          <table:covered-table-cell table:number-columns-repeated="3" table:style-name="ce64"/>
          <table:covered-table-cell table:style-name="ce83"/>
          <table:table-cell table:style-name="ce87"/>
          <table:table-cell table:style-name="Default"/>
          <table:table-cell table:style-name="ce97" office:value-type="string" calcext:value-type="string" table:number-columns-spanned="6" table:number-rows-spanned="1">
            <text:p>(Double time)</text:p>
          </table:table-cell>
          <table:covered-table-cell table:style-name="ce97"/>
          <table:covered-table-cell table:number-columns-repeated="4" table:style-name="ce2"/>
          <table:table-cell table:number-columns-repeated="31"/>
        </table:table-row>
        <table:table-row table:style-name="ro1">
          <table:table-cell/>
          <table:table-cell table:style-name="ce2" office:value-type="string" calcext:value-type="string">
            <text:p>PASS No</text:p>
          </table:table-cell>
          <table:table-cell table:style-name="ce12" table:number-columns-spanned="6" table:number-rows-spanned="1"/>
          <table:covered-table-cell table:number-columns-repeated="4" table:style-name="ce23"/>
          <table:covered-table-cell table:style-name="ce35"/>
          <table:table-cell table:style-name="ce26" office:value-type="string" calcext:value-type="string" table:number-columns-spanned="3" table:number-rows-spanned="1">
            <text:p>TRADE</text:p>
          </table:table-cell>
          <table:covered-table-cell table:number-columns-repeated="2"/>
          <table:table-cell table:style-name="ce12" table:number-columns-spanned="5" table:number-rows-spanned="1"/>
          <table:covered-table-cell table:number-columns-repeated="3" table:style-name="ce23"/>
          <table:covered-table-cell table:style-name="ce35"/>
          <table:table-cell table:number-columns-repeated="12"/>
          <table:table-cell table:style-name="Default"/>
          <table:table-cell table:number-columns-repeated="35"/>
        </table:table-row>
        <table:table-row table:style-name="ro1">
          <table:table-cell table:number-columns-repeated="13"/>
          <table:table-cell table:style-name="Default"/>
          <table:table-cell table:number-columns-repeated="50"/>
        </table:table-row>
        <table:table-row table:style-name="ro2">
          <table:table-cell/>
          <table:table-cell table:style-name="ce3" office:value-type="string" calcext:value-type="string">
            <text:p>DATE</text:p>
          </table:table-cell>
          <table:table-cell table:style-name="ce20" office:value-type="time" office:time-value="PT08H00M00S" calcext:value-type="time">
            <text:p>08:00:00</text:p>
          </table:table-cell>
          <table:table-cell table:style-name="ce11" office:value-type="time" office:time-value="PT08H30M00S" calcext:value-type="time">
            <text:p>08:30:00</text:p>
          </table:table-cell>
          <table:table-cell table:style-name="ce20" office:value-type="time" office:time-value="PT09H00M00S" calcext:value-type="time">
            <text:p>09:00:00</text:p>
          </table:table-cell>
          <table:table-cell table:style-name="ce11" office:value-type="time" office:time-value="PT09H30M00S" calcext:value-type="time">
            <text:p>09:30:00</text:p>
          </table:table-cell>
          <table:table-cell table:style-name="ce20" office:value-type="time" office:time-value="PT10H00M00S" calcext:value-type="time">
            <text:p>10:00:00</text:p>
          </table:table-cell>
          <table:table-cell table:style-name="ce11" office:value-type="time" office:time-value="PT10H30M00S" calcext:value-type="time">
            <text:p>10:30:00</text:p>
          </table:table-cell>
          <table:table-cell table:style-name="ce20" office:value-type="time" office:time-value="PT11H00M00S" calcext:value-type="time">
            <text:p>11:00:00</text:p>
          </table:table-cell>
          <table:table-cell table:style-name="ce11" office:value-type="time" office:time-value="PT11H30M00S" calcext:value-type="time">
            <text:p>11:30:00</text:p>
          </table:table-cell>
          <table:table-cell table:style-name="ce20" office:value-type="time" office:time-value="PT12H00M00S" calcext:value-type="time">
            <text:p>12:00:00</text:p>
          </table:table-cell>
          <table:table-cell table:style-name="ce11" office:value-type="time" office:time-value="PT12H30M00S" calcext:value-type="time">
            <text:p>12:30:00</text:p>
          </table:table-cell>
          <table:table-cell table:style-name="ce20" office:value-type="time" office:time-value="PT13H00M00S" calcext:value-type="time">
            <text:p>13:00:00</text:p>
          </table:table-cell>
          <table:table-cell table:style-name="ce11" office:value-type="time" office:time-value="PT13H30M00S" calcext:value-type="time">
            <text:p>13:30:00</text:p>
          </table:table-cell>
          <table:table-cell table:style-name="ce20" office:value-type="time" office:time-value="PT14H00M00S" calcext:value-type="time">
            <text:p>14:00:00</text:p>
          </table:table-cell>
          <table:table-cell table:style-name="ce11" office:value-type="time" office:time-value="PT14H30M00S" calcext:value-type="time">
            <text:p>14:30:00</text:p>
          </table:table-cell>
          <table:table-cell table:style-name="ce20" office:value-type="time" office:time-value="PT15H00M00S" calcext:value-type="time">
            <text:p>15:00:00</text:p>
          </table:table-cell>
          <table:table-cell table:style-name="ce11" office:value-type="time" office:time-value="PT15H30M00S" calcext:value-type="time">
            <text:p>15:30:00</text:p>
          </table:table-cell>
          <table:table-cell table:style-name="ce20" office:value-type="time" office:time-value="PT16H00M00S" calcext:value-type="time">
            <text:p>16:00:00</text:p>
          </table:table-cell>
          <table:table-cell table:style-name="ce11" office:value-type="time" office:time-value="PT16H30M00S" calcext:value-type="time">
            <text:p>16:30:00</text:p>
          </table:table-cell>
          <table:table-cell table:style-name="ce27" office:value-type="time" office:time-value="PT17H00M00S" calcext:value-type="time">
            <text:p>17:00:00</text:p>
          </table:table-cell>
          <table:table-cell table:style-name="ce15" office:value-type="time" office:time-value="PT17H30M00S" calcext:value-type="time">
            <text:p>17:30:00</text:p>
          </table:table-cell>
          <table:table-cell table:style-name="ce27" office:value-type="time" office:time-value="PT18H00M00S" calcext:value-type="time">
            <text:p>18:00:00</text:p>
          </table:table-cell>
          <table:table-cell table:style-name="ce15" office:value-type="time" office:time-value="PT18H30M00S" calcext:value-type="time">
            <text:p>18:30:00</text:p>
          </table:table-cell>
          <table:table-cell table:style-name="ce27" office:value-type="time" office:time-value="PT19H00M00S" calcext:value-type="time">
            <text:p>19:00:00</text:p>
          </table:table-cell>
          <table:table-cell table:style-name="ce15" office:value-type="time" office:time-value="PT19H30M00S" calcext:value-type="time">
            <text:p>19:30:00</text:p>
          </table:table-cell>
          <table:table-cell table:style-name="ce27" office:value-type="time" office:time-value="PT20H00M00S" calcext:value-type="time">
            <text:p>20:00:00</text:p>
          </table:table-cell>
          <table:table-cell table:style-name="ce15" office:value-type="time" office:time-value="PT20H30M00S" calcext:value-type="time">
            <text:p>20:30:00</text:p>
          </table:table-cell>
          <table:table-cell table:style-name="ce27" office:value-type="time" office:time-value="PT21H00M00S" calcext:value-type="time">
            <text:p>21:00:00</text:p>
          </table:table-cell>
          <table:table-cell table:style-name="ce15" office:value-type="time" office:time-value="PT21H30M00S" calcext:value-type="time">
            <text:p>21:30:00</text:p>
          </table:table-cell>
          <table:table-cell table:style-name="ce27" office:value-type="time" office:time-value="PT22H00M00S" calcext:value-type="time">
            <text:p>22:00:00</text:p>
          </table:table-cell>
          <table:table-cell table:style-name="ce15" office:value-type="time" office:time-value="PT22H30M00S" calcext:value-type="time">
            <text:p>22:30:00</text:p>
          </table:table-cell>
          <table:table-cell table:style-name="ce27" office:value-type="time" office:time-value="PT23H00M00S" calcext:value-type="time">
            <text:p>23:00:00</text:p>
          </table:table-cell>
          <table:table-cell table:style-name="ce15" office:value-type="time" office:time-value="PT23H30M00S" calcext:value-type="time">
            <text:p>23:30:00</text:p>
          </table:table-cell>
          <table:table-cell table:style-name="ce30" office:value-type="time" office:time-value="PT24H00M00S" calcext:value-type="time">
            <text:p>00:00:00</text:p>
          </table:table-cell>
          <table:table-cell table:style-name="ce25" office:value-type="time" office:time-value="PT24H30M00S" calcext:value-type="time">
            <text:p>00:30:00</text:p>
          </table:table-cell>
          <table:table-cell table:style-name="ce30" office:value-type="time" office:time-value="PT25H00M00S" calcext:value-type="time">
            <text:p>01:00:00</text:p>
          </table:table-cell>
          <table:table-cell table:style-name="ce25" office:value-type="time" office:time-value="PT25H30M00S" calcext:value-type="time">
            <text:p>01:30:00</text:p>
          </table:table-cell>
          <table:table-cell table:style-name="ce30" office:value-type="time" office:time-value="PT26H00M00S" calcext:value-type="time">
            <text:p>02:00:00</text:p>
          </table:table-cell>
          <table:table-cell table:style-name="ce25" office:value-type="time" office:time-value="PT26H30M00S" calcext:value-type="time">
            <text:p>02:30:00</text:p>
          </table:table-cell>
          <table:table-cell table:style-name="ce30" office:value-type="time" office:time-value="PT27H00M00S" calcext:value-type="time">
            <text:p>03:00:00</text:p>
          </table:table-cell>
          <table:table-cell table:style-name="ce25" office:value-type="time" office:time-value="PT27H30M00S" calcext:value-type="time">
            <text:p>03:30:00</text:p>
          </table:table-cell>
          <table:table-cell table:style-name="ce30" office:value-type="time" office:time-value="PT28H00M00S" calcext:value-type="time">
            <text:p>04:00:00</text:p>
          </table:table-cell>
          <table:table-cell table:style-name="ce25" office:value-type="time" office:time-value="PT28H30M00S" calcext:value-type="time">
            <text:p>04:30:00</text:p>
          </table:table-cell>
          <table:table-cell table:style-name="ce30" office:value-type="time" office:time-value="PT29H00M00S" calcext:value-type="time">
            <text:p>05:00:00</text:p>
          </table:table-cell>
          <table:table-cell table:style-name="ce25" office:value-type="time" office:time-value="PT29H30M00S" calcext:value-type="time">
            <text:p>05:30:00</text:p>
          </table:table-cell>
          <table:table-cell table:style-name="ce30" office:value-type="time" office:time-value="PT30H00M00S" calcext:value-type="time">
            <text:p>06:00:00</text:p>
          </table:table-cell>
          <table:table-cell table:style-name="ce25" office:value-type="time" office:time-value="PT30H30M00S" calcext:value-type="time">
            <text:p>06:30:00</text:p>
          </table:table-cell>
          <table:table-cell table:style-name="ce30" office:value-type="time" office:time-value="PT31H00M00S" calcext:value-type="time">
            <text:p>07:00:00</text:p>
          </table:table-cell>
          <table:table-cell table:style-name="ce25" office:value-type="time" office:time-value="PT31H30M00S" calcext:value-type="time">
            <text:p>07:30:00</text:p>
          </table:table-cell>
          <table:table-cell table:style-name="ce46" office:value-type="string" calcext:value-type="string">
            <text:p><text:s text:c="3"/>DAY</text:p>
          </table:table-cell>
          <table:table-cell table:style-name="ce77" office:value-type="string" calcext:value-type="string">
            <text:p><text:s text:c="3"/>R/T</text:p>
          </table:table-cell>
          <table:table-cell table:style-name="ce78" office:value-type="string" calcext:value-type="string">
            <text:p><text:s text:c="3"/>O/T</text:p>
          </table:table-cell>
          <table:table-cell table:style-name="ce79" office:value-type="string" calcext:value-type="string">
            <text:p><text:s text:c="3"/>D/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date" office:date-value="2021-01-01" calcext:value-type="date">
            <text:p>01/01/2021</text:p>
          </table:table-cell>
          <table:table-cell table:style-name="ce9" office:value-type="string" calcext:value-type="string">
            <text:p>0</text:p>
            <draw:control table:end-cell-address="Sheet1.C8" table:end-x="0.385cm" table:end-y="0.412cm" draw:z-index="17" draw:style-name="gr1" draw:text-style-name="P1" svg:width="0.355cm" svg:height="0.369cm" svg:x="0.03cm" svg:y="0.043cm" draw:control="control18"/>
          </table:table-cell>
          <table:table-cell table:style-name="ce9" office:value-type="string" calcext:value-type="string">
            <text:p>0</text:p>
            <draw:control table:end-cell-address="Sheet1.D8" table:end-x="0.388cm" table:end-y="0.412cm" draw:z-index="290" draw:style-name="gr1" draw:text-style-name="P1" svg:width="0.363cm" svg:height="0.369cm" svg:x="0.025cm" svg:y="0.043cm" draw:control="control291"/>
          </table:table-cell>
          <table:table-cell table:style-name="ce9" office:value-type="string" calcext:value-type="string">
            <text:p>0</text:p>
            <draw:control table:end-cell-address="Sheet1.E8" table:end-x="0.388cm" table:end-y="0.412cm" draw:z-index="291" draw:style-name="gr1" draw:text-style-name="P1" svg:width="0.363cm" svg:height="0.369cm" svg:x="0.025cm" svg:y="0.043cm" draw:control="control292"/>
          </table:table-cell>
          <table:table-cell table:style-name="ce9" office:value-type="string" calcext:value-type="string">
            <text:p>0</text:p>
            <draw:control table:end-cell-address="Sheet1.F8" table:end-x="0.386cm" table:end-y="0.412cm" draw:z-index="292" draw:style-name="gr1" draw:text-style-name="P1" svg:width="0.363cm" svg:height="0.369cm" svg:x="0.023cm" svg:y="0.043cm" draw:control="control293"/>
          </table:table-cell>
          <table:table-cell table:style-name="ce9" office:value-type="string" calcext:value-type="string">
            <text:p>0</text:p>
            <draw:control table:end-cell-address="Sheet1.G8" table:end-x="0.388cm" table:end-y="0.412cm" draw:z-index="293" draw:style-name="gr1" draw:text-style-name="P1" svg:width="0.358cm" svg:height="0.369cm" svg:x="0.03cm" svg:y="0.043cm" draw:control="control294"/>
          </table:table-cell>
          <table:table-cell table:style-name="ce9" office:value-type="string" calcext:value-type="string">
            <text:p>0</text:p>
            <draw:control table:end-cell-address="Sheet1.H8" table:end-x="0.384cm" table:end-y="0.412cm" draw:z-index="304" draw:style-name="gr1" draw:text-style-name="P1" svg:width="0.356cm" svg:height="0.369cm" svg:x="0.028cm" svg:y="0.043cm" draw:control="control305"/>
          </table:table-cell>
          <table:table-cell table:style-name="ce9" office:value-type="string" calcext:value-type="string">
            <text:p>0</text:p>
            <draw:control table:end-cell-address="Sheet1.I8" table:end-x="0.386cm" table:end-y="0.412cm" draw:z-index="294" draw:style-name="gr1" draw:text-style-name="P1" svg:width="0.361cm" svg:height="0.369cm" svg:x="0.025cm" svg:y="0.043cm" draw:control="control295"/>
          </table:table-cell>
          <table:table-cell table:style-name="ce9" office:value-type="string" calcext:value-type="string">
            <text:p>0</text:p>
            <draw:control table:end-cell-address="Sheet1.J8" table:end-x="0.383cm" table:end-y="0.412cm" draw:z-index="295" draw:style-name="gr1" draw:text-style-name="P1" svg:width="0.363cm" svg:height="0.369cm" svg:x="0.02cm" svg:y="0.043cm" draw:control="control296"/>
          </table:table-cell>
          <table:table-cell table:style-name="ce9" office:value-type="string" calcext:value-type="string">
            <text:p>0</text:p>
            <draw:control table:end-cell-address="Sheet1.K8" table:end-x="0.384cm" table:end-y="0.412cm" draw:z-index="296" draw:style-name="gr1" draw:text-style-name="P1" svg:width="0.364cm" svg:height="0.369cm" svg:x="0.02cm" svg:y="0.043cm" draw:control="control297"/>
          </table:table-cell>
          <table:table-cell table:style-name="ce9" office:value-type="string" calcext:value-type="string">
            <text:p>0</text:p>
            <draw:control table:end-cell-address="Sheet1.L8" table:end-x="0.387cm" table:end-y="0.412cm" draw:z-index="297" draw:style-name="gr1" draw:text-style-name="P1" svg:width="0.358cm" svg:height="0.369cm" svg:x="0.029cm" svg:y="0.043cm" draw:control="control298"/>
          </table:table-cell>
          <table:table-cell table:style-name="ce9" office:value-type="string" calcext:value-type="string">
            <text:p>0</text:p>
            <draw:control table:end-cell-address="Sheet1.M8" table:end-x="0.385cm" table:end-y="0.412cm" draw:z-index="298" draw:style-name="gr1" draw:text-style-name="P1" svg:width="0.359cm" svg:height="0.369cm" svg:x="0.026cm" svg:y="0.043cm" draw:control="control299"/>
          </table:table-cell>
          <table:table-cell table:style-name="ce9" office:value-type="string" calcext:value-type="string">
            <text:p>0</text:p>
            <draw:control table:end-cell-address="Sheet1.N8" table:end-x="0.386cm" table:end-y="0.412cm" draw:z-index="305" draw:style-name="gr1" draw:text-style-name="P1" svg:width="0.361cm" svg:height="0.369cm" svg:x="0.025cm" svg:y="0.043cm" draw:control="control306"/>
          </table:table-cell>
          <table:table-cell table:style-name="ce9" office:value-type="string" calcext:value-type="string">
            <text:p>0</text:p>
            <draw:control table:end-cell-address="Sheet1.O8" table:end-x="0.384cm" table:end-y="0.412cm" draw:z-index="299" draw:style-name="gr1" draw:text-style-name="P1" svg:width="0.361cm" svg:height="0.369cm" svg:x="0.023cm" svg:y="0.043cm" draw:control="control300"/>
          </table:table-cell>
          <table:table-cell table:style-name="ce9" office:value-type="string" calcext:value-type="string">
            <text:p>0</text:p>
            <draw:control table:end-cell-address="Sheet1.P8" table:end-x="0.384cm" table:end-y="0.412cm" draw:z-index="300" draw:style-name="gr1" draw:text-style-name="P1" svg:width="0.363cm" svg:height="0.369cm" svg:x="0.021cm" svg:y="0.043cm" draw:control="control301"/>
          </table:table-cell>
          <table:table-cell table:style-name="ce9" office:value-type="string" calcext:value-type="string">
            <text:p>0</text:p>
            <draw:control table:end-cell-address="Sheet1.Q8" table:end-x="0.387cm" table:end-y="0.412cm" draw:z-index="301" draw:style-name="gr1" draw:text-style-name="P1" svg:width="0.359cm" svg:height="0.369cm" svg:x="0.028cm" svg:y="0.043cm" draw:control="control302"/>
          </table:table-cell>
          <table:table-cell table:style-name="ce9" office:value-type="string" calcext:value-type="string">
            <text:p>0</text:p>
            <draw:control table:end-cell-address="Sheet1.R8" table:end-x="0.385cm" table:end-y="0.412cm" draw:z-index="302" draw:style-name="gr1" draw:text-style-name="P1" svg:width="0.358cm" svg:height="0.369cm" svg:x="0.027cm" svg:y="0.043cm" draw:control="control303"/>
          </table:table-cell>
          <table:table-cell table:style-name="ce9" office:value-type="string" calcext:value-type="string">
            <text:p>0</text:p>
            <draw:control table:end-cell-address="Sheet1.S8" table:end-x="0.388cm" table:end-y="0.412cm" draw:z-index="303" draw:style-name="gr1" draw:text-style-name="P1" svg:width="0.364cm" svg:height="0.369cm" svg:x="0.024cm" svg:y="0.043cm" draw:control="control304"/>
          </table:table-cell>
          <table:table-cell table:style-name="ce9" office:value-type="string" calcext:value-type="string">
            <text:p>0</text:p>
            <draw:control table:end-cell-address="Sheet1.T8" table:end-x="0.386cm" table:end-y="0.412cm" draw:z-index="306" draw:style-name="gr1" draw:text-style-name="P1" svg:width="0.364cm" svg:height="0.369cm" svg:x="0.022cm" svg:y="0.043cm" draw:control="control307"/>
          </table:table-cell>
          <table:table-cell table:style-name="ce9" office:value-type="string" calcext:value-type="string">
            <text:p>0</text:p>
            <draw:control table:end-cell-address="Sheet1.U8" table:end-x="0.38cm" table:end-y="0.412cm" draw:z-index="307" draw:style-name="gr1" draw:text-style-name="P1" svg:width="0.358cm" svg:height="0.369cm" svg:x="0.022cm" svg:y="0.043cm" draw:control="control308"/>
          </table:table-cell>
          <table:table-cell table:style-name="ce9" office:value-type="string" calcext:value-type="string">
            <text:p>0</text:p>
            <draw:control table:end-cell-address="Sheet1.W8" table:end-x="0.068cm" table:end-y="0.41cm" draw:z-index="288" draw:style-name="gr1" draw:text-style-name="P1" svg:width="0.46cm" svg:height="0.37cm" svg:x="0.028cm" svg:y="0.04cm" draw:control="control289"/>
          </table:table-cell>
          <table:table-cell table:style-name="ce9" office:value-type="string" calcext:value-type="string">
            <text:p>0</text:p>
            <draw:control table:end-cell-address="Sheet1.W8" table:end-x="0.382cm" table:end-y="0.412cm" draw:z-index="309" draw:style-name="gr1" draw:text-style-name="P1" svg:width="0.353cm" svg:height="0.369cm" svg:x="0.029cm" svg:y="0.043cm" draw:control="control310"/>
          </table:table-cell>
          <table:table-cell table:style-name="ce9" office:value-type="string" calcext:value-type="string">
            <text:p>0</text:p>
            <draw:control table:end-cell-address="Sheet1.Y8" table:end-x="0.069cm" table:end-y="0.41cm" draw:z-index="308" draw:style-name="gr1" draw:text-style-name="P1" svg:width="0.461cm" svg:height="0.37cm" svg:x="0.028cm" svg:y="0.04cm" draw:control="control309"/>
          </table:table-cell>
          <table:table-cell table:style-name="ce9" office:value-type="string" calcext:value-type="string">
            <text:p>0</text:p>
            <draw:control table:end-cell-address="Sheet1.Y8" table:end-x="0.382cm" table:end-y="0.412cm" draw:z-index="311" draw:style-name="gr1" draw:text-style-name="P1" svg:width="0.358cm" svg:height="0.369cm" svg:x="0.024cm" svg:y="0.043cm" draw:control="control312"/>
          </table:table-cell>
          <table:table-cell table:style-name="ce9" office:value-type="string" calcext:value-type="string">
            <text:p>0</text:p>
            <draw:control table:end-cell-address="Sheet1.AA8" table:end-x="0.066cm" table:end-y="0.41cm" draw:z-index="310" draw:style-name="gr1" draw:text-style-name="P1" svg:width="0.462cm" svg:height="0.37cm" svg:x="0.023cm" svg:y="0.04cm" draw:control="control311"/>
          </table:table-cell>
          <table:table-cell table:style-name="ce9" office:value-type="string" calcext:value-type="string">
            <text:p>0</text:p>
            <draw:control table:end-cell-address="Sheet1.AA8" table:end-x="0.38cm" table:end-y="0.412cm" draw:z-index="313" draw:style-name="gr1" draw:text-style-name="P1" svg:width="0.353cm" svg:height="0.369cm" svg:x="0.027cm" svg:y="0.043cm" draw:control="control314"/>
          </table:table-cell>
          <table:table-cell table:style-name="ce9" office:value-type="string" calcext:value-type="string">
            <text:p>0</text:p>
            <draw:control table:end-cell-address="Sheet1.AC8" table:end-x="0.067cm" table:end-y="0.41cm" draw:z-index="312" draw:style-name="gr1" draw:text-style-name="P1" svg:width="0.461cm" svg:height="0.37cm" svg:x="0.026cm" svg:y="0.04cm" draw:control="control313"/>
          </table:table-cell>
          <table:table-cell table:style-name="ce9" office:value-type="string" calcext:value-type="string">
            <text:p>0</text:p>
            <draw:control table:end-cell-address="Sheet1.AC8" table:end-x="0.38cm" table:end-y="0.412cm" draw:z-index="315" draw:style-name="gr1" draw:text-style-name="P1" svg:width="0.353cm" svg:height="0.369cm" svg:x="0.027cm" svg:y="0.043cm" draw:control="control316"/>
          </table:table-cell>
          <table:table-cell table:style-name="ce9" office:value-type="string" calcext:value-type="string">
            <text:p>0</text:p>
            <draw:control table:end-cell-address="Sheet1.AE8" table:end-x="0.069cm" table:end-y="0.41cm" draw:z-index="314" draw:style-name="gr1" draw:text-style-name="P1" svg:width="0.468cm" svg:height="0.37cm" svg:x="0.021cm" svg:y="0.04cm" draw:control="control315"/>
          </table:table-cell>
          <table:table-cell table:style-name="ce9" office:value-type="string" calcext:value-type="string">
            <text:p>0</text:p>
            <draw:control table:end-cell-address="Sheet1.AE8" table:end-x="0.382cm" table:end-y="0.412cm" draw:z-index="317" draw:style-name="gr1" draw:text-style-name="P1" svg:width="0.358cm" svg:height="0.369cm" svg:x="0.024cm" svg:y="0.043cm" draw:control="control318"/>
          </table:table-cell>
          <table:table-cell table:style-name="ce9" office:value-type="string" calcext:value-type="string">
            <text:p>0</text:p>
            <draw:control table:end-cell-address="Sheet1.AG8" table:end-x="0.069cm" table:end-y="0.41cm" draw:z-index="316" draw:style-name="gr1" draw:text-style-name="P1" svg:width="0.461cm" svg:height="0.37cm" svg:x="0.028cm" svg:y="0.04cm" draw:control="control317"/>
          </table:table-cell>
          <table:table-cell table:style-name="ce9" office:value-type="string" calcext:value-type="string">
            <text:p>0</text:p>
            <draw:control table:end-cell-address="Sheet1.AG8" table:end-x="0.382cm" table:end-y="0.412cm" draw:z-index="319" draw:style-name="gr1" draw:text-style-name="P1" svg:width="0.353cm" svg:height="0.369cm" svg:x="0.029cm" svg:y="0.043cm" draw:control="control320"/>
          </table:table-cell>
          <table:table-cell table:style-name="ce9" office:value-type="string" calcext:value-type="string">
            <text:p>0</text:p>
            <draw:control table:end-cell-address="Sheet1.AI8" table:end-x="0.069cm" table:end-y="0.41cm" draw:z-index="318" draw:style-name="gr1" draw:text-style-name="P1" svg:width="0.461cm" svg:height="0.37cm" svg:x="0.028cm" svg:y="0.04cm" draw:control="control319"/>
          </table:table-cell>
          <table:table-cell table:style-name="ce9" office:value-type="string" calcext:value-type="string">
            <text:p>0</text:p>
            <draw:control table:end-cell-address="Sheet1.AJ8" table:end-x="0.066cm" table:end-y="0.41cm" draw:z-index="289" draw:style-name="gr1" draw:text-style-name="P1" svg:width="0.464cm" svg:height="0.37cm" svg:x="0.022cm" svg:y="0.04cm" draw:control="control290"/>
          </table:table-cell>
          <table:table-cell table:style-name="ce9" office:value-type="string" calcext:value-type="string">
            <text:p>0</text:p>
            <draw:control table:end-cell-address="Sheet1.AK8" table:end-x="0.067cm" table:end-y="0.41cm" draw:z-index="320" draw:style-name="gr1" draw:text-style-name="P1" svg:width="0.466cm" svg:height="0.37cm" svg:x="0.02cm" svg:y="0.04cm" draw:control="control321"/>
          </table:table-cell>
          <table:table-cell table:style-name="ce9" office:value-type="string" calcext:value-type="string">
            <text:p>0</text:p>
            <draw:control table:end-cell-address="Sheet1.AL8" table:end-x="0.067cm" table:end-y="0.41cm" draw:z-index="321" draw:style-name="gr1" draw:text-style-name="P1" svg:width="0.462cm" svg:height="0.37cm" svg:x="0.025cm" svg:y="0.04cm" draw:control="control322"/>
          </table:table-cell>
          <table:table-cell table:style-name="ce9" office:value-type="string" calcext:value-type="string">
            <text:p>0</text:p>
            <draw:control table:end-cell-address="Sheet1.AM8" table:end-x="0.067cm" table:end-y="0.41cm" draw:z-index="322" draw:style-name="gr1" draw:text-style-name="P1" svg:width="0.462cm" svg:height="0.37cm" svg:x="0.025cm" svg:y="0.04cm" draw:control="control323"/>
          </table:table-cell>
          <table:table-cell table:style-name="ce9" office:value-type="string" calcext:value-type="string">
            <text:p>0</text:p>
            <draw:control table:end-cell-address="Sheet1.AN8" table:end-x="0.069cm" table:end-y="0.41cm" draw:z-index="323" draw:style-name="gr1" draw:text-style-name="P1" svg:width="0.464cm" svg:height="0.37cm" svg:x="0.025cm" svg:y="0.04cm" draw:control="control324"/>
          </table:table-cell>
          <table:table-cell table:style-name="ce9" office:value-type="string" calcext:value-type="string">
            <text:p>0</text:p>
            <draw:control table:end-cell-address="Sheet1.AO8" table:end-x="0.069cm" table:end-y="0.41cm" draw:z-index="324" draw:style-name="gr1" draw:text-style-name="P1" svg:width="0.467cm" svg:height="0.37cm" svg:x="0.022cm" svg:y="0.04cm" draw:control="control325"/>
          </table:table-cell>
          <table:table-cell table:style-name="ce9" office:value-type="string" calcext:value-type="string">
            <text:p>0</text:p>
            <draw:control table:end-cell-address="Sheet1.AP8" table:end-x="0.069cm" table:end-y="0.41cm" draw:z-index="325" draw:style-name="gr1" draw:text-style-name="P1" svg:width="0.467cm" svg:height="0.37cm" svg:x="0.022cm" svg:y="0.04cm" draw:control="control326"/>
          </table:table-cell>
          <table:table-cell table:style-name="ce9" office:value-type="string" calcext:value-type="string">
            <text:p>0</text:p>
            <draw:control table:end-cell-address="Sheet1.AQ8" table:end-x="0.069cm" table:end-y="0.41cm" draw:z-index="326" draw:style-name="gr1" draw:text-style-name="P1" svg:width="0.466cm" svg:height="0.37cm" svg:x="0.022cm" svg:y="0.04cm" draw:control="control327"/>
          </table:table-cell>
          <table:table-cell table:style-name="ce9" office:value-type="string" calcext:value-type="string">
            <text:p>0</text:p>
            <draw:control table:end-cell-address="Sheet1.AR8" table:end-x="0.069cm" table:end-y="0.41cm" draw:z-index="327" draw:style-name="gr1" draw:text-style-name="P1" svg:width="0.462cm" svg:height="0.37cm" svg:x="0.027cm" svg:y="0.04cm" draw:control="control328"/>
          </table:table-cell>
          <table:table-cell table:style-name="ce9" office:value-type="string" calcext:value-type="string">
            <text:p>0</text:p>
            <draw:control table:end-cell-address="Sheet1.AS8" table:end-x="0.066cm" table:end-y="0.41cm" draw:z-index="328" draw:style-name="gr1" draw:text-style-name="P1" svg:width="0.459cm" svg:height="0.37cm" svg:x="0.027cm" svg:y="0.04cm" draw:control="control329"/>
          </table:table-cell>
          <table:table-cell table:style-name="ce9" office:value-type="string" calcext:value-type="string">
            <text:p>0</text:p>
            <draw:control table:end-cell-address="Sheet1.AT8" table:end-x="0.067cm" table:end-y="0.41cm" draw:z-index="329" draw:style-name="gr1" draw:text-style-name="P1" svg:width="0.467cm" svg:height="0.37cm" svg:x="0.02cm" svg:y="0.04cm" draw:control="control330"/>
          </table:table-cell>
          <table:table-cell table:style-name="ce9" office:value-type="string" calcext:value-type="string">
            <text:p>0</text:p>
            <draw:control table:end-cell-address="Sheet1.AU8" table:end-x="0.067cm" table:end-y="0.41cm" draw:z-index="330" draw:style-name="gr1" draw:text-style-name="P1" svg:width="0.467cm" svg:height="0.37cm" svg:x="0.02cm" svg:y="0.04cm" draw:control="control331"/>
          </table:table-cell>
          <table:table-cell table:style-name="ce9" office:value-type="string" calcext:value-type="string">
            <text:p>0</text:p>
            <draw:control table:end-cell-address="Sheet1.AV8" table:end-x="0.067cm" table:end-y="0.41cm" draw:z-index="331" draw:style-name="gr1" draw:text-style-name="P1" svg:width="0.466cm" svg:height="0.37cm" svg:x="0.02cm" svg:y="0.04cm" draw:control="control332"/>
          </table:table-cell>
          <table:table-cell table:style-name="ce9" office:value-type="string" calcext:value-type="string">
            <text:p>0</text:p>
            <draw:control table:end-cell-address="Sheet1.AW8" table:end-x="0.069cm" table:end-y="0.41cm" draw:z-index="332" draw:style-name="gr1" draw:text-style-name="P1" svg:width="0.464cm" svg:height="0.37cm" svg:x="0.025cm" svg:y="0.04cm" draw:control="control333"/>
          </table:table-cell>
          <table:table-cell table:style-name="ce9" office:value-type="string" calcext:value-type="string">
            <text:p>0</text:p>
            <draw:control table:end-cell-address="Sheet1.AX8" table:end-x="0.069cm" table:end-y="0.41cm" draw:z-index="333" draw:style-name="gr1" draw:text-style-name="P1" svg:width="0.462cm" svg:height="0.37cm" svg:x="0.027cm" svg:y="0.04cm" draw:control="control334"/>
          </table:table-cell>
          <table:table-cell table:style-name="ce9" office:value-type="string" calcext:value-type="string">
            <text:p>0</text:p>
            <draw:control table:end-cell-address="Sheet1.AY8" table:end-x="0.069cm" table:end-y="0.41cm" draw:z-index="334" draw:style-name="gr1" draw:text-style-name="P1" svg:width="0.467cm" svg:height="0.37cm" svg:x="0.022cm" svg:y="0.04cm" draw:control="control335"/>
          </table:table-cell>
          <table:table-cell table:style-name="ce68" office:value-type="string" calcext:value-type="string">
            <text:p>Su</text:p>
          </table:table-cell>
          <table:table-cell table:style-name="Default" table:number-columns-repeated="2"/>
          <table:table-cell table:style-name="ce44" table:formula="of:=SUM([.C8]+[.D8]+[.E8]+[.F8]+[.G8]+[.H8]+[.I8]+[.J8]+[.K8]+[.L8]+[.M8]+[.N8]+[.O8]+[.P8]+[.Q8]+[.R8]+[.S8]+[.T8]+[.U8]+[.V8]+[.W8]+[.X8]+[.Y8]+[.Z8]+[.AA8]+[.AB8]+[.AC8]+[.AD8]+[.AE8]+[.AF8]+[.AG8]+[.AH8]+[.AI8]+[.AJ8]+[.AK8]+[.AL8]+[.AM8]+[.AN8]+[.AO8]+[.AP8]+[.AQ8]+[.AR8]+[.AS8]+[.AT8]+[.AU8]+[.AV8]+[.AW8]+[.AX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date" office:date-value="2021-01-02" calcext:value-type="date">
            <text:p>02/01/2021</text:p>
          </table:table-cell>
          <table:table-cell table:style-name="ce10" office:value-type="string" calcext:value-type="string">
            <text:p>0</text:p>
            <draw:control table:end-cell-address="Sheet1.C9" table:end-x="0.386cm" table:end-y="0.413cm" draw:z-index="0" draw:style-name="gr1" draw:text-style-name="P1" svg:width="0.356cm" svg:height="0.363cm" svg:x="0.03cm" svg:y="0.05cm" draw:control="control1"/>
          </table:table-cell>
          <table:table-cell table:style-name="ce10" office:value-type="string" calcext:value-type="string">
            <text:p>0</text:p>
            <draw:control table:end-cell-address="Sheet1.D9" table:end-x="0.389cm" table:end-y="0.413cm" draw:z-index="18" draw:style-name="gr1" draw:text-style-name="P1" svg:width="0.364cm" svg:height="0.363cm" svg:x="0.025cm" svg:y="0.05cm" draw:control="control19"/>
          </table:table-cell>
          <table:table-cell table:style-name="ce10" office:value-type="string" calcext:value-type="string">
            <text:p>0</text:p>
            <draw:control table:end-cell-address="Sheet1.E9" table:end-x="0.389cm" table:end-y="0.413cm" draw:z-index="24" draw:style-name="gr1" draw:text-style-name="P1" svg:width="0.364cm" svg:height="0.363cm" svg:x="0.025cm" svg:y="0.05cm" draw:control="control25"/>
          </table:table-cell>
          <table:table-cell table:style-name="ce10" office:value-type="string" calcext:value-type="string">
            <text:p>0</text:p>
            <draw:control table:end-cell-address="Sheet1.F9" table:end-x="0.387cm" table:end-y="0.413cm" draw:z-index="30" draw:style-name="gr1" draw:text-style-name="P1" svg:width="0.364cm" svg:height="0.363cm" svg:x="0.023cm" svg:y="0.05cm" draw:control="control31"/>
          </table:table-cell>
          <table:table-cell table:style-name="ce10" office:value-type="string" calcext:value-type="string">
            <text:p>0</text:p>
            <draw:control table:end-cell-address="Sheet1.G9" table:end-x="0.389cm" table:end-y="0.413cm" draw:z-index="36" draw:style-name="gr1" draw:text-style-name="P1" svg:width="0.359cm" svg:height="0.363cm" svg:x="0.03cm" svg:y="0.05cm" draw:control="control37"/>
          </table:table-cell>
          <table:table-cell table:style-name="ce10" office:value-type="string" calcext:value-type="string">
            <text:p>0</text:p>
            <draw:control table:end-cell-address="Sheet1.H9" table:end-x="0.385cm" table:end-y="0.413cm" draw:z-index="102" draw:style-name="gr1" draw:text-style-name="P1" svg:width="0.357cm" svg:height="0.363cm" svg:x="0.028cm" svg:y="0.05cm" draw:control="control103"/>
          </table:table-cell>
          <table:table-cell table:style-name="ce10" office:value-type="string" calcext:value-type="string">
            <text:p>0</text:p>
            <draw:control table:end-cell-address="Sheet1.I9" table:end-x="0.387cm" table:end-y="0.413cm" draw:z-index="42" draw:style-name="gr1" draw:text-style-name="P1" svg:width="0.362cm" svg:height="0.363cm" svg:x="0.025cm" svg:y="0.05cm" draw:control="control43"/>
          </table:table-cell>
          <table:table-cell table:style-name="ce10" office:value-type="string" calcext:value-type="string">
            <text:p>0</text:p>
            <draw:control table:end-cell-address="Sheet1.J9" table:end-x="0.384cm" table:end-y="0.413cm" draw:z-index="48" draw:style-name="gr1" draw:text-style-name="P1" svg:width="0.364cm" svg:height="0.363cm" svg:x="0.02cm" svg:y="0.05cm" draw:control="control49"/>
          </table:table-cell>
          <table:table-cell table:style-name="ce10" office:value-type="string" calcext:value-type="string">
            <text:p>0</text:p>
            <draw:control table:end-cell-address="Sheet1.K9" table:end-x="0.385cm" table:end-y="0.413cm" draw:z-index="54" draw:style-name="gr1" draw:text-style-name="P1" svg:width="0.365cm" svg:height="0.363cm" svg:x="0.02cm" svg:y="0.05cm" draw:control="control55"/>
          </table:table-cell>
          <table:table-cell table:style-name="ce10" office:value-type="string" calcext:value-type="string">
            <text:p>0</text:p>
            <draw:control table:end-cell-address="Sheet1.L9" table:end-x="0.388cm" table:end-y="0.413cm" draw:z-index="60" draw:style-name="gr1" draw:text-style-name="P1" svg:width="0.359cm" svg:height="0.363cm" svg:x="0.029cm" svg:y="0.05cm" draw:control="control61"/>
          </table:table-cell>
          <table:table-cell table:style-name="ce10" office:value-type="string" calcext:value-type="string">
            <text:p>0</text:p>
            <draw:control table:end-cell-address="Sheet1.M9" table:end-x="0.386cm" table:end-y="0.413cm" draw:z-index="66" draw:style-name="gr1" draw:text-style-name="P1" svg:width="0.36cm" svg:height="0.363cm" svg:x="0.026cm" svg:y="0.05cm" draw:control="control67"/>
          </table:table-cell>
          <table:table-cell table:style-name="ce10" office:value-type="string" calcext:value-type="string">
            <text:p>0</text:p>
            <draw:control table:end-cell-address="Sheet1.N9" table:end-x="0.387cm" table:end-y="0.413cm" draw:z-index="108" draw:style-name="gr1" draw:text-style-name="P1" svg:width="0.362cm" svg:height="0.363cm" svg:x="0.025cm" svg:y="0.05cm" draw:control="control109"/>
          </table:table-cell>
          <table:table-cell table:style-name="ce10" office:value-type="string" calcext:value-type="string">
            <text:p>0</text:p>
            <draw:control table:end-cell-address="Sheet1.O9" table:end-x="0.385cm" table:end-y="0.413cm" draw:z-index="72" draw:style-name="gr1" draw:text-style-name="P1" svg:width="0.362cm" svg:height="0.363cm" svg:x="0.023cm" svg:y="0.05cm" draw:control="control73"/>
          </table:table-cell>
          <table:table-cell table:style-name="ce10" office:value-type="string" calcext:value-type="string">
            <text:p>0</text:p>
            <draw:control table:end-cell-address="Sheet1.P9" table:end-x="0.385cm" table:end-y="0.413cm" draw:z-index="78" draw:style-name="gr1" draw:text-style-name="P1" svg:width="0.364cm" svg:height="0.363cm" svg:x="0.021cm" svg:y="0.05cm" draw:control="control79"/>
          </table:table-cell>
          <table:table-cell table:style-name="ce10" office:value-type="string" calcext:value-type="string">
            <text:p>0</text:p>
            <draw:control table:end-cell-address="Sheet1.Q9" table:end-x="0.388cm" table:end-y="0.413cm" draw:z-index="84" draw:style-name="gr1" draw:text-style-name="P1" svg:width="0.36cm" svg:height="0.363cm" svg:x="0.028cm" svg:y="0.05cm" draw:control="control85"/>
          </table:table-cell>
          <table:table-cell table:style-name="ce10" office:value-type="string" calcext:value-type="string">
            <text:p>0</text:p>
            <draw:control table:end-cell-address="Sheet1.R9" table:end-x="0.386cm" table:end-y="0.413cm" draw:z-index="90" draw:style-name="gr1" draw:text-style-name="P1" svg:width="0.359cm" svg:height="0.363cm" svg:x="0.027cm" svg:y="0.05cm" draw:control="control91"/>
          </table:table-cell>
          <table:table-cell table:style-name="ce10" office:value-type="string" calcext:value-type="string">
            <text:p>0</text:p>
            <draw:control table:end-cell-address="Sheet1.S9" table:end-x="0.389cm" table:end-y="0.413cm" draw:z-index="96" draw:style-name="gr1" draw:text-style-name="P1" svg:width="0.365cm" svg:height="0.363cm" svg:x="0.024cm" svg:y="0.05cm" draw:control="control97"/>
          </table:table-cell>
          <table:table-cell table:style-name="ce10" office:value-type="string" calcext:value-type="string">
            <text:p>0</text:p>
            <draw:control table:end-cell-address="Sheet1.T9" table:end-x="0.387cm" table:end-y="0.413cm" draw:z-index="114" draw:style-name="gr1" draw:text-style-name="P1" svg:width="0.365cm" svg:height="0.363cm" svg:x="0.022cm" svg:y="0.05cm" draw:control="control115"/>
          </table:table-cell>
          <table:table-cell table:style-name="ce60" office:value-type="string" calcext:value-type="string">
            <text:p>0</text:p>
            <draw:control table:end-cell-address="Sheet1.U9" table:end-x="0.381cm" table:end-y="0.413cm" draw:z-index="120" draw:style-name="gr1" draw:text-style-name="P1" svg:width="0.359cm" svg:height="0.363cm" svg:x="0.022cm" svg:y="0.05cm" draw:control="control121"/>
          </table:table-cell>
          <table:table-cell table:style-name="ce90" office:value-type="string" calcext:value-type="string">
            <text:p>0</text:p>
            <draw:control table:end-cell-address="Sheet1.V9" table:end-x="0.385cm" table:end-y="0.414cm" draw:z-index="1" draw:style-name="gr1" draw:text-style-name="P1" svg:width="0.353cm" svg:height="0.364cm" svg:x="0.032cm" svg:y="0.05cm" draw:control="control2"/>
          </table:table-cell>
          <table:table-cell table:style-name="ce60" office:value-type="string" calcext:value-type="string">
            <text:p>0</text:p>
            <draw:control table:end-cell-address="Sheet1.W9" table:end-x="0.383cm" table:end-y="0.413cm" draw:z-index="132" draw:style-name="gr1" draw:text-style-name="P1" svg:width="0.354cm" svg:height="0.363cm" svg:x="0.029cm" svg:y="0.05cm" draw:control="control133"/>
          </table:table-cell>
          <table:table-cell table:style-name="ce90" office:value-type="string" calcext:value-type="string">
            <text:p>0</text:p>
            <draw:control table:end-cell-address="Sheet1.X9" table:end-x="0.386cm" table:end-y="0.415cm" draw:z-index="126" draw:style-name="gr1" draw:text-style-name="P1" svg:width="0.354cm" svg:height="0.365cm" svg:x="0.032cm" svg:y="0.05cm" draw:control="control127"/>
          </table:table-cell>
          <table:table-cell table:style-name="ce60" office:value-type="string" calcext:value-type="string">
            <text:p>0</text:p>
            <draw:control table:end-cell-address="Sheet1.Y9" table:end-x="0.383cm" table:end-y="0.413cm" draw:z-index="144" draw:style-name="gr1" draw:text-style-name="P1" svg:width="0.359cm" svg:height="0.363cm" svg:x="0.024cm" svg:y="0.05cm" draw:control="control145"/>
          </table:table-cell>
          <table:table-cell table:style-name="ce90" office:value-type="string" calcext:value-type="string">
            <text:p>0</text:p>
            <draw:control table:end-cell-address="Sheet1.Z9" table:end-x="0.386cm" table:end-y="0.415cm" draw:z-index="138" draw:style-name="gr1" draw:text-style-name="P1" svg:width="0.359cm" svg:height="0.365cm" svg:x="0.027cm" svg:y="0.05cm" draw:control="control139"/>
          </table:table-cell>
          <table:table-cell table:style-name="ce60" office:value-type="string" calcext:value-type="string">
            <text:p>0</text:p>
            <draw:control table:end-cell-address="Sheet1.AA9" table:end-x="0.381cm" table:end-y="0.413cm" draw:z-index="156" draw:style-name="gr1" draw:text-style-name="P1" svg:width="0.354cm" svg:height="0.363cm" svg:x="0.027cm" svg:y="0.05cm" draw:control="control157"/>
          </table:table-cell>
          <table:table-cell table:style-name="ce90" office:value-type="string" calcext:value-type="string">
            <text:p>0</text:p>
            <draw:control table:end-cell-address="Sheet1.AB9" table:end-x="0.384cm" table:end-y="0.415cm" draw:z-index="150" draw:style-name="gr1" draw:text-style-name="P1" svg:width="0.354cm" svg:height="0.365cm" svg:x="0.03cm" svg:y="0.05cm" draw:control="control151"/>
          </table:table-cell>
          <table:table-cell table:style-name="ce60" office:value-type="string" calcext:value-type="string">
            <text:p>0</text:p>
            <draw:control table:end-cell-address="Sheet1.AC9" table:end-x="0.381cm" table:end-y="0.413cm" draw:z-index="168" draw:style-name="gr1" draw:text-style-name="P1" svg:width="0.354cm" svg:height="0.363cm" svg:x="0.027cm" svg:y="0.05cm" draw:control="control169"/>
          </table:table-cell>
          <table:table-cell table:style-name="ce90" office:value-type="string" calcext:value-type="string">
            <text:p>0</text:p>
            <draw:control table:end-cell-address="Sheet1.AD9" table:end-x="0.384cm" table:end-y="0.415cm" draw:z-index="162" draw:style-name="gr1" draw:text-style-name="P1" svg:width="0.359cm" svg:height="0.365cm" svg:x="0.025cm" svg:y="0.05cm" draw:control="control163"/>
          </table:table-cell>
          <table:table-cell table:style-name="ce60" office:value-type="string" calcext:value-type="string">
            <text:p>0</text:p>
            <draw:control table:end-cell-address="Sheet1.AE9" table:end-x="0.383cm" table:end-y="0.413cm" draw:z-index="180" draw:style-name="gr1" draw:text-style-name="P1" svg:width="0.359cm" svg:height="0.363cm" svg:x="0.024cm" svg:y="0.05cm" draw:control="control181"/>
          </table:table-cell>
          <table:table-cell table:style-name="ce90" office:value-type="string" calcext:value-type="string">
            <text:p>0</text:p>
            <draw:control table:end-cell-address="Sheet1.AF9" table:end-x="0.386cm" table:end-y="0.415cm" draw:z-index="174" draw:style-name="gr1" draw:text-style-name="P1" svg:width="0.354cm" svg:height="0.365cm" svg:x="0.032cm" svg:y="0.05cm" draw:control="control175"/>
          </table:table-cell>
          <table:table-cell table:style-name="ce60" office:value-type="string" calcext:value-type="string">
            <text:p>0</text:p>
            <draw:control table:end-cell-address="Sheet1.AG9" table:end-x="0.383cm" table:end-y="0.413cm" draw:z-index="192" draw:style-name="gr1" draw:text-style-name="P1" svg:width="0.354cm" svg:height="0.363cm" svg:x="0.029cm" svg:y="0.05cm" draw:control="control193"/>
          </table:table-cell>
          <table:table-cell table:style-name="ce90" office:value-type="string" calcext:value-type="string">
            <text:p>0</text:p>
            <draw:control table:end-cell-address="Sheet1.AH9" table:end-x="0.386cm" table:end-y="0.415cm" draw:z-index="186" draw:style-name="gr1" draw:text-style-name="P1" svg:width="0.354cm" svg:height="0.365cm" svg:x="0.032cm" svg:y="0.05cm" draw:control="control187"/>
          </table:table-cell>
          <table:table-cell table:style-name="ce108" office:value-type="string" calcext:value-type="string">
            <text:p>0</text:p>
            <draw:control table:end-cell-address="Sheet1.AI9" table:end-x="0.385cm" table:end-y="0.415cm" draw:z-index="2" draw:style-name="gr1" draw:text-style-name="P1" svg:width="0.359cm" svg:height="0.365cm" svg:x="0.026cm" svg:y="0.05cm" draw:control="control3"/>
          </table:table-cell>
          <table:table-cell table:style-name="ce108" office:value-type="string" calcext:value-type="string">
            <text:p>0</text:p>
            <draw:control table:end-cell-address="Sheet1.AJ9" table:end-x="0.383cm" table:end-y="0.415cm" draw:z-index="198" draw:style-name="gr1" draw:text-style-name="P1" svg:width="0.359cm" svg:height="0.365cm" svg:x="0.024cm" svg:y="0.05cm" draw:control="control199"/>
          </table:table-cell>
          <table:table-cell table:style-name="ce108" office:value-type="string" calcext:value-type="string">
            <text:p>0</text:p>
            <draw:control table:end-cell-address="Sheet1.AK9" table:end-x="0.383cm" table:end-y="0.415cm" draw:z-index="204" draw:style-name="gr1" draw:text-style-name="P1" svg:width="0.354cm" svg:height="0.365cm" svg:x="0.029cm" svg:y="0.05cm" draw:control="control205"/>
          </table:table-cell>
          <table:table-cell table:style-name="ce108" office:value-type="string" calcext:value-type="string">
            <text:p>0</text:p>
            <draw:control table:end-cell-address="Sheet1.AL9" table:end-x="0.383cm" table:end-y="0.415cm" draw:z-index="210" draw:style-name="gr1" draw:text-style-name="P1" svg:width="0.354cm" svg:height="0.365cm" svg:x="0.029cm" svg:y="0.05cm" draw:control="control211"/>
          </table:table-cell>
          <table:table-cell table:style-name="ce108" office:value-type="string" calcext:value-type="string">
            <text:p>0</text:p>
            <draw:control table:end-cell-address="Sheet1.AM9" table:end-x="0.383cm" table:end-y="0.415cm" draw:z-index="216" draw:style-name="gr1" draw:text-style-name="P1" svg:width="0.354cm" svg:height="0.365cm" svg:x="0.029cm" svg:y="0.05cm" draw:control="control217"/>
          </table:table-cell>
          <table:table-cell table:style-name="ce108" office:value-type="string" calcext:value-type="string">
            <text:p>0</text:p>
            <draw:control table:end-cell-address="Sheet1.AN9" table:end-x="0.385cm" table:end-y="0.415cm" draw:z-index="222" draw:style-name="gr1" draw:text-style-name="P1" svg:width="0.359cm" svg:height="0.365cm" svg:x="0.026cm" svg:y="0.05cm" draw:control="control223"/>
          </table:table-cell>
          <table:table-cell table:style-name="ce108" office:value-type="string" calcext:value-type="string">
            <text:p>0</text:p>
            <draw:control table:end-cell-address="Sheet1.AO9" table:end-x="0.385cm" table:end-y="0.415cm" draw:z-index="228" draw:style-name="gr1" draw:text-style-name="P1" svg:width="0.359cm" svg:height="0.365cm" svg:x="0.026cm" svg:y="0.05cm" draw:control="control229"/>
          </table:table-cell>
          <table:table-cell table:style-name="ce108" office:value-type="string" calcext:value-type="string">
            <text:p>0</text:p>
            <draw:control table:end-cell-address="Sheet1.AP9" table:end-x="0.385cm" table:end-y="0.415cm" draw:z-index="234" draw:style-name="gr1" draw:text-style-name="P1" svg:width="0.359cm" svg:height="0.365cm" svg:x="0.026cm" svg:y="0.05cm" draw:control="control235"/>
          </table:table-cell>
          <table:table-cell table:style-name="ce108" office:value-type="string" calcext:value-type="string">
            <text:p>0</text:p>
            <draw:control table:end-cell-address="Sheet1.AQ9" table:end-x="0.385cm" table:end-y="0.415cm" draw:z-index="240" draw:style-name="gr1" draw:text-style-name="P1" svg:width="0.354cm" svg:height="0.365cm" svg:x="0.031cm" svg:y="0.05cm" draw:control="control241"/>
          </table:table-cell>
          <table:table-cell table:style-name="ce108" office:value-type="string" calcext:value-type="string">
            <text:p>0</text:p>
            <draw:control table:end-cell-address="Sheet1.AR9" table:end-x="0.385cm" table:end-y="0.415cm" draw:z-index="246" draw:style-name="gr1" draw:text-style-name="P1" svg:width="0.354cm" svg:height="0.365cm" svg:x="0.031cm" svg:y="0.05cm" draw:control="control247"/>
          </table:table-cell>
          <table:table-cell table:style-name="ce108" office:value-type="string" calcext:value-type="string">
            <text:p>0</text:p>
            <draw:control table:end-cell-address="Sheet1.AS9" table:end-x="0.383cm" table:end-y="0.415cm" draw:z-index="252" draw:style-name="gr1" draw:text-style-name="P1" svg:width="0.359cm" svg:height="0.365cm" svg:x="0.024cm" svg:y="0.05cm" draw:control="control253"/>
          </table:table-cell>
          <table:table-cell table:style-name="ce108" office:value-type="string" calcext:value-type="string">
            <text:p>0</text:p>
            <draw:control table:end-cell-address="Sheet1.AT9" table:end-x="0.383cm" table:end-y="0.415cm" draw:z-index="258" draw:style-name="gr1" draw:text-style-name="P1" svg:width="0.359cm" svg:height="0.365cm" svg:x="0.024cm" svg:y="0.05cm" draw:control="control259"/>
          </table:table-cell>
          <table:table-cell table:style-name="ce108" office:value-type="string" calcext:value-type="string">
            <text:p>0</text:p>
            <draw:control table:end-cell-address="Sheet1.AU9" table:end-x="0.383cm" table:end-y="0.415cm" draw:z-index="264" draw:style-name="gr1" draw:text-style-name="P1" svg:width="0.359cm" svg:height="0.365cm" svg:x="0.024cm" svg:y="0.05cm" draw:control="control265"/>
          </table:table-cell>
          <table:table-cell table:style-name="ce108" office:value-type="string" calcext:value-type="string">
            <text:p>0</text:p>
            <draw:control table:end-cell-address="Sheet1.AV9" table:end-x="0.383cm" table:end-y="0.415cm" draw:z-index="270" draw:style-name="gr1" draw:text-style-name="P1" svg:width="0.354cm" svg:height="0.365cm" svg:x="0.029cm" svg:y="0.05cm" draw:control="control271"/>
          </table:table-cell>
          <table:table-cell table:style-name="ce108" office:value-type="string" calcext:value-type="string">
            <text:p>0</text:p>
            <draw:control table:end-cell-address="Sheet1.AW9" table:end-x="0.385cm" table:end-y="0.415cm" draw:z-index="276" draw:style-name="gr1" draw:text-style-name="P1" svg:width="0.354cm" svg:height="0.365cm" svg:x="0.031cm" svg:y="0.05cm" draw:control="control277"/>
          </table:table-cell>
          <table:table-cell table:style-name="ce108" office:value-type="string" calcext:value-type="string">
            <text:p>0</text:p>
            <draw:control table:end-cell-address="Sheet1.AX9" table:end-x="0.385cm" table:end-y="0.415cm" draw:z-index="282" draw:style-name="gr1" draw:text-style-name="P1" svg:width="0.359cm" svg:height="0.365cm" svg:x="0.026cm" svg:y="0.05cm" draw:control="control283"/>
          </table:table-cell>
          <table:table-cell table:style-name="ce68" office:value-type="string" calcext:value-type="string">
            <text:p>Mo</text:p>
          </table:table-cell>
          <table:table-cell table:style-name="ce14" table:formula="of:=SUM([.C9]+[.D9]+[.E9]+[.F9]+[.G9]+[.H9]+[.I9]+[.J9]+[.K9]+[.L9]+[.M9]+[.N9]+[.O9]+[.P9]+[.Q9]+[.R9]+[.S9]+[.T9])" office:value-type="float" office:value="0" calcext:value-type="float">
            <text:p>0</text:p>
          </table:table-cell>
          <table:table-cell table:style-name="ce33" table:formula="of:=SUM([.U9]+[.V9]+[.W9]+[.X9]+[.Y9]+[.Z9]+[.AA9]+[.AB9]+[.AC9]+[.AD9]+[.AE9]+[.AF9]+[.AG9]+[.AH9])" office:value-type="float" office:value="0" calcext:value-type="float">
            <text:p>0</text:p>
          </table:table-cell>
          <table:table-cell table:style-name="ce44" table:formula="of:=SUM([.AI9]+[.AJ9]+[.AK9]+[.AL9]+[.AM9]+[.AN9]+[.AO9]+[.AP9]+[.AQ9]+[.AR9]+[.AS9]+[.AT9]+[.AU9]+[.AV9]+[.AW9]+[.AX9])" office:value-type="float" office:value="0" calcext:value-type="float">
            <text:p>0</text:p>
          </table:table-cell>
          <table:table-cell/>
          <table:table-cell table:style-name="ce70"/>
          <table:table-cell table:number-columns-repeated="8"/>
        </table:table-row>
        <table:table-row table:style-name="ro1">
          <table:table-cell/>
          <table:table-cell table:style-name="ce4" office:value-type="date" office:date-value="2021-01-03" calcext:value-type="date">
            <text:p>03/01/2021</text:p>
          </table:table-cell>
          <table:table-cell table:style-name="ce10" office:value-type="string" calcext:value-type="string">
            <text:p>0</text:p>
            <draw:control table:end-cell-address="Sheet1.C10" table:end-x="0.386cm" table:end-y="0.411cm" draw:z-index="3" draw:style-name="gr1" draw:text-style-name="P1" svg:width="0.356cm" svg:height="0.371cm" svg:x="0.03cm" svg:y="0.04cm" draw:control="control4"/>
          </table:table-cell>
          <table:table-cell table:style-name="ce10" office:value-type="string" calcext:value-type="string">
            <text:p>0</text:p>
            <draw:control table:end-cell-address="Sheet1.D10" table:end-x="0.388cm" table:end-y="0.411cm" draw:z-index="19" draw:style-name="gr1" draw:text-style-name="P1" svg:width="0.363cm" svg:height="0.371cm" svg:x="0.025cm" svg:y="0.04cm" draw:control="control20"/>
          </table:table-cell>
          <table:table-cell table:style-name="ce10" office:value-type="string" calcext:value-type="string">
            <text:p>0</text:p>
            <draw:control table:end-cell-address="Sheet1.E10" table:end-x="0.388cm" table:end-y="0.411cm" draw:z-index="25" draw:style-name="gr1" draw:text-style-name="P1" svg:width="0.363cm" svg:height="0.371cm" svg:x="0.025cm" svg:y="0.04cm" draw:control="control26"/>
          </table:table-cell>
          <table:table-cell table:style-name="ce10" office:value-type="string" calcext:value-type="string">
            <text:p>0</text:p>
            <draw:control table:end-cell-address="Sheet1.F10" table:end-x="0.386cm" table:end-y="0.411cm" draw:z-index="31" draw:style-name="gr1" draw:text-style-name="P1" svg:width="0.363cm" svg:height="0.371cm" svg:x="0.023cm" svg:y="0.04cm" draw:control="control32"/>
          </table:table-cell>
          <table:table-cell table:style-name="ce10" office:value-type="string" calcext:value-type="string">
            <text:p>0</text:p>
            <draw:control table:end-cell-address="Sheet1.G10" table:end-x="0.388cm" table:end-y="0.411cm" draw:z-index="37" draw:style-name="gr1" draw:text-style-name="P1" svg:width="0.358cm" svg:height="0.371cm" svg:x="0.03cm" svg:y="0.04cm" draw:control="control38"/>
          </table:table-cell>
          <table:table-cell table:style-name="ce10" office:value-type="string" calcext:value-type="string">
            <text:p>0</text:p>
            <draw:control table:end-cell-address="Sheet1.H10" table:end-x="0.384cm" table:end-y="0.411cm" draw:z-index="103" draw:style-name="gr1" draw:text-style-name="P1" svg:width="0.356cm" svg:height="0.371cm" svg:x="0.028cm" svg:y="0.04cm" draw:control="control104"/>
          </table:table-cell>
          <table:table-cell table:style-name="ce10" office:value-type="string" calcext:value-type="string">
            <text:p>0</text:p>
            <draw:control table:end-cell-address="Sheet1.I10" table:end-x="0.386cm" table:end-y="0.411cm" draw:z-index="43" draw:style-name="gr1" draw:text-style-name="P1" svg:width="0.361cm" svg:height="0.371cm" svg:x="0.025cm" svg:y="0.04cm" draw:control="control44"/>
          </table:table-cell>
          <table:table-cell table:style-name="ce10" office:value-type="string" calcext:value-type="string">
            <text:p>0</text:p>
            <draw:control table:end-cell-address="Sheet1.J10" table:end-x="0.383cm" table:end-y="0.411cm" draw:z-index="49" draw:style-name="gr1" draw:text-style-name="P1" svg:width="0.363cm" svg:height="0.371cm" svg:x="0.02cm" svg:y="0.04cm" draw:control="control50"/>
          </table:table-cell>
          <table:table-cell table:style-name="ce10" office:value-type="string" calcext:value-type="string">
            <text:p>0</text:p>
            <draw:control table:end-cell-address="Sheet1.K10" table:end-x="0.384cm" table:end-y="0.411cm" draw:z-index="55" draw:style-name="gr1" draw:text-style-name="P1" svg:width="0.364cm" svg:height="0.371cm" svg:x="0.02cm" svg:y="0.04cm" draw:control="control56"/>
          </table:table-cell>
          <table:table-cell table:style-name="ce10" office:value-type="string" calcext:value-type="string">
            <text:p>0</text:p>
            <draw:control table:end-cell-address="Sheet1.L10" table:end-x="0.387cm" table:end-y="0.411cm" draw:z-index="61" draw:style-name="gr1" draw:text-style-name="P1" svg:width="0.358cm" svg:height="0.371cm" svg:x="0.029cm" svg:y="0.04cm" draw:control="control62"/>
          </table:table-cell>
          <table:table-cell table:style-name="ce10" office:value-type="string" calcext:value-type="string">
            <text:p>0</text:p>
            <draw:control table:end-cell-address="Sheet1.M10" table:end-x="0.385cm" table:end-y="0.411cm" draw:z-index="67" draw:style-name="gr1" draw:text-style-name="P1" svg:width="0.359cm" svg:height="0.371cm" svg:x="0.026cm" svg:y="0.04cm" draw:control="control68"/>
          </table:table-cell>
          <table:table-cell table:style-name="ce10" office:value-type="string" calcext:value-type="string">
            <text:p>0</text:p>
            <draw:control table:end-cell-address="Sheet1.N10" table:end-x="0.386cm" table:end-y="0.411cm" draw:z-index="109" draw:style-name="gr1" draw:text-style-name="P1" svg:width="0.361cm" svg:height="0.371cm" svg:x="0.025cm" svg:y="0.04cm" draw:control="control110"/>
          </table:table-cell>
          <table:table-cell table:style-name="ce10" office:value-type="string" calcext:value-type="string">
            <text:p>0</text:p>
            <draw:control table:end-cell-address="Sheet1.O10" table:end-x="0.384cm" table:end-y="0.411cm" draw:z-index="73" draw:style-name="gr1" draw:text-style-name="P1" svg:width="0.361cm" svg:height="0.371cm" svg:x="0.023cm" svg:y="0.04cm" draw:control="control74"/>
          </table:table-cell>
          <table:table-cell table:style-name="ce10" office:value-type="string" calcext:value-type="string">
            <text:p>0</text:p>
            <draw:control table:end-cell-address="Sheet1.P10" table:end-x="0.384cm" table:end-y="0.411cm" draw:z-index="79" draw:style-name="gr1" draw:text-style-name="P1" svg:width="0.363cm" svg:height="0.371cm" svg:x="0.021cm" svg:y="0.04cm" draw:control="control80"/>
          </table:table-cell>
          <table:table-cell table:style-name="ce10" office:value-type="string" calcext:value-type="string">
            <text:p>0</text:p>
            <draw:control table:end-cell-address="Sheet1.Q10" table:end-x="0.387cm" table:end-y="0.411cm" draw:z-index="85" draw:style-name="gr1" draw:text-style-name="P1" svg:width="0.359cm" svg:height="0.371cm" svg:x="0.028cm" svg:y="0.04cm" draw:control="control86"/>
          </table:table-cell>
          <table:table-cell table:style-name="ce10" office:value-type="string" calcext:value-type="string">
            <text:p>0</text:p>
            <draw:control table:end-cell-address="Sheet1.R10" table:end-x="0.385cm" table:end-y="0.411cm" draw:z-index="91" draw:style-name="gr1" draw:text-style-name="P1" svg:width="0.358cm" svg:height="0.371cm" svg:x="0.027cm" svg:y="0.04cm" draw:control="control92"/>
          </table:table-cell>
          <table:table-cell table:style-name="ce10" office:value-type="string" calcext:value-type="string">
            <text:p>0</text:p>
            <draw:control table:end-cell-address="Sheet1.S10" table:end-x="0.388cm" table:end-y="0.411cm" draw:z-index="97" draw:style-name="gr1" draw:text-style-name="P1" svg:width="0.364cm" svg:height="0.371cm" svg:x="0.024cm" svg:y="0.04cm" draw:control="control98"/>
          </table:table-cell>
          <table:table-cell table:style-name="ce10" office:value-type="string" calcext:value-type="string">
            <text:p>0</text:p>
            <draw:control table:end-cell-address="Sheet1.T10" table:end-x="0.386cm" table:end-y="0.411cm" draw:z-index="115" draw:style-name="gr1" draw:text-style-name="P1" svg:width="0.364cm" svg:height="0.371cm" svg:x="0.022cm" svg:y="0.04cm" draw:control="control116"/>
          </table:table-cell>
          <table:table-cell table:style-name="ce60" office:value-type="string" calcext:value-type="string">
            <text:p>0</text:p>
            <draw:control table:end-cell-address="Sheet1.U10" table:end-x="0.38cm" table:end-y="0.411cm" draw:z-index="121" draw:style-name="gr1" draw:text-style-name="P1" svg:width="0.358cm" svg:height="0.371cm" svg:x="0.022cm" svg:y="0.04cm" draw:control="control122"/>
          </table:table-cell>
          <table:table-cell table:style-name="ce90" office:value-type="string" calcext:value-type="string">
            <text:p>0</text:p>
            <draw:control table:end-cell-address="Sheet1.V10" table:end-x="0.385cm" table:end-y="0.411cm" draw:z-index="4" draw:style-name="gr1" draw:text-style-name="P1" svg:width="0.353cm" svg:height="0.371cm" svg:x="0.032cm" svg:y="0.04cm" draw:control="control5"/>
          </table:table-cell>
          <table:table-cell table:style-name="ce60" office:value-type="string" calcext:value-type="string">
            <text:p>0</text:p>
            <draw:control table:end-cell-address="Sheet1.W10" table:end-x="0.382cm" table:end-y="0.411cm" draw:z-index="133" draw:style-name="gr1" draw:text-style-name="P1" svg:width="0.353cm" svg:height="0.371cm" svg:x="0.029cm" svg:y="0.04cm" draw:control="control134"/>
          </table:table-cell>
          <table:table-cell table:style-name="ce90" office:value-type="string" calcext:value-type="string">
            <text:p>0</text:p>
            <draw:control table:end-cell-address="Sheet1.X10" table:end-x="0.386cm" table:end-y="0.411cm" draw:z-index="127" draw:style-name="gr1" draw:text-style-name="P1" svg:width="0.354cm" svg:height="0.371cm" svg:x="0.032cm" svg:y="0.04cm" draw:control="control128"/>
          </table:table-cell>
          <table:table-cell table:style-name="ce60" office:value-type="string" calcext:value-type="string">
            <text:p>0</text:p>
            <draw:control table:end-cell-address="Sheet1.Y10" table:end-x="0.382cm" table:end-y="0.411cm" draw:z-index="145" draw:style-name="gr1" draw:text-style-name="P1" svg:width="0.358cm" svg:height="0.371cm" svg:x="0.024cm" svg:y="0.04cm" draw:control="control146"/>
          </table:table-cell>
          <table:table-cell table:style-name="ce60" office:value-type="string" calcext:value-type="string">
            <text:p>0</text:p>
            <draw:control table:end-cell-address="Sheet1.Z10" table:end-x="0.386cm" table:end-y="0.411cm" draw:z-index="139" draw:style-name="gr1" draw:text-style-name="P1" svg:width="0.359cm" svg:height="0.371cm" svg:x="0.027cm" svg:y="0.04cm" draw:control="control140"/>
          </table:table-cell>
          <table:table-cell table:style-name="ce60" office:value-type="string" calcext:value-type="string">
            <text:p>0</text:p>
            <draw:control table:end-cell-address="Sheet1.AA10" table:end-x="0.38cm" table:end-y="0.411cm" draw:z-index="157" draw:style-name="gr1" draw:text-style-name="P1" svg:width="0.353cm" svg:height="0.371cm" svg:x="0.027cm" svg:y="0.04cm" draw:control="control158"/>
          </table:table-cell>
          <table:table-cell table:style-name="ce60" office:value-type="string" calcext:value-type="string">
            <text:p>0</text:p>
            <draw:control table:end-cell-address="Sheet1.AB10" table:end-x="0.384cm" table:end-y="0.411cm" draw:z-index="151" draw:style-name="gr1" draw:text-style-name="P1" svg:width="0.354cm" svg:height="0.371cm" svg:x="0.03cm" svg:y="0.04cm" draw:control="control152"/>
          </table:table-cell>
          <table:table-cell table:style-name="ce60" office:value-type="string" calcext:value-type="string">
            <text:p>0</text:p>
            <draw:control table:end-cell-address="Sheet1.AC10" table:end-x="0.38cm" table:end-y="0.411cm" draw:z-index="169" draw:style-name="gr1" draw:text-style-name="P1" svg:width="0.353cm" svg:height="0.371cm" svg:x="0.027cm" svg:y="0.04cm" draw:control="control170"/>
          </table:table-cell>
          <table:table-cell table:style-name="ce90" office:value-type="string" calcext:value-type="string">
            <text:p>0</text:p>
            <draw:control table:end-cell-address="Sheet1.AD10" table:end-x="0.384cm" table:end-y="0.411cm" draw:z-index="163" draw:style-name="gr1" draw:text-style-name="P1" svg:width="0.359cm" svg:height="0.371cm" svg:x="0.025cm" svg:y="0.04cm" draw:control="control164"/>
          </table:table-cell>
          <table:table-cell table:style-name="ce60" office:value-type="string" calcext:value-type="string">
            <text:p>0</text:p>
            <draw:control table:end-cell-address="Sheet1.AE10" table:end-x="0.382cm" table:end-y="0.411cm" draw:z-index="181" draw:style-name="gr1" draw:text-style-name="P1" svg:width="0.358cm" svg:height="0.371cm" svg:x="0.024cm" svg:y="0.04cm" draw:control="control182"/>
          </table:table-cell>
          <table:table-cell table:style-name="ce90" office:value-type="string" calcext:value-type="string">
            <text:p>0</text:p>
            <draw:control table:end-cell-address="Sheet1.AF10" table:end-x="0.386cm" table:end-y="0.411cm" draw:z-index="175" draw:style-name="gr1" draw:text-style-name="P1" svg:width="0.354cm" svg:height="0.371cm" svg:x="0.032cm" svg:y="0.04cm" draw:control="control176"/>
          </table:table-cell>
          <table:table-cell table:style-name="ce60" office:value-type="string" calcext:value-type="string">
            <text:p>0</text:p>
            <draw:control table:end-cell-address="Sheet1.AG10" table:end-x="0.382cm" table:end-y="0.411cm" draw:z-index="193" draw:style-name="gr1" draw:text-style-name="P1" svg:width="0.353cm" svg:height="0.371cm" svg:x="0.029cm" svg:y="0.04cm" draw:control="control194"/>
          </table:table-cell>
          <table:table-cell table:style-name="ce90" office:value-type="string" calcext:value-type="string">
            <text:p>0</text:p>
            <draw:control table:end-cell-address="Sheet1.AH10" table:end-x="0.386cm" table:end-y="0.411cm" draw:z-index="187" draw:style-name="gr1" draw:text-style-name="P1" svg:width="0.354cm" svg:height="0.371cm" svg:x="0.032cm" svg:y="0.04cm" draw:control="control188"/>
          </table:table-cell>
          <table:table-cell table:style-name="ce108" office:value-type="string" calcext:value-type="string">
            <text:p>0</text:p>
            <draw:control table:end-cell-address="Sheet1.AI10" table:end-x="0.385cm" table:end-y="0.411cm" draw:z-index="5" draw:style-name="gr1" draw:text-style-name="P1" svg:width="0.359cm" svg:height="0.371cm" svg:x="0.026cm" svg:y="0.04cm" draw:control="control6"/>
          </table:table-cell>
          <table:table-cell table:style-name="ce108" office:value-type="string" calcext:value-type="string">
            <text:p>0</text:p>
            <draw:control table:end-cell-address="Sheet1.AJ10" table:end-x="0.383cm" table:end-y="0.411cm" draw:z-index="199" draw:style-name="gr1" draw:text-style-name="P1" svg:width="0.359cm" svg:height="0.371cm" svg:x="0.024cm" svg:y="0.04cm" draw:control="control200"/>
          </table:table-cell>
          <table:table-cell table:style-name="ce108" office:value-type="string" calcext:value-type="string">
            <text:p>0</text:p>
            <draw:control table:end-cell-address="Sheet1.AK10" table:end-x="0.383cm" table:end-y="0.411cm" draw:z-index="205" draw:style-name="gr1" draw:text-style-name="P1" svg:width="0.354cm" svg:height="0.371cm" svg:x="0.029cm" svg:y="0.04cm" draw:control="control206"/>
          </table:table-cell>
          <table:table-cell table:style-name="ce108" office:value-type="string" calcext:value-type="string">
            <text:p>0</text:p>
            <draw:control table:end-cell-address="Sheet1.AL10" table:end-x="0.383cm" table:end-y="0.411cm" draw:z-index="211" draw:style-name="gr1" draw:text-style-name="P1" svg:width="0.354cm" svg:height="0.371cm" svg:x="0.029cm" svg:y="0.04cm" draw:control="control212"/>
          </table:table-cell>
          <table:table-cell table:style-name="ce108" office:value-type="string" calcext:value-type="string">
            <text:p>0</text:p>
            <draw:control table:end-cell-address="Sheet1.AM10" table:end-x="0.383cm" table:end-y="0.411cm" draw:z-index="217" draw:style-name="gr1" draw:text-style-name="P1" svg:width="0.354cm" svg:height="0.371cm" svg:x="0.029cm" svg:y="0.04cm" draw:control="control218"/>
          </table:table-cell>
          <table:table-cell table:style-name="ce108" office:value-type="string" calcext:value-type="string">
            <text:p>0</text:p>
            <draw:control table:end-cell-address="Sheet1.AN10" table:end-x="0.385cm" table:end-y="0.411cm" draw:z-index="223" draw:style-name="gr1" draw:text-style-name="P1" svg:width="0.359cm" svg:height="0.371cm" svg:x="0.026cm" svg:y="0.04cm" draw:control="control224"/>
          </table:table-cell>
          <table:table-cell table:style-name="ce108" office:value-type="string" calcext:value-type="string">
            <text:p>0</text:p>
            <draw:control table:end-cell-address="Sheet1.AO10" table:end-x="0.385cm" table:end-y="0.411cm" draw:z-index="229" draw:style-name="gr1" draw:text-style-name="P1" svg:width="0.359cm" svg:height="0.371cm" svg:x="0.026cm" svg:y="0.04cm" draw:control="control230"/>
          </table:table-cell>
          <table:table-cell table:style-name="ce108" office:value-type="string" calcext:value-type="string">
            <text:p>0</text:p>
            <draw:control table:end-cell-address="Sheet1.AP10" table:end-x="0.385cm" table:end-y="0.411cm" draw:z-index="235" draw:style-name="gr1" draw:text-style-name="P1" svg:width="0.359cm" svg:height="0.371cm" svg:x="0.026cm" svg:y="0.04cm" draw:control="control236"/>
          </table:table-cell>
          <table:table-cell table:style-name="ce108" office:value-type="string" calcext:value-type="string">
            <text:p>0</text:p>
            <draw:control table:end-cell-address="Sheet1.AQ10" table:end-x="0.385cm" table:end-y="0.411cm" draw:z-index="241" draw:style-name="gr1" draw:text-style-name="P1" svg:width="0.354cm" svg:height="0.371cm" svg:x="0.031cm" svg:y="0.04cm" draw:control="control242"/>
          </table:table-cell>
          <table:table-cell table:style-name="ce108" office:value-type="string" calcext:value-type="string">
            <text:p>0</text:p>
            <draw:control table:end-cell-address="Sheet1.AR10" table:end-x="0.385cm" table:end-y="0.411cm" draw:z-index="247" draw:style-name="gr1" draw:text-style-name="P1" svg:width="0.354cm" svg:height="0.371cm" svg:x="0.031cm" svg:y="0.04cm" draw:control="control248"/>
          </table:table-cell>
          <table:table-cell table:style-name="ce108" office:value-type="string" calcext:value-type="string">
            <text:p>0</text:p>
            <draw:control table:end-cell-address="Sheet1.AS10" table:end-x="0.383cm" table:end-y="0.411cm" draw:z-index="253" draw:style-name="gr1" draw:text-style-name="P1" svg:width="0.359cm" svg:height="0.371cm" svg:x="0.024cm" svg:y="0.04cm" draw:control="control254"/>
          </table:table-cell>
          <table:table-cell table:style-name="ce108" office:value-type="string" calcext:value-type="string">
            <text:p>0</text:p>
            <draw:control table:end-cell-address="Sheet1.AT10" table:end-x="0.383cm" table:end-y="0.411cm" draw:z-index="259" draw:style-name="gr1" draw:text-style-name="P1" svg:width="0.359cm" svg:height="0.371cm" svg:x="0.024cm" svg:y="0.04cm" draw:control="control260"/>
          </table:table-cell>
          <table:table-cell table:style-name="ce108" office:value-type="string" calcext:value-type="string">
            <text:p>0</text:p>
            <draw:control table:end-cell-address="Sheet1.AU10" table:end-x="0.383cm" table:end-y="0.411cm" draw:z-index="265" draw:style-name="gr1" draw:text-style-name="P1" svg:width="0.359cm" svg:height="0.371cm" svg:x="0.024cm" svg:y="0.04cm" draw:control="control266"/>
          </table:table-cell>
          <table:table-cell table:style-name="ce108" office:value-type="string" calcext:value-type="string">
            <text:p>0</text:p>
            <draw:control table:end-cell-address="Sheet1.AV10" table:end-x="0.383cm" table:end-y="0.411cm" draw:z-index="271" draw:style-name="gr1" draw:text-style-name="P1" svg:width="0.354cm" svg:height="0.371cm" svg:x="0.029cm" svg:y="0.04cm" draw:control="control272"/>
          </table:table-cell>
          <table:table-cell table:style-name="ce108" office:value-type="string" calcext:value-type="string">
            <text:p>0</text:p>
            <draw:control table:end-cell-address="Sheet1.AW10" table:end-x="0.385cm" table:end-y="0.411cm" draw:z-index="277" draw:style-name="gr1" draw:text-style-name="P1" svg:width="0.354cm" svg:height="0.371cm" svg:x="0.031cm" svg:y="0.04cm" draw:control="control278"/>
          </table:table-cell>
          <table:table-cell table:style-name="ce108" office:value-type="string" calcext:value-type="string">
            <text:p>0</text:p>
            <draw:control table:end-cell-address="Sheet1.AX10" table:end-x="0.385cm" table:end-y="0.411cm" draw:z-index="283" draw:style-name="gr1" draw:text-style-name="P1" svg:width="0.359cm" svg:height="0.371cm" svg:x="0.026cm" svg:y="0.04cm" draw:control="control284"/>
          </table:table-cell>
          <table:table-cell table:style-name="ce68" office:value-type="string" calcext:value-type="string">
            <text:p>Tu</text:p>
          </table:table-cell>
          <table:table-cell table:style-name="ce14" table:formula="of:=SUM([.C10]+[.D10]+[.E10]+[.F10]+[.G10]+[.H10]+[.I10]+[.J10]+[.K10]+[.L10]+[.M10]+[.N10]+[.O10]+[.P10]+[.Q10]+[.R10]+[.S10]+[.T10])" office:value-type="float" office:value="0" calcext:value-type="float">
            <text:p>0</text:p>
          </table:table-cell>
          <table:table-cell table:style-name="ce33" table:formula="of:=SUM([.U10]+[.V10]+[.W10]+[.X10]+[.Y10]+[.Z10]+[.AA10]+[.AB10]+[.AC10]+[.AD10]+[.AE10]+[.AF10]+[.AG10]+[.AH10])" office:value-type="float" office:value="0" calcext:value-type="float">
            <text:p>0</text:p>
          </table:table-cell>
          <table:table-cell table:style-name="ce44" table:formula="of:=SUM([.AI10]+[.AJ10]+[.AK10]+[.AL10]+[.AM10]+[.AN10]+[.AO10]+[.AP10]+[.AQ10]+[.AR10]+[.AS10]+[.AT10]+[.AU10]+[.AV10]+[.AW10]+[.AX1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date" office:date-value="2021-01-04" calcext:value-type="date">
            <text:p>04/01/2021</text:p>
          </table:table-cell>
          <table:table-cell table:style-name="ce13">
            <draw:control table:end-cell-address="Sheet1.C11" table:end-x="0.389cm" table:end-y="0.424cm" draw:z-index="6" draw:style-name="gr1" draw:text-style-name="P1" svg:width="0.362cm" svg:height="0.364cm" svg:x="0.027cm" svg:y="0.06cm" draw:control="control7"/>
          </table:table-cell>
          <table:table-cell table:style-name="ce10" office:value-type="string" calcext:value-type="string">
            <text:p>0</text:p>
            <draw:control table:end-cell-address="Sheet1.D11" table:end-x="0.392cm" table:end-y="0.424cm" draw:z-index="20" draw:style-name="gr1" draw:text-style-name="P1" svg:width="0.37cm" svg:height="0.364cm" svg:x="0.022cm" svg:y="0.06cm" draw:control="control21"/>
          </table:table-cell>
          <table:table-cell table:style-name="ce10" office:value-type="string" calcext:value-type="string">
            <text:p>0</text:p>
            <draw:control table:end-cell-address="Sheet1.E11" table:end-x="0.392cm" table:end-y="0.424cm" draw:z-index="26" draw:style-name="gr1" draw:text-style-name="P1" svg:width="0.37cm" svg:height="0.364cm" svg:x="0.022cm" svg:y="0.06cm" draw:control="control27"/>
          </table:table-cell>
          <table:table-cell table:style-name="ce10" office:value-type="string" calcext:value-type="string">
            <text:p>0</text:p>
            <draw:control table:end-cell-address="Sheet1.F11" table:end-x="0.39cm" table:end-y="0.424cm" draw:z-index="32" draw:style-name="gr1" draw:text-style-name="P1" svg:width="0.37cm" svg:height="0.364cm" svg:x="0.02cm" svg:y="0.06cm" draw:control="control33"/>
          </table:table-cell>
          <table:table-cell table:style-name="ce10" office:value-type="string" calcext:value-type="string">
            <text:p>0</text:p>
            <draw:control table:end-cell-address="Sheet1.G11" table:end-x="0.392cm" table:end-y="0.424cm" draw:z-index="38" draw:style-name="gr1" draw:text-style-name="P1" svg:width="0.365cm" svg:height="0.364cm" svg:x="0.027cm" svg:y="0.06cm" draw:control="control39"/>
          </table:table-cell>
          <table:table-cell table:style-name="ce10" office:value-type="string" calcext:value-type="string">
            <text:p>0</text:p>
            <draw:control table:end-cell-address="Sheet1.H11" table:end-x="0.388cm" table:end-y="0.424cm" draw:z-index="104" draw:style-name="gr1" draw:text-style-name="P1" svg:width="0.363cm" svg:height="0.364cm" svg:x="0.025cm" svg:y="0.06cm" draw:control="control105"/>
          </table:table-cell>
          <table:table-cell table:style-name="ce10" office:value-type="string" calcext:value-type="string">
            <text:p>0</text:p>
            <draw:control table:end-cell-address="Sheet1.I11" table:end-x="0.39cm" table:end-y="0.424cm" draw:z-index="44" draw:style-name="gr1" draw:text-style-name="P1" svg:width="0.368cm" svg:height="0.364cm" svg:x="0.022cm" svg:y="0.06cm" draw:control="control45"/>
          </table:table-cell>
          <table:table-cell table:style-name="ce10" office:value-type="string" calcext:value-type="string">
            <text:p>0</text:p>
            <draw:control table:end-cell-address="Sheet1.J11" table:end-x="0.387cm" table:end-y="0.424cm" draw:z-index="50" draw:style-name="gr1" draw:text-style-name="P1" svg:width="0.371cm" svg:height="0.364cm" svg:x="0.016cm" svg:y="0.06cm" draw:control="control51"/>
          </table:table-cell>
          <table:table-cell table:style-name="ce10" office:value-type="string" calcext:value-type="string">
            <text:p>0</text:p>
            <draw:control table:end-cell-address="Sheet1.K11" table:end-x="0.388cm" table:end-y="0.424cm" draw:z-index="56" draw:style-name="gr1" draw:text-style-name="P1" svg:width="0.372cm" svg:height="0.364cm" svg:x="0.016cm" svg:y="0.06cm" draw:control="control57"/>
          </table:table-cell>
          <table:table-cell table:style-name="ce10" office:value-type="string" calcext:value-type="string">
            <text:p>0</text:p>
            <draw:control table:end-cell-address="Sheet1.L11" table:end-x="0.391cm" table:end-y="0.424cm" draw:z-index="62" draw:style-name="gr1" draw:text-style-name="P1" svg:width="0.365cm" svg:height="0.364cm" svg:x="0.026cm" svg:y="0.06cm" draw:control="control63"/>
          </table:table-cell>
          <table:table-cell table:style-name="ce10" office:value-type="string" calcext:value-type="string">
            <text:p>0</text:p>
            <draw:control table:end-cell-address="Sheet1.M11" table:end-x="0.389cm" table:end-y="0.424cm" draw:z-index="68" draw:style-name="gr1" draw:text-style-name="P1" svg:width="0.366cm" svg:height="0.364cm" svg:x="0.023cm" svg:y="0.06cm" draw:control="control69"/>
          </table:table-cell>
          <table:table-cell table:style-name="ce10" office:value-type="string" calcext:value-type="string">
            <text:p>0</text:p>
            <draw:control table:end-cell-address="Sheet1.N11" table:end-x="0.39cm" table:end-y="0.424cm" draw:z-index="110" draw:style-name="gr1" draw:text-style-name="P1" svg:width="0.368cm" svg:height="0.364cm" svg:x="0.022cm" svg:y="0.06cm" draw:control="control111"/>
          </table:table-cell>
          <table:table-cell table:style-name="ce10" office:value-type="string" calcext:value-type="string">
            <text:p>0</text:p>
            <draw:control table:end-cell-address="Sheet1.O11" table:end-x="0.388cm" table:end-y="0.424cm" draw:z-index="74" draw:style-name="gr1" draw:text-style-name="P1" svg:width="0.368cm" svg:height="0.364cm" svg:x="0.02cm" svg:y="0.06cm" draw:control="control75"/>
          </table:table-cell>
          <table:table-cell table:style-name="ce10" office:value-type="string" calcext:value-type="string">
            <text:p>0</text:p>
            <draw:control table:end-cell-address="Sheet1.P11" table:end-x="0.388cm" table:end-y="0.424cm" draw:z-index="80" draw:style-name="gr1" draw:text-style-name="P1" svg:width="0.371cm" svg:height="0.364cm" svg:x="0.017cm" svg:y="0.06cm" draw:control="control81"/>
          </table:table-cell>
          <table:table-cell table:style-name="ce10" office:value-type="string" calcext:value-type="string">
            <text:p>0</text:p>
            <draw:control table:end-cell-address="Sheet1.Q11" table:end-x="0.391cm" table:end-y="0.424cm" draw:z-index="86" draw:style-name="gr1" draw:text-style-name="P1" svg:width="0.366cm" svg:height="0.364cm" svg:x="0.025cm" svg:y="0.06cm" draw:control="control87"/>
          </table:table-cell>
          <table:table-cell table:style-name="ce10" office:value-type="string" calcext:value-type="string">
            <text:p>0</text:p>
            <draw:control table:end-cell-address="Sheet1.R11" table:end-x="0.389cm" table:end-y="0.424cm" draw:z-index="92" draw:style-name="gr1" draw:text-style-name="P1" svg:width="0.365cm" svg:height="0.364cm" svg:x="0.024cm" svg:y="0.06cm" draw:control="control93"/>
          </table:table-cell>
          <table:table-cell table:style-name="ce10" office:value-type="string" calcext:value-type="string">
            <text:p>0</text:p>
            <draw:control table:end-cell-address="Sheet1.S11" table:end-x="0.392cm" table:end-y="0.424cm" draw:z-index="98" draw:style-name="gr1" draw:text-style-name="P1" svg:width="0.371cm" svg:height="0.364cm" svg:x="0.021cm" svg:y="0.06cm" draw:control="control99"/>
          </table:table-cell>
          <table:table-cell table:style-name="ce10" office:value-type="string" calcext:value-type="string">
            <text:p>0</text:p>
            <draw:control table:end-cell-address="Sheet1.T11" table:end-x="0.39cm" table:end-y="0.424cm" draw:z-index="116" draw:style-name="gr1" draw:text-style-name="P1" svg:width="0.371cm" svg:height="0.364cm" svg:x="0.019cm" svg:y="0.06cm" draw:control="control117"/>
          </table:table-cell>
          <table:table-cell table:style-name="ce60" office:value-type="string" calcext:value-type="string">
            <text:p>0</text:p>
            <draw:control table:end-cell-address="Sheet1.U11" table:end-x="0.384cm" table:end-y="0.424cm" draw:z-index="122" draw:style-name="gr1" draw:text-style-name="P1" svg:width="0.366cm" svg:height="0.364cm" svg:x="0.018cm" svg:y="0.06cm" draw:control="control123"/>
          </table:table-cell>
          <table:table-cell table:style-name="ce60" office:value-type="string" calcext:value-type="string">
            <text:p>0</text:p>
            <draw:control table:end-cell-address="Sheet1.V11" table:end-x="0.385cm" table:end-y="0.414cm" draw:z-index="7" draw:style-name="gr1" draw:text-style-name="P1" svg:width="0.353cm" svg:height="0.364cm" svg:x="0.032cm" svg:y="0.05cm" draw:control="control8"/>
          </table:table-cell>
          <table:table-cell table:style-name="ce60" office:value-type="string" calcext:value-type="string">
            <text:p>0</text:p>
            <draw:control table:end-cell-address="Sheet1.W11" table:end-x="0.386cm" table:end-y="0.424cm" draw:z-index="134" draw:style-name="gr1" draw:text-style-name="P1" svg:width="0.36cm" svg:height="0.364cm" svg:x="0.026cm" svg:y="0.06cm" draw:control="control135"/>
          </table:table-cell>
          <table:table-cell table:style-name="ce90" office:value-type="string" calcext:value-type="string">
            <text:p>0</text:p>
            <draw:control table:end-cell-address="Sheet1.X11" table:end-x="0.386cm" table:end-y="0.415cm" draw:z-index="128" draw:style-name="gr1" draw:text-style-name="P1" svg:width="0.354cm" svg:height="0.365cm" svg:x="0.032cm" svg:y="0.05cm" draw:control="control129"/>
          </table:table-cell>
          <table:table-cell table:style-name="ce60" office:value-type="string" calcext:value-type="string">
            <text:p>0</text:p>
            <draw:control table:end-cell-address="Sheet1.Y11" table:end-x="0.386cm" table:end-y="0.424cm" draw:z-index="146" draw:style-name="gr1" draw:text-style-name="P1" svg:width="0.365cm" svg:height="0.364cm" svg:x="0.021cm" svg:y="0.06cm" draw:control="control147"/>
          </table:table-cell>
          <table:table-cell table:style-name="ce90" office:value-type="string" calcext:value-type="string">
            <text:p>0</text:p>
            <draw:control table:end-cell-address="Sheet1.Z11" table:end-x="0.386cm" table:end-y="0.415cm" draw:z-index="140" draw:style-name="gr1" draw:text-style-name="P1" svg:width="0.359cm" svg:height="0.365cm" svg:x="0.027cm" svg:y="0.05cm" draw:control="control141"/>
          </table:table-cell>
          <table:table-cell table:style-name="ce60" office:value-type="string" calcext:value-type="string">
            <text:p>0</text:p>
            <draw:control table:end-cell-address="Sheet1.AA11" table:end-x="0.384cm" table:end-y="0.424cm" draw:z-index="158" draw:style-name="gr1" draw:text-style-name="P1" svg:width="0.36cm" svg:height="0.364cm" svg:x="0.024cm" svg:y="0.06cm" draw:control="control159"/>
          </table:table-cell>
          <table:table-cell table:style-name="ce90" office:value-type="string" calcext:value-type="string">
            <text:p>0</text:p>
            <draw:control table:end-cell-address="Sheet1.AB11" table:end-x="0.384cm" table:end-y="0.415cm" draw:z-index="152" draw:style-name="gr1" draw:text-style-name="P1" svg:width="0.354cm" svg:height="0.365cm" svg:x="0.03cm" svg:y="0.05cm" draw:control="control153"/>
          </table:table-cell>
          <table:table-cell table:style-name="ce60" office:value-type="string" calcext:value-type="string">
            <text:p>0</text:p>
            <draw:control table:end-cell-address="Sheet1.AC11" table:end-x="0.384cm" table:end-y="0.424cm" draw:z-index="170" draw:style-name="gr1" draw:text-style-name="P1" svg:width="0.36cm" svg:height="0.364cm" svg:x="0.024cm" svg:y="0.06cm" draw:control="control171"/>
          </table:table-cell>
          <table:table-cell table:style-name="ce90" office:value-type="string" calcext:value-type="string">
            <text:p>0</text:p>
            <draw:control table:end-cell-address="Sheet1.AD11" table:end-x="0.384cm" table:end-y="0.415cm" draw:z-index="164" draw:style-name="gr1" draw:text-style-name="P1" svg:width="0.359cm" svg:height="0.365cm" svg:x="0.025cm" svg:y="0.05cm" draw:control="control165"/>
          </table:table-cell>
          <table:table-cell table:style-name="ce60" office:value-type="string" calcext:value-type="string">
            <text:p>0</text:p>
            <draw:control table:end-cell-address="Sheet1.AE11" table:end-x="0.386cm" table:end-y="0.424cm" draw:z-index="182" draw:style-name="gr1" draw:text-style-name="P1" svg:width="0.365cm" svg:height="0.364cm" svg:x="0.021cm" svg:y="0.06cm" draw:control="control183"/>
          </table:table-cell>
          <table:table-cell table:style-name="ce90" office:value-type="string" calcext:value-type="string">
            <text:p>0</text:p>
            <draw:control table:end-cell-address="Sheet1.AF11" table:end-x="0.386cm" table:end-y="0.415cm" draw:z-index="176" draw:style-name="gr1" draw:text-style-name="P1" svg:width="0.354cm" svg:height="0.365cm" svg:x="0.032cm" svg:y="0.05cm" draw:control="control177"/>
          </table:table-cell>
          <table:table-cell table:style-name="ce60" office:value-type="string" calcext:value-type="string">
            <text:p>0</text:p>
            <draw:control table:end-cell-address="Sheet1.AG11" table:end-x="0.386cm" table:end-y="0.424cm" draw:z-index="194" draw:style-name="gr1" draw:text-style-name="P1" svg:width="0.36cm" svg:height="0.364cm" svg:x="0.026cm" svg:y="0.06cm" draw:control="control195"/>
          </table:table-cell>
          <table:table-cell table:style-name="ce90" office:value-type="string" calcext:value-type="string">
            <text:p>0</text:p>
            <draw:control table:end-cell-address="Sheet1.AH11" table:end-x="0.386cm" table:end-y="0.415cm" draw:z-index="188" draw:style-name="gr1" draw:text-style-name="P1" svg:width="0.354cm" svg:height="0.365cm" svg:x="0.032cm" svg:y="0.05cm" draw:control="control189"/>
          </table:table-cell>
          <table:table-cell table:style-name="ce108" office:value-type="string" calcext:value-type="string">
            <text:p>0</text:p>
            <draw:control table:end-cell-address="Sheet1.AI11" table:end-x="0.385cm" table:end-y="0.415cm" draw:z-index="8" draw:style-name="gr1" draw:text-style-name="P1" svg:width="0.359cm" svg:height="0.365cm" svg:x="0.026cm" svg:y="0.05cm" draw:control="control9"/>
          </table:table-cell>
          <table:table-cell table:style-name="ce108" office:value-type="string" calcext:value-type="string">
            <text:p>0</text:p>
            <draw:control table:end-cell-address="Sheet1.AJ11" table:end-x="0.383cm" table:end-y="0.415cm" draw:z-index="200" draw:style-name="gr1" draw:text-style-name="P1" svg:width="0.359cm" svg:height="0.365cm" svg:x="0.024cm" svg:y="0.05cm" draw:control="control201"/>
          </table:table-cell>
          <table:table-cell table:style-name="ce108" office:value-type="string" calcext:value-type="string">
            <text:p>0</text:p>
            <draw:control table:end-cell-address="Sheet1.AK11" table:end-x="0.383cm" table:end-y="0.415cm" draw:z-index="206" draw:style-name="gr1" draw:text-style-name="P1" svg:width="0.354cm" svg:height="0.365cm" svg:x="0.029cm" svg:y="0.05cm" draw:control="control207"/>
          </table:table-cell>
          <table:table-cell table:style-name="ce108" office:value-type="string" calcext:value-type="string">
            <text:p>0</text:p>
            <draw:control table:end-cell-address="Sheet1.AL11" table:end-x="0.383cm" table:end-y="0.415cm" draw:z-index="212" draw:style-name="gr1" draw:text-style-name="P1" svg:width="0.354cm" svg:height="0.365cm" svg:x="0.029cm" svg:y="0.05cm" draw:control="control213"/>
          </table:table-cell>
          <table:table-cell table:style-name="ce108" office:value-type="string" calcext:value-type="string">
            <text:p>0</text:p>
            <draw:control table:end-cell-address="Sheet1.AM11" table:end-x="0.383cm" table:end-y="0.415cm" draw:z-index="218" draw:style-name="gr1" draw:text-style-name="P1" svg:width="0.354cm" svg:height="0.365cm" svg:x="0.029cm" svg:y="0.05cm" draw:control="control219"/>
          </table:table-cell>
          <table:table-cell table:style-name="ce108" office:value-type="string" calcext:value-type="string">
            <text:p>0</text:p>
            <draw:control table:end-cell-address="Sheet1.AN11" table:end-x="0.385cm" table:end-y="0.415cm" draw:z-index="224" draw:style-name="gr1" draw:text-style-name="P1" svg:width="0.359cm" svg:height="0.365cm" svg:x="0.026cm" svg:y="0.05cm" draw:control="control225"/>
          </table:table-cell>
          <table:table-cell table:style-name="ce108" office:value-type="string" calcext:value-type="string">
            <text:p>0</text:p>
            <draw:control table:end-cell-address="Sheet1.AO11" table:end-x="0.385cm" table:end-y="0.415cm" draw:z-index="230" draw:style-name="gr1" draw:text-style-name="P1" svg:width="0.359cm" svg:height="0.365cm" svg:x="0.026cm" svg:y="0.05cm" draw:control="control231"/>
          </table:table-cell>
          <table:table-cell table:style-name="ce108" office:value-type="string" calcext:value-type="string">
            <text:p>0</text:p>
            <draw:control table:end-cell-address="Sheet1.AP11" table:end-x="0.385cm" table:end-y="0.415cm" draw:z-index="236" draw:style-name="gr1" draw:text-style-name="P1" svg:width="0.359cm" svg:height="0.365cm" svg:x="0.026cm" svg:y="0.05cm" draw:control="control237"/>
          </table:table-cell>
          <table:table-cell table:style-name="ce108" office:value-type="string" calcext:value-type="string">
            <text:p>0</text:p>
            <draw:control table:end-cell-address="Sheet1.AQ11" table:end-x="0.385cm" table:end-y="0.415cm" draw:z-index="242" draw:style-name="gr1" draw:text-style-name="P1" svg:width="0.354cm" svg:height="0.365cm" svg:x="0.031cm" svg:y="0.05cm" draw:control="control243"/>
          </table:table-cell>
          <table:table-cell table:style-name="ce108" office:value-type="string" calcext:value-type="string">
            <text:p>0</text:p>
            <draw:control table:end-cell-address="Sheet1.AR11" table:end-x="0.385cm" table:end-y="0.415cm" draw:z-index="248" draw:style-name="gr1" draw:text-style-name="P1" svg:width="0.354cm" svg:height="0.365cm" svg:x="0.031cm" svg:y="0.05cm" draw:control="control249"/>
          </table:table-cell>
          <table:table-cell table:style-name="ce108" office:value-type="string" calcext:value-type="string">
            <text:p>0</text:p>
            <draw:control table:end-cell-address="Sheet1.AS11" table:end-x="0.383cm" table:end-y="0.415cm" draw:z-index="254" draw:style-name="gr1" draw:text-style-name="P1" svg:width="0.359cm" svg:height="0.365cm" svg:x="0.024cm" svg:y="0.05cm" draw:control="control255"/>
          </table:table-cell>
          <table:table-cell table:style-name="ce108" office:value-type="string" calcext:value-type="string">
            <text:p>0</text:p>
            <draw:control table:end-cell-address="Sheet1.AT11" table:end-x="0.383cm" table:end-y="0.415cm" draw:z-index="260" draw:style-name="gr1" draw:text-style-name="P1" svg:width="0.359cm" svg:height="0.365cm" svg:x="0.024cm" svg:y="0.05cm" draw:control="control261"/>
          </table:table-cell>
          <table:table-cell table:style-name="ce108" office:value-type="string" calcext:value-type="string">
            <text:p>0</text:p>
            <draw:control table:end-cell-address="Sheet1.AU11" table:end-x="0.383cm" table:end-y="0.415cm" draw:z-index="266" draw:style-name="gr1" draw:text-style-name="P1" svg:width="0.359cm" svg:height="0.365cm" svg:x="0.024cm" svg:y="0.05cm" draw:control="control267"/>
          </table:table-cell>
          <table:table-cell table:style-name="ce108" office:value-type="string" calcext:value-type="string">
            <text:p>0</text:p>
            <draw:control table:end-cell-address="Sheet1.AV11" table:end-x="0.383cm" table:end-y="0.415cm" draw:z-index="272" draw:style-name="gr1" draw:text-style-name="P1" svg:width="0.354cm" svg:height="0.365cm" svg:x="0.029cm" svg:y="0.05cm" draw:control="control273"/>
          </table:table-cell>
          <table:table-cell table:style-name="ce108" office:value-type="string" calcext:value-type="string">
            <text:p>0</text:p>
            <draw:control table:end-cell-address="Sheet1.AW11" table:end-x="0.385cm" table:end-y="0.415cm" draw:z-index="278" draw:style-name="gr1" draw:text-style-name="P1" svg:width="0.354cm" svg:height="0.365cm" svg:x="0.031cm" svg:y="0.05cm" draw:control="control279"/>
          </table:table-cell>
          <table:table-cell table:style-name="ce108" office:value-type="string" calcext:value-type="string">
            <text:p>0</text:p>
            <draw:control table:end-cell-address="Sheet1.AX11" table:end-x="0.385cm" table:end-y="0.415cm" draw:z-index="284" draw:style-name="gr1" draw:text-style-name="P1" svg:width="0.359cm" svg:height="0.365cm" svg:x="0.026cm" svg:y="0.05cm" draw:control="control285"/>
          </table:table-cell>
          <table:table-cell table:style-name="ce68" office:value-type="string" calcext:value-type="string">
            <text:p>We</text:p>
          </table:table-cell>
          <table:table-cell table:style-name="ce14" table:formula="of:=SUM([.C11]+[.D11]+[.E11]+[.F11]+[.G11]+[.H11]+[.I11]+[.J11]+[.K11]+[.L11]+[.M11]+[.N11]+[.O11]+[.P11]+[.Q11]+[.R11]+[.S11]+[.T11])" office:value-type="float" office:value="0" calcext:value-type="float">
            <text:p>0</text:p>
          </table:table-cell>
          <table:table-cell table:style-name="ce33" table:formula="of:=SUM([.U11]+[.V11]+[.W11]+[.X11]+[.Y11]+[.Z11]+[.AA11]+[.AB11]+[.AC11]+[.AD11]+[.AE11]+[.AF11]+[.AG11]+[.AH11])" office:value-type="float" office:value="0" calcext:value-type="float">
            <text:p>0</text:p>
          </table:table-cell>
          <table:table-cell table:style-name="ce44" table:formula="of:=SUM([.AI11]+[.AJ11]+[.AK11]+[.AL11]+[.AM11]+[.AN11]+[.AO11]+[.AP11]+[.AQ11]+[.AR11]+[.AS11]+[.AT11]+[.AU11]+[.AV11]+[.AW11]+[.AX1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date" office:date-value="2021-01-05" calcext:value-type="date">
            <text:p>05/01/2021</text:p>
          </table:table-cell>
          <table:table-cell table:style-name="ce10" office:value-type="string" calcext:value-type="string">
            <text:p>0</text:p>
            <draw:control table:end-cell-address="Sheet1.C12" table:end-x="0.386cm" table:end-y="0.411cm" draw:z-index="9" draw:style-name="gr1" draw:text-style-name="P1" svg:width="0.356cm" svg:height="0.371cm" svg:x="0.03cm" svg:y="0.04cm" draw:control="control10"/>
          </table:table-cell>
          <table:table-cell table:style-name="ce10" office:value-type="string" calcext:value-type="string">
            <text:p>0</text:p>
            <draw:control table:end-cell-address="Sheet1.D12" table:end-x="0.388cm" table:end-y="0.411cm" draw:z-index="21" draw:style-name="gr1" draw:text-style-name="P1" svg:width="0.363cm" svg:height="0.371cm" svg:x="0.025cm" svg:y="0.04cm" draw:control="control22"/>
          </table:table-cell>
          <table:table-cell table:style-name="ce10" office:value-type="string" calcext:value-type="string">
            <text:p>0</text:p>
            <draw:control table:end-cell-address="Sheet1.E12" table:end-x="0.388cm" table:end-y="0.411cm" draw:z-index="27" draw:style-name="gr1" draw:text-style-name="P1" svg:width="0.363cm" svg:height="0.371cm" svg:x="0.025cm" svg:y="0.04cm" draw:control="control28"/>
          </table:table-cell>
          <table:table-cell table:style-name="ce10" office:value-type="string" calcext:value-type="string">
            <text:p>0</text:p>
            <draw:control table:end-cell-address="Sheet1.F12" table:end-x="0.386cm" table:end-y="0.411cm" draw:z-index="33" draw:style-name="gr1" draw:text-style-name="P1" svg:width="0.363cm" svg:height="0.371cm" svg:x="0.023cm" svg:y="0.04cm" draw:control="control34"/>
          </table:table-cell>
          <table:table-cell table:style-name="ce10" office:value-type="string" calcext:value-type="string">
            <text:p>0</text:p>
            <draw:control table:end-cell-address="Sheet1.G12" table:end-x="0.388cm" table:end-y="0.411cm" draw:z-index="39" draw:style-name="gr1" draw:text-style-name="P1" svg:width="0.358cm" svg:height="0.371cm" svg:x="0.03cm" svg:y="0.04cm" draw:control="control40"/>
          </table:table-cell>
          <table:table-cell table:style-name="ce10" office:value-type="string" calcext:value-type="string">
            <text:p>0</text:p>
            <draw:control table:end-cell-address="Sheet1.H12" table:end-x="0.384cm" table:end-y="0.411cm" draw:z-index="105" draw:style-name="gr1" draw:text-style-name="P1" svg:width="0.356cm" svg:height="0.371cm" svg:x="0.028cm" svg:y="0.04cm" draw:control="control106"/>
          </table:table-cell>
          <table:table-cell table:style-name="ce10" office:value-type="string" calcext:value-type="string">
            <text:p>0</text:p>
            <draw:control table:end-cell-address="Sheet1.I12" table:end-x="0.386cm" table:end-y="0.411cm" draw:z-index="45" draw:style-name="gr1" draw:text-style-name="P1" svg:width="0.361cm" svg:height="0.371cm" svg:x="0.025cm" svg:y="0.04cm" draw:control="control46"/>
          </table:table-cell>
          <table:table-cell table:style-name="ce10" office:value-type="string" calcext:value-type="string">
            <text:p>0</text:p>
            <draw:control table:end-cell-address="Sheet1.J12" table:end-x="0.383cm" table:end-y="0.411cm" draw:z-index="51" draw:style-name="gr1" draw:text-style-name="P1" svg:width="0.363cm" svg:height="0.371cm" svg:x="0.02cm" svg:y="0.04cm" draw:control="control52"/>
          </table:table-cell>
          <table:table-cell table:style-name="ce10" office:value-type="string" calcext:value-type="string">
            <text:p>0</text:p>
            <draw:control table:end-cell-address="Sheet1.K12" table:end-x="0.384cm" table:end-y="0.411cm" draw:z-index="57" draw:style-name="gr1" draw:text-style-name="P1" svg:width="0.364cm" svg:height="0.371cm" svg:x="0.02cm" svg:y="0.04cm" draw:control="control58"/>
          </table:table-cell>
          <table:table-cell table:style-name="ce10" office:value-type="string" calcext:value-type="string">
            <text:p>0</text:p>
            <draw:control table:end-cell-address="Sheet1.L12" table:end-x="0.387cm" table:end-y="0.411cm" draw:z-index="63" draw:style-name="gr1" draw:text-style-name="P1" svg:width="0.358cm" svg:height="0.371cm" svg:x="0.029cm" svg:y="0.04cm" draw:control="control64"/>
          </table:table-cell>
          <table:table-cell table:style-name="ce10" office:value-type="string" calcext:value-type="string">
            <text:p>0</text:p>
            <draw:control table:end-cell-address="Sheet1.M12" table:end-x="0.385cm" table:end-y="0.411cm" draw:z-index="69" draw:style-name="gr1" draw:text-style-name="P1" svg:width="0.359cm" svg:height="0.371cm" svg:x="0.026cm" svg:y="0.04cm" draw:control="control70"/>
          </table:table-cell>
          <table:table-cell table:style-name="ce10" office:value-type="string" calcext:value-type="string">
            <text:p>0</text:p>
            <draw:control table:end-cell-address="Sheet1.N12" table:end-x="0.386cm" table:end-y="0.411cm" draw:z-index="111" draw:style-name="gr1" draw:text-style-name="P1" svg:width="0.361cm" svg:height="0.371cm" svg:x="0.025cm" svg:y="0.04cm" draw:control="control112"/>
          </table:table-cell>
          <table:table-cell table:style-name="ce10" office:value-type="string" calcext:value-type="string">
            <text:p>0</text:p>
            <draw:control table:end-cell-address="Sheet1.O12" table:end-x="0.384cm" table:end-y="0.411cm" draw:z-index="75" draw:style-name="gr1" draw:text-style-name="P1" svg:width="0.361cm" svg:height="0.371cm" svg:x="0.023cm" svg:y="0.04cm" draw:control="control76"/>
          </table:table-cell>
          <table:table-cell table:style-name="ce10" office:value-type="string" calcext:value-type="string">
            <text:p>0</text:p>
            <draw:control table:end-cell-address="Sheet1.P12" table:end-x="0.384cm" table:end-y="0.411cm" draw:z-index="81" draw:style-name="gr1" draw:text-style-name="P1" svg:width="0.363cm" svg:height="0.371cm" svg:x="0.021cm" svg:y="0.04cm" draw:control="control82"/>
          </table:table-cell>
          <table:table-cell table:style-name="ce10" office:value-type="string" calcext:value-type="string">
            <text:p>0</text:p>
            <draw:control table:end-cell-address="Sheet1.Q12" table:end-x="0.387cm" table:end-y="0.411cm" draw:z-index="87" draw:style-name="gr1" draw:text-style-name="P1" svg:width="0.359cm" svg:height="0.371cm" svg:x="0.028cm" svg:y="0.04cm" draw:control="control88"/>
          </table:table-cell>
          <table:table-cell table:style-name="ce10" office:value-type="string" calcext:value-type="string">
            <text:p>0</text:p>
            <draw:control table:end-cell-address="Sheet1.R12" table:end-x="0.385cm" table:end-y="0.411cm" draw:z-index="93" draw:style-name="gr1" draw:text-style-name="P1" svg:width="0.358cm" svg:height="0.371cm" svg:x="0.027cm" svg:y="0.04cm" draw:control="control94"/>
          </table:table-cell>
          <table:table-cell table:style-name="ce10" office:value-type="string" calcext:value-type="string">
            <text:p>0</text:p>
            <draw:control table:end-cell-address="Sheet1.S12" table:end-x="0.388cm" table:end-y="0.411cm" draw:z-index="99" draw:style-name="gr1" draw:text-style-name="P1" svg:width="0.364cm" svg:height="0.371cm" svg:x="0.024cm" svg:y="0.04cm" draw:control="control100"/>
          </table:table-cell>
          <table:table-cell table:style-name="ce10" office:value-type="string" calcext:value-type="string">
            <text:p>0</text:p>
            <draw:control table:end-cell-address="Sheet1.T12" table:end-x="0.386cm" table:end-y="0.411cm" draw:z-index="117" draw:style-name="gr1" draw:text-style-name="P1" svg:width="0.364cm" svg:height="0.371cm" svg:x="0.022cm" svg:y="0.04cm" draw:control="control118"/>
          </table:table-cell>
          <table:table-cell table:style-name="ce60" office:value-type="string" calcext:value-type="string">
            <text:p>0</text:p>
            <draw:control table:end-cell-address="Sheet1.U12" table:end-x="0.38cm" table:end-y="0.411cm" draw:z-index="123" draw:style-name="gr1" draw:text-style-name="P1" svg:width="0.358cm" svg:height="0.371cm" svg:x="0.022cm" svg:y="0.04cm" draw:control="control124"/>
          </table:table-cell>
          <table:table-cell table:style-name="ce90" office:value-type="string" calcext:value-type="string">
            <text:p>0</text:p>
            <draw:control table:end-cell-address="Sheet1.V12" table:end-x="0.385cm" table:end-y="0.411cm" draw:z-index="10" draw:style-name="gr1" draw:text-style-name="P1" svg:width="0.353cm" svg:height="0.371cm" svg:x="0.032cm" svg:y="0.04cm" draw:control="control11"/>
          </table:table-cell>
          <table:table-cell table:style-name="ce60" office:value-type="string" calcext:value-type="string">
            <text:p>0</text:p>
            <draw:control table:end-cell-address="Sheet1.W12" table:end-x="0.382cm" table:end-y="0.411cm" draw:z-index="135" draw:style-name="gr1" draw:text-style-name="P1" svg:width="0.353cm" svg:height="0.371cm" svg:x="0.029cm" svg:y="0.04cm" draw:control="control136"/>
          </table:table-cell>
          <table:table-cell table:style-name="ce90" office:value-type="string" calcext:value-type="string">
            <text:p>0</text:p>
            <draw:control table:end-cell-address="Sheet1.X12" table:end-x="0.386cm" table:end-y="0.411cm" draw:z-index="129" draw:style-name="gr1" draw:text-style-name="P1" svg:width="0.354cm" svg:height="0.371cm" svg:x="0.032cm" svg:y="0.04cm" draw:control="control130"/>
          </table:table-cell>
          <table:table-cell table:style-name="ce60" office:value-type="string" calcext:value-type="string">
            <text:p>0</text:p>
            <draw:control table:end-cell-address="Sheet1.Y12" table:end-x="0.382cm" table:end-y="0.411cm" draw:z-index="147" draw:style-name="gr1" draw:text-style-name="P1" svg:width="0.358cm" svg:height="0.371cm" svg:x="0.024cm" svg:y="0.04cm" draw:control="control148"/>
          </table:table-cell>
          <table:table-cell table:style-name="ce90" office:value-type="string" calcext:value-type="string">
            <text:p>0</text:p>
            <draw:control table:end-cell-address="Sheet1.Z12" table:end-x="0.386cm" table:end-y="0.411cm" draw:z-index="141" draw:style-name="gr1" draw:text-style-name="P1" svg:width="0.359cm" svg:height="0.371cm" svg:x="0.027cm" svg:y="0.04cm" draw:control="control142"/>
          </table:table-cell>
          <table:table-cell table:style-name="ce60" office:value-type="string" calcext:value-type="string">
            <text:p>0</text:p>
            <draw:control table:end-cell-address="Sheet1.AA12" table:end-x="0.38cm" table:end-y="0.411cm" draw:z-index="159" draw:style-name="gr1" draw:text-style-name="P1" svg:width="0.353cm" svg:height="0.371cm" svg:x="0.027cm" svg:y="0.04cm" draw:control="control160"/>
          </table:table-cell>
          <table:table-cell table:style-name="ce90" office:value-type="string" calcext:value-type="string">
            <text:p>0</text:p>
            <draw:control table:end-cell-address="Sheet1.AB12" table:end-x="0.384cm" table:end-y="0.411cm" draw:z-index="153" draw:style-name="gr1" draw:text-style-name="P1" svg:width="0.354cm" svg:height="0.371cm" svg:x="0.03cm" svg:y="0.04cm" draw:control="control154"/>
          </table:table-cell>
          <table:table-cell table:style-name="ce60" office:value-type="string" calcext:value-type="string">
            <text:p>0</text:p>
            <draw:control table:end-cell-address="Sheet1.AC12" table:end-x="0.38cm" table:end-y="0.411cm" draw:z-index="171" draw:style-name="gr1" draw:text-style-name="P1" svg:width="0.353cm" svg:height="0.371cm" svg:x="0.027cm" svg:y="0.04cm" draw:control="control172"/>
          </table:table-cell>
          <table:table-cell table:style-name="ce90" office:value-type="string" calcext:value-type="string">
            <text:p>0</text:p>
            <draw:control table:end-cell-address="Sheet1.AD12" table:end-x="0.384cm" table:end-y="0.411cm" draw:z-index="165" draw:style-name="gr1" draw:text-style-name="P1" svg:width="0.359cm" svg:height="0.371cm" svg:x="0.025cm" svg:y="0.04cm" draw:control="control166"/>
          </table:table-cell>
          <table:table-cell table:style-name="ce60" office:value-type="string" calcext:value-type="string">
            <text:p>0</text:p>
            <draw:control table:end-cell-address="Sheet1.AE12" table:end-x="0.382cm" table:end-y="0.411cm" draw:z-index="183" draw:style-name="gr1" draw:text-style-name="P1" svg:width="0.358cm" svg:height="0.371cm" svg:x="0.024cm" svg:y="0.04cm" draw:control="control184"/>
          </table:table-cell>
          <table:table-cell table:style-name="ce90" office:value-type="string" calcext:value-type="string">
            <text:p>0</text:p>
            <draw:control table:end-cell-address="Sheet1.AF12" table:end-x="0.386cm" table:end-y="0.411cm" draw:z-index="177" draw:style-name="gr1" draw:text-style-name="P1" svg:width="0.354cm" svg:height="0.371cm" svg:x="0.032cm" svg:y="0.04cm" draw:control="control178"/>
          </table:table-cell>
          <table:table-cell table:style-name="ce60" office:value-type="string" calcext:value-type="string">
            <text:p>0</text:p>
            <draw:control table:end-cell-address="Sheet1.AG12" table:end-x="0.382cm" table:end-y="0.411cm" draw:z-index="195" draw:style-name="gr1" draw:text-style-name="P1" svg:width="0.353cm" svg:height="0.371cm" svg:x="0.029cm" svg:y="0.04cm" draw:control="control196"/>
          </table:table-cell>
          <table:table-cell table:style-name="ce90" office:value-type="string" calcext:value-type="string">
            <text:p>0</text:p>
            <draw:control table:end-cell-address="Sheet1.AH12" table:end-x="0.386cm" table:end-y="0.411cm" draw:z-index="189" draw:style-name="gr1" draw:text-style-name="P1" svg:width="0.354cm" svg:height="0.371cm" svg:x="0.032cm" svg:y="0.04cm" draw:control="control190"/>
          </table:table-cell>
          <table:table-cell table:style-name="ce108" office:value-type="string" calcext:value-type="string">
            <text:p>0</text:p>
            <draw:control table:end-cell-address="Sheet1.AI12" table:end-x="0.385cm" table:end-y="0.411cm" draw:z-index="11" draw:style-name="gr1" draw:text-style-name="P1" svg:width="0.359cm" svg:height="0.371cm" svg:x="0.026cm" svg:y="0.04cm" draw:control="control12"/>
          </table:table-cell>
          <table:table-cell table:style-name="ce108" office:value-type="string" calcext:value-type="string">
            <text:p>0</text:p>
            <draw:control table:end-cell-address="Sheet1.AJ12" table:end-x="0.383cm" table:end-y="0.411cm" draw:z-index="201" draw:style-name="gr1" draw:text-style-name="P1" svg:width="0.359cm" svg:height="0.371cm" svg:x="0.024cm" svg:y="0.04cm" draw:control="control202"/>
          </table:table-cell>
          <table:table-cell table:style-name="ce108" office:value-type="string" calcext:value-type="string">
            <text:p>0</text:p>
            <draw:control table:end-cell-address="Sheet1.AK12" table:end-x="0.383cm" table:end-y="0.411cm" draw:z-index="207" draw:style-name="gr1" draw:text-style-name="P1" svg:width="0.354cm" svg:height="0.371cm" svg:x="0.029cm" svg:y="0.04cm" draw:control="control208"/>
          </table:table-cell>
          <table:table-cell table:style-name="ce108" office:value-type="string" calcext:value-type="string">
            <text:p>0</text:p>
            <draw:control table:end-cell-address="Sheet1.AL12" table:end-x="0.383cm" table:end-y="0.411cm" draw:z-index="213" draw:style-name="gr1" draw:text-style-name="P1" svg:width="0.354cm" svg:height="0.371cm" svg:x="0.029cm" svg:y="0.04cm" draw:control="control214"/>
          </table:table-cell>
          <table:table-cell table:style-name="ce108" office:value-type="string" calcext:value-type="string">
            <text:p>0</text:p>
            <draw:control table:end-cell-address="Sheet1.AM12" table:end-x="0.383cm" table:end-y="0.411cm" draw:z-index="219" draw:style-name="gr1" draw:text-style-name="P1" svg:width="0.354cm" svg:height="0.371cm" svg:x="0.029cm" svg:y="0.04cm" draw:control="control220"/>
          </table:table-cell>
          <table:table-cell table:style-name="ce108" office:value-type="string" calcext:value-type="string">
            <text:p>0</text:p>
            <draw:control table:end-cell-address="Sheet1.AN12" table:end-x="0.385cm" table:end-y="0.411cm" draw:z-index="225" draw:style-name="gr1" draw:text-style-name="P1" svg:width="0.359cm" svg:height="0.371cm" svg:x="0.026cm" svg:y="0.04cm" draw:control="control226"/>
          </table:table-cell>
          <table:table-cell table:style-name="ce108" office:value-type="string" calcext:value-type="string">
            <text:p>0</text:p>
            <draw:control table:end-cell-address="Sheet1.AO12" table:end-x="0.385cm" table:end-y="0.411cm" draw:z-index="231" draw:style-name="gr1" draw:text-style-name="P1" svg:width="0.359cm" svg:height="0.371cm" svg:x="0.026cm" svg:y="0.04cm" draw:control="control232"/>
          </table:table-cell>
          <table:table-cell table:style-name="ce108" office:value-type="string" calcext:value-type="string">
            <text:p>0</text:p>
            <draw:control table:end-cell-address="Sheet1.AP12" table:end-x="0.385cm" table:end-y="0.411cm" draw:z-index="237" draw:style-name="gr1" draw:text-style-name="P1" svg:width="0.359cm" svg:height="0.371cm" svg:x="0.026cm" svg:y="0.04cm" draw:control="control238"/>
          </table:table-cell>
          <table:table-cell table:style-name="ce108" office:value-type="string" calcext:value-type="string">
            <text:p>0</text:p>
            <draw:control table:end-cell-address="Sheet1.AQ12" table:end-x="0.385cm" table:end-y="0.411cm" draw:z-index="243" draw:style-name="gr1" draw:text-style-name="P1" svg:width="0.354cm" svg:height="0.371cm" svg:x="0.031cm" svg:y="0.04cm" draw:control="control244"/>
          </table:table-cell>
          <table:table-cell table:style-name="ce108" office:value-type="string" calcext:value-type="string">
            <text:p>0</text:p>
            <draw:control table:end-cell-address="Sheet1.AR12" table:end-x="0.385cm" table:end-y="0.411cm" draw:z-index="249" draw:style-name="gr1" draw:text-style-name="P1" svg:width="0.354cm" svg:height="0.371cm" svg:x="0.031cm" svg:y="0.04cm" draw:control="control250"/>
          </table:table-cell>
          <table:table-cell table:style-name="ce108" office:value-type="string" calcext:value-type="string">
            <text:p>0</text:p>
            <draw:control table:end-cell-address="Sheet1.AS12" table:end-x="0.383cm" table:end-y="0.411cm" draw:z-index="255" draw:style-name="gr1" draw:text-style-name="P1" svg:width="0.359cm" svg:height="0.371cm" svg:x="0.024cm" svg:y="0.04cm" draw:control="control256"/>
          </table:table-cell>
          <table:table-cell table:style-name="ce108" office:value-type="string" calcext:value-type="string">
            <text:p>0</text:p>
            <draw:control table:end-cell-address="Sheet1.AT12" table:end-x="0.342cm" table:end-y="0.411cm" draw:z-index="261" draw:style-name="gr1" draw:text-style-name="P1" svg:width="0.318cm" svg:height="0.371cm" svg:x="0.024cm" svg:y="0.04cm" draw:control="control262"/>
          </table:table-cell>
          <table:table-cell table:style-name="ce108" office:value-type="string" calcext:value-type="string">
            <text:p>0</text:p>
            <draw:control table:end-cell-address="Sheet1.AU12" table:end-x="0.383cm" table:end-y="0.411cm" draw:z-index="267" draw:style-name="gr1" draw:text-style-name="P1" svg:width="0.359cm" svg:height="0.371cm" svg:x="0.024cm" svg:y="0.04cm" draw:control="control268"/>
          </table:table-cell>
          <table:table-cell table:style-name="ce108" office:value-type="string" calcext:value-type="string">
            <text:p>0</text:p>
            <draw:control table:end-cell-address="Sheet1.AV12" table:end-x="0.383cm" table:end-y="0.411cm" draw:z-index="273" draw:style-name="gr1" draw:text-style-name="P1" svg:width="0.354cm" svg:height="0.371cm" svg:x="0.029cm" svg:y="0.04cm" draw:control="control274"/>
          </table:table-cell>
          <table:table-cell table:style-name="ce9" office:value-type="string" calcext:value-type="string">
            <text:p>0</text:p>
            <draw:control table:end-cell-address="Sheet1.AW12" table:end-x="0.385cm" table:end-y="0.411cm" draw:z-index="279" draw:style-name="gr1" draw:text-style-name="P1" svg:width="0.354cm" svg:height="0.371cm" svg:x="0.031cm" svg:y="0.04cm" draw:control="control280"/>
          </table:table-cell>
          <table:table-cell table:style-name="ce9" office:value-type="string" calcext:value-type="string">
            <text:p>0</text:p>
            <draw:control table:end-cell-address="Sheet1.AX12" table:end-x="0.385cm" table:end-y="0.411cm" draw:z-index="285" draw:style-name="gr1" draw:text-style-name="P1" svg:width="0.359cm" svg:height="0.371cm" svg:x="0.026cm" svg:y="0.04cm" draw:control="control286"/>
          </table:table-cell>
          <table:table-cell table:style-name="ce68" office:value-type="string" calcext:value-type="string">
            <text:p>Th</text:p>
          </table:table-cell>
          <table:table-cell table:style-name="ce14" table:formula="of:=SUM([.C12]+[.D12]+[.E12]+[.F12]+[.G12]+[.H12]+[.I12]+[.J12]+[.K12]+[.L12]+[.M12]+[.N12]+[.O12]+[.P12]+[.Q12]+[.R12]+[.S12]+[.T12])" office:value-type="float" office:value="0" calcext:value-type="float">
            <text:p>0</text:p>
          </table:table-cell>
          <table:table-cell table:style-name="ce33" table:formula="of:=SUM([.U12]+[.V12]+[.W12]+[.X12]+[.Y12]+[.Z12]+[.AA12]+[.AB12]+[.AC12]+[.AD12]+[.AE12]+[.AF12]+[.AG12]+[.AH12])" office:value-type="float" office:value="0" calcext:value-type="float">
            <text:p>0</text:p>
          </table:table-cell>
          <table:table-cell table:style-name="ce44" table:formula="of:=SUM([.AI12]+[.AJ12]+[.AK12]+[.AL12]+[.AM12]+[.AN12]+[.AO12]+[.AP12]+[.AQ12]+[.AR12]+[.AS12]+[.AT12]+[.AU12]+[.AV12]+[.AW12]+[.AX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date" office:date-value="2021-01-06" calcext:value-type="date">
            <text:p>06/01/2021</text:p>
          </table:table-cell>
          <table:table-cell table:style-name="ce13">
            <draw:control table:end-cell-address="Sheet1.C13" table:end-x="0.386cm" table:end-y="0.413cm" draw:z-index="12" draw:style-name="gr1" draw:text-style-name="P1" svg:width="0.356cm" svg:height="0.363cm" svg:x="0.03cm" svg:y="0.05cm" draw:control="control13"/>
          </table:table-cell>
          <table:table-cell table:style-name="ce10" office:value-type="string" calcext:value-type="string">
            <text:p>0</text:p>
            <draw:control table:end-cell-address="Sheet1.D13" table:end-x="0.388cm" table:end-y="0.414cm" draw:z-index="22" draw:style-name="gr1" draw:text-style-name="P1" svg:width="0.363cm" svg:height="0.364cm" svg:x="0.025cm" svg:y="0.05cm" draw:control="control23"/>
          </table:table-cell>
          <table:table-cell table:style-name="ce10" office:value-type="string" calcext:value-type="string">
            <text:p>0</text:p>
            <draw:control table:end-cell-address="Sheet1.E13" table:end-x="0.388cm" table:end-y="0.414cm" draw:z-index="28" draw:style-name="gr1" draw:text-style-name="P1" svg:width="0.363cm" svg:height="0.364cm" svg:x="0.025cm" svg:y="0.05cm" draw:control="control29"/>
          </table:table-cell>
          <table:table-cell table:style-name="ce10" office:value-type="string" calcext:value-type="string">
            <text:p>0</text:p>
            <draw:control table:end-cell-address="Sheet1.F13" table:end-x="0.386cm" table:end-y="0.414cm" draw:z-index="34" draw:style-name="gr1" draw:text-style-name="P1" svg:width="0.363cm" svg:height="0.364cm" svg:x="0.023cm" svg:y="0.05cm" draw:control="control35"/>
          </table:table-cell>
          <table:table-cell table:style-name="ce10" office:value-type="string" calcext:value-type="string">
            <text:p>0</text:p>
            <draw:control table:end-cell-address="Sheet1.G13" table:end-x="0.388cm" table:end-y="0.414cm" draw:z-index="40" draw:style-name="gr1" draw:text-style-name="P1" svg:width="0.358cm" svg:height="0.364cm" svg:x="0.03cm" svg:y="0.05cm" draw:control="control41"/>
          </table:table-cell>
          <table:table-cell table:style-name="ce10" office:value-type="string" calcext:value-type="string">
            <text:p>0</text:p>
            <draw:control table:end-cell-address="Sheet1.H13" table:end-x="0.384cm" table:end-y="0.414cm" draw:z-index="106" draw:style-name="gr1" draw:text-style-name="P1" svg:width="0.356cm" svg:height="0.364cm" svg:x="0.028cm" svg:y="0.05cm" draw:control="control107"/>
          </table:table-cell>
          <table:table-cell table:style-name="ce10" office:value-type="string" calcext:value-type="string">
            <text:p>0</text:p>
            <draw:control table:end-cell-address="Sheet1.I13" table:end-x="0.386cm" table:end-y="0.414cm" draw:z-index="46" draw:style-name="gr1" draw:text-style-name="P1" svg:width="0.361cm" svg:height="0.364cm" svg:x="0.025cm" svg:y="0.05cm" draw:control="control47"/>
          </table:table-cell>
          <table:table-cell table:style-name="ce10" office:value-type="string" calcext:value-type="string">
            <text:p>0</text:p>
            <draw:control table:end-cell-address="Sheet1.J13" table:end-x="0.383cm" table:end-y="0.414cm" draw:z-index="52" draw:style-name="gr1" draw:text-style-name="P1" svg:width="0.363cm" svg:height="0.364cm" svg:x="0.02cm" svg:y="0.05cm" draw:control="control53"/>
          </table:table-cell>
          <table:table-cell table:style-name="ce10" office:value-type="string" calcext:value-type="string">
            <text:p>0</text:p>
            <draw:control table:end-cell-address="Sheet1.K13" table:end-x="0.384cm" table:end-y="0.414cm" draw:z-index="58" draw:style-name="gr1" draw:text-style-name="P1" svg:width="0.364cm" svg:height="0.364cm" svg:x="0.02cm" svg:y="0.05cm" draw:control="control59"/>
          </table:table-cell>
          <table:table-cell table:style-name="ce10" office:value-type="string" calcext:value-type="string">
            <text:p>0</text:p>
            <draw:control table:end-cell-address="Sheet1.L13" table:end-x="0.387cm" table:end-y="0.414cm" draw:z-index="64" draw:style-name="gr1" draw:text-style-name="P1" svg:width="0.358cm" svg:height="0.364cm" svg:x="0.029cm" svg:y="0.05cm" draw:control="control65"/>
          </table:table-cell>
          <table:table-cell table:style-name="ce10" office:value-type="string" calcext:value-type="string">
            <text:p>0</text:p>
            <draw:control table:end-cell-address="Sheet1.M13" table:end-x="0.385cm" table:end-y="0.414cm" draw:z-index="70" draw:style-name="gr1" draw:text-style-name="P1" svg:width="0.359cm" svg:height="0.364cm" svg:x="0.026cm" svg:y="0.05cm" draw:control="control71"/>
          </table:table-cell>
          <table:table-cell table:style-name="ce10" office:value-type="string" calcext:value-type="string">
            <text:p>0</text:p>
            <draw:control table:end-cell-address="Sheet1.N13" table:end-x="0.386cm" table:end-y="0.414cm" draw:z-index="112" draw:style-name="gr1" draw:text-style-name="P1" svg:width="0.361cm" svg:height="0.364cm" svg:x="0.025cm" svg:y="0.05cm" draw:control="control113"/>
          </table:table-cell>
          <table:table-cell table:style-name="ce10" office:value-type="string" calcext:value-type="string">
            <text:p>0</text:p>
            <draw:control table:end-cell-address="Sheet1.O13" table:end-x="0.384cm" table:end-y="0.414cm" draw:z-index="76" draw:style-name="gr1" draw:text-style-name="P1" svg:width="0.361cm" svg:height="0.364cm" svg:x="0.023cm" svg:y="0.05cm" draw:control="control77"/>
          </table:table-cell>
          <table:table-cell table:style-name="ce10" office:value-type="string" calcext:value-type="string">
            <text:p>0</text:p>
            <draw:control table:end-cell-address="Sheet1.P13" table:end-x="0.384cm" table:end-y="0.414cm" draw:z-index="82" draw:style-name="gr1" draw:text-style-name="P1" svg:width="0.363cm" svg:height="0.364cm" svg:x="0.021cm" svg:y="0.05cm" draw:control="control83"/>
          </table:table-cell>
          <table:table-cell table:style-name="ce10" office:value-type="string" calcext:value-type="string">
            <text:p>0</text:p>
            <draw:control table:end-cell-address="Sheet1.Q13" table:end-x="0.387cm" table:end-y="0.414cm" draw:z-index="88" draw:style-name="gr1" draw:text-style-name="P1" svg:width="0.359cm" svg:height="0.364cm" svg:x="0.028cm" svg:y="0.05cm" draw:control="control89"/>
          </table:table-cell>
          <table:table-cell table:style-name="ce10" office:value-type="string" calcext:value-type="string">
            <text:p>0</text:p>
            <draw:control table:end-cell-address="Sheet1.R13" table:end-x="0.385cm" table:end-y="0.414cm" draw:z-index="94" draw:style-name="gr1" draw:text-style-name="P1" svg:width="0.358cm" svg:height="0.364cm" svg:x="0.027cm" svg:y="0.05cm" draw:control="control95"/>
          </table:table-cell>
          <table:table-cell table:style-name="ce10" office:value-type="string" calcext:value-type="string">
            <text:p>0</text:p>
            <draw:control table:end-cell-address="Sheet1.S13" table:end-x="0.388cm" table:end-y="0.414cm" draw:z-index="100" draw:style-name="gr1" draw:text-style-name="P1" svg:width="0.364cm" svg:height="0.364cm" svg:x="0.024cm" svg:y="0.05cm" draw:control="control101"/>
          </table:table-cell>
          <table:table-cell table:style-name="ce10" office:value-type="string" calcext:value-type="string">
            <text:p>0</text:p>
            <draw:control table:end-cell-address="Sheet1.T13" table:end-x="0.386cm" table:end-y="0.414cm" draw:z-index="118" draw:style-name="gr1" draw:text-style-name="P1" svg:width="0.364cm" svg:height="0.364cm" svg:x="0.022cm" svg:y="0.05cm" draw:control="control119"/>
          </table:table-cell>
          <table:table-cell table:style-name="ce60" office:value-type="string" calcext:value-type="string">
            <text:p>0</text:p>
            <draw:control table:end-cell-address="Sheet1.U13" table:end-x="0.38cm" table:end-y="0.414cm" draw:z-index="124" draw:style-name="gr1" draw:text-style-name="P1" svg:width="0.358cm" svg:height="0.364cm" svg:x="0.022cm" svg:y="0.05cm" draw:control="control125"/>
          </table:table-cell>
          <table:table-cell table:style-name="ce90" office:value-type="string" calcext:value-type="string">
            <text:p>0</text:p>
            <draw:control table:end-cell-address="Sheet1.V13" table:end-x="0.385cm" table:end-y="0.415cm" draw:z-index="13" draw:style-name="gr1" draw:text-style-name="P1" svg:width="0.353cm" svg:height="0.365cm" svg:x="0.032cm" svg:y="0.05cm" draw:control="control14"/>
          </table:table-cell>
          <table:table-cell table:style-name="ce60" office:value-type="string" calcext:value-type="string">
            <text:p>0</text:p>
            <draw:control table:end-cell-address="Sheet1.W13" table:end-x="0.382cm" table:end-y="0.414cm" draw:z-index="136" draw:style-name="gr1" draw:text-style-name="P1" svg:width="0.353cm" svg:height="0.364cm" svg:x="0.029cm" svg:y="0.05cm" draw:control="control137"/>
          </table:table-cell>
          <table:table-cell table:style-name="ce60" office:value-type="string" calcext:value-type="string">
            <text:p>0</text:p>
            <draw:control table:end-cell-address="Sheet1.X13" table:end-x="0.386cm" table:end-y="0.416cm" draw:z-index="130" draw:style-name="gr1" draw:text-style-name="P1" svg:width="0.354cm" svg:height="0.366cm" svg:x="0.032cm" svg:y="0.05cm" draw:control="control131"/>
          </table:table-cell>
          <table:table-cell table:style-name="ce60" office:value-type="string" calcext:value-type="string">
            <text:p>0</text:p>
            <draw:control table:end-cell-address="Sheet1.Y13" table:end-x="0.382cm" table:end-y="0.414cm" draw:z-index="148" draw:style-name="gr1" draw:text-style-name="P1" svg:width="0.358cm" svg:height="0.364cm" svg:x="0.024cm" svg:y="0.05cm" draw:control="control149"/>
          </table:table-cell>
          <table:table-cell table:style-name="ce60" office:value-type="string" calcext:value-type="string">
            <text:p>0</text:p>
            <draw:control table:end-cell-address="Sheet1.Z13" table:end-x="0.386cm" table:end-y="0.416cm" draw:z-index="142" draw:style-name="gr1" draw:text-style-name="P1" svg:width="0.359cm" svg:height="0.366cm" svg:x="0.027cm" svg:y="0.05cm" draw:control="control143"/>
          </table:table-cell>
          <table:table-cell table:style-name="ce60" office:value-type="string" calcext:value-type="string">
            <text:p>0</text:p>
            <draw:control table:end-cell-address="Sheet1.AA13" table:end-x="0.38cm" table:end-y="0.414cm" draw:z-index="160" draw:style-name="gr1" draw:text-style-name="P1" svg:width="0.353cm" svg:height="0.364cm" svg:x="0.027cm" svg:y="0.05cm" draw:control="control161"/>
          </table:table-cell>
          <table:table-cell table:style-name="ce60" office:value-type="string" calcext:value-type="string">
            <text:p>0</text:p>
            <draw:control table:end-cell-address="Sheet1.AB13" table:end-x="0.384cm" table:end-y="0.416cm" draw:z-index="154" draw:style-name="gr1" draw:text-style-name="P1" svg:width="0.354cm" svg:height="0.366cm" svg:x="0.03cm" svg:y="0.05cm" draw:control="control155"/>
          </table:table-cell>
          <table:table-cell table:style-name="ce60" office:value-type="string" calcext:value-type="string">
            <text:p>0</text:p>
            <draw:control table:end-cell-address="Sheet1.AC13" table:end-x="0.38cm" table:end-y="0.414cm" draw:z-index="172" draw:style-name="gr1" draw:text-style-name="P1" svg:width="0.353cm" svg:height="0.364cm" svg:x="0.027cm" svg:y="0.05cm" draw:control="control173"/>
          </table:table-cell>
          <table:table-cell table:style-name="ce60" office:value-type="string" calcext:value-type="string">
            <text:p>0</text:p>
            <draw:control table:end-cell-address="Sheet1.AD13" table:end-x="0.384cm" table:end-y="0.416cm" draw:z-index="166" draw:style-name="gr1" draw:text-style-name="P1" svg:width="0.359cm" svg:height="0.366cm" svg:x="0.025cm" svg:y="0.05cm" draw:control="control167"/>
          </table:table-cell>
          <table:table-cell table:style-name="ce60" office:value-type="string" calcext:value-type="string">
            <text:p>0</text:p>
            <draw:control table:end-cell-address="Sheet1.AE13" table:end-x="0.382cm" table:end-y="0.414cm" draw:z-index="184" draw:style-name="gr1" draw:text-style-name="P1" svg:width="0.358cm" svg:height="0.364cm" svg:x="0.024cm" svg:y="0.05cm" draw:control="control185"/>
          </table:table-cell>
          <table:table-cell table:style-name="ce60" office:value-type="string" calcext:value-type="string">
            <text:p>0</text:p>
            <draw:control table:end-cell-address="Sheet1.AF13" table:end-x="0.386cm" table:end-y="0.416cm" draw:z-index="178" draw:style-name="gr1" draw:text-style-name="P1" svg:width="0.354cm" svg:height="0.366cm" svg:x="0.032cm" svg:y="0.05cm" draw:control="control179"/>
          </table:table-cell>
          <table:table-cell table:style-name="ce60" office:value-type="string" calcext:value-type="string">
            <text:p>0</text:p>
            <draw:control table:end-cell-address="Sheet1.AG13" table:end-x="0.382cm" table:end-y="0.414cm" draw:z-index="196" draw:style-name="gr1" draw:text-style-name="P1" svg:width="0.353cm" svg:height="0.364cm" svg:x="0.029cm" svg:y="0.05cm" draw:control="control197"/>
          </table:table-cell>
          <table:table-cell table:style-name="ce60" office:value-type="string" calcext:value-type="string">
            <text:p>0</text:p>
            <draw:control table:end-cell-address="Sheet1.AH13" table:end-x="0.386cm" table:end-y="0.416cm" draw:z-index="190" draw:style-name="gr1" draw:text-style-name="P1" svg:width="0.354cm" svg:height="0.366cm" svg:x="0.032cm" svg:y="0.05cm" draw:control="control191"/>
          </table:table-cell>
          <table:table-cell table:style-name="ce108" office:value-type="string" calcext:value-type="string">
            <text:p>0</text:p>
            <draw:control table:end-cell-address="Sheet1.AI13" table:end-x="0.385cm" table:end-y="0.416cm" draw:z-index="14" draw:style-name="gr1" draw:text-style-name="P1" svg:width="0.359cm" svg:height="0.366cm" svg:x="0.026cm" svg:y="0.05cm" draw:control="control15"/>
          </table:table-cell>
          <table:table-cell table:style-name="ce108" office:value-type="string" calcext:value-type="string">
            <text:p>0</text:p>
            <draw:control table:end-cell-address="Sheet1.AJ13" table:end-x="0.383cm" table:end-y="0.416cm" draw:z-index="202" draw:style-name="gr1" draw:text-style-name="P1" svg:width="0.359cm" svg:height="0.366cm" svg:x="0.024cm" svg:y="0.05cm" draw:control="control203"/>
          </table:table-cell>
          <table:table-cell table:style-name="ce108" office:value-type="string" calcext:value-type="string">
            <text:p>0</text:p>
            <draw:control table:end-cell-address="Sheet1.AK13" table:end-x="0.383cm" table:end-y="0.416cm" draw:z-index="208" draw:style-name="gr1" draw:text-style-name="P1" svg:width="0.354cm" svg:height="0.366cm" svg:x="0.029cm" svg:y="0.05cm" draw:control="control209"/>
          </table:table-cell>
          <table:table-cell table:style-name="ce108" office:value-type="string" calcext:value-type="string">
            <text:p>0</text:p>
            <draw:control table:end-cell-address="Sheet1.AL13" table:end-x="0.383cm" table:end-y="0.416cm" draw:z-index="214" draw:style-name="gr1" draw:text-style-name="P1" svg:width="0.354cm" svg:height="0.366cm" svg:x="0.029cm" svg:y="0.05cm" draw:control="control215"/>
          </table:table-cell>
          <table:table-cell table:style-name="ce108" office:value-type="string" calcext:value-type="string">
            <text:p>0</text:p>
            <draw:control table:end-cell-address="Sheet1.AM13" table:end-x="0.383cm" table:end-y="0.416cm" draw:z-index="220" draw:style-name="gr1" draw:text-style-name="P1" svg:width="0.354cm" svg:height="0.366cm" svg:x="0.029cm" svg:y="0.05cm" draw:control="control221"/>
          </table:table-cell>
          <table:table-cell table:style-name="ce108" office:value-type="string" calcext:value-type="string">
            <text:p>0</text:p>
            <draw:control table:end-cell-address="Sheet1.AN13" table:end-x="0.385cm" table:end-y="0.416cm" draw:z-index="226" draw:style-name="gr1" draw:text-style-name="P1" svg:width="0.359cm" svg:height="0.366cm" svg:x="0.026cm" svg:y="0.05cm" draw:control="control227"/>
          </table:table-cell>
          <table:table-cell table:style-name="ce108" office:value-type="string" calcext:value-type="string">
            <text:p>0</text:p>
            <draw:control table:end-cell-address="Sheet1.AO13" table:end-x="0.385cm" table:end-y="0.416cm" draw:z-index="232" draw:style-name="gr1" draw:text-style-name="P1" svg:width="0.359cm" svg:height="0.366cm" svg:x="0.026cm" svg:y="0.05cm" draw:control="control233"/>
          </table:table-cell>
          <table:table-cell table:style-name="ce108" office:value-type="string" calcext:value-type="string">
            <text:p>0</text:p>
            <draw:control table:end-cell-address="Sheet1.AP13" table:end-x="0.385cm" table:end-y="0.416cm" draw:z-index="238" draw:style-name="gr1" draw:text-style-name="P1" svg:width="0.359cm" svg:height="0.366cm" svg:x="0.026cm" svg:y="0.05cm" draw:control="control239"/>
          </table:table-cell>
          <table:table-cell table:style-name="ce108" office:value-type="string" calcext:value-type="string">
            <text:p>0</text:p>
            <draw:control table:end-cell-address="Sheet1.AQ13" table:end-x="0.385cm" table:end-y="0.416cm" draw:z-index="244" draw:style-name="gr1" draw:text-style-name="P1" svg:width="0.354cm" svg:height="0.366cm" svg:x="0.031cm" svg:y="0.05cm" draw:control="control245"/>
          </table:table-cell>
          <table:table-cell table:style-name="ce108" office:value-type="string" calcext:value-type="string">
            <text:p>0</text:p>
            <draw:control table:end-cell-address="Sheet1.AR13" table:end-x="0.385cm" table:end-y="0.416cm" draw:z-index="250" draw:style-name="gr1" draw:text-style-name="P1" svg:width="0.354cm" svg:height="0.366cm" svg:x="0.031cm" svg:y="0.05cm" draw:control="control251"/>
          </table:table-cell>
          <table:table-cell table:style-name="ce108" office:value-type="string" calcext:value-type="string">
            <text:p>0</text:p>
            <draw:control table:end-cell-address="Sheet1.AS13" table:end-x="0.383cm" table:end-y="0.416cm" draw:z-index="256" draw:style-name="gr1" draw:text-style-name="P1" svg:width="0.359cm" svg:height="0.366cm" svg:x="0.024cm" svg:y="0.05cm" draw:control="control257"/>
          </table:table-cell>
          <table:table-cell table:style-name="ce108" office:value-type="string" calcext:value-type="string">
            <text:p>0</text:p>
            <draw:control table:end-cell-address="Sheet1.AT13" table:end-x="0.383cm" table:end-y="0.416cm" draw:z-index="262" draw:style-name="gr1" draw:text-style-name="P1" svg:width="0.359cm" svg:height="0.366cm" svg:x="0.024cm" svg:y="0.05cm" draw:control="control263"/>
          </table:table-cell>
          <table:table-cell table:style-name="ce108" office:value-type="string" calcext:value-type="string">
            <text:p>0</text:p>
            <draw:control table:end-cell-address="Sheet1.AU13" table:end-x="0.383cm" table:end-y="0.416cm" draw:z-index="268" draw:style-name="gr1" draw:text-style-name="P1" svg:width="0.359cm" svg:height="0.366cm" svg:x="0.024cm" svg:y="0.05cm" draw:control="control269"/>
          </table:table-cell>
          <table:table-cell table:style-name="ce108" office:value-type="string" calcext:value-type="string">
            <text:p>0</text:p>
            <draw:control table:end-cell-address="Sheet1.AV13" table:end-x="0.383cm" table:end-y="0.416cm" draw:z-index="274" draw:style-name="gr1" draw:text-style-name="P1" svg:width="0.354cm" svg:height="0.366cm" svg:x="0.029cm" svg:y="0.05cm" draw:control="control275"/>
          </table:table-cell>
          <table:table-cell table:style-name="ce108" office:value-type="string" calcext:value-type="string">
            <text:p>0</text:p>
            <draw:control table:end-cell-address="Sheet1.AW13" table:end-x="0.385cm" table:end-y="0.416cm" draw:z-index="280" draw:style-name="gr1" draw:text-style-name="P1" svg:width="0.354cm" svg:height="0.366cm" svg:x="0.031cm" svg:y="0.05cm" draw:control="control281"/>
          </table:table-cell>
          <table:table-cell table:style-name="ce108" office:value-type="string" calcext:value-type="string">
            <text:p>0</text:p>
            <draw:control table:end-cell-address="Sheet1.AX13" table:end-x="0.385cm" table:end-y="0.416cm" draw:z-index="286" draw:style-name="gr1" draw:text-style-name="P1" svg:width="0.359cm" svg:height="0.366cm" svg:x="0.026cm" svg:y="0.05cm" draw:control="control287"/>
          </table:table-cell>
          <table:table-cell table:style-name="ce68" office:value-type="string" calcext:value-type="string">
            <text:p>Fr</text:p>
          </table:table-cell>
          <table:table-cell table:style-name="ce14" table:formula="of:=SUM([.C13]+[.D13]+[.E13]+[.F13]+[.G13]+[.H13]+[.I13]+[.J13]+[.K13]+[.L13]+[.M13]+[.N13]+[.O13]+[.P13]+[.Q13]+[.R13]+[.S13]+[.T13])" office:value-type="float" office:value="0" calcext:value-type="float">
            <text:p>0</text:p>
          </table:table-cell>
          <table:table-cell table:style-name="ce33" table:formula="of:=SUM([.U13]+[.V13]+[.W13]+[.X13]+[.Y13]+[.Z13]+[.AA13]+[.AB13]+[.AC13]+[.AD13]+[.AE13]+[.AF13]+[.AG13]+[.AH13])" office:value-type="float" office:value="0" calcext:value-type="float">
            <text:p>0</text:p>
          </table:table-cell>
          <table:table-cell table:style-name="ce44" table:formula="of:=SUM([.AI13]+[.AJ13]+[.AK13]+[.AL13]+[.AM13]+[.AN13]+[.AO13]+[.AP13]+[.AQ13]+[.AR13]+[.AS13]+[.AT13]+[.AU13]+[.AV13]+[.AW13]+[.AX1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date" office:date-value="2021-01-07" calcext:value-type="date">
            <text:p>07/01/2021</text:p>
          </table:table-cell>
          <table:table-cell table:style-name="ce9" office:value-type="string" calcext:value-type="string">
            <text:p>0</text:p>
            <draw:control table:end-cell-address="Sheet1.C14" table:end-x="0.385cm" table:end-y="0.414cm" draw:z-index="335" draw:style-name="gr1" draw:text-style-name="P1" svg:width="0.355cm" svg:height="0.364cm" svg:x="0.03cm" svg:y="0.05cm" draw:control="control336"/>
          </table:table-cell>
          <table:table-cell table:style-name="ce9" office:value-type="string" calcext:value-type="string">
            <text:p>0</text:p>
            <draw:control table:end-cell-address="Sheet1.D14" table:end-x="0.388cm" table:end-y="0.414cm" draw:z-index="23" draw:style-name="gr1" draw:text-style-name="P1" svg:width="0.363cm" svg:height="0.364cm" svg:x="0.025cm" svg:y="0.05cm" draw:control="control24"/>
          </table:table-cell>
          <table:table-cell table:style-name="ce9" office:value-type="string" calcext:value-type="string">
            <text:p>0</text:p>
            <draw:control table:end-cell-address="Sheet1.E14" table:end-x="0.388cm" table:end-y="0.414cm" draw:z-index="29" draw:style-name="gr1" draw:text-style-name="P1" svg:width="0.363cm" svg:height="0.364cm" svg:x="0.025cm" svg:y="0.05cm" draw:control="control30"/>
          </table:table-cell>
          <table:table-cell table:style-name="ce9" office:value-type="string" calcext:value-type="string">
            <text:p>0</text:p>
            <draw:control table:end-cell-address="Sheet1.F14" table:end-x="0.386cm" table:end-y="0.414cm" draw:z-index="35" draw:style-name="gr1" draw:text-style-name="P1" svg:width="0.363cm" svg:height="0.364cm" svg:x="0.023cm" svg:y="0.05cm" draw:control="control36"/>
          </table:table-cell>
          <table:table-cell table:style-name="ce9" office:value-type="string" calcext:value-type="string">
            <text:p>0</text:p>
            <draw:control table:end-cell-address="Sheet1.G14" table:end-x="0.388cm" table:end-y="0.414cm" draw:z-index="41" draw:style-name="gr1" draw:text-style-name="P1" svg:width="0.358cm" svg:height="0.364cm" svg:x="0.03cm" svg:y="0.05cm" draw:control="control42"/>
          </table:table-cell>
          <table:table-cell table:style-name="ce9" office:value-type="string" calcext:value-type="string">
            <text:p>0</text:p>
            <draw:control table:end-cell-address="Sheet1.H14" table:end-x="0.384cm" table:end-y="0.414cm" draw:z-index="107" draw:style-name="gr1" draw:text-style-name="P1" svg:width="0.356cm" svg:height="0.364cm" svg:x="0.028cm" svg:y="0.05cm" draw:control="control108"/>
          </table:table-cell>
          <table:table-cell table:style-name="ce9" office:value-type="string" calcext:value-type="string">
            <text:p>0</text:p>
            <draw:control table:end-cell-address="Sheet1.I14" table:end-x="0.386cm" table:end-y="0.414cm" draw:z-index="47" draw:style-name="gr1" draw:text-style-name="P1" svg:width="0.361cm" svg:height="0.364cm" svg:x="0.025cm" svg:y="0.05cm" draw:control="control48"/>
          </table:table-cell>
          <table:table-cell table:style-name="ce9" office:value-type="string" calcext:value-type="string">
            <text:p>0</text:p>
            <draw:control table:end-cell-address="Sheet1.J14" table:end-x="0.383cm" table:end-y="0.414cm" draw:z-index="53" draw:style-name="gr1" draw:text-style-name="P1" svg:width="0.363cm" svg:height="0.364cm" svg:x="0.02cm" svg:y="0.05cm" draw:control="control54"/>
          </table:table-cell>
          <table:table-cell table:style-name="ce9" office:value-type="string" calcext:value-type="string">
            <text:p>0</text:p>
            <draw:control table:end-cell-address="Sheet1.K14" table:end-x="0.384cm" table:end-y="0.414cm" draw:z-index="59" draw:style-name="gr1" draw:text-style-name="P1" svg:width="0.364cm" svg:height="0.364cm" svg:x="0.02cm" svg:y="0.05cm" draw:control="control60"/>
          </table:table-cell>
          <table:table-cell table:style-name="ce9" office:value-type="string" calcext:value-type="string">
            <text:p>0</text:p>
            <draw:control table:end-cell-address="Sheet1.L14" table:end-x="0.387cm" table:end-y="0.414cm" draw:z-index="65" draw:style-name="gr1" draw:text-style-name="P1" svg:width="0.358cm" svg:height="0.364cm" svg:x="0.029cm" svg:y="0.05cm" draw:control="control66"/>
          </table:table-cell>
          <table:table-cell table:style-name="ce9" office:value-type="string" calcext:value-type="string">
            <text:p>0</text:p>
            <draw:control table:end-cell-address="Sheet1.M14" table:end-x="0.385cm" table:end-y="0.414cm" draw:z-index="71" draw:style-name="gr1" draw:text-style-name="P1" svg:width="0.359cm" svg:height="0.364cm" svg:x="0.026cm" svg:y="0.05cm" draw:control="control72"/>
          </table:table-cell>
          <table:table-cell table:style-name="ce9" office:value-type="string" calcext:value-type="string">
            <text:p>0</text:p>
            <draw:control table:end-cell-address="Sheet1.N14" table:end-x="0.386cm" table:end-y="0.414cm" draw:z-index="113" draw:style-name="gr1" draw:text-style-name="P1" svg:width="0.361cm" svg:height="0.364cm" svg:x="0.025cm" svg:y="0.05cm" draw:control="control114"/>
          </table:table-cell>
          <table:table-cell table:style-name="ce9" office:value-type="string" calcext:value-type="string">
            <text:p>0</text:p>
            <draw:control table:end-cell-address="Sheet1.O14" table:end-x="0.384cm" table:end-y="0.414cm" draw:z-index="77" draw:style-name="gr1" draw:text-style-name="P1" svg:width="0.361cm" svg:height="0.364cm" svg:x="0.023cm" svg:y="0.05cm" draw:control="control78"/>
          </table:table-cell>
          <table:table-cell table:style-name="ce9" office:value-type="string" calcext:value-type="string">
            <text:p>0</text:p>
            <draw:control table:end-cell-address="Sheet1.P14" table:end-x="0.384cm" table:end-y="0.414cm" draw:z-index="83" draw:style-name="gr1" draw:text-style-name="P1" svg:width="0.363cm" svg:height="0.364cm" svg:x="0.021cm" svg:y="0.05cm" draw:control="control84"/>
          </table:table-cell>
          <table:table-cell table:style-name="ce9" office:value-type="string" calcext:value-type="string">
            <text:p>0</text:p>
            <draw:control table:end-cell-address="Sheet1.Q14" table:end-x="0.387cm" table:end-y="0.414cm" draw:z-index="89" draw:style-name="gr1" draw:text-style-name="P1" svg:width="0.359cm" svg:height="0.364cm" svg:x="0.028cm" svg:y="0.05cm" draw:control="control90"/>
          </table:table-cell>
          <table:table-cell table:style-name="ce9" office:value-type="string" calcext:value-type="string">
            <text:p>0</text:p>
            <draw:control table:end-cell-address="Sheet1.R14" table:end-x="0.385cm" table:end-y="0.414cm" draw:z-index="95" draw:style-name="gr1" draw:text-style-name="P1" svg:width="0.358cm" svg:height="0.364cm" svg:x="0.027cm" svg:y="0.05cm" draw:control="control96"/>
          </table:table-cell>
          <table:table-cell table:style-name="ce9" office:value-type="string" calcext:value-type="string">
            <text:p>0</text:p>
            <draw:control table:end-cell-address="Sheet1.S14" table:end-x="0.388cm" table:end-y="0.414cm" draw:z-index="101" draw:style-name="gr1" draw:text-style-name="P1" svg:width="0.364cm" svg:height="0.364cm" svg:x="0.024cm" svg:y="0.05cm" draw:control="control102"/>
          </table:table-cell>
          <table:table-cell table:style-name="ce9" office:value-type="string" calcext:value-type="string">
            <text:p>0</text:p>
            <draw:control table:end-cell-address="Sheet1.T14" table:end-x="0.386cm" table:end-y="0.414cm" draw:z-index="119" draw:style-name="gr1" draw:text-style-name="P1" svg:width="0.364cm" svg:height="0.364cm" svg:x="0.022cm" svg:y="0.05cm" draw:control="control120"/>
          </table:table-cell>
          <table:table-cell table:style-name="ce9" office:value-type="string" calcext:value-type="string">
            <text:p>0</text:p>
            <draw:control table:end-cell-address="Sheet1.U14" table:end-x="0.38cm" table:end-y="0.414cm" draw:z-index="125" draw:style-name="gr1" draw:text-style-name="P1" svg:width="0.358cm" svg:height="0.364cm" svg:x="0.022cm" svg:y="0.05cm" draw:control="control126"/>
          </table:table-cell>
          <table:table-cell table:style-name="ce9" office:value-type="string" calcext:value-type="string">
            <text:p>0</text:p>
            <draw:control table:end-cell-address="Sheet1.V14" table:end-x="0.385cm" table:end-y="0.415cm" draw:z-index="15" draw:style-name="gr1" draw:text-style-name="P1" svg:width="0.353cm" svg:height="0.365cm" svg:x="0.032cm" svg:y="0.05cm" draw:control="control16"/>
          </table:table-cell>
          <table:table-cell table:style-name="ce9" office:value-type="string" calcext:value-type="string">
            <text:p>0</text:p>
            <draw:control table:end-cell-address="Sheet1.W14" table:end-x="0.382cm" table:end-y="0.414cm" draw:z-index="137" draw:style-name="gr1" draw:text-style-name="P1" svg:width="0.353cm" svg:height="0.364cm" svg:x="0.029cm" svg:y="0.05cm" draw:control="control138"/>
          </table:table-cell>
          <table:table-cell table:style-name="ce9" office:value-type="string" calcext:value-type="string">
            <text:p>0</text:p>
            <draw:control table:end-cell-address="Sheet1.X14" table:end-x="0.386cm" table:end-y="0.416cm" draw:z-index="131" draw:style-name="gr1" draw:text-style-name="P1" svg:width="0.354cm" svg:height="0.366cm" svg:x="0.032cm" svg:y="0.05cm" draw:control="control132"/>
          </table:table-cell>
          <table:table-cell table:style-name="ce9" office:value-type="string" calcext:value-type="string">
            <text:p>0</text:p>
            <draw:control table:end-cell-address="Sheet1.Y14" table:end-x="0.382cm" table:end-y="0.414cm" draw:z-index="149" draw:style-name="gr1" draw:text-style-name="P1" svg:width="0.358cm" svg:height="0.364cm" svg:x="0.024cm" svg:y="0.05cm" draw:control="control150"/>
          </table:table-cell>
          <table:table-cell table:style-name="ce9" office:value-type="string" calcext:value-type="string">
            <text:p>0</text:p>
            <draw:control table:end-cell-address="Sheet1.Z14" table:end-x="0.386cm" table:end-y="0.416cm" draw:z-index="143" draw:style-name="gr1" draw:text-style-name="P1" svg:width="0.359cm" svg:height="0.366cm" svg:x="0.027cm" svg:y="0.05cm" draw:control="control144"/>
          </table:table-cell>
          <table:table-cell table:style-name="ce9" office:value-type="string" calcext:value-type="string">
            <text:p>0</text:p>
            <draw:control table:end-cell-address="Sheet1.AA14" table:end-x="0.38cm" table:end-y="0.414cm" draw:z-index="161" draw:style-name="gr1" draw:text-style-name="P1" svg:width="0.353cm" svg:height="0.364cm" svg:x="0.027cm" svg:y="0.05cm" draw:control="control162"/>
          </table:table-cell>
          <table:table-cell table:style-name="ce9" office:value-type="string" calcext:value-type="string">
            <text:p>0</text:p>
            <draw:control table:end-cell-address="Sheet1.AB14" table:end-x="0.384cm" table:end-y="0.416cm" draw:z-index="155" draw:style-name="gr1" draw:text-style-name="P1" svg:width="0.354cm" svg:height="0.366cm" svg:x="0.03cm" svg:y="0.05cm" draw:control="control156"/>
          </table:table-cell>
          <table:table-cell table:style-name="ce9" office:value-type="string" calcext:value-type="string">
            <text:p>0</text:p>
            <draw:control table:end-cell-address="Sheet1.AC14" table:end-x="0.38cm" table:end-y="0.414cm" draw:z-index="173" draw:style-name="gr1" draw:text-style-name="P1" svg:width="0.353cm" svg:height="0.364cm" svg:x="0.027cm" svg:y="0.05cm" draw:control="control174"/>
          </table:table-cell>
          <table:table-cell table:style-name="ce9" office:value-type="string" calcext:value-type="string">
            <text:p>0</text:p>
            <draw:control table:end-cell-address="Sheet1.AD14" table:end-x="0.384cm" table:end-y="0.416cm" draw:z-index="167" draw:style-name="gr1" draw:text-style-name="P1" svg:width="0.359cm" svg:height="0.366cm" svg:x="0.025cm" svg:y="0.05cm" draw:control="control168"/>
          </table:table-cell>
          <table:table-cell table:style-name="ce9" office:value-type="string" calcext:value-type="string">
            <text:p>0</text:p>
            <draw:control table:end-cell-address="Sheet1.AE14" table:end-x="0.382cm" table:end-y="0.414cm" draw:z-index="185" draw:style-name="gr1" draw:text-style-name="P1" svg:width="0.358cm" svg:height="0.364cm" svg:x="0.024cm" svg:y="0.05cm" draw:control="control186"/>
          </table:table-cell>
          <table:table-cell table:style-name="ce9" office:value-type="string" calcext:value-type="string">
            <text:p>0</text:p>
            <draw:control table:end-cell-address="Sheet1.AF14" table:end-x="0.386cm" table:end-y="0.416cm" draw:z-index="179" draw:style-name="gr1" draw:text-style-name="P1" svg:width="0.354cm" svg:height="0.366cm" svg:x="0.032cm" svg:y="0.05cm" draw:control="control180"/>
          </table:table-cell>
          <table:table-cell table:style-name="ce9" office:value-type="string" calcext:value-type="string">
            <text:p>0</text:p>
            <draw:control table:end-cell-address="Sheet1.AG14" table:end-x="0.382cm" table:end-y="0.414cm" draw:z-index="197" draw:style-name="gr1" draw:text-style-name="P1" svg:width="0.353cm" svg:height="0.364cm" svg:x="0.029cm" svg:y="0.05cm" draw:control="control198"/>
          </table:table-cell>
          <table:table-cell table:style-name="ce9" office:value-type="string" calcext:value-type="string">
            <text:p>0</text:p>
            <draw:control table:end-cell-address="Sheet1.AH14" table:end-x="0.386cm" table:end-y="0.416cm" draw:z-index="191" draw:style-name="gr1" draw:text-style-name="P1" svg:width="0.354cm" svg:height="0.366cm" svg:x="0.032cm" svg:y="0.05cm" draw:control="control192"/>
          </table:table-cell>
          <table:table-cell table:style-name="ce9" office:value-type="string" calcext:value-type="string">
            <text:p>0</text:p>
            <draw:control table:end-cell-address="Sheet1.AI14" table:end-x="0.385cm" table:end-y="0.416cm" draw:z-index="16" draw:style-name="gr1" draw:text-style-name="P1" svg:width="0.359cm" svg:height="0.366cm" svg:x="0.026cm" svg:y="0.05cm" draw:control="control17"/>
          </table:table-cell>
          <table:table-cell table:style-name="ce9" office:value-type="string" calcext:value-type="string">
            <text:p>0</text:p>
            <draw:control table:end-cell-address="Sheet1.AJ14" table:end-x="0.383cm" table:end-y="0.416cm" draw:z-index="203" draw:style-name="gr1" draw:text-style-name="P1" svg:width="0.359cm" svg:height="0.366cm" svg:x="0.024cm" svg:y="0.05cm" draw:control="control204"/>
          </table:table-cell>
          <table:table-cell table:style-name="ce9" office:value-type="string" calcext:value-type="string">
            <text:p>0</text:p>
            <draw:control table:end-cell-address="Sheet1.AK14" table:end-x="0.383cm" table:end-y="0.416cm" draw:z-index="209" draw:style-name="gr1" draw:text-style-name="P1" svg:width="0.354cm" svg:height="0.366cm" svg:x="0.029cm" svg:y="0.05cm" draw:control="control210"/>
          </table:table-cell>
          <table:table-cell table:style-name="ce9" office:value-type="string" calcext:value-type="string">
            <text:p>0</text:p>
            <draw:control table:end-cell-address="Sheet1.AL14" table:end-x="0.383cm" table:end-y="0.416cm" draw:z-index="215" draw:style-name="gr1" draw:text-style-name="P1" svg:width="0.354cm" svg:height="0.366cm" svg:x="0.029cm" svg:y="0.05cm" draw:control="control216"/>
          </table:table-cell>
          <table:table-cell table:style-name="ce9" office:value-type="string" calcext:value-type="string">
            <text:p>0</text:p>
            <draw:control table:end-cell-address="Sheet1.AM14" table:end-x="0.383cm" table:end-y="0.416cm" draw:z-index="221" draw:style-name="gr1" draw:text-style-name="P1" svg:width="0.354cm" svg:height="0.366cm" svg:x="0.029cm" svg:y="0.05cm" draw:control="control222"/>
          </table:table-cell>
          <table:table-cell table:style-name="ce9" office:value-type="string" calcext:value-type="string">
            <text:p>0</text:p>
            <draw:control table:end-cell-address="Sheet1.AN14" table:end-x="0.385cm" table:end-y="0.416cm" draw:z-index="227" draw:style-name="gr1" draw:text-style-name="P1" svg:width="0.359cm" svg:height="0.366cm" svg:x="0.026cm" svg:y="0.05cm" draw:control="control228"/>
          </table:table-cell>
          <table:table-cell table:style-name="ce9" office:value-type="string" calcext:value-type="string">
            <text:p>0</text:p>
            <draw:control table:end-cell-address="Sheet1.AO14" table:end-x="0.385cm" table:end-y="0.416cm" draw:z-index="233" draw:style-name="gr1" draw:text-style-name="P1" svg:width="0.359cm" svg:height="0.366cm" svg:x="0.026cm" svg:y="0.05cm" draw:control="control234"/>
          </table:table-cell>
          <table:table-cell table:style-name="ce9" office:value-type="string" calcext:value-type="string">
            <text:p>0</text:p>
            <draw:control table:end-cell-address="Sheet1.AP14" table:end-x="0.385cm" table:end-y="0.416cm" draw:z-index="239" draw:style-name="gr1" draw:text-style-name="P1" svg:width="0.359cm" svg:height="0.366cm" svg:x="0.026cm" svg:y="0.05cm" draw:control="control240"/>
          </table:table-cell>
          <table:table-cell table:style-name="ce9" office:value-type="string" calcext:value-type="string">
            <text:p>0</text:p>
            <draw:control table:end-cell-address="Sheet1.AQ14" table:end-x="0.385cm" table:end-y="0.416cm" draw:z-index="245" draw:style-name="gr1" draw:text-style-name="P1" svg:width="0.354cm" svg:height="0.366cm" svg:x="0.031cm" svg:y="0.05cm" draw:control="control246"/>
          </table:table-cell>
          <table:table-cell table:style-name="ce9" office:value-type="string" calcext:value-type="string">
            <text:p>0</text:p>
            <draw:control table:end-cell-address="Sheet1.AR14" table:end-x="0.385cm" table:end-y="0.416cm" draw:z-index="251" draw:style-name="gr1" draw:text-style-name="P1" svg:width="0.354cm" svg:height="0.366cm" svg:x="0.031cm" svg:y="0.05cm" draw:control="control252"/>
          </table:table-cell>
          <table:table-cell table:style-name="ce9" office:value-type="string" calcext:value-type="string">
            <text:p>0</text:p>
            <draw:control table:end-cell-address="Sheet1.AS14" table:end-x="0.383cm" table:end-y="0.416cm" draw:z-index="257" draw:style-name="gr1" draw:text-style-name="P1" svg:width="0.359cm" svg:height="0.366cm" svg:x="0.024cm" svg:y="0.05cm" draw:control="control258"/>
          </table:table-cell>
          <table:table-cell table:style-name="ce9" office:value-type="string" calcext:value-type="string">
            <text:p>0</text:p>
            <draw:control table:end-cell-address="Sheet1.AT14" table:end-x="0.383cm" table:end-y="0.416cm" draw:z-index="263" draw:style-name="gr1" draw:text-style-name="P1" svg:width="0.359cm" svg:height="0.366cm" svg:x="0.024cm" svg:y="0.05cm" draw:control="control264"/>
          </table:table-cell>
          <table:table-cell table:style-name="ce9" office:value-type="string" calcext:value-type="string">
            <text:p>0</text:p>
            <draw:control table:end-cell-address="Sheet1.AU14" table:end-x="0.383cm" table:end-y="0.416cm" draw:z-index="269" draw:style-name="gr1" draw:text-style-name="P1" svg:width="0.359cm" svg:height="0.366cm" svg:x="0.024cm" svg:y="0.05cm" draw:control="control270"/>
          </table:table-cell>
          <table:table-cell table:style-name="ce9" office:value-type="string" calcext:value-type="string">
            <text:p>0</text:p>
            <draw:control table:end-cell-address="Sheet1.AV14" table:end-x="0.383cm" table:end-y="0.416cm" draw:z-index="275" draw:style-name="gr1" draw:text-style-name="P1" svg:width="0.354cm" svg:height="0.366cm" svg:x="0.029cm" svg:y="0.05cm" draw:control="control276"/>
          </table:table-cell>
          <table:table-cell table:style-name="ce9" office:value-type="string" calcext:value-type="string">
            <text:p>0</text:p>
            <draw:control table:end-cell-address="Sheet1.AW14" table:end-x="0.385cm" table:end-y="0.416cm" draw:z-index="281" draw:style-name="gr1" draw:text-style-name="P1" svg:width="0.354cm" svg:height="0.366cm" svg:x="0.031cm" svg:y="0.05cm" draw:control="control282"/>
          </table:table-cell>
          <table:table-cell table:style-name="ce9" office:value-type="string" calcext:value-type="string">
            <text:p>0</text:p>
            <draw:control table:end-cell-address="Sheet1.AX14" table:end-x="0.385cm" table:end-y="0.416cm" draw:z-index="287" draw:style-name="gr1" draw:text-style-name="P1" svg:width="0.359cm" svg:height="0.366cm" svg:x="0.026cm" svg:y="0.05cm" draw:control="control288"/>
          </table:table-cell>
          <table:table-cell table:style-name="ce68" office:value-type="string" calcext:value-type="string">
            <text:p>Sa</text:p>
          </table:table-cell>
          <table:table-cell table:style-name="Default" table:number-columns-repeated="2"/>
          <table:table-cell table:style-name="ce44" table:formula="of:=SUM([.C14]+[.D14]+[.E14]+[.F14]+[.G14]+[.H14]+[.I14]+[.J14]+[.K14]+[.L14]+[.M14]+[.N14]+[.O14]+[.P14]+[.Q14]+[.R14]+[.S14]+[.T14]+[.U14]+[.V14]+[.W14]+[.X14]+[.Y14]+[.Z14]+[.AA14]+[.AB14]+[.AC14]+[.AD14]+[.AE14]+[.AF14]+[.AG14]+[.AH14]+[.AI14]+[.AJ14]+[.AK14]+[.AL14]+[.AM14]+[.AN14]+[.AO14]+[.AP14]+[.AQ14]+[.AR14]+[.AS14]+[.AT14]+[.AU14]+[.AV14]+[.AW14]+[.AX1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table:number-columns-repeated="48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EMERGENCY OR HOLIDAY WORK</text:p>
          </table:table-cell>
          <table:covered-table-cell table:number-columns-repeated="10" table:style-name="ce21"/>
          <table:table-cell table:style-name="ce21" table:number-columns-repeated="38"/>
          <table:table-cell table:number-columns-repeated="14"/>
        </table:table-row>
        <table:table-row table:style-name="ro1">
          <table:table-cell/>
          <table:table-cell table:style-name="ce4" office:value-type="date" office:date-value="2021-01-01" calcext:value-type="date">
            <text:p>01/01/2021</text:p>
          </table:table-cell>
          <table:table-cell table:style-name="ce9" office:value-type="string" calcext:value-type="string">
            <text:p>0</text:p>
            <draw:control table:end-cell-address="Sheet1.C17" table:end-x="0.41cm" table:end-y="0.411cm" draw:z-index="336" draw:style-name="gr1" draw:text-style-name="P1" svg:width="0.38cm" svg:height="0.371cm" svg:x="0.03cm" svg:y="0.04cm" draw:control="control337"/>
          </table:table-cell>
          <table:table-cell table:style-name="ce9" office:value-type="string" calcext:value-type="string">
            <text:p>0</text:p>
            <draw:control table:end-cell-address="Sheet1.D17" table:end-x="0.41cm" table:end-y="0.411cm" draw:z-index="341" draw:style-name="gr1" draw:text-style-name="P1" svg:width="0.384cm" svg:height="0.371cm" svg:x="0.026cm" svg:y="0.04cm" draw:control="control342"/>
          </table:table-cell>
          <table:table-cell table:style-name="ce9" office:value-type="string" calcext:value-type="string">
            <text:p>0</text:p>
            <draw:control table:end-cell-address="Sheet1.E17" table:end-x="0.41cm" table:end-y="0.411cm" draw:z-index="346" draw:style-name="gr1" draw:text-style-name="P1" svg:width="0.384cm" svg:height="0.371cm" svg:x="0.026cm" svg:y="0.04cm" draw:control="control347"/>
          </table:table-cell>
          <table:table-cell table:style-name="ce9" office:value-type="string" calcext:value-type="string">
            <text:p>0</text:p>
            <draw:control table:end-cell-address="Sheet1.F17" table:end-x="0.41cm" table:end-y="0.411cm" draw:z-index="351" draw:style-name="gr1" draw:text-style-name="P1" svg:width="0.384cm" svg:height="0.371cm" svg:x="0.026cm" svg:y="0.04cm" draw:control="control352"/>
          </table:table-cell>
          <table:table-cell table:style-name="ce9" office:value-type="string" calcext:value-type="string">
            <text:p>0</text:p>
            <draw:control table:end-cell-address="Sheet1.G17" table:end-x="0.41cm" table:end-y="0.411cm" draw:z-index="356" draw:style-name="gr1" draw:text-style-name="P1" svg:width="0.38cm" svg:height="0.371cm" svg:x="0.03cm" svg:y="0.04cm" draw:control="control357"/>
          </table:table-cell>
          <table:table-cell table:style-name="ce9" office:value-type="string" calcext:value-type="string">
            <text:p>0</text:p>
            <draw:control table:end-cell-address="Sheet1.H17" table:end-x="0.41cm" table:end-y="0.411cm" draw:z-index="361" draw:style-name="gr1" draw:text-style-name="P1" svg:width="0.38cm" svg:height="0.371cm" svg:x="0.03cm" svg:y="0.04cm" draw:control="control362"/>
          </table:table-cell>
          <table:table-cell table:style-name="ce9" office:value-type="string" calcext:value-type="string">
            <text:p>0</text:p>
            <draw:control table:end-cell-address="Sheet1.I17" table:end-x="0.41cm" table:end-y="0.411cm" draw:z-index="366" draw:style-name="gr1" draw:text-style-name="P1" svg:width="0.384cm" svg:height="0.371cm" svg:x="0.026cm" svg:y="0.04cm" draw:control="control367"/>
          </table:table-cell>
          <table:table-cell table:style-name="ce9" office:value-type="string" calcext:value-type="string">
            <text:p>0</text:p>
            <draw:control table:end-cell-address="Sheet1.J17" table:end-x="0.41cm" table:end-y="0.411cm" draw:z-index="371" draw:style-name="gr1" draw:text-style-name="P1" svg:width="0.384cm" svg:height="0.371cm" svg:x="0.026cm" svg:y="0.04cm" draw:control="control372"/>
          </table:table-cell>
          <table:table-cell table:style-name="ce9" office:value-type="string" calcext:value-type="string">
            <text:p>0</text:p>
            <draw:control table:end-cell-address="Sheet1.K17" table:end-x="0.41cm" table:end-y="0.411cm" draw:z-index="376" draw:style-name="gr1" draw:text-style-name="P1" svg:width="0.384cm" svg:height="0.371cm" svg:x="0.026cm" svg:y="0.04cm" draw:control="control377"/>
          </table:table-cell>
          <table:table-cell table:style-name="ce9" office:value-type="string" calcext:value-type="string">
            <text:p>0</text:p>
            <draw:control table:end-cell-address="Sheet1.L17" table:end-x="0.41cm" table:end-y="0.411cm" draw:z-index="381" draw:style-name="gr1" draw:text-style-name="P1" svg:width="0.38cm" svg:height="0.371cm" svg:x="0.03cm" svg:y="0.04cm" draw:control="control382"/>
          </table:table-cell>
          <table:table-cell table:style-name="ce9" office:value-type="string" calcext:value-type="string">
            <text:p>0</text:p>
            <draw:control table:end-cell-address="Sheet1.M17" table:end-x="0.41cm" table:end-y="0.411cm" draw:z-index="386" draw:style-name="gr1" draw:text-style-name="P1" svg:width="0.38cm" svg:height="0.371cm" svg:x="0.03cm" svg:y="0.04cm" draw:control="control387"/>
          </table:table-cell>
          <table:table-cell table:style-name="ce9" office:value-type="string" calcext:value-type="string">
            <text:p>0</text:p>
            <draw:control table:end-cell-address="Sheet1.N17" table:end-x="0.41cm" table:end-y="0.411cm" draw:z-index="391" draw:style-name="gr1" draw:text-style-name="P1" svg:width="0.384cm" svg:height="0.371cm" svg:x="0.026cm" svg:y="0.04cm" draw:control="control392"/>
          </table:table-cell>
          <table:table-cell table:style-name="ce9" office:value-type="string" calcext:value-type="string">
            <text:p>0</text:p>
            <draw:control table:end-cell-address="Sheet1.O17" table:end-x="0.41cm" table:end-y="0.411cm" draw:z-index="396" draw:style-name="gr1" draw:text-style-name="P1" svg:width="0.384cm" svg:height="0.371cm" svg:x="0.026cm" svg:y="0.04cm" draw:control="control397"/>
          </table:table-cell>
          <table:table-cell table:style-name="ce9" office:value-type="string" calcext:value-type="string">
            <text:p>0</text:p>
            <draw:control table:end-cell-address="Sheet1.P17" table:end-x="0.41cm" table:end-y="0.411cm" draw:z-index="401" draw:style-name="gr1" draw:text-style-name="P1" svg:width="0.384cm" svg:height="0.371cm" svg:x="0.026cm" svg:y="0.04cm" draw:control="control402"/>
          </table:table-cell>
          <table:table-cell table:style-name="ce9" office:value-type="string" calcext:value-type="string">
            <text:p>0</text:p>
            <draw:control table:end-cell-address="Sheet1.Q17" table:end-x="0.41cm" table:end-y="0.411cm" draw:z-index="406" draw:style-name="gr1" draw:text-style-name="P1" svg:width="0.38cm" svg:height="0.371cm" svg:x="0.03cm" svg:y="0.04cm" draw:control="control407"/>
          </table:table-cell>
          <table:table-cell table:style-name="ce9" office:value-type="string" calcext:value-type="string">
            <text:p>0</text:p>
            <draw:control table:end-cell-address="Sheet1.R17" table:end-x="0.41cm" table:end-y="0.411cm" draw:z-index="411" draw:style-name="gr1" draw:text-style-name="P1" svg:width="0.38cm" svg:height="0.371cm" svg:x="0.03cm" svg:y="0.04cm" draw:control="control412"/>
          </table:table-cell>
          <table:table-cell table:style-name="ce9" office:value-type="string" calcext:value-type="string">
            <text:p>0</text:p>
            <draw:control table:end-cell-address="Sheet1.S17" table:end-x="0.41cm" table:end-y="0.411cm" draw:z-index="416" draw:style-name="gr1" draw:text-style-name="P1" svg:width="0.384cm" svg:height="0.371cm" svg:x="0.026cm" svg:y="0.04cm" draw:control="control417"/>
          </table:table-cell>
          <table:table-cell table:style-name="ce9" office:value-type="string" calcext:value-type="string">
            <text:p>0</text:p>
            <draw:control table:end-cell-address="Sheet1.T17" table:end-x="0.41cm" table:end-y="0.411cm" draw:z-index="421" draw:style-name="gr1" draw:text-style-name="P1" svg:width="0.384cm" svg:height="0.371cm" svg:x="0.026cm" svg:y="0.04cm" draw:control="control422"/>
          </table:table-cell>
          <table:table-cell table:style-name="ce9" office:value-type="string" calcext:value-type="string">
            <text:p>0</text:p>
            <draw:control table:end-cell-address="Sheet1.U17" table:end-x="0.41cm" table:end-y="0.411cm" draw:z-index="426" draw:style-name="gr1" draw:text-style-name="P1" svg:width="0.384cm" svg:height="0.371cm" svg:x="0.026cm" svg:y="0.04cm" draw:control="control427"/>
          </table:table-cell>
          <table:table-cell table:style-name="ce9" office:value-type="string" calcext:value-type="string">
            <text:p>0</text:p>
            <draw:control table:end-cell-address="Sheet1.V17" table:end-x="0.41cm" table:end-y="0.411cm" draw:z-index="431" draw:style-name="gr1" draw:text-style-name="P1" svg:width="0.38cm" svg:height="0.371cm" svg:x="0.03cm" svg:y="0.04cm" draw:control="control432"/>
          </table:table-cell>
          <table:table-cell table:style-name="ce9" office:value-type="string" calcext:value-type="string">
            <text:p>0</text:p>
            <draw:control table:end-cell-address="Sheet1.W17" table:end-x="0.41cm" table:end-y="0.411cm" draw:z-index="436" draw:style-name="gr1" draw:text-style-name="P1" svg:width="0.38cm" svg:height="0.371cm" svg:x="0.03cm" svg:y="0.04cm" draw:control="control437"/>
          </table:table-cell>
          <table:table-cell table:style-name="ce9" office:value-type="string" calcext:value-type="string">
            <text:p>0</text:p>
            <draw:control table:end-cell-address="Sheet1.X17" table:end-x="0.41cm" table:end-y="0.411cm" draw:z-index="441" draw:style-name="gr1" draw:text-style-name="P1" svg:width="0.38cm" svg:height="0.371cm" svg:x="0.03cm" svg:y="0.04cm" draw:control="control442"/>
          </table:table-cell>
          <table:table-cell table:style-name="ce9" office:value-type="string" calcext:value-type="string">
            <text:p>0</text:p>
            <draw:control table:end-cell-address="Sheet1.Y17" table:end-x="0.41cm" table:end-y="0.411cm" draw:z-index="446" draw:style-name="gr1" draw:text-style-name="P1" svg:width="0.384cm" svg:height="0.371cm" svg:x="0.026cm" svg:y="0.04cm" draw:control="control447"/>
          </table:table-cell>
          <table:table-cell table:style-name="ce9" office:value-type="string" calcext:value-type="string">
            <text:p>0</text:p>
            <draw:control table:end-cell-address="Sheet1.Z17" table:end-x="0.41cm" table:end-y="0.411cm" draw:z-index="451" draw:style-name="gr1" draw:text-style-name="P1" svg:width="0.384cm" svg:height="0.371cm" svg:x="0.026cm" svg:y="0.04cm" draw:control="control452"/>
          </table:table-cell>
          <table:table-cell table:style-name="ce9" office:value-type="string" calcext:value-type="string">
            <text:p>0</text:p>
            <draw:control table:end-cell-address="Sheet1.AA17" table:end-x="0.41cm" table:end-y="0.411cm" draw:z-index="456" draw:style-name="gr1" draw:text-style-name="P1" svg:width="0.38cm" svg:height="0.371cm" svg:x="0.03cm" svg:y="0.04cm" draw:control="control457"/>
          </table:table-cell>
          <table:table-cell table:style-name="ce9" office:value-type="string" calcext:value-type="string">
            <text:p>0</text:p>
            <draw:control table:end-cell-address="Sheet1.AB17" table:end-x="0.41cm" table:end-y="0.411cm" draw:z-index="461" draw:style-name="gr1" draw:text-style-name="P1" svg:width="0.38cm" svg:height="0.371cm" svg:x="0.03cm" svg:y="0.04cm" draw:control="control462"/>
          </table:table-cell>
          <table:table-cell table:style-name="ce9" office:value-type="string" calcext:value-type="string">
            <text:p>0</text:p>
            <draw:control table:end-cell-address="Sheet1.AC17" table:end-x="0.41cm" table:end-y="0.411cm" draw:z-index="466" draw:style-name="gr1" draw:text-style-name="P1" svg:width="0.38cm" svg:height="0.371cm" svg:x="0.03cm" svg:y="0.04cm" draw:control="control467"/>
          </table:table-cell>
          <table:table-cell table:style-name="ce9" office:value-type="string" calcext:value-type="string">
            <text:p>0</text:p>
            <draw:control table:end-cell-address="Sheet1.AD17" table:end-x="0.41cm" table:end-y="0.411cm" draw:z-index="471" draw:style-name="gr1" draw:text-style-name="P1" svg:width="0.384cm" svg:height="0.371cm" svg:x="0.026cm" svg:y="0.04cm" draw:control="control472"/>
          </table:table-cell>
          <table:table-cell table:style-name="ce9" office:value-type="string" calcext:value-type="string">
            <text:p>0</text:p>
            <draw:control table:end-cell-address="Sheet1.AE17" table:end-x="0.41cm" table:end-y="0.411cm" draw:z-index="476" draw:style-name="gr1" draw:text-style-name="P1" svg:width="0.384cm" svg:height="0.371cm" svg:x="0.026cm" svg:y="0.04cm" draw:control="control477"/>
          </table:table-cell>
          <table:table-cell table:style-name="ce9" office:value-type="string" calcext:value-type="string">
            <text:p>0</text:p>
            <draw:control table:end-cell-address="Sheet1.AF17" table:end-x="0.41cm" table:end-y="0.411cm" draw:z-index="481" draw:style-name="gr1" draw:text-style-name="P1" svg:width="0.38cm" svg:height="0.371cm" svg:x="0.03cm" svg:y="0.04cm" draw:control="control482"/>
          </table:table-cell>
          <table:table-cell table:style-name="ce9" office:value-type="string" calcext:value-type="string">
            <text:p>0</text:p>
            <draw:control table:end-cell-address="Sheet1.AG17" table:end-x="0.41cm" table:end-y="0.411cm" draw:z-index="486" draw:style-name="gr1" draw:text-style-name="P1" svg:width="0.38cm" svg:height="0.371cm" svg:x="0.03cm" svg:y="0.04cm" draw:control="control487"/>
          </table:table-cell>
          <table:table-cell table:style-name="ce9" office:value-type="string" calcext:value-type="string">
            <text:p>0</text:p>
            <draw:control table:end-cell-address="Sheet1.AH17" table:end-x="0.41cm" table:end-y="0.411cm" draw:z-index="491" draw:style-name="gr1" draw:text-style-name="P1" svg:width="0.38cm" svg:height="0.371cm" svg:x="0.03cm" svg:y="0.04cm" draw:control="control492"/>
          </table:table-cell>
          <table:table-cell table:style-name="ce9" office:value-type="string" calcext:value-type="string">
            <text:p>0</text:p>
            <draw:control table:end-cell-address="Sheet1.AI17" table:end-x="0.41cm" table:end-y="0.411cm" draw:z-index="496" draw:style-name="gr1" draw:text-style-name="P1" svg:width="0.384cm" svg:height="0.371cm" svg:x="0.026cm" svg:y="0.04cm" draw:control="control497"/>
          </table:table-cell>
          <table:table-cell table:style-name="ce9" office:value-type="string" calcext:value-type="string">
            <text:p>0</text:p>
            <draw:control table:end-cell-address="Sheet1.AJ17" table:end-x="0.41cm" table:end-y="0.411cm" draw:z-index="501" draw:style-name="gr1" draw:text-style-name="P1" svg:width="0.384cm" svg:height="0.371cm" svg:x="0.026cm" svg:y="0.04cm" draw:control="control502"/>
          </table:table-cell>
          <table:table-cell table:style-name="ce9" office:value-type="string" calcext:value-type="string">
            <text:p>0</text:p>
            <draw:control table:end-cell-address="Sheet1.AK17" table:end-x="0.41cm" table:end-y="0.411cm" draw:z-index="506" draw:style-name="gr1" draw:text-style-name="P1" svg:width="0.38cm" svg:height="0.371cm" svg:x="0.03cm" svg:y="0.04cm" draw:control="control507"/>
          </table:table-cell>
          <table:table-cell table:style-name="ce9" office:value-type="string" calcext:value-type="string">
            <text:p>0</text:p>
            <draw:control table:end-cell-address="Sheet1.AL17" table:end-x="0.41cm" table:end-y="0.411cm" draw:z-index="511" draw:style-name="gr1" draw:text-style-name="P1" svg:width="0.38cm" svg:height="0.371cm" svg:x="0.03cm" svg:y="0.04cm" draw:control="control512"/>
          </table:table-cell>
          <table:table-cell table:style-name="ce9" office:value-type="string" calcext:value-type="string">
            <text:p>0</text:p>
            <draw:control table:end-cell-address="Sheet1.AM17" table:end-x="0.41cm" table:end-y="0.411cm" draw:z-index="516" draw:style-name="gr1" draw:text-style-name="P1" svg:width="0.38cm" svg:height="0.371cm" svg:x="0.03cm" svg:y="0.04cm" draw:control="control517"/>
          </table:table-cell>
          <table:table-cell table:style-name="ce9" office:value-type="string" calcext:value-type="string">
            <text:p>0</text:p>
            <draw:control table:end-cell-address="Sheet1.AN17" table:end-x="0.41cm" table:end-y="0.411cm" draw:z-index="521" draw:style-name="gr1" draw:text-style-name="P1" svg:width="0.384cm" svg:height="0.371cm" svg:x="0.026cm" svg:y="0.04cm" draw:control="control522"/>
          </table:table-cell>
          <table:table-cell table:style-name="ce9" office:value-type="string" calcext:value-type="string">
            <text:p>0</text:p>
            <draw:control table:end-cell-address="Sheet1.AO17" table:end-x="0.41cm" table:end-y="0.411cm" draw:z-index="526" draw:style-name="gr1" draw:text-style-name="P1" svg:width="0.384cm" svg:height="0.371cm" svg:x="0.026cm" svg:y="0.04cm" draw:control="control527"/>
          </table:table-cell>
          <table:table-cell table:style-name="ce9" office:value-type="string" calcext:value-type="string">
            <text:p>0</text:p>
            <draw:control table:end-cell-address="Sheet1.AP17" table:end-x="0.41cm" table:end-y="0.411cm" draw:z-index="531" draw:style-name="gr1" draw:text-style-name="P1" svg:width="0.384cm" svg:height="0.371cm" svg:x="0.026cm" svg:y="0.04cm" draw:control="control532"/>
          </table:table-cell>
          <table:table-cell table:style-name="ce9" office:value-type="string" calcext:value-type="string">
            <text:p>0</text:p>
            <draw:control table:end-cell-address="Sheet1.AQ17" table:end-x="0.41cm" table:end-y="0.411cm" draw:z-index="536" draw:style-name="gr1" draw:text-style-name="P1" svg:width="0.38cm" svg:height="0.371cm" svg:x="0.03cm" svg:y="0.04cm" draw:control="control537"/>
          </table:table-cell>
          <table:table-cell table:style-name="ce9" office:value-type="string" calcext:value-type="string">
            <text:p>0</text:p>
            <draw:control table:end-cell-address="Sheet1.AR17" table:end-x="0.41cm" table:end-y="0.411cm" draw:z-index="541" draw:style-name="gr1" draw:text-style-name="P1" svg:width="0.38cm" svg:height="0.371cm" svg:x="0.03cm" svg:y="0.04cm" draw:control="control542"/>
          </table:table-cell>
          <table:table-cell table:style-name="ce9" office:value-type="string" calcext:value-type="string">
            <text:p>0</text:p>
            <draw:control table:end-cell-address="Sheet1.AS17" table:end-x="0.41cm" table:end-y="0.411cm" draw:z-index="546" draw:style-name="gr1" draw:text-style-name="P1" svg:width="0.384cm" svg:height="0.371cm" svg:x="0.026cm" svg:y="0.04cm" draw:control="control547"/>
          </table:table-cell>
          <table:table-cell table:style-name="ce9" office:value-type="string" calcext:value-type="string">
            <text:p>0</text:p>
            <draw:control table:end-cell-address="Sheet1.AT17" table:end-x="0.41cm" table:end-y="0.411cm" draw:z-index="551" draw:style-name="gr1" draw:text-style-name="P1" svg:width="0.384cm" svg:height="0.371cm" svg:x="0.026cm" svg:y="0.04cm" draw:control="control552"/>
          </table:table-cell>
          <table:table-cell table:style-name="ce9" office:value-type="string" calcext:value-type="string">
            <text:p>0</text:p>
            <draw:control table:end-cell-address="Sheet1.AU17" table:end-x="0.41cm" table:end-y="0.411cm" draw:z-index="556" draw:style-name="gr1" draw:text-style-name="P1" svg:width="0.384cm" svg:height="0.371cm" svg:x="0.026cm" svg:y="0.04cm" draw:control="control557"/>
          </table:table-cell>
          <table:table-cell table:style-name="ce9" office:value-type="string" calcext:value-type="string">
            <text:p>0</text:p>
            <draw:control table:end-cell-address="Sheet1.AV17" table:end-x="0.41cm" table:end-y="0.411cm" draw:z-index="561" draw:style-name="gr1" draw:text-style-name="P1" svg:width="0.38cm" svg:height="0.371cm" svg:x="0.03cm" svg:y="0.04cm" draw:control="control562"/>
          </table:table-cell>
          <table:table-cell table:style-name="ce9" office:value-type="string" calcext:value-type="string">
            <text:p>0</text:p>
            <draw:control table:end-cell-address="Sheet1.AW17" table:end-x="0.41cm" table:end-y="0.411cm" draw:z-index="566" draw:style-name="gr1" draw:text-style-name="P1" svg:width="0.38cm" svg:height="0.371cm" svg:x="0.03cm" svg:y="0.04cm" draw:control="control567"/>
          </table:table-cell>
          <table:table-cell table:style-name="ce9" office:value-type="string" calcext:value-type="string">
            <text:p>0</text:p>
            <draw:control table:end-cell-address="Sheet1.AX17" table:end-x="0.41cm" table:end-y="0.411cm" draw:z-index="571" draw:style-name="gr1" draw:text-style-name="P1" svg:width="0.384cm" svg:height="0.371cm" svg:x="0.026cm" svg:y="0.04cm" draw:control="control572"/>
          </table:table-cell>
          <table:table-cell table:style-name="ce68"/>
          <table:table-cell table:style-name="Default" table:number-columns-repeated="2"/>
          <table:table-cell table:style-name="ce44" table:formula="of:=SUM([.C17]+[.D17]+[.E17]+[.F17]+[.G17]+[.H17]+[.I17]+[.J17]+[.K17]+[.L17]+[.M17]+[.N17]+[.O17]+[.P17]+[.Q17]+[.R17]+[.S17]+[.T17]+[.U17]+[.V17]+[.W17]+[.X17]+[.Y17]+[.Z17]+[.AA17]+[.AB17]+[.AC17]+[.AD17]+[.AE17]+[.AF17]+[.AG17]+[.AH17]+[.AI17]+[.AJ17]+[.AK17]+[.AL17]+[.AM17]+[.AN17]+[.AO17]+[.AP17]+[.AQ17]+[.AR17]+[.AS17]+[.AT17]+[.AU17]+[.AV17]+[.AW17]+[.AX1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4"/>
          <table:table-cell table:style-name="ce9" office:value-type="string" calcext:value-type="string">
            <text:p>0</text:p>
            <draw:control table:end-cell-address="Sheet1.C18" table:end-x="0.412cm" table:end-y="0.425cm" draw:z-index="337" draw:style-name="gr1" draw:text-style-name="P1" svg:width="0.385cm" svg:height="0.365cm" svg:x="0.027cm" svg:y="0.06cm" draw:control="control338"/>
          </table:table-cell>
          <table:table-cell table:style-name="ce9" office:value-type="string" calcext:value-type="string">
            <text:p>0</text:p>
            <draw:control table:end-cell-address="Sheet1.D18" table:end-x="0.412cm" table:end-y="0.425cm" draw:z-index="342" draw:style-name="gr1" draw:text-style-name="P1" svg:width="0.389cm" svg:height="0.365cm" svg:x="0.023cm" svg:y="0.06cm" draw:control="control343"/>
          </table:table-cell>
          <table:table-cell table:style-name="ce9" office:value-type="string" calcext:value-type="string">
            <text:p>0</text:p>
            <draw:control table:end-cell-address="Sheet1.E18" table:end-x="0.412cm" table:end-y="0.425cm" draw:z-index="347" draw:style-name="gr1" draw:text-style-name="P1" svg:width="0.389cm" svg:height="0.365cm" svg:x="0.023cm" svg:y="0.06cm" draw:control="control348"/>
          </table:table-cell>
          <table:table-cell table:style-name="ce9" office:value-type="string" calcext:value-type="string">
            <text:p>0</text:p>
            <draw:control table:end-cell-address="Sheet1.F18" table:end-x="0.412cm" table:end-y="0.425cm" draw:z-index="352" draw:style-name="gr1" draw:text-style-name="P1" svg:width="0.389cm" svg:height="0.365cm" svg:x="0.023cm" svg:y="0.06cm" draw:control="control353"/>
          </table:table-cell>
          <table:table-cell table:style-name="ce9" office:value-type="string" calcext:value-type="string">
            <text:p>0</text:p>
            <draw:control table:end-cell-address="Sheet1.G18" table:end-x="0.412cm" table:end-y="0.425cm" draw:z-index="357" draw:style-name="gr1" draw:text-style-name="P1" svg:width="0.385cm" svg:height="0.365cm" svg:x="0.027cm" svg:y="0.06cm" draw:control="control358"/>
          </table:table-cell>
          <table:table-cell table:style-name="ce9" office:value-type="string" calcext:value-type="string">
            <text:p>0</text:p>
            <draw:control table:end-cell-address="Sheet1.H18" table:end-x="0.412cm" table:end-y="0.425cm" draw:z-index="362" draw:style-name="gr1" draw:text-style-name="P1" svg:width="0.385cm" svg:height="0.365cm" svg:x="0.027cm" svg:y="0.06cm" draw:control="control363"/>
          </table:table-cell>
          <table:table-cell table:style-name="ce9" office:value-type="string" calcext:value-type="string">
            <text:p>0</text:p>
            <draw:control table:end-cell-address="Sheet1.I18" table:end-x="0.412cm" table:end-y="0.425cm" draw:z-index="367" draw:style-name="gr1" draw:text-style-name="P1" svg:width="0.389cm" svg:height="0.365cm" svg:x="0.023cm" svg:y="0.06cm" draw:control="control368"/>
          </table:table-cell>
          <table:table-cell table:style-name="ce9" office:value-type="string" calcext:value-type="string">
            <text:p>0</text:p>
            <draw:control table:end-cell-address="Sheet1.J18" table:end-x="0.412cm" table:end-y="0.425cm" draw:z-index="372" draw:style-name="gr1" draw:text-style-name="P1" svg:width="0.389cm" svg:height="0.365cm" svg:x="0.023cm" svg:y="0.06cm" draw:control="control373"/>
          </table:table-cell>
          <table:table-cell table:style-name="ce9" office:value-type="string" calcext:value-type="string">
            <text:p>0</text:p>
            <draw:control table:end-cell-address="Sheet1.K18" table:end-x="0.412cm" table:end-y="0.425cm" draw:z-index="377" draw:style-name="gr1" draw:text-style-name="P1" svg:width="0.389cm" svg:height="0.365cm" svg:x="0.023cm" svg:y="0.06cm" draw:control="control378"/>
          </table:table-cell>
          <table:table-cell table:style-name="ce9" office:value-type="string" calcext:value-type="string">
            <text:p>0</text:p>
            <draw:control table:end-cell-address="Sheet1.L18" table:end-x="0.412cm" table:end-y="0.425cm" draw:z-index="382" draw:style-name="gr1" draw:text-style-name="P1" svg:width="0.385cm" svg:height="0.365cm" svg:x="0.027cm" svg:y="0.06cm" draw:control="control383"/>
          </table:table-cell>
          <table:table-cell table:style-name="ce9" office:value-type="string" calcext:value-type="string">
            <text:p>0</text:p>
            <draw:control table:end-cell-address="Sheet1.M18" table:end-x="0.412cm" table:end-y="0.425cm" draw:z-index="387" draw:style-name="gr1" draw:text-style-name="P1" svg:width="0.385cm" svg:height="0.365cm" svg:x="0.027cm" svg:y="0.06cm" draw:control="control388"/>
          </table:table-cell>
          <table:table-cell table:style-name="ce9" office:value-type="string" calcext:value-type="string">
            <text:p>0</text:p>
            <draw:control table:end-cell-address="Sheet1.N18" table:end-x="0.412cm" table:end-y="0.425cm" draw:z-index="392" draw:style-name="gr1" draw:text-style-name="P1" svg:width="0.389cm" svg:height="0.365cm" svg:x="0.023cm" svg:y="0.06cm" draw:control="control393"/>
          </table:table-cell>
          <table:table-cell table:style-name="ce9" office:value-type="string" calcext:value-type="string">
            <text:p>0</text:p>
            <draw:control table:end-cell-address="Sheet1.O18" table:end-x="0.412cm" table:end-y="0.425cm" draw:z-index="397" draw:style-name="gr1" draw:text-style-name="P1" svg:width="0.389cm" svg:height="0.365cm" svg:x="0.023cm" svg:y="0.06cm" draw:control="control398"/>
          </table:table-cell>
          <table:table-cell table:style-name="ce9" office:value-type="string" calcext:value-type="string">
            <text:p>0</text:p>
            <draw:control table:end-cell-address="Sheet1.P18" table:end-x="0.412cm" table:end-y="0.425cm" draw:z-index="402" draw:style-name="gr1" draw:text-style-name="P1" svg:width="0.389cm" svg:height="0.365cm" svg:x="0.023cm" svg:y="0.06cm" draw:control="control403"/>
          </table:table-cell>
          <table:table-cell table:style-name="ce9" office:value-type="string" calcext:value-type="string">
            <text:p>0</text:p>
            <draw:control table:end-cell-address="Sheet1.Q18" table:end-x="0.412cm" table:end-y="0.425cm" draw:z-index="407" draw:style-name="gr1" draw:text-style-name="P1" svg:width="0.385cm" svg:height="0.365cm" svg:x="0.027cm" svg:y="0.06cm" draw:control="control408"/>
          </table:table-cell>
          <table:table-cell table:style-name="ce9" office:value-type="string" calcext:value-type="string">
            <text:p>0</text:p>
            <draw:control table:end-cell-address="Sheet1.R18" table:end-x="0.412cm" table:end-y="0.425cm" draw:z-index="412" draw:style-name="gr1" draw:text-style-name="P1" svg:width="0.385cm" svg:height="0.365cm" svg:x="0.027cm" svg:y="0.06cm" draw:control="control413"/>
          </table:table-cell>
          <table:table-cell table:style-name="ce9" office:value-type="string" calcext:value-type="string">
            <text:p>0</text:p>
            <draw:control table:end-cell-address="Sheet1.S18" table:end-x="0.412cm" table:end-y="0.425cm" draw:z-index="417" draw:style-name="gr1" draw:text-style-name="P1" svg:width="0.389cm" svg:height="0.365cm" svg:x="0.023cm" svg:y="0.06cm" draw:control="control418"/>
          </table:table-cell>
          <table:table-cell table:style-name="ce9" office:value-type="string" calcext:value-type="string">
            <text:p>0</text:p>
            <draw:control table:end-cell-address="Sheet1.T18" table:end-x="0.412cm" table:end-y="0.425cm" draw:z-index="422" draw:style-name="gr1" draw:text-style-name="P1" svg:width="0.389cm" svg:height="0.365cm" svg:x="0.023cm" svg:y="0.06cm" draw:control="control423"/>
          </table:table-cell>
          <table:table-cell table:style-name="ce9" office:value-type="string" calcext:value-type="string">
            <text:p>0</text:p>
            <draw:control table:end-cell-address="Sheet1.U18" table:end-x="0.412cm" table:end-y="0.425cm" draw:z-index="427" draw:style-name="gr1" draw:text-style-name="P1" svg:width="0.389cm" svg:height="0.365cm" svg:x="0.023cm" svg:y="0.06cm" draw:control="control428"/>
          </table:table-cell>
          <table:table-cell table:style-name="ce9" office:value-type="string" calcext:value-type="string">
            <text:p>0</text:p>
            <draw:control table:end-cell-address="Sheet1.V18" table:end-x="0.412cm" table:end-y="0.425cm" draw:z-index="432" draw:style-name="gr1" draw:text-style-name="P1" svg:width="0.385cm" svg:height="0.365cm" svg:x="0.027cm" svg:y="0.06cm" draw:control="control433"/>
          </table:table-cell>
          <table:table-cell table:style-name="ce9" office:value-type="string" calcext:value-type="string">
            <text:p>0</text:p>
            <draw:control table:end-cell-address="Sheet1.W18" table:end-x="0.412cm" table:end-y="0.425cm" draw:z-index="437" draw:style-name="gr1" draw:text-style-name="P1" svg:width="0.385cm" svg:height="0.365cm" svg:x="0.027cm" svg:y="0.06cm" draw:control="control438"/>
          </table:table-cell>
          <table:table-cell table:style-name="ce9" office:value-type="string" calcext:value-type="string">
            <text:p>0</text:p>
            <draw:control table:end-cell-address="Sheet1.X18" table:end-x="0.412cm" table:end-y="0.425cm" draw:z-index="442" draw:style-name="gr1" draw:text-style-name="P1" svg:width="0.385cm" svg:height="0.365cm" svg:x="0.027cm" svg:y="0.06cm" draw:control="control443"/>
          </table:table-cell>
          <table:table-cell table:style-name="ce9" office:value-type="string" calcext:value-type="string">
            <text:p>0</text:p>
            <draw:control table:end-cell-address="Sheet1.Y18" table:end-x="0.412cm" table:end-y="0.425cm" draw:z-index="447" draw:style-name="gr1" draw:text-style-name="P1" svg:width="0.389cm" svg:height="0.365cm" svg:x="0.023cm" svg:y="0.06cm" draw:control="control448"/>
          </table:table-cell>
          <table:table-cell table:style-name="ce9" office:value-type="string" calcext:value-type="string">
            <text:p>0</text:p>
            <draw:control table:end-cell-address="Sheet1.Z18" table:end-x="0.412cm" table:end-y="0.425cm" draw:z-index="452" draw:style-name="gr1" draw:text-style-name="P1" svg:width="0.389cm" svg:height="0.365cm" svg:x="0.023cm" svg:y="0.06cm" draw:control="control453"/>
          </table:table-cell>
          <table:table-cell table:style-name="ce9" office:value-type="string" calcext:value-type="string">
            <text:p>0</text:p>
            <draw:control table:end-cell-address="Sheet1.AA18" table:end-x="0.412cm" table:end-y="0.425cm" draw:z-index="457" draw:style-name="gr1" draw:text-style-name="P1" svg:width="0.385cm" svg:height="0.365cm" svg:x="0.027cm" svg:y="0.06cm" draw:control="control458"/>
          </table:table-cell>
          <table:table-cell table:style-name="ce9" office:value-type="string" calcext:value-type="string">
            <text:p>0</text:p>
            <draw:control table:end-cell-address="Sheet1.AB18" table:end-x="0.412cm" table:end-y="0.425cm" draw:z-index="462" draw:style-name="gr1" draw:text-style-name="P1" svg:width="0.385cm" svg:height="0.365cm" svg:x="0.027cm" svg:y="0.06cm" draw:control="control463"/>
          </table:table-cell>
          <table:table-cell table:style-name="ce9" office:value-type="string" calcext:value-type="string">
            <text:p>0</text:p>
            <draw:control table:end-cell-address="Sheet1.AC18" table:end-x="0.412cm" table:end-y="0.425cm" draw:z-index="467" draw:style-name="gr1" draw:text-style-name="P1" svg:width="0.385cm" svg:height="0.365cm" svg:x="0.027cm" svg:y="0.06cm" draw:control="control468"/>
          </table:table-cell>
          <table:table-cell table:style-name="ce9" office:value-type="string" calcext:value-type="string">
            <text:p>0</text:p>
            <draw:control table:end-cell-address="Sheet1.AD18" table:end-x="0.412cm" table:end-y="0.425cm" draw:z-index="472" draw:style-name="gr1" draw:text-style-name="P1" svg:width="0.389cm" svg:height="0.365cm" svg:x="0.023cm" svg:y="0.06cm" draw:control="control473"/>
          </table:table-cell>
          <table:table-cell table:style-name="ce9" office:value-type="string" calcext:value-type="string">
            <text:p>0</text:p>
            <draw:control table:end-cell-address="Sheet1.AE18" table:end-x="0.412cm" table:end-y="0.425cm" draw:z-index="477" draw:style-name="gr1" draw:text-style-name="P1" svg:width="0.389cm" svg:height="0.365cm" svg:x="0.023cm" svg:y="0.06cm" draw:control="control478"/>
          </table:table-cell>
          <table:table-cell table:style-name="ce9" office:value-type="string" calcext:value-type="string">
            <text:p>0</text:p>
            <draw:control table:end-cell-address="Sheet1.AF18" table:end-x="0.412cm" table:end-y="0.425cm" draw:z-index="482" draw:style-name="gr1" draw:text-style-name="P1" svg:width="0.385cm" svg:height="0.365cm" svg:x="0.027cm" svg:y="0.06cm" draw:control="control483"/>
          </table:table-cell>
          <table:table-cell table:style-name="ce9" office:value-type="string" calcext:value-type="string">
            <text:p>0</text:p>
            <draw:control table:end-cell-address="Sheet1.AG18" table:end-x="0.412cm" table:end-y="0.425cm" draw:z-index="487" draw:style-name="gr1" draw:text-style-name="P1" svg:width="0.385cm" svg:height="0.365cm" svg:x="0.027cm" svg:y="0.06cm" draw:control="control488"/>
          </table:table-cell>
          <table:table-cell table:style-name="ce9" office:value-type="string" calcext:value-type="string">
            <text:p>0</text:p>
            <draw:control table:end-cell-address="Sheet1.AH18" table:end-x="0.412cm" table:end-y="0.425cm" draw:z-index="492" draw:style-name="gr1" draw:text-style-name="P1" svg:width="0.385cm" svg:height="0.365cm" svg:x="0.027cm" svg:y="0.06cm" draw:control="control493"/>
          </table:table-cell>
          <table:table-cell table:style-name="ce9" office:value-type="string" calcext:value-type="string">
            <text:p>0</text:p>
            <draw:control table:end-cell-address="Sheet1.AI18" table:end-x="0.412cm" table:end-y="0.425cm" draw:z-index="497" draw:style-name="gr1" draw:text-style-name="P1" svg:width="0.389cm" svg:height="0.365cm" svg:x="0.023cm" svg:y="0.06cm" draw:control="control498"/>
          </table:table-cell>
          <table:table-cell table:style-name="ce9" office:value-type="string" calcext:value-type="string">
            <text:p>0</text:p>
            <draw:control table:end-cell-address="Sheet1.AJ18" table:end-x="0.412cm" table:end-y="0.425cm" draw:z-index="502" draw:style-name="gr1" draw:text-style-name="P1" svg:width="0.389cm" svg:height="0.365cm" svg:x="0.023cm" svg:y="0.06cm" draw:control="control503"/>
          </table:table-cell>
          <table:table-cell table:style-name="ce9" office:value-type="string" calcext:value-type="string">
            <text:p>0</text:p>
            <draw:control table:end-cell-address="Sheet1.AK18" table:end-x="0.412cm" table:end-y="0.425cm" draw:z-index="507" draw:style-name="gr1" draw:text-style-name="P1" svg:width="0.385cm" svg:height="0.365cm" svg:x="0.027cm" svg:y="0.06cm" draw:control="control508"/>
          </table:table-cell>
          <table:table-cell table:style-name="ce9" office:value-type="string" calcext:value-type="string">
            <text:p>0</text:p>
            <draw:control table:end-cell-address="Sheet1.AL18" table:end-x="0.412cm" table:end-y="0.425cm" draw:z-index="512" draw:style-name="gr1" draw:text-style-name="P1" svg:width="0.385cm" svg:height="0.365cm" svg:x="0.027cm" svg:y="0.06cm" draw:control="control513"/>
          </table:table-cell>
          <table:table-cell table:style-name="ce9" office:value-type="string" calcext:value-type="string">
            <text:p>0</text:p>
            <draw:control table:end-cell-address="Sheet1.AM18" table:end-x="0.412cm" table:end-y="0.425cm" draw:z-index="517" draw:style-name="gr1" draw:text-style-name="P1" svg:width="0.385cm" svg:height="0.365cm" svg:x="0.027cm" svg:y="0.06cm" draw:control="control518"/>
          </table:table-cell>
          <table:table-cell table:style-name="ce9" office:value-type="string" calcext:value-type="string">
            <text:p>0</text:p>
            <draw:control table:end-cell-address="Sheet1.AN18" table:end-x="0.412cm" table:end-y="0.425cm" draw:z-index="522" draw:style-name="gr1" draw:text-style-name="P1" svg:width="0.389cm" svg:height="0.365cm" svg:x="0.023cm" svg:y="0.06cm" draw:control="control523"/>
          </table:table-cell>
          <table:table-cell table:style-name="ce9" office:value-type="string" calcext:value-type="string">
            <text:p>0</text:p>
            <draw:control table:end-cell-address="Sheet1.AO18" table:end-x="0.412cm" table:end-y="0.425cm" draw:z-index="527" draw:style-name="gr1" draw:text-style-name="P1" svg:width="0.389cm" svg:height="0.365cm" svg:x="0.023cm" svg:y="0.06cm" draw:control="control528"/>
          </table:table-cell>
          <table:table-cell table:style-name="ce9" office:value-type="string" calcext:value-type="string">
            <text:p>0</text:p>
            <draw:control table:end-cell-address="Sheet1.AP18" table:end-x="0.412cm" table:end-y="0.425cm" draw:z-index="532" draw:style-name="gr1" draw:text-style-name="P1" svg:width="0.389cm" svg:height="0.365cm" svg:x="0.023cm" svg:y="0.06cm" draw:control="control533"/>
          </table:table-cell>
          <table:table-cell table:style-name="ce9" office:value-type="string" calcext:value-type="string">
            <text:p>0</text:p>
            <draw:control table:end-cell-address="Sheet1.AQ18" table:end-x="0.412cm" table:end-y="0.425cm" draw:z-index="537" draw:style-name="gr1" draw:text-style-name="P1" svg:width="0.385cm" svg:height="0.365cm" svg:x="0.027cm" svg:y="0.06cm" draw:control="control538"/>
          </table:table-cell>
          <table:table-cell table:style-name="ce9" office:value-type="string" calcext:value-type="string">
            <text:p>0</text:p>
            <draw:control table:end-cell-address="Sheet1.AR18" table:end-x="0.412cm" table:end-y="0.425cm" draw:z-index="542" draw:style-name="gr1" draw:text-style-name="P1" svg:width="0.385cm" svg:height="0.365cm" svg:x="0.027cm" svg:y="0.06cm" draw:control="control543"/>
          </table:table-cell>
          <table:table-cell table:style-name="ce9" office:value-type="string" calcext:value-type="string">
            <text:p>0</text:p>
            <draw:control table:end-cell-address="Sheet1.AS18" table:end-x="0.412cm" table:end-y="0.425cm" draw:z-index="547" draw:style-name="gr1" draw:text-style-name="P1" svg:width="0.389cm" svg:height="0.365cm" svg:x="0.023cm" svg:y="0.06cm" draw:control="control548"/>
          </table:table-cell>
          <table:table-cell table:style-name="ce9" office:value-type="string" calcext:value-type="string">
            <text:p>0</text:p>
            <draw:control table:end-cell-address="Sheet1.AT18" table:end-x="0.412cm" table:end-y="0.425cm" draw:z-index="552" draw:style-name="gr1" draw:text-style-name="P1" svg:width="0.389cm" svg:height="0.365cm" svg:x="0.023cm" svg:y="0.06cm" draw:control="control553"/>
          </table:table-cell>
          <table:table-cell table:style-name="ce9" office:value-type="string" calcext:value-type="string">
            <text:p>0</text:p>
            <draw:control table:end-cell-address="Sheet1.AU18" table:end-x="0.412cm" table:end-y="0.425cm" draw:z-index="557" draw:style-name="gr1" draw:text-style-name="P1" svg:width="0.389cm" svg:height="0.365cm" svg:x="0.023cm" svg:y="0.06cm" draw:control="control558"/>
          </table:table-cell>
          <table:table-cell table:style-name="ce9" office:value-type="string" calcext:value-type="string">
            <text:p>0</text:p>
            <draw:control table:end-cell-address="Sheet1.AV18" table:end-x="0.412cm" table:end-y="0.425cm" draw:z-index="562" draw:style-name="gr1" draw:text-style-name="P1" svg:width="0.385cm" svg:height="0.365cm" svg:x="0.027cm" svg:y="0.06cm" draw:control="control563"/>
          </table:table-cell>
          <table:table-cell table:style-name="ce9" office:value-type="string" calcext:value-type="string">
            <text:p>0</text:p>
            <draw:control table:end-cell-address="Sheet1.AW18" table:end-x="0.412cm" table:end-y="0.425cm" draw:z-index="567" draw:style-name="gr1" draw:text-style-name="P1" svg:width="0.385cm" svg:height="0.365cm" svg:x="0.027cm" svg:y="0.06cm" draw:control="control568"/>
          </table:table-cell>
          <table:table-cell table:style-name="ce9" office:value-type="string" calcext:value-type="string">
            <text:p>0</text:p>
            <draw:control table:end-cell-address="Sheet1.AX18" table:end-x="0.412cm" table:end-y="0.425cm" draw:z-index="572" draw:style-name="gr1" draw:text-style-name="P1" svg:width="0.389cm" svg:height="0.365cm" svg:x="0.023cm" svg:y="0.06cm" draw:control="control573"/>
          </table:table-cell>
          <table:table-cell table:style-name="ce68"/>
          <table:table-cell table:style-name="Default" table:number-columns-repeated="2"/>
          <table:table-cell table:style-name="ce44" table:formula="of:=SUM([.C18]+[.D18]+[.E18]+[.F18]+[.G18]+[.H18]+[.I18]+[.J18]+[.K18]+[.L18]+[.M18]+[.N18]+[.O18]+[.P18]+[.Q18]+[.R18]+[.S18]+[.T18]+[.U18]+[.V18]+[.W18]+[.X18]+[.Y18]+[.Z18]+[.AA18]+[.AB18]+[.AC18]+[.AD18]+[.AE18]+[.AF18]+[.AG18]+[.AH18]+[.AI18]+[.AJ18]+[.AK18]+[.AL18]+[.AM18]+[.AN18]+[.AO18]+[.AP18]+[.AQ18]+[.AR18]+[.AS18]+[.AT18]+[.AU18]+[.AV18]+[.AW18]+[.AX1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4"/>
          <table:table-cell table:style-name="ce9" office:value-type="string" calcext:value-type="string">
            <text:p>0</text:p>
            <draw:control table:end-cell-address="Sheet1.C19" table:end-x="0.41cm" table:end-y="0.411cm" draw:z-index="338" draw:style-name="gr1" draw:text-style-name="P1" svg:width="0.38cm" svg:height="0.371cm" svg:x="0.03cm" svg:y="0.04cm" draw:control="control339"/>
          </table:table-cell>
          <table:table-cell table:style-name="ce9" office:value-type="string" calcext:value-type="string">
            <text:p>0</text:p>
            <draw:control table:end-cell-address="Sheet1.D19" table:end-x="0.41cm" table:end-y="0.411cm" draw:z-index="343" draw:style-name="gr1" draw:text-style-name="P1" svg:width="0.384cm" svg:height="0.371cm" svg:x="0.026cm" svg:y="0.04cm" draw:control="control344"/>
          </table:table-cell>
          <table:table-cell table:style-name="ce9" office:value-type="string" calcext:value-type="string">
            <text:p>0</text:p>
            <draw:control table:end-cell-address="Sheet1.E19" table:end-x="0.41cm" table:end-y="0.411cm" draw:z-index="348" draw:style-name="gr1" draw:text-style-name="P1" svg:width="0.384cm" svg:height="0.371cm" svg:x="0.026cm" svg:y="0.04cm" draw:control="control349"/>
          </table:table-cell>
          <table:table-cell table:style-name="ce9" office:value-type="string" calcext:value-type="string">
            <text:p>0</text:p>
            <draw:control table:end-cell-address="Sheet1.F19" table:end-x="0.41cm" table:end-y="0.411cm" draw:z-index="353" draw:style-name="gr1" draw:text-style-name="P1" svg:width="0.384cm" svg:height="0.371cm" svg:x="0.026cm" svg:y="0.04cm" draw:control="control354"/>
          </table:table-cell>
          <table:table-cell table:style-name="ce9" office:value-type="string" calcext:value-type="string">
            <text:p>0</text:p>
            <draw:control table:end-cell-address="Sheet1.G19" table:end-x="0.41cm" table:end-y="0.411cm" draw:z-index="358" draw:style-name="gr1" draw:text-style-name="P1" svg:width="0.38cm" svg:height="0.371cm" svg:x="0.03cm" svg:y="0.04cm" draw:control="control359"/>
          </table:table-cell>
          <table:table-cell table:style-name="ce9" office:value-type="string" calcext:value-type="string">
            <text:p>0</text:p>
            <draw:control table:end-cell-address="Sheet1.H19" table:end-x="0.41cm" table:end-y="0.411cm" draw:z-index="363" draw:style-name="gr1" draw:text-style-name="P1" svg:width="0.38cm" svg:height="0.371cm" svg:x="0.03cm" svg:y="0.04cm" draw:control="control364"/>
          </table:table-cell>
          <table:table-cell table:style-name="ce9" office:value-type="string" calcext:value-type="string">
            <text:p>0</text:p>
            <draw:control table:end-cell-address="Sheet1.I19" table:end-x="0.41cm" table:end-y="0.411cm" draw:z-index="368" draw:style-name="gr1" draw:text-style-name="P1" svg:width="0.384cm" svg:height="0.371cm" svg:x="0.026cm" svg:y="0.04cm" draw:control="control369"/>
          </table:table-cell>
          <table:table-cell table:style-name="ce9" office:value-type="string" calcext:value-type="string">
            <text:p>0</text:p>
            <draw:control table:end-cell-address="Sheet1.J19" table:end-x="0.41cm" table:end-y="0.411cm" draw:z-index="373" draw:style-name="gr1" draw:text-style-name="P1" svg:width="0.384cm" svg:height="0.371cm" svg:x="0.026cm" svg:y="0.04cm" draw:control="control374"/>
          </table:table-cell>
          <table:table-cell table:style-name="ce9" office:value-type="string" calcext:value-type="string">
            <text:p>0</text:p>
            <draw:control table:end-cell-address="Sheet1.K19" table:end-x="0.41cm" table:end-y="0.411cm" draw:z-index="378" draw:style-name="gr1" draw:text-style-name="P1" svg:width="0.384cm" svg:height="0.371cm" svg:x="0.026cm" svg:y="0.04cm" draw:control="control379"/>
          </table:table-cell>
          <table:table-cell table:style-name="ce9" office:value-type="string" calcext:value-type="string">
            <text:p>0</text:p>
            <draw:control table:end-cell-address="Sheet1.L19" table:end-x="0.41cm" table:end-y="0.411cm" draw:z-index="383" draw:style-name="gr1" draw:text-style-name="P1" svg:width="0.38cm" svg:height="0.371cm" svg:x="0.03cm" svg:y="0.04cm" draw:control="control384"/>
          </table:table-cell>
          <table:table-cell table:style-name="ce9" office:value-type="string" calcext:value-type="string">
            <text:p>0</text:p>
            <draw:control table:end-cell-address="Sheet1.M19" table:end-x="0.41cm" table:end-y="0.411cm" draw:z-index="388" draw:style-name="gr1" draw:text-style-name="P1" svg:width="0.38cm" svg:height="0.371cm" svg:x="0.03cm" svg:y="0.04cm" draw:control="control389"/>
          </table:table-cell>
          <table:table-cell table:style-name="ce9" office:value-type="string" calcext:value-type="string">
            <text:p>0</text:p>
            <draw:control table:end-cell-address="Sheet1.N19" table:end-x="0.41cm" table:end-y="0.411cm" draw:z-index="393" draw:style-name="gr1" draw:text-style-name="P1" svg:width="0.384cm" svg:height="0.371cm" svg:x="0.026cm" svg:y="0.04cm" draw:control="control394"/>
          </table:table-cell>
          <table:table-cell table:style-name="ce9" office:value-type="string" calcext:value-type="string">
            <text:p>0</text:p>
            <draw:control table:end-cell-address="Sheet1.O19" table:end-x="0.41cm" table:end-y="0.411cm" draw:z-index="398" draw:style-name="gr1" draw:text-style-name="P1" svg:width="0.384cm" svg:height="0.371cm" svg:x="0.026cm" svg:y="0.04cm" draw:control="control399"/>
          </table:table-cell>
          <table:table-cell table:style-name="ce9" office:value-type="string" calcext:value-type="string">
            <text:p>0</text:p>
            <draw:control table:end-cell-address="Sheet1.P19" table:end-x="0.41cm" table:end-y="0.411cm" draw:z-index="403" draw:style-name="gr1" draw:text-style-name="P1" svg:width="0.384cm" svg:height="0.371cm" svg:x="0.026cm" svg:y="0.04cm" draw:control="control404"/>
          </table:table-cell>
          <table:table-cell table:style-name="ce9" office:value-type="string" calcext:value-type="string">
            <text:p>0</text:p>
            <draw:control table:end-cell-address="Sheet1.Q19" table:end-x="0.41cm" table:end-y="0.411cm" draw:z-index="408" draw:style-name="gr1" draw:text-style-name="P1" svg:width="0.38cm" svg:height="0.371cm" svg:x="0.03cm" svg:y="0.04cm" draw:control="control409"/>
          </table:table-cell>
          <table:table-cell table:style-name="ce9" office:value-type="string" calcext:value-type="string">
            <text:p>0</text:p>
            <draw:control table:end-cell-address="Sheet1.R19" table:end-x="0.41cm" table:end-y="0.411cm" draw:z-index="413" draw:style-name="gr1" draw:text-style-name="P1" svg:width="0.38cm" svg:height="0.371cm" svg:x="0.03cm" svg:y="0.04cm" draw:control="control414"/>
          </table:table-cell>
          <table:table-cell table:style-name="ce9" office:value-type="string" calcext:value-type="string">
            <text:p>0</text:p>
            <draw:control table:end-cell-address="Sheet1.S19" table:end-x="0.41cm" table:end-y="0.411cm" draw:z-index="418" draw:style-name="gr1" draw:text-style-name="P1" svg:width="0.384cm" svg:height="0.371cm" svg:x="0.026cm" svg:y="0.04cm" draw:control="control419"/>
          </table:table-cell>
          <table:table-cell table:style-name="ce9" office:value-type="string" calcext:value-type="string">
            <text:p>0</text:p>
            <draw:control table:end-cell-address="Sheet1.T19" table:end-x="0.41cm" table:end-y="0.411cm" draw:z-index="423" draw:style-name="gr1" draw:text-style-name="P1" svg:width="0.384cm" svg:height="0.371cm" svg:x="0.026cm" svg:y="0.04cm" draw:control="control424"/>
          </table:table-cell>
          <table:table-cell table:style-name="ce9" office:value-type="string" calcext:value-type="string">
            <text:p>0</text:p>
            <draw:control table:end-cell-address="Sheet1.U19" table:end-x="0.41cm" table:end-y="0.411cm" draw:z-index="428" draw:style-name="gr1" draw:text-style-name="P1" svg:width="0.384cm" svg:height="0.371cm" svg:x="0.026cm" svg:y="0.04cm" draw:control="control429"/>
          </table:table-cell>
          <table:table-cell table:style-name="ce9" office:value-type="string" calcext:value-type="string">
            <text:p>0</text:p>
            <draw:control table:end-cell-address="Sheet1.V19" table:end-x="0.41cm" table:end-y="0.411cm" draw:z-index="433" draw:style-name="gr1" draw:text-style-name="P1" svg:width="0.38cm" svg:height="0.371cm" svg:x="0.03cm" svg:y="0.04cm" draw:control="control434"/>
          </table:table-cell>
          <table:table-cell table:style-name="ce9" office:value-type="string" calcext:value-type="string">
            <text:p>0</text:p>
            <draw:control table:end-cell-address="Sheet1.W19" table:end-x="0.41cm" table:end-y="0.411cm" draw:z-index="438" draw:style-name="gr1" draw:text-style-name="P1" svg:width="0.38cm" svg:height="0.371cm" svg:x="0.03cm" svg:y="0.04cm" draw:control="control439"/>
          </table:table-cell>
          <table:table-cell table:style-name="ce9" office:value-type="string" calcext:value-type="string">
            <text:p>0</text:p>
            <draw:control table:end-cell-address="Sheet1.X19" table:end-x="0.41cm" table:end-y="0.411cm" draw:z-index="443" draw:style-name="gr1" draw:text-style-name="P1" svg:width="0.38cm" svg:height="0.371cm" svg:x="0.03cm" svg:y="0.04cm" draw:control="control444"/>
          </table:table-cell>
          <table:table-cell table:style-name="ce9" office:value-type="string" calcext:value-type="string">
            <text:p>0</text:p>
            <draw:control table:end-cell-address="Sheet1.Y19" table:end-x="0.41cm" table:end-y="0.411cm" draw:z-index="448" draw:style-name="gr1" draw:text-style-name="P1" svg:width="0.384cm" svg:height="0.371cm" svg:x="0.026cm" svg:y="0.04cm" draw:control="control449"/>
          </table:table-cell>
          <table:table-cell table:style-name="ce9" office:value-type="string" calcext:value-type="string">
            <text:p>0</text:p>
            <draw:control table:end-cell-address="Sheet1.Z19" table:end-x="0.41cm" table:end-y="0.411cm" draw:z-index="453" draw:style-name="gr1" draw:text-style-name="P1" svg:width="0.384cm" svg:height="0.371cm" svg:x="0.026cm" svg:y="0.04cm" draw:control="control454"/>
          </table:table-cell>
          <table:table-cell table:style-name="ce9" office:value-type="string" calcext:value-type="string">
            <text:p>0</text:p>
            <draw:control table:end-cell-address="Sheet1.AA19" table:end-x="0.41cm" table:end-y="0.411cm" draw:z-index="458" draw:style-name="gr1" draw:text-style-name="P1" svg:width="0.38cm" svg:height="0.371cm" svg:x="0.03cm" svg:y="0.04cm" draw:control="control459"/>
          </table:table-cell>
          <table:table-cell table:style-name="ce9" office:value-type="string" calcext:value-type="string">
            <text:p>0</text:p>
            <draw:control table:end-cell-address="Sheet1.AB19" table:end-x="0.41cm" table:end-y="0.411cm" draw:z-index="463" draw:style-name="gr1" draw:text-style-name="P1" svg:width="0.38cm" svg:height="0.371cm" svg:x="0.03cm" svg:y="0.04cm" draw:control="control464"/>
          </table:table-cell>
          <table:table-cell table:style-name="ce9" office:value-type="string" calcext:value-type="string">
            <text:p>0</text:p>
            <draw:control table:end-cell-address="Sheet1.AC19" table:end-x="0.41cm" table:end-y="0.411cm" draw:z-index="468" draw:style-name="gr1" draw:text-style-name="P1" svg:width="0.38cm" svg:height="0.371cm" svg:x="0.03cm" svg:y="0.04cm" draw:control="control469"/>
          </table:table-cell>
          <table:table-cell table:style-name="ce9" office:value-type="string" calcext:value-type="string">
            <text:p>0</text:p>
            <draw:control table:end-cell-address="Sheet1.AD19" table:end-x="0.41cm" table:end-y="0.411cm" draw:z-index="473" draw:style-name="gr1" draw:text-style-name="P1" svg:width="0.384cm" svg:height="0.371cm" svg:x="0.026cm" svg:y="0.04cm" draw:control="control474"/>
          </table:table-cell>
          <table:table-cell table:style-name="ce9" office:value-type="string" calcext:value-type="string">
            <text:p>0</text:p>
            <draw:control table:end-cell-address="Sheet1.AE19" table:end-x="0.41cm" table:end-y="0.411cm" draw:z-index="478" draw:style-name="gr1" draw:text-style-name="P1" svg:width="0.384cm" svg:height="0.371cm" svg:x="0.026cm" svg:y="0.04cm" draw:control="control479"/>
          </table:table-cell>
          <table:table-cell table:style-name="ce9" office:value-type="string" calcext:value-type="string">
            <text:p>0</text:p>
            <draw:control table:end-cell-address="Sheet1.AF19" table:end-x="0.41cm" table:end-y="0.411cm" draw:z-index="483" draw:style-name="gr1" draw:text-style-name="P1" svg:width="0.38cm" svg:height="0.371cm" svg:x="0.03cm" svg:y="0.04cm" draw:control="control484"/>
          </table:table-cell>
          <table:table-cell table:style-name="ce9" office:value-type="string" calcext:value-type="string">
            <text:p>0</text:p>
            <draw:control table:end-cell-address="Sheet1.AG19" table:end-x="0.41cm" table:end-y="0.411cm" draw:z-index="488" draw:style-name="gr1" draw:text-style-name="P1" svg:width="0.38cm" svg:height="0.371cm" svg:x="0.03cm" svg:y="0.04cm" draw:control="control489"/>
          </table:table-cell>
          <table:table-cell table:style-name="ce9" office:value-type="string" calcext:value-type="string">
            <text:p>0</text:p>
            <draw:control table:end-cell-address="Sheet1.AH19" table:end-x="0.41cm" table:end-y="0.411cm" draw:z-index="493" draw:style-name="gr1" draw:text-style-name="P1" svg:width="0.38cm" svg:height="0.371cm" svg:x="0.03cm" svg:y="0.04cm" draw:control="control494"/>
          </table:table-cell>
          <table:table-cell table:style-name="ce9" office:value-type="string" calcext:value-type="string">
            <text:p>0</text:p>
            <draw:control table:end-cell-address="Sheet1.AI19" table:end-x="0.41cm" table:end-y="0.411cm" draw:z-index="498" draw:style-name="gr1" draw:text-style-name="P1" svg:width="0.384cm" svg:height="0.371cm" svg:x="0.026cm" svg:y="0.04cm" draw:control="control499"/>
          </table:table-cell>
          <table:table-cell table:style-name="ce9" office:value-type="string" calcext:value-type="string">
            <text:p>0</text:p>
            <draw:control table:end-cell-address="Sheet1.AJ19" table:end-x="0.41cm" table:end-y="0.411cm" draw:z-index="503" draw:style-name="gr1" draw:text-style-name="P1" svg:width="0.384cm" svg:height="0.371cm" svg:x="0.026cm" svg:y="0.04cm" draw:control="control504"/>
          </table:table-cell>
          <table:table-cell table:style-name="ce9" office:value-type="string" calcext:value-type="string">
            <text:p>0</text:p>
            <draw:control table:end-cell-address="Sheet1.AK19" table:end-x="0.41cm" table:end-y="0.411cm" draw:z-index="508" draw:style-name="gr1" draw:text-style-name="P1" svg:width="0.38cm" svg:height="0.371cm" svg:x="0.03cm" svg:y="0.04cm" draw:control="control509"/>
          </table:table-cell>
          <table:table-cell table:style-name="ce9" office:value-type="string" calcext:value-type="string">
            <text:p>0</text:p>
            <draw:control table:end-cell-address="Sheet1.AL19" table:end-x="0.41cm" table:end-y="0.411cm" draw:z-index="513" draw:style-name="gr1" draw:text-style-name="P1" svg:width="0.38cm" svg:height="0.371cm" svg:x="0.03cm" svg:y="0.04cm" draw:control="control514"/>
          </table:table-cell>
          <table:table-cell table:style-name="ce9" office:value-type="string" calcext:value-type="string">
            <text:p>0</text:p>
            <draw:control table:end-cell-address="Sheet1.AM19" table:end-x="0.41cm" table:end-y="0.411cm" draw:z-index="518" draw:style-name="gr1" draw:text-style-name="P1" svg:width="0.38cm" svg:height="0.371cm" svg:x="0.03cm" svg:y="0.04cm" draw:control="control519"/>
          </table:table-cell>
          <table:table-cell table:style-name="ce9" office:value-type="string" calcext:value-type="string">
            <text:p>0</text:p>
            <draw:control table:end-cell-address="Sheet1.AN19" table:end-x="0.41cm" table:end-y="0.411cm" draw:z-index="523" draw:style-name="gr1" draw:text-style-name="P1" svg:width="0.384cm" svg:height="0.371cm" svg:x="0.026cm" svg:y="0.04cm" draw:control="control524"/>
          </table:table-cell>
          <table:table-cell table:style-name="ce9" office:value-type="string" calcext:value-type="string">
            <text:p>0</text:p>
            <draw:control table:end-cell-address="Sheet1.AO19" table:end-x="0.41cm" table:end-y="0.411cm" draw:z-index="528" draw:style-name="gr1" draw:text-style-name="P1" svg:width="0.384cm" svg:height="0.371cm" svg:x="0.026cm" svg:y="0.04cm" draw:control="control529"/>
          </table:table-cell>
          <table:table-cell table:style-name="ce9" office:value-type="string" calcext:value-type="string">
            <text:p>0</text:p>
            <draw:control table:end-cell-address="Sheet1.AP19" table:end-x="0.41cm" table:end-y="0.411cm" draw:z-index="533" draw:style-name="gr1" draw:text-style-name="P1" svg:width="0.384cm" svg:height="0.371cm" svg:x="0.026cm" svg:y="0.04cm" draw:control="control534"/>
          </table:table-cell>
          <table:table-cell table:style-name="ce9" office:value-type="string" calcext:value-type="string">
            <text:p>0</text:p>
            <draw:control table:end-cell-address="Sheet1.AQ19" table:end-x="0.41cm" table:end-y="0.411cm" draw:z-index="538" draw:style-name="gr1" draw:text-style-name="P1" svg:width="0.38cm" svg:height="0.371cm" svg:x="0.03cm" svg:y="0.04cm" draw:control="control539"/>
          </table:table-cell>
          <table:table-cell table:style-name="ce9" office:value-type="string" calcext:value-type="string">
            <text:p>0</text:p>
            <draw:control table:end-cell-address="Sheet1.AR19" table:end-x="0.41cm" table:end-y="0.411cm" draw:z-index="543" draw:style-name="gr1" draw:text-style-name="P1" svg:width="0.38cm" svg:height="0.371cm" svg:x="0.03cm" svg:y="0.04cm" draw:control="control544"/>
          </table:table-cell>
          <table:table-cell table:style-name="ce9" office:value-type="string" calcext:value-type="string">
            <text:p>0</text:p>
            <draw:control table:end-cell-address="Sheet1.AS19" table:end-x="0.41cm" table:end-y="0.411cm" draw:z-index="548" draw:style-name="gr1" draw:text-style-name="P1" svg:width="0.384cm" svg:height="0.371cm" svg:x="0.026cm" svg:y="0.04cm" draw:control="control549"/>
          </table:table-cell>
          <table:table-cell table:style-name="ce9" office:value-type="string" calcext:value-type="string">
            <text:p>0</text:p>
            <draw:control table:end-cell-address="Sheet1.AT19" table:end-x="0.41cm" table:end-y="0.411cm" draw:z-index="553" draw:style-name="gr1" draw:text-style-name="P1" svg:width="0.384cm" svg:height="0.371cm" svg:x="0.026cm" svg:y="0.04cm" draw:control="control554"/>
          </table:table-cell>
          <table:table-cell table:style-name="ce9" office:value-type="string" calcext:value-type="string">
            <text:p>0</text:p>
            <draw:control table:end-cell-address="Sheet1.AU19" table:end-x="0.41cm" table:end-y="0.411cm" draw:z-index="558" draw:style-name="gr1" draw:text-style-name="P1" svg:width="0.384cm" svg:height="0.371cm" svg:x="0.026cm" svg:y="0.04cm" draw:control="control559"/>
          </table:table-cell>
          <table:table-cell table:style-name="ce9" office:value-type="string" calcext:value-type="string">
            <text:p>0</text:p>
            <draw:control table:end-cell-address="Sheet1.AV19" table:end-x="0.41cm" table:end-y="0.411cm" draw:z-index="563" draw:style-name="gr1" draw:text-style-name="P1" svg:width="0.38cm" svg:height="0.371cm" svg:x="0.03cm" svg:y="0.04cm" draw:control="control564"/>
          </table:table-cell>
          <table:table-cell table:style-name="ce9" office:value-type="string" calcext:value-type="string">
            <text:p>0</text:p>
            <draw:control table:end-cell-address="Sheet1.AW19" table:end-x="0.41cm" table:end-y="0.411cm" draw:z-index="568" draw:style-name="gr1" draw:text-style-name="P1" svg:width="0.38cm" svg:height="0.371cm" svg:x="0.03cm" svg:y="0.04cm" draw:control="control569"/>
          </table:table-cell>
          <table:table-cell table:style-name="ce9" office:value-type="string" calcext:value-type="string">
            <text:p>0</text:p>
            <draw:control table:end-cell-address="Sheet1.AX19" table:end-x="0.41cm" table:end-y="0.411cm" draw:z-index="573" draw:style-name="gr1" draw:text-style-name="P1" svg:width="0.384cm" svg:height="0.371cm" svg:x="0.026cm" svg:y="0.04cm" draw:control="control574"/>
          </table:table-cell>
          <table:table-cell table:style-name="ce68"/>
          <table:table-cell table:style-name="Default" table:number-columns-repeated="2"/>
          <table:table-cell table:style-name="ce44" table:formula="of:=SUM([.C19]+[.D19]+[.E19]+[.F19]+[.G19]+[.H19]+[.I19]+[.J19]+[.K19]+[.L19]+[.M19]+[.N19]+[.O19]+[.P19]+[.Q19]+[.R19]+[.S19]+[.T19]+[.U19]+[.V19]+[.W19]+[.X19]+[.Y19]+[.Z19]+[.AA19]+[.AB19]+[.AC19]+[.AD19]+[.AE19]+[.AF19]+[.AG19]+[.AH19]+[.AI19]+[.AJ19]+[.AK19]+[.AL19]+[.AM19]+[.AN19]+[.AO19]+[.AP19]+[.AQ19]+[.AR19]+[.AS19]+[.AT19]+[.AU19]+[.AV19]+[.AW19]+[.AX1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4"/>
          <table:table-cell table:style-name="ce9" office:value-type="string" calcext:value-type="string">
            <text:p>0</text:p>
            <draw:control table:end-cell-address="Sheet1.C20" table:end-x="0.41cm" table:end-y="0.414cm" draw:z-index="339" draw:style-name="gr1" draw:text-style-name="P1" svg:width="0.38cm" svg:height="0.364cm" svg:x="0.03cm" svg:y="0.05cm" draw:control="control340"/>
          </table:table-cell>
          <table:table-cell table:style-name="ce9" office:value-type="string" calcext:value-type="string">
            <text:p>0</text:p>
            <draw:control table:end-cell-address="Sheet1.D20" table:end-x="0.41cm" table:end-y="0.414cm" draw:z-index="344" draw:style-name="gr1" draw:text-style-name="P1" svg:width="0.384cm" svg:height="0.364cm" svg:x="0.026cm" svg:y="0.05cm" draw:control="control345"/>
          </table:table-cell>
          <table:table-cell table:style-name="ce9" office:value-type="string" calcext:value-type="string">
            <text:p>0</text:p>
            <draw:control table:end-cell-address="Sheet1.E20" table:end-x="0.41cm" table:end-y="0.414cm" draw:z-index="349" draw:style-name="gr1" draw:text-style-name="P1" svg:width="0.384cm" svg:height="0.364cm" svg:x="0.026cm" svg:y="0.05cm" draw:control="control350"/>
          </table:table-cell>
          <table:table-cell table:style-name="ce9" office:value-type="string" calcext:value-type="string">
            <text:p>0</text:p>
            <draw:control table:end-cell-address="Sheet1.F20" table:end-x="0.41cm" table:end-y="0.414cm" draw:z-index="354" draw:style-name="gr1" draw:text-style-name="P1" svg:width="0.384cm" svg:height="0.364cm" svg:x="0.026cm" svg:y="0.05cm" draw:control="control355"/>
          </table:table-cell>
          <table:table-cell table:style-name="ce9" office:value-type="string" calcext:value-type="string">
            <text:p>0</text:p>
            <draw:control table:end-cell-address="Sheet1.G20" table:end-x="0.41cm" table:end-y="0.414cm" draw:z-index="359" draw:style-name="gr1" draw:text-style-name="P1" svg:width="0.38cm" svg:height="0.364cm" svg:x="0.03cm" svg:y="0.05cm" draw:control="control360"/>
          </table:table-cell>
          <table:table-cell table:style-name="ce9" office:value-type="string" calcext:value-type="string">
            <text:p>0</text:p>
            <draw:control table:end-cell-address="Sheet1.H20" table:end-x="0.41cm" table:end-y="0.414cm" draw:z-index="364" draw:style-name="gr1" draw:text-style-name="P1" svg:width="0.38cm" svg:height="0.364cm" svg:x="0.03cm" svg:y="0.05cm" draw:control="control365"/>
          </table:table-cell>
          <table:table-cell table:style-name="ce9" office:value-type="string" calcext:value-type="string">
            <text:p>0</text:p>
            <draw:control table:end-cell-address="Sheet1.I20" table:end-x="0.41cm" table:end-y="0.414cm" draw:z-index="369" draw:style-name="gr1" draw:text-style-name="P1" svg:width="0.384cm" svg:height="0.364cm" svg:x="0.026cm" svg:y="0.05cm" draw:control="control370"/>
          </table:table-cell>
          <table:table-cell table:style-name="ce9" office:value-type="string" calcext:value-type="string">
            <text:p>0</text:p>
            <draw:control table:end-cell-address="Sheet1.J20" table:end-x="0.41cm" table:end-y="0.414cm" draw:z-index="374" draw:style-name="gr1" draw:text-style-name="P1" svg:width="0.384cm" svg:height="0.364cm" svg:x="0.026cm" svg:y="0.05cm" draw:control="control375"/>
          </table:table-cell>
          <table:table-cell table:style-name="ce9" office:value-type="string" calcext:value-type="string">
            <text:p>0</text:p>
            <draw:control table:end-cell-address="Sheet1.K20" table:end-x="0.41cm" table:end-y="0.414cm" draw:z-index="379" draw:style-name="gr1" draw:text-style-name="P1" svg:width="0.384cm" svg:height="0.364cm" svg:x="0.026cm" svg:y="0.05cm" draw:control="control380"/>
          </table:table-cell>
          <table:table-cell table:style-name="ce9" office:value-type="string" calcext:value-type="string">
            <text:p>0</text:p>
            <draw:control table:end-cell-address="Sheet1.L20" table:end-x="0.41cm" table:end-y="0.414cm" draw:z-index="384" draw:style-name="gr1" draw:text-style-name="P1" svg:width="0.38cm" svg:height="0.364cm" svg:x="0.03cm" svg:y="0.05cm" draw:control="control385"/>
          </table:table-cell>
          <table:table-cell table:style-name="ce9" office:value-type="string" calcext:value-type="string">
            <text:p>0</text:p>
            <draw:control table:end-cell-address="Sheet1.M20" table:end-x="0.41cm" table:end-y="0.414cm" draw:z-index="389" draw:style-name="gr1" draw:text-style-name="P1" svg:width="0.38cm" svg:height="0.364cm" svg:x="0.03cm" svg:y="0.05cm" draw:control="control390"/>
          </table:table-cell>
          <table:table-cell table:style-name="ce9" office:value-type="string" calcext:value-type="string">
            <text:p>0</text:p>
            <draw:control table:end-cell-address="Sheet1.N20" table:end-x="0.41cm" table:end-y="0.414cm" draw:z-index="394" draw:style-name="gr1" draw:text-style-name="P1" svg:width="0.384cm" svg:height="0.364cm" svg:x="0.026cm" svg:y="0.05cm" draw:control="control395"/>
          </table:table-cell>
          <table:table-cell table:style-name="ce9" office:value-type="string" calcext:value-type="string">
            <text:p>0</text:p>
            <draw:control table:end-cell-address="Sheet1.O20" table:end-x="0.41cm" table:end-y="0.414cm" draw:z-index="399" draw:style-name="gr1" draw:text-style-name="P1" svg:width="0.384cm" svg:height="0.364cm" svg:x="0.026cm" svg:y="0.05cm" draw:control="control400"/>
          </table:table-cell>
          <table:table-cell table:style-name="ce9" office:value-type="string" calcext:value-type="string">
            <text:p>0</text:p>
            <draw:control table:end-cell-address="Sheet1.P20" table:end-x="0.41cm" table:end-y="0.414cm" draw:z-index="404" draw:style-name="gr1" draw:text-style-name="P1" svg:width="0.384cm" svg:height="0.364cm" svg:x="0.026cm" svg:y="0.05cm" draw:control="control405"/>
          </table:table-cell>
          <table:table-cell table:style-name="ce9" office:value-type="string" calcext:value-type="string">
            <text:p>0</text:p>
            <draw:control table:end-cell-address="Sheet1.Q20" table:end-x="0.41cm" table:end-y="0.414cm" draw:z-index="409" draw:style-name="gr1" draw:text-style-name="P1" svg:width="0.38cm" svg:height="0.364cm" svg:x="0.03cm" svg:y="0.05cm" draw:control="control410"/>
          </table:table-cell>
          <table:table-cell table:style-name="ce9" office:value-type="string" calcext:value-type="string">
            <text:p>0</text:p>
            <draw:control table:end-cell-address="Sheet1.R20" table:end-x="0.41cm" table:end-y="0.414cm" draw:z-index="414" draw:style-name="gr1" draw:text-style-name="P1" svg:width="0.38cm" svg:height="0.364cm" svg:x="0.03cm" svg:y="0.05cm" draw:control="control415"/>
          </table:table-cell>
          <table:table-cell table:style-name="ce9" office:value-type="string" calcext:value-type="string">
            <text:p>0</text:p>
            <draw:control table:end-cell-address="Sheet1.S20" table:end-x="0.41cm" table:end-y="0.414cm" draw:z-index="419" draw:style-name="gr1" draw:text-style-name="P1" svg:width="0.384cm" svg:height="0.364cm" svg:x="0.026cm" svg:y="0.05cm" draw:control="control420"/>
          </table:table-cell>
          <table:table-cell table:style-name="ce9" office:value-type="string" calcext:value-type="string">
            <text:p>0</text:p>
            <draw:control table:end-cell-address="Sheet1.T20" table:end-x="0.41cm" table:end-y="0.414cm" draw:z-index="424" draw:style-name="gr1" draw:text-style-name="P1" svg:width="0.384cm" svg:height="0.364cm" svg:x="0.026cm" svg:y="0.05cm" draw:control="control425"/>
          </table:table-cell>
          <table:table-cell table:style-name="ce9" office:value-type="string" calcext:value-type="string">
            <text:p>0</text:p>
            <draw:control table:end-cell-address="Sheet1.U20" table:end-x="0.41cm" table:end-y="0.414cm" draw:z-index="429" draw:style-name="gr1" draw:text-style-name="P1" svg:width="0.384cm" svg:height="0.364cm" svg:x="0.026cm" svg:y="0.05cm" draw:control="control430"/>
          </table:table-cell>
          <table:table-cell table:style-name="ce9" office:value-type="string" calcext:value-type="string">
            <text:p>0</text:p>
            <draw:control table:end-cell-address="Sheet1.V20" table:end-x="0.41cm" table:end-y="0.414cm" draw:z-index="434" draw:style-name="gr1" draw:text-style-name="P1" svg:width="0.38cm" svg:height="0.364cm" svg:x="0.03cm" svg:y="0.05cm" draw:control="control435"/>
          </table:table-cell>
          <table:table-cell table:style-name="ce9" office:value-type="string" calcext:value-type="string">
            <text:p>0</text:p>
            <draw:control table:end-cell-address="Sheet1.W20" table:end-x="0.41cm" table:end-y="0.414cm" draw:z-index="439" draw:style-name="gr1" draw:text-style-name="P1" svg:width="0.38cm" svg:height="0.364cm" svg:x="0.03cm" svg:y="0.05cm" draw:control="control440"/>
          </table:table-cell>
          <table:table-cell table:style-name="ce9" office:value-type="string" calcext:value-type="string">
            <text:p>0</text:p>
            <draw:control table:end-cell-address="Sheet1.X20" table:end-x="0.41cm" table:end-y="0.414cm" draw:z-index="444" draw:style-name="gr1" draw:text-style-name="P1" svg:width="0.38cm" svg:height="0.364cm" svg:x="0.03cm" svg:y="0.05cm" draw:control="control445"/>
          </table:table-cell>
          <table:table-cell table:style-name="ce9" office:value-type="string" calcext:value-type="string">
            <text:p>0</text:p>
            <draw:control table:end-cell-address="Sheet1.Y20" table:end-x="0.41cm" table:end-y="0.414cm" draw:z-index="449" draw:style-name="gr1" draw:text-style-name="P1" svg:width="0.384cm" svg:height="0.364cm" svg:x="0.026cm" svg:y="0.05cm" draw:control="control450"/>
          </table:table-cell>
          <table:table-cell table:style-name="ce9" office:value-type="string" calcext:value-type="string">
            <text:p>0</text:p>
            <draw:control table:end-cell-address="Sheet1.Z20" table:end-x="0.41cm" table:end-y="0.414cm" draw:z-index="454" draw:style-name="gr1" draw:text-style-name="P1" svg:width="0.384cm" svg:height="0.364cm" svg:x="0.026cm" svg:y="0.05cm" draw:control="control455"/>
          </table:table-cell>
          <table:table-cell table:style-name="ce9" office:value-type="string" calcext:value-type="string">
            <text:p>0</text:p>
            <draw:control table:end-cell-address="Sheet1.AA20" table:end-x="0.41cm" table:end-y="0.414cm" draw:z-index="459" draw:style-name="gr1" draw:text-style-name="P1" svg:width="0.38cm" svg:height="0.364cm" svg:x="0.03cm" svg:y="0.05cm" draw:control="control460"/>
          </table:table-cell>
          <table:table-cell table:style-name="ce9" office:value-type="string" calcext:value-type="string">
            <text:p>0</text:p>
            <draw:control table:end-cell-address="Sheet1.AB20" table:end-x="0.41cm" table:end-y="0.414cm" draw:z-index="464" draw:style-name="gr1" draw:text-style-name="P1" svg:width="0.38cm" svg:height="0.364cm" svg:x="0.03cm" svg:y="0.05cm" draw:control="control465"/>
          </table:table-cell>
          <table:table-cell table:style-name="ce9" office:value-type="string" calcext:value-type="string">
            <text:p>0</text:p>
            <draw:control table:end-cell-address="Sheet1.AC20" table:end-x="0.41cm" table:end-y="0.414cm" draw:z-index="469" draw:style-name="gr1" draw:text-style-name="P1" svg:width="0.38cm" svg:height="0.364cm" svg:x="0.03cm" svg:y="0.05cm" draw:control="control470"/>
          </table:table-cell>
          <table:table-cell table:style-name="ce9" office:value-type="string" calcext:value-type="string">
            <text:p>0</text:p>
            <draw:control table:end-cell-address="Sheet1.AD20" table:end-x="0.41cm" table:end-y="0.414cm" draw:z-index="474" draw:style-name="gr1" draw:text-style-name="P1" svg:width="0.384cm" svg:height="0.364cm" svg:x="0.026cm" svg:y="0.05cm" draw:control="control475"/>
          </table:table-cell>
          <table:table-cell table:style-name="ce9" office:value-type="string" calcext:value-type="string">
            <text:p>0</text:p>
            <draw:control table:end-cell-address="Sheet1.AE20" table:end-x="0.41cm" table:end-y="0.414cm" draw:z-index="479" draw:style-name="gr1" draw:text-style-name="P1" svg:width="0.384cm" svg:height="0.364cm" svg:x="0.026cm" svg:y="0.05cm" draw:control="control480"/>
          </table:table-cell>
          <table:table-cell table:style-name="ce9" office:value-type="string" calcext:value-type="string">
            <text:p>0</text:p>
            <draw:control table:end-cell-address="Sheet1.AF20" table:end-x="0.41cm" table:end-y="0.414cm" draw:z-index="484" draw:style-name="gr1" draw:text-style-name="P1" svg:width="0.38cm" svg:height="0.364cm" svg:x="0.03cm" svg:y="0.05cm" draw:control="control485"/>
          </table:table-cell>
          <table:table-cell table:style-name="ce9" office:value-type="string" calcext:value-type="string">
            <text:p>0</text:p>
            <draw:control table:end-cell-address="Sheet1.AG20" table:end-x="0.41cm" table:end-y="0.414cm" draw:z-index="489" draw:style-name="gr1" draw:text-style-name="P1" svg:width="0.38cm" svg:height="0.364cm" svg:x="0.03cm" svg:y="0.05cm" draw:control="control490"/>
          </table:table-cell>
          <table:table-cell table:style-name="ce9" office:value-type="string" calcext:value-type="string">
            <text:p>0</text:p>
            <draw:control table:end-cell-address="Sheet1.AH20" table:end-x="0.41cm" table:end-y="0.414cm" draw:z-index="494" draw:style-name="gr1" draw:text-style-name="P1" svg:width="0.38cm" svg:height="0.364cm" svg:x="0.03cm" svg:y="0.05cm" draw:control="control495"/>
          </table:table-cell>
          <table:table-cell table:style-name="ce9" office:value-type="string" calcext:value-type="string">
            <text:p>0</text:p>
            <draw:control table:end-cell-address="Sheet1.AI20" table:end-x="0.41cm" table:end-y="0.414cm" draw:z-index="499" draw:style-name="gr1" draw:text-style-name="P1" svg:width="0.384cm" svg:height="0.364cm" svg:x="0.026cm" svg:y="0.05cm" draw:control="control500"/>
          </table:table-cell>
          <table:table-cell table:style-name="ce9" office:value-type="string" calcext:value-type="string">
            <text:p>0</text:p>
            <draw:control table:end-cell-address="Sheet1.AJ20" table:end-x="0.41cm" table:end-y="0.414cm" draw:z-index="504" draw:style-name="gr1" draw:text-style-name="P1" svg:width="0.384cm" svg:height="0.364cm" svg:x="0.026cm" svg:y="0.05cm" draw:control="control505"/>
          </table:table-cell>
          <table:table-cell table:style-name="ce9" office:value-type="string" calcext:value-type="string">
            <text:p>0</text:p>
            <draw:control table:end-cell-address="Sheet1.AK20" table:end-x="0.41cm" table:end-y="0.414cm" draw:z-index="509" draw:style-name="gr1" draw:text-style-name="P1" svg:width="0.38cm" svg:height="0.364cm" svg:x="0.03cm" svg:y="0.05cm" draw:control="control510"/>
          </table:table-cell>
          <table:table-cell table:style-name="ce9" office:value-type="string" calcext:value-type="string">
            <text:p>0</text:p>
            <draw:control table:end-cell-address="Sheet1.AL20" table:end-x="0.41cm" table:end-y="0.414cm" draw:z-index="514" draw:style-name="gr1" draw:text-style-name="P1" svg:width="0.38cm" svg:height="0.364cm" svg:x="0.03cm" svg:y="0.05cm" draw:control="control515"/>
          </table:table-cell>
          <table:table-cell table:style-name="ce9" office:value-type="string" calcext:value-type="string">
            <text:p>0</text:p>
            <draw:control table:end-cell-address="Sheet1.AM20" table:end-x="0.41cm" table:end-y="0.414cm" draw:z-index="519" draw:style-name="gr1" draw:text-style-name="P1" svg:width="0.38cm" svg:height="0.364cm" svg:x="0.03cm" svg:y="0.05cm" draw:control="control520"/>
          </table:table-cell>
          <table:table-cell table:style-name="ce9" office:value-type="string" calcext:value-type="string">
            <text:p>0</text:p>
            <draw:control table:end-cell-address="Sheet1.AN20" table:end-x="0.41cm" table:end-y="0.414cm" draw:z-index="524" draw:style-name="gr1" draw:text-style-name="P1" svg:width="0.384cm" svg:height="0.364cm" svg:x="0.026cm" svg:y="0.05cm" draw:control="control525"/>
          </table:table-cell>
          <table:table-cell table:style-name="ce9" office:value-type="string" calcext:value-type="string">
            <text:p>0</text:p>
            <draw:control table:end-cell-address="Sheet1.AO20" table:end-x="0.41cm" table:end-y="0.414cm" draw:z-index="529" draw:style-name="gr1" draw:text-style-name="P1" svg:width="0.384cm" svg:height="0.364cm" svg:x="0.026cm" svg:y="0.05cm" draw:control="control530"/>
          </table:table-cell>
          <table:table-cell table:style-name="ce9" office:value-type="string" calcext:value-type="string">
            <text:p>0</text:p>
            <draw:control table:end-cell-address="Sheet1.AP20" table:end-x="0.41cm" table:end-y="0.414cm" draw:z-index="534" draw:style-name="gr1" draw:text-style-name="P1" svg:width="0.384cm" svg:height="0.364cm" svg:x="0.026cm" svg:y="0.05cm" draw:control="control535"/>
          </table:table-cell>
          <table:table-cell table:style-name="ce9" office:value-type="string" calcext:value-type="string">
            <text:p>0</text:p>
            <draw:control table:end-cell-address="Sheet1.AQ20" table:end-x="0.41cm" table:end-y="0.414cm" draw:z-index="539" draw:style-name="gr1" draw:text-style-name="P1" svg:width="0.38cm" svg:height="0.364cm" svg:x="0.03cm" svg:y="0.05cm" draw:control="control540"/>
          </table:table-cell>
          <table:table-cell table:style-name="ce9" office:value-type="string" calcext:value-type="string">
            <text:p>0</text:p>
            <draw:control table:end-cell-address="Sheet1.AR20" table:end-x="0.41cm" table:end-y="0.414cm" draw:z-index="544" draw:style-name="gr1" draw:text-style-name="P1" svg:width="0.38cm" svg:height="0.364cm" svg:x="0.03cm" svg:y="0.05cm" draw:control="control545"/>
          </table:table-cell>
          <table:table-cell table:style-name="ce9" office:value-type="string" calcext:value-type="string">
            <text:p>0</text:p>
            <draw:control table:end-cell-address="Sheet1.AS20" table:end-x="0.41cm" table:end-y="0.414cm" draw:z-index="549" draw:style-name="gr1" draw:text-style-name="P1" svg:width="0.384cm" svg:height="0.364cm" svg:x="0.026cm" svg:y="0.05cm" draw:control="control550"/>
          </table:table-cell>
          <table:table-cell table:style-name="ce9" office:value-type="string" calcext:value-type="string">
            <text:p>0</text:p>
            <draw:control table:end-cell-address="Sheet1.AT20" table:end-x="0.41cm" table:end-y="0.414cm" draw:z-index="554" draw:style-name="gr1" draw:text-style-name="P1" svg:width="0.384cm" svg:height="0.364cm" svg:x="0.026cm" svg:y="0.05cm" draw:control="control555"/>
          </table:table-cell>
          <table:table-cell table:style-name="ce9" office:value-type="string" calcext:value-type="string">
            <text:p>0</text:p>
            <draw:control table:end-cell-address="Sheet1.AU20" table:end-x="0.41cm" table:end-y="0.414cm" draw:z-index="559" draw:style-name="gr1" draw:text-style-name="P1" svg:width="0.384cm" svg:height="0.364cm" svg:x="0.026cm" svg:y="0.05cm" draw:control="control560"/>
          </table:table-cell>
          <table:table-cell table:style-name="ce9" office:value-type="string" calcext:value-type="string">
            <text:p>0</text:p>
            <draw:control table:end-cell-address="Sheet1.AV20" table:end-x="0.41cm" table:end-y="0.414cm" draw:z-index="564" draw:style-name="gr1" draw:text-style-name="P1" svg:width="0.38cm" svg:height="0.364cm" svg:x="0.03cm" svg:y="0.05cm" draw:control="control565"/>
          </table:table-cell>
          <table:table-cell table:style-name="ce9" office:value-type="string" calcext:value-type="string">
            <text:p>0</text:p>
            <draw:control table:end-cell-address="Sheet1.AW20" table:end-x="0.41cm" table:end-y="0.414cm" draw:z-index="569" draw:style-name="gr1" draw:text-style-name="P1" svg:width="0.38cm" svg:height="0.364cm" svg:x="0.03cm" svg:y="0.05cm" draw:control="control570"/>
          </table:table-cell>
          <table:table-cell table:style-name="ce9" office:value-type="string" calcext:value-type="string">
            <text:p>0</text:p>
            <draw:control table:end-cell-address="Sheet1.AX20" table:end-x="0.41cm" table:end-y="0.414cm" draw:z-index="574" draw:style-name="gr1" draw:text-style-name="P1" svg:width="0.384cm" svg:height="0.364cm" svg:x="0.026cm" svg:y="0.05cm" draw:control="control575"/>
          </table:table-cell>
          <table:table-cell table:style-name="ce68"/>
          <table:table-cell table:style-name="Default" table:number-columns-repeated="2"/>
          <table:table-cell table:style-name="ce44" table:formula="of:=SUM([.C20]+[.D20]+[.E20]+[.F20]+[.G20]+[.H20]+[.I20]+[.J20]+[.K20]+[.L20]+[.M20]+[.N20]+[.O20]+[.P20]+[.Q20]+[.R20]+[.S20]+[.T20]+[.U20]+[.V20]+[.W20]+[.X20]+[.Y20]+[.Z20]+[.AA20]+[.AB20]+[.AC20]+[.AD20]+[.AE20]+[.AF20]+[.AG20]+[.AH20]+[.AI20]+[.AJ20]+[.AK20]+[.AL20]+[.AM20]+[.AN20]+[.AO20]+[.AP20]+[.AQ20]+[.AR20]+[.AS20]+[.AT20]+[.AU20]+[.AV20]+[.AW20]+[.AX2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4"/>
          <table:table-cell table:style-name="ce9" office:value-type="string" calcext:value-type="string">
            <text:p>0</text:p>
            <draw:control table:end-cell-address="Sheet1.C21" table:end-x="0.409cm" table:end-y="0.415cm" draw:z-index="340" draw:style-name="gr1" draw:text-style-name="P1" svg:width="0.379cm" svg:height="0.369cm" svg:x="0.03cm" svg:y="0.046cm" draw:control="control341"/>
          </table:table-cell>
          <table:table-cell table:style-name="ce9" office:value-type="string" calcext:value-type="string">
            <text:p>0</text:p>
            <draw:control table:end-cell-address="Sheet1.D21" table:end-x="0.409cm" table:end-y="0.415cm" draw:z-index="345" draw:style-name="gr1" draw:text-style-name="P1" svg:width="0.383cm" svg:height="0.369cm" svg:x="0.026cm" svg:y="0.046cm" draw:control="control346"/>
          </table:table-cell>
          <table:table-cell table:style-name="ce9" office:value-type="string" calcext:value-type="string">
            <text:p>0</text:p>
            <draw:control table:end-cell-address="Sheet1.E21" table:end-x="0.409cm" table:end-y="0.415cm" draw:z-index="350" draw:style-name="gr1" draw:text-style-name="P1" svg:width="0.383cm" svg:height="0.369cm" svg:x="0.026cm" svg:y="0.046cm" draw:control="control351"/>
          </table:table-cell>
          <table:table-cell table:style-name="ce9" office:value-type="string" calcext:value-type="string">
            <text:p>0</text:p>
            <draw:control table:end-cell-address="Sheet1.F21" table:end-x="0.409cm" table:end-y="0.415cm" draw:z-index="355" draw:style-name="gr1" draw:text-style-name="P1" svg:width="0.383cm" svg:height="0.369cm" svg:x="0.026cm" svg:y="0.046cm" draw:control="control356"/>
          </table:table-cell>
          <table:table-cell table:style-name="ce9" office:value-type="string" calcext:value-type="string">
            <text:p>0</text:p>
            <draw:control table:end-cell-address="Sheet1.G21" table:end-x="0.409cm" table:end-y="0.415cm" draw:z-index="360" draw:style-name="gr1" draw:text-style-name="P1" svg:width="0.379cm" svg:height="0.369cm" svg:x="0.03cm" svg:y="0.046cm" draw:control="control361"/>
          </table:table-cell>
          <table:table-cell table:style-name="ce9" office:value-type="string" calcext:value-type="string">
            <text:p>0</text:p>
            <draw:control table:end-cell-address="Sheet1.H21" table:end-x="0.409cm" table:end-y="0.415cm" draw:z-index="365" draw:style-name="gr1" draw:text-style-name="P1" svg:width="0.379cm" svg:height="0.369cm" svg:x="0.03cm" svg:y="0.046cm" draw:control="control366"/>
          </table:table-cell>
          <table:table-cell table:style-name="ce9" office:value-type="string" calcext:value-type="string">
            <text:p>0</text:p>
            <draw:control table:end-cell-address="Sheet1.I21" table:end-x="0.409cm" table:end-y="0.415cm" draw:z-index="370" draw:style-name="gr1" draw:text-style-name="P1" svg:width="0.383cm" svg:height="0.369cm" svg:x="0.026cm" svg:y="0.046cm" draw:control="control371"/>
          </table:table-cell>
          <table:table-cell table:style-name="ce9" office:value-type="string" calcext:value-type="string">
            <text:p>0</text:p>
            <draw:control table:end-cell-address="Sheet1.J21" table:end-x="0.409cm" table:end-y="0.415cm" draw:z-index="375" draw:style-name="gr1" draw:text-style-name="P1" svg:width="0.383cm" svg:height="0.369cm" svg:x="0.026cm" svg:y="0.046cm" draw:control="control376"/>
          </table:table-cell>
          <table:table-cell table:style-name="ce9" office:value-type="string" calcext:value-type="string">
            <text:p>0</text:p>
            <draw:control table:end-cell-address="Sheet1.K21" table:end-x="0.409cm" table:end-y="0.415cm" draw:z-index="380" draw:style-name="gr1" draw:text-style-name="P1" svg:width="0.383cm" svg:height="0.369cm" svg:x="0.026cm" svg:y="0.046cm" draw:control="control381"/>
          </table:table-cell>
          <table:table-cell table:style-name="ce9" office:value-type="string" calcext:value-type="string">
            <text:p>0</text:p>
            <draw:control table:end-cell-address="Sheet1.L21" table:end-x="0.409cm" table:end-y="0.415cm" draw:z-index="385" draw:style-name="gr1" draw:text-style-name="P1" svg:width="0.379cm" svg:height="0.369cm" svg:x="0.03cm" svg:y="0.046cm" draw:control="control386"/>
          </table:table-cell>
          <table:table-cell table:style-name="ce9" office:value-type="string" calcext:value-type="string">
            <text:p>0</text:p>
            <draw:control table:end-cell-address="Sheet1.M21" table:end-x="0.409cm" table:end-y="0.415cm" draw:z-index="390" draw:style-name="gr1" draw:text-style-name="P1" svg:width="0.379cm" svg:height="0.369cm" svg:x="0.03cm" svg:y="0.046cm" draw:control="control391"/>
          </table:table-cell>
          <table:table-cell table:style-name="ce9" office:value-type="string" calcext:value-type="string">
            <text:p>0</text:p>
            <draw:control table:end-cell-address="Sheet1.N21" table:end-x="0.409cm" table:end-y="0.415cm" draw:z-index="395" draw:style-name="gr1" draw:text-style-name="P1" svg:width="0.383cm" svg:height="0.369cm" svg:x="0.026cm" svg:y="0.046cm" draw:control="control396"/>
          </table:table-cell>
          <table:table-cell table:style-name="ce9" office:value-type="string" calcext:value-type="string">
            <text:p>0</text:p>
            <draw:control table:end-cell-address="Sheet1.O21" table:end-x="0.409cm" table:end-y="0.415cm" draw:z-index="400" draw:style-name="gr1" draw:text-style-name="P1" svg:width="0.383cm" svg:height="0.369cm" svg:x="0.026cm" svg:y="0.046cm" draw:control="control401"/>
          </table:table-cell>
          <table:table-cell table:style-name="ce9" office:value-type="string" calcext:value-type="string">
            <text:p>0</text:p>
            <draw:control table:end-cell-address="Sheet1.P21" table:end-x="0.409cm" table:end-y="0.415cm" draw:z-index="405" draw:style-name="gr1" draw:text-style-name="P1" svg:width="0.383cm" svg:height="0.369cm" svg:x="0.026cm" svg:y="0.046cm" draw:control="control406"/>
          </table:table-cell>
          <table:table-cell table:style-name="ce9" office:value-type="string" calcext:value-type="string">
            <text:p>0</text:p>
            <draw:control table:end-cell-address="Sheet1.Q21" table:end-x="0.409cm" table:end-y="0.415cm" draw:z-index="410" draw:style-name="gr1" draw:text-style-name="P1" svg:width="0.379cm" svg:height="0.369cm" svg:x="0.03cm" svg:y="0.046cm" draw:control="control411"/>
          </table:table-cell>
          <table:table-cell table:style-name="ce9" office:value-type="string" calcext:value-type="string">
            <text:p>0</text:p>
            <draw:control table:end-cell-address="Sheet1.R21" table:end-x="0.409cm" table:end-y="0.415cm" draw:z-index="415" draw:style-name="gr1" draw:text-style-name="P1" svg:width="0.379cm" svg:height="0.369cm" svg:x="0.03cm" svg:y="0.046cm" draw:control="control416"/>
          </table:table-cell>
          <table:table-cell table:style-name="ce9" office:value-type="string" calcext:value-type="string">
            <text:p>0</text:p>
            <draw:control table:end-cell-address="Sheet1.S21" table:end-x="0.409cm" table:end-y="0.415cm" draw:z-index="420" draw:style-name="gr1" draw:text-style-name="P1" svg:width="0.383cm" svg:height="0.369cm" svg:x="0.026cm" svg:y="0.046cm" draw:control="control421"/>
          </table:table-cell>
          <table:table-cell table:style-name="ce9" office:value-type="string" calcext:value-type="string">
            <text:p>0</text:p>
            <draw:control table:end-cell-address="Sheet1.T21" table:end-x="0.409cm" table:end-y="0.415cm" draw:z-index="425" draw:style-name="gr1" draw:text-style-name="P1" svg:width="0.383cm" svg:height="0.369cm" svg:x="0.026cm" svg:y="0.046cm" draw:control="control426"/>
          </table:table-cell>
          <table:table-cell table:style-name="ce9" office:value-type="string" calcext:value-type="string">
            <text:p>0</text:p>
            <draw:control table:end-cell-address="Sheet1.U21" table:end-x="0.409cm" table:end-y="0.415cm" draw:z-index="430" draw:style-name="gr1" draw:text-style-name="P1" svg:width="0.383cm" svg:height="0.369cm" svg:x="0.026cm" svg:y="0.046cm" draw:control="control431"/>
          </table:table-cell>
          <table:table-cell table:style-name="ce9" office:value-type="string" calcext:value-type="string">
            <text:p>0</text:p>
            <draw:control table:end-cell-address="Sheet1.V21" table:end-x="0.409cm" table:end-y="0.415cm" draw:z-index="435" draw:style-name="gr1" draw:text-style-name="P1" svg:width="0.379cm" svg:height="0.369cm" svg:x="0.03cm" svg:y="0.046cm" draw:control="control436"/>
          </table:table-cell>
          <table:table-cell table:style-name="ce9" office:value-type="string" calcext:value-type="string">
            <text:p>0</text:p>
            <draw:control table:end-cell-address="Sheet1.W21" table:end-x="0.409cm" table:end-y="0.415cm" draw:z-index="440" draw:style-name="gr1" draw:text-style-name="P1" svg:width="0.379cm" svg:height="0.369cm" svg:x="0.03cm" svg:y="0.046cm" draw:control="control441"/>
          </table:table-cell>
          <table:table-cell table:style-name="ce9" office:value-type="string" calcext:value-type="string">
            <text:p>0</text:p>
            <draw:control table:end-cell-address="Sheet1.X21" table:end-x="0.409cm" table:end-y="0.415cm" draw:z-index="445" draw:style-name="gr1" draw:text-style-name="P1" svg:width="0.379cm" svg:height="0.369cm" svg:x="0.03cm" svg:y="0.046cm" draw:control="control446"/>
          </table:table-cell>
          <table:table-cell table:style-name="ce9" office:value-type="string" calcext:value-type="string">
            <text:p>0</text:p>
            <draw:control table:end-cell-address="Sheet1.Y21" table:end-x="0.409cm" table:end-y="0.415cm" draw:z-index="450" draw:style-name="gr1" draw:text-style-name="P1" svg:width="0.383cm" svg:height="0.369cm" svg:x="0.026cm" svg:y="0.046cm" draw:control="control451"/>
          </table:table-cell>
          <table:table-cell table:style-name="ce9" office:value-type="string" calcext:value-type="string">
            <text:p>0</text:p>
            <draw:control table:end-cell-address="Sheet1.Z21" table:end-x="0.409cm" table:end-y="0.415cm" draw:z-index="455" draw:style-name="gr1" draw:text-style-name="P1" svg:width="0.383cm" svg:height="0.369cm" svg:x="0.026cm" svg:y="0.046cm" draw:control="control456"/>
          </table:table-cell>
          <table:table-cell table:style-name="ce9" office:value-type="string" calcext:value-type="string">
            <text:p>0</text:p>
            <draw:control table:end-cell-address="Sheet1.AA21" table:end-x="0.409cm" table:end-y="0.415cm" draw:z-index="460" draw:style-name="gr1" draw:text-style-name="P1" svg:width="0.379cm" svg:height="0.369cm" svg:x="0.03cm" svg:y="0.046cm" draw:control="control461"/>
          </table:table-cell>
          <table:table-cell table:style-name="ce9" office:value-type="string" calcext:value-type="string">
            <text:p>0</text:p>
            <draw:control table:end-cell-address="Sheet1.AB21" table:end-x="0.409cm" table:end-y="0.415cm" draw:z-index="465" draw:style-name="gr1" draw:text-style-name="P1" svg:width="0.379cm" svg:height="0.369cm" svg:x="0.03cm" svg:y="0.046cm" draw:control="control466"/>
          </table:table-cell>
          <table:table-cell table:style-name="ce9" office:value-type="string" calcext:value-type="string">
            <text:p>0</text:p>
            <draw:control table:end-cell-address="Sheet1.AC21" table:end-x="0.409cm" table:end-y="0.415cm" draw:z-index="470" draw:style-name="gr1" draw:text-style-name="P1" svg:width="0.379cm" svg:height="0.369cm" svg:x="0.03cm" svg:y="0.046cm" draw:control="control471"/>
          </table:table-cell>
          <table:table-cell table:style-name="ce9" office:value-type="string" calcext:value-type="string">
            <text:p>0</text:p>
            <draw:control table:end-cell-address="Sheet1.AD21" table:end-x="0.409cm" table:end-y="0.415cm" draw:z-index="475" draw:style-name="gr1" draw:text-style-name="P1" svg:width="0.383cm" svg:height="0.369cm" svg:x="0.026cm" svg:y="0.046cm" draw:control="control476"/>
          </table:table-cell>
          <table:table-cell table:style-name="ce9" office:value-type="string" calcext:value-type="string">
            <text:p>0</text:p>
            <draw:control table:end-cell-address="Sheet1.AE21" table:end-x="0.409cm" table:end-y="0.415cm" draw:z-index="480" draw:style-name="gr1" draw:text-style-name="P1" svg:width="0.383cm" svg:height="0.369cm" svg:x="0.026cm" svg:y="0.046cm" draw:control="control481"/>
          </table:table-cell>
          <table:table-cell table:style-name="ce9" office:value-type="string" calcext:value-type="string">
            <text:p>0</text:p>
            <draw:control table:end-cell-address="Sheet1.AF21" table:end-x="0.409cm" table:end-y="0.415cm" draw:z-index="485" draw:style-name="gr1" draw:text-style-name="P1" svg:width="0.379cm" svg:height="0.369cm" svg:x="0.03cm" svg:y="0.046cm" draw:control="control486"/>
          </table:table-cell>
          <table:table-cell table:style-name="ce9" office:value-type="string" calcext:value-type="string">
            <text:p>0</text:p>
            <draw:control table:end-cell-address="Sheet1.AG21" table:end-x="0.409cm" table:end-y="0.415cm" draw:z-index="490" draw:style-name="gr1" draw:text-style-name="P1" svg:width="0.379cm" svg:height="0.369cm" svg:x="0.03cm" svg:y="0.046cm" draw:control="control491"/>
          </table:table-cell>
          <table:table-cell table:style-name="ce9" office:value-type="string" calcext:value-type="string">
            <text:p>0</text:p>
            <draw:control table:end-cell-address="Sheet1.AH21" table:end-x="0.409cm" table:end-y="0.415cm" draw:z-index="495" draw:style-name="gr1" draw:text-style-name="P1" svg:width="0.379cm" svg:height="0.369cm" svg:x="0.03cm" svg:y="0.046cm" draw:control="control496"/>
          </table:table-cell>
          <table:table-cell table:style-name="ce9" office:value-type="string" calcext:value-type="string">
            <text:p>0</text:p>
            <draw:control table:end-cell-address="Sheet1.AI21" table:end-x="0.409cm" table:end-y="0.415cm" draw:z-index="500" draw:style-name="gr1" draw:text-style-name="P1" svg:width="0.383cm" svg:height="0.369cm" svg:x="0.026cm" svg:y="0.046cm" draw:control="control501"/>
          </table:table-cell>
          <table:table-cell table:style-name="ce9" office:value-type="string" calcext:value-type="string">
            <text:p>0</text:p>
            <draw:control table:end-cell-address="Sheet1.AJ21" table:end-x="0.409cm" table:end-y="0.415cm" draw:z-index="505" draw:style-name="gr1" draw:text-style-name="P1" svg:width="0.383cm" svg:height="0.369cm" svg:x="0.026cm" svg:y="0.046cm" draw:control="control506"/>
          </table:table-cell>
          <table:table-cell table:style-name="ce9" office:value-type="string" calcext:value-type="string">
            <text:p>0</text:p>
            <draw:control table:end-cell-address="Sheet1.AK21" table:end-x="0.409cm" table:end-y="0.415cm" draw:z-index="510" draw:style-name="gr1" draw:text-style-name="P1" svg:width="0.379cm" svg:height="0.369cm" svg:x="0.03cm" svg:y="0.046cm" draw:control="control511"/>
          </table:table-cell>
          <table:table-cell table:style-name="ce9" office:value-type="string" calcext:value-type="string">
            <text:p>0</text:p>
            <draw:control table:end-cell-address="Sheet1.AL21" table:end-x="0.409cm" table:end-y="0.415cm" draw:z-index="515" draw:style-name="gr1" draw:text-style-name="P1" svg:width="0.379cm" svg:height="0.369cm" svg:x="0.03cm" svg:y="0.046cm" draw:control="control516"/>
          </table:table-cell>
          <table:table-cell table:style-name="ce9" office:value-type="string" calcext:value-type="string">
            <text:p>0</text:p>
            <draw:control table:end-cell-address="Sheet1.AM21" table:end-x="0.409cm" table:end-y="0.415cm" draw:z-index="520" draw:style-name="gr1" draw:text-style-name="P1" svg:width="0.379cm" svg:height="0.369cm" svg:x="0.03cm" svg:y="0.046cm" draw:control="control521"/>
          </table:table-cell>
          <table:table-cell table:style-name="ce9" office:value-type="string" calcext:value-type="string">
            <text:p>0</text:p>
            <draw:control table:end-cell-address="Sheet1.AN21" table:end-x="0.409cm" table:end-y="0.415cm" draw:z-index="525" draw:style-name="gr1" draw:text-style-name="P1" svg:width="0.383cm" svg:height="0.369cm" svg:x="0.026cm" svg:y="0.046cm" draw:control="control526"/>
          </table:table-cell>
          <table:table-cell table:style-name="ce9" office:value-type="string" calcext:value-type="string">
            <text:p>0</text:p>
            <draw:control table:end-cell-address="Sheet1.AO21" table:end-x="0.409cm" table:end-y="0.415cm" draw:z-index="530" draw:style-name="gr1" draw:text-style-name="P1" svg:width="0.383cm" svg:height="0.369cm" svg:x="0.026cm" svg:y="0.046cm" draw:control="control531"/>
          </table:table-cell>
          <table:table-cell table:style-name="ce9" office:value-type="string" calcext:value-type="string">
            <text:p>0</text:p>
            <draw:control table:end-cell-address="Sheet1.AP21" table:end-x="0.409cm" table:end-y="0.415cm" draw:z-index="535" draw:style-name="gr1" draw:text-style-name="P1" svg:width="0.383cm" svg:height="0.369cm" svg:x="0.026cm" svg:y="0.046cm" draw:control="control536"/>
          </table:table-cell>
          <table:table-cell table:style-name="ce9" office:value-type="string" calcext:value-type="string">
            <text:p>0</text:p>
            <draw:control table:end-cell-address="Sheet1.AQ21" table:end-x="0.409cm" table:end-y="0.415cm" draw:z-index="540" draw:style-name="gr1" draw:text-style-name="P1" svg:width="0.379cm" svg:height="0.369cm" svg:x="0.03cm" svg:y="0.046cm" draw:control="control541"/>
          </table:table-cell>
          <table:table-cell table:style-name="ce9" office:value-type="string" calcext:value-type="string">
            <text:p>0</text:p>
            <draw:control table:end-cell-address="Sheet1.AR21" table:end-x="0.409cm" table:end-y="0.415cm" draw:z-index="545" draw:style-name="gr1" draw:text-style-name="P1" svg:width="0.379cm" svg:height="0.369cm" svg:x="0.03cm" svg:y="0.046cm" draw:control="control546"/>
          </table:table-cell>
          <table:table-cell table:style-name="ce9" office:value-type="string" calcext:value-type="string">
            <text:p>0</text:p>
            <draw:control table:end-cell-address="Sheet1.AS21" table:end-x="0.409cm" table:end-y="0.415cm" draw:z-index="550" draw:style-name="gr1" draw:text-style-name="P1" svg:width="0.383cm" svg:height="0.369cm" svg:x="0.026cm" svg:y="0.046cm" draw:control="control551"/>
          </table:table-cell>
          <table:table-cell table:style-name="ce9" office:value-type="string" calcext:value-type="string">
            <text:p>0</text:p>
            <draw:control table:end-cell-address="Sheet1.AT21" table:end-x="0.409cm" table:end-y="0.415cm" draw:z-index="555" draw:style-name="gr1" draw:text-style-name="P1" svg:width="0.383cm" svg:height="0.369cm" svg:x="0.026cm" svg:y="0.046cm" draw:control="control556"/>
          </table:table-cell>
          <table:table-cell table:style-name="ce9" office:value-type="string" calcext:value-type="string">
            <text:p>0</text:p>
            <draw:control table:end-cell-address="Sheet1.AU21" table:end-x="0.409cm" table:end-y="0.415cm" draw:z-index="560" draw:style-name="gr1" draw:text-style-name="P1" svg:width="0.383cm" svg:height="0.369cm" svg:x="0.026cm" svg:y="0.046cm" draw:control="control561"/>
          </table:table-cell>
          <table:table-cell table:style-name="ce9" office:value-type="string" calcext:value-type="string">
            <text:p>0</text:p>
            <draw:control table:end-cell-address="Sheet1.AV21" table:end-x="0.409cm" table:end-y="0.415cm" draw:z-index="565" draw:style-name="gr1" draw:text-style-name="P1" svg:width="0.379cm" svg:height="0.369cm" svg:x="0.03cm" svg:y="0.046cm" draw:control="control566"/>
          </table:table-cell>
          <table:table-cell table:style-name="ce9" office:value-type="string" calcext:value-type="string">
            <text:p>0</text:p>
            <draw:control table:end-cell-address="Sheet1.AW21" table:end-x="0.409cm" table:end-y="0.415cm" draw:z-index="570" draw:style-name="gr1" draw:text-style-name="P1" svg:width="0.379cm" svg:height="0.369cm" svg:x="0.03cm" svg:y="0.046cm" draw:control="control571"/>
          </table:table-cell>
          <table:table-cell table:style-name="ce9" office:value-type="string" calcext:value-type="string">
            <text:p>0</text:p>
            <draw:control table:end-cell-address="Sheet1.AX21" table:end-x="0.409cm" table:end-y="0.415cm" draw:z-index="575" draw:style-name="gr1" draw:text-style-name="P1" svg:width="0.383cm" svg:height="0.369cm" svg:x="0.026cm" svg:y="0.046cm" draw:control="control576"/>
          </table:table-cell>
          <table:table-cell table:style-name="ce68"/>
          <table:table-cell table:style-name="Default" table:number-columns-repeated="2"/>
          <table:table-cell table:style-name="ce44" table:formula="of:=SUM([.C21]+[.D21]+[.E21]+[.F21]+[.G21]+[.H21]+[.I21]+[.J21]+[.K21]+[.L21]+[.M21]+[.N21]+[.O21]+[.P21]+[.Q21]+[.R21]+[.S21]+[.T21]+[.U21]+[.V21]+[.W21]+[.X21]+[.Y21]+[.Z21]+[.AA21]+[.AB21]+[.AC21]+[.AD21]+[.AE21]+[.AF21]+[.AG21]+[.AH21]+[.AI21]+[.AJ21]+[.AK21]+[.AL21]+[.AM21]+[.AN21]+[.AO21]+[.AP21]+[.AQ21]+[.AR21]+[.AS21]+[.AT21]+[.AU21]+[.AV21]+[.AW21]+[.AX2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/>
          <table:table-cell table:style-name="Default" table:number-columns-repeated="51"/>
          <table:table-cell table:number-columns-repeated="10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5" table:number-rows-spanned="1">
            <text:p>R/T HOURS</text:p>
          </table:table-cell>
          <table:covered-table-cell table:number-columns-repeated="4" table:style-name="ce38"/>
          <table:table-cell table:style-name="ce42" table:formula="of:=SUM([.AZ9]+[.AZ10]+[.AZ11]+[.AZ12]+[.AZ13])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42"/>
          <table:table-cell table:style-name="Default" table:number-columns-repeated="2"/>
          <table:table-cell table:style-name="ce50" office:value-type="string" calcext:value-type="string" table:number-columns-spanned="5" table:number-rows-spanned="1">
            <text:p>O/T HOURS</text:p>
          </table:table-cell>
          <table:covered-table-cell table:number-columns-repeated="2" table:style-name="ce52"/>
          <table:covered-table-cell table:style-name="ce54"/>
          <table:covered-table-cell table:style-name="ce52"/>
          <table:table-cell table:style-name="ce57" table:formula="of:=([.BA9]+[.BA10]+[.BA11]+[.BA12]+[.BA13])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34"/>
          <table:table-cell table:style-name="Default" table:number-columns-repeated="2"/>
          <table:table-cell table:style-name="ce69" office:value-type="string" calcext:value-type="string" table:number-columns-spanned="5" table:number-rows-spanned="1">
            <text:p>D/T HOURS</text:p>
          </table:table-cell>
          <table:covered-table-cell table:number-columns-repeated="4" table:style-name="ce72"/>
          <table:table-cell table:style-name="ce104" table:formula="of:=([.BB8]+[.BB9]+[.BB10]+[.BB11]+[.BB12]+[.BB13]+[.BB14]+[.BB17]+[.BB18]+[.BB19]+[.BB20]+[.BB21])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75"/>
          <table:table-cell table:style-name="Default" table:number-columns-repeated="2"/>
          <table:table-cell table:style-name="ce111" office:value-type="string" calcext:value-type="string" table:number-columns-spanned="6" table:number-rows-spanned="1">
            <text:p>TOTAL HOURS</text:p>
          </table:table-cell>
          <table:covered-table-cell table:number-columns-repeated="5" table:style-name="ce111"/>
          <table:table-cell table:style-name="ce73" table:formula="of:=[.H23]+[.U23]+[.AH23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73"/>
          <table:table-cell table:number-columns-repeated="10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5" table:number-rows-spanned="1">
            <text:p>R/T PAY</text:p>
          </table:table-cell>
          <table:covered-table-cell table:number-columns-repeated="4" table:style-name="ce38"/>
          <table:table-cell table:style-name="ce48" table:formula="of:=[.H23]*[.U2]" office:value-type="currency" office:currency="MYR" office:value="0" calcext:value-type="currency" table:number-columns-spanned="6" table:number-rows-spanned="1">
            <text:p>0.00 MYR</text:p>
          </table:table-cell>
          <table:covered-table-cell table:number-columns-repeated="5" table:style-name="ce42"/>
          <table:table-cell table:style-name="Default" table:number-columns-repeated="2"/>
          <table:table-cell table:style-name="ce50" office:value-type="string" calcext:value-type="string" table:number-columns-spanned="5" table:number-rows-spanned="1">
            <text:p>O/T PAY</text:p>
          </table:table-cell>
          <table:covered-table-cell table:number-columns-repeated="2" table:style-name="ce52"/>
          <table:covered-table-cell table:style-name="ce54"/>
          <table:covered-table-cell table:style-name="ce52"/>
          <table:table-cell table:style-name="ce58" table:formula="of:=[.U23]*[.U3]" office:value-type="currency" office:currency="MYR" office:value="0" calcext:value-type="currency" table:number-columns-spanned="6" table:number-rows-spanned="1">
            <text:p>0.00 MYR</text:p>
          </table:table-cell>
          <table:covered-table-cell table:number-columns-repeated="5" table:style-name="ce34"/>
          <table:table-cell table:style-name="Default" table:number-columns-repeated="2"/>
          <table:table-cell table:style-name="ce71" office:value-type="string" calcext:value-type="string" table:number-columns-spanned="5" table:number-rows-spanned="1">
            <text:p>D/T PAY</text:p>
          </table:table-cell>
          <table:covered-table-cell table:number-columns-repeated="4" table:style-name="ce74"/>
          <table:table-cell table:style-name="ce105" table:formula="of:=[.AH23]*[.U4]" office:value-type="currency" office:currency="MYR" office:value="0" calcext:value-type="currency" table:number-columns-spanned="6" table:number-rows-spanned="1">
            <text:p>0.00 MYR</text:p>
          </table:table-cell>
          <table:covered-table-cell table:number-columns-repeated="5" table:style-name="ce75"/>
          <table:table-cell table:style-name="Default" table:number-columns-repeated="2"/>
          <table:table-cell table:style-name="ce111" office:value-type="string" calcext:value-type="string" table:number-columns-spanned="6" table:number-rows-spanned="1">
            <text:p>TOTAL PAY</text:p>
          </table:table-cell>
          <table:covered-table-cell table:number-columns-repeated="5" table:style-name="ce111"/>
          <table:table-cell table:style-name="ce85" table:formula="of:=[.H24]+[.U24]+[.AH24]" office:value-type="currency" office:currency="MYR" office:value="0" calcext:value-type="currency" table:number-columns-spanned="7" table:number-rows-spanned="1">
            <text:p>0.00 MYR</text:p>
          </table:table-cell>
          <table:covered-table-cell table:number-columns-repeated="6" table:style-name="ce73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32"/>
          <table:table-cell table:number-columns-repeated="7"/>
          <table:table-cell table:style-name="Default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32"/>
          <table:table-cell table:number-columns-repeated="30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MY">RM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MY">RM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>MYR</number:currency-symbol>
    </number:currency-style>
    <number:currency-style style:name="N112">
      <number:text>-</number:text>
      <number:number number:decimal-places="2" number:min-decimal-places="2" number:min-integer-digits="1" number:grouping="true"/>
      <number:text> </number:text>
      <number:currency-symbol>MYR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8:59:56.600153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0T23:44:44.023188732</meta:creation-date>
    <dc:date>2021-01-22T19:02:45.049429353</dc:date>
    <meta:editing-duration>PT5H46M33S</meta:editing-duration>
    <meta:editing-cycles>154</meta:editing-cycles>
    <meta:generator>LibreOffice/7.1.0.2$Linux_X86_64 LibreOffice_project/10$Build-2</meta:generator>
    <meta:print-date>2021-01-22T17:52:17.939000000</meta:print-date>
    <meta:document-statistic meta:table-count="1" meta:cell-count="695" meta:object-count="576"/>
  </office:meta>
</office:document-meta>
</file>